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09in"/>
    </style:style>
    <style:style style:name="co2" style:family="table-column">
      <style:table-column-properties fo:break-before="auto" style:column-width="1.7283in"/>
    </style:style>
    <style:style style:name="co3" style:family="table-column">
      <style:table-column-properties fo:break-before="auto" style:column-width="1.6134in"/>
    </style:style>
    <style:style style:name="co4" style:family="table-column">
      <style:table-column-properties fo:break-before="auto" style:column-width="1.7173in"/>
    </style:style>
    <style:style style:name="co5" style:family="table-column">
      <style:table-column-properties fo:break-before="auto" style:column-width="6.0752in"/>
    </style:style>
    <style:style style:name="co6" style:family="table-column">
      <style:table-column-properties fo:break-before="auto" style:column-width="7.7307in"/>
    </style:style>
    <style:style style:name="ro1" style:family="table-row">
      <style:table-row-properties style:row-height="0.2126in" fo:break-before="auto" style:use-optimal-row-height="fals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835in" fo:break-before="auto" style:use-optimal-row-height="fals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middle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Gnumeric-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6600" style:text-line-through-style="none" style:text-line-through-type="none" style:font-name="Sans" fo:font-size="10pt" fo:font-style="normal" style:text-underline-style="none" fo:font-weight="bold"/>
    </style:style>
    <style:style style:name="ce11" style:family="table-cell" style:parent-style-name="Default" style:data-style-name="N121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661900" style:text-line-through-style="none" style:text-line-through-type="none" style:font-name="Sans" fo:font-size="10pt" fo:font-style="normal" style:text-underline-style="none" fo:font-weight="bold"/>
    </style:style>
    <style:style style:name="ce13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" style:family="table-cell" style:parent-style-name="Default" style:data-style-name="N121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" style:family="table-cell" style:parent-style-name="Default" style:data-style-name="N121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" style:family="table-cell" style:parent-style-name="Default" style:data-style-name="N11"/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cc" style:text-line-through-style="none" style:text-line-through-type="none" style:font-name="Sans" fo:font-size="10pt" fo:font-style="normal" style:text-underline-style="none" fo:font-weight="bold"/>
    </style:style>
    <style:style style:name="ce18" style:family="table-cell" style:parent-style-name="Default" style:data-style-name="N121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Gnumeric-default" style:data-style-name="N100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Gnumeric-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Gnumeric-default" style:data-style-name="N100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0" table:default-cell-style-name="Default"/>
        <table:table-column table:style-name="co4" table:number-columns-repeated="3" table:default-cell-style-name="ce23"/>
        <table:table-column table:style-name="co5" table:default-cell-style-name="ce28"/>
        <table:table-column table:style-name="co6" table:default-cell-style-name="Default"/>
        <table:table-column table:style-name="co4" table:number-columns-repeated="996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" table:number-rows-spanned="1">
            <text:p>Vanilla---&gt;COG Divisor</text:p>
          </table:table-cell>
          <table:covered-table-cell table:number-columns-repeated="2"/>
          <table:table-cell table:style-name="ce6" office:value-type="float" office:value="28" calcext:value-type="float">
            <text:p>28</text:p>
          </table:table-cell>
          <table:table-cell table:style-name="Gnumeric-default" table:number-columns-repeated="19"/>
          <table:table-cell table:style-name="ce24" table:number-columns-repeated="3"/>
          <table:table-cell table:style-name="ce29"/>
          <table:table-cell table:style-name="Gnumeric-default" table:number-columns-repeated="997"/>
        </table:table-row>
        <table:table-row table:style-name="ro1">
          <table:table-cell table:style-name="ce2" table:number-columns-spanned="3" table:number-rows-spanned="1"/>
          <table:covered-table-cell table:number-columns-repeated="2"/>
          <table:table-cell table:style-name="ce6"/>
          <table:table-cell table:style-name="Gnumeric-default" table:number-columns-repeated="19"/>
          <table:table-cell table:style-name="ce24" table:number-columns-repeated="3"/>
          <table:table-cell table:style-name="ce29"/>
          <table:table-cell table:style-name="Gnumeric-default" table:number-columns-repeated="997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style-name="Gnumeric-default" table:number-columns-repeated="20"/>
          <table:table-cell table:style-name="ce24" table:number-columns-repeated="3"/>
          <table:table-cell table:style-name="ce29"/>
          <table:table-cell table:style-name="Gnumeric-default" table:number-columns-repeated="997"/>
        </table:table-row>
        <table:table-row table:style-name="ro1" table:number-rows-repeated="2">
          <table:table-cell table:style-name="ce3"/>
          <table:table-cell table:number-columns-repeated="2"/>
          <table:table-cell table:style-name="Gnumeric-default" table:number-columns-repeated="20"/>
          <table:table-cell table:style-name="ce24" table:number-columns-repeated="3"/>
          <table:table-cell table:style-name="ce29"/>
          <table:table-cell table:style-name="Gnumeric-default" table:number-columns-repeated="997"/>
        </table:table-row>
        <table:table-row table:style-name="ro1">
          <table:table-cell table:style-name="ce3"/>
          <table:table-cell/>
          <table:table-cell table:style-name="ce7" office:value-type="string" calcext:value-type="string" table:number-columns-spanned="8" table:number-rows-spanned="1">
            <text:p>These values were collected from the presets in CustomOreGen_Config_Default.xml</text:p>
          </table:table-cell>
          <table:covered-table-cell table:number-columns-repeated="7" table:style-name="Gnumeric-default"/>
          <table:table-cell table:style-name="Gnumeric-default" table:number-columns-repeated="13"/>
          <table:table-cell table:style-name="ce24" table:number-columns-repeated="3"/>
          <table:table-cell table:style-name="ce29"/>
          <table:table-cell table:style-name="Gnumeric-default" table:number-columns-repeated="997"/>
        </table:table-row>
        <table:table-row table:style-name="ro1">
          <table:table-cell table:style-name="ce3" office:value-type="string" calcext:value-type="string">
            <text:p>Distribution Preset:</text:p>
          </table:table-cell>
          <table:table-cell table:style-name="ce2" office:value-type="string" calcext:value-type="string">
            <text:p>Calc. Ores/Chunk</text:p>
          </table:table-cell>
          <table:table-cell table:style-name="ce8" office:value-type="string" calcext:value-type="string">
            <text:p>Vein Frequency</text:p>
          </table:table-cell>
          <table:table-cell table:style-name="ce9" office:value-type="string" calcext:value-type="string">
            <text:p>Motherlode Size</text:p>
          </table:table-cell>
          <table:table-cell table:style-name="ce9" office:value-type="string" calcext:value-type="string">
            <text:p>Branch Length</text:p>
          </table:table-cell>
          <table:table-cell table:style-name="ce9" office:value-type="string" calcext:value-type="string">
            <text:p>Segment Radius</text:p>
          </table:table-cell>
          <table:table-cell table:style-name="ce9" office:value-type="string" calcext:value-type="string">
            <text:p>Cloud Frequency</text:p>
          </table:table-cell>
          <table:table-cell table:style-name="ce9" office:value-type="string" calcext:value-type="string">
            <text:p>Cloud Radius</text:p>
          </table:table-cell>
          <table:table-cell table:style-name="ce9" office:value-type="string" calcext:value-type="string">
            <text:p>Cloud Thickness</text:p>
          </table:table-cell>
          <table:table-cell table:style-name="ce9" office:value-type="string" calcext:value-type="string">
            <text:p>Density</text:p>
          </table:table-cell>
          <table:table-cell/>
          <table:table-cell table:style-name="ce9" office:value-type="string" calcext:value-type="string">
            <text:p>Previous Value</text:p>
          </table:table-cell>
          <table:table-cell table:style-name="ce8" office:value-type="string" calcext:value-type="string">
            <text:p>Change Significance:</text:p>
          </table:table-cell>
          <table:table-cell table:style-name="Gnumeric-default" table:number-columns-repeated="10"/>
          <table:table-cell table:style-name="ce24" table:number-columns-repeated="3"/>
          <table:table-cell table:style-name="ce29"/>
          <table:table-cell table:style-name="Gnumeric-default" table:number-columns-repeated="997"/>
        </table:table-row>
        <table:table-row table:style-name="ro1">
          <table:table-cell table:style-name="ce2" office:value-type="string" calcext:value-type="string">
            <text:p>Sparse Veins:</text:p>
          </table:table-cell>
          <table:table-cell table:style-name="ce5" table:formula="of:=([.C9]*(([.D9]^3)+(([.E9])*([.F9]^2))))*[.J9]" office:value-type="float" office:value="0.19036342" calcext:value-type="float">
            <text:p>0.190</text:p>
          </table:table-cell>
          <table:table-cell table:style-name="Gnumeric-default" office:value-type="float" office:value="0.0065" calcext:value-type="float">
            <text:p>0.0065</text:p>
          </table:table-cell>
          <table:table-cell table:style-name="Gnumeric-default" office:value-type="float" office:value="2.3" calcext:value-type="float">
            <text:p>2.3</text:p>
          </table:table-cell>
          <table:table-cell table:style-name="Gnumeric-default" office:value-type="float" office:value="180" calcext:value-type="float">
            <text:p>180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table:number-columns-repeated="3"/>
          <table:table-cell table:style-name="Gnumeric-default" office:value-type="float" office:value="0.04" calcext:value-type="float">
            <text:p>0.04</text:p>
          </table:table-cell>
          <table:table-cell/>
          <table:table-cell table:style-name="ce6" office:value-type="float" office:value="0.68" calcext:value-type="float">
            <text:p>0.68</text:p>
          </table:table-cell>
          <table:table-cell table:style-name="ce16" table:formula="of:=[.B9]/[.L9]" office:value-type="percentage" office:value="0.279946205882353" calcext:value-type="percentage">
            <text:p>27.99%</text:p>
          </table:table-cell>
          <table:table-cell table:style-name="Gnumeric-default" table:number-columns-repeated="10"/>
          <table:table-cell table:style-name="ce24" table:number-columns-repeated="3"/>
          <table:table-cell table:style-name="ce29"/>
          <table:table-cell table:style-name="Gnumeric-default" table:number-columns-repeated="997"/>
        </table:table-row>
        <table:table-row table:style-name="ro1">
          <table:table-cell table:style-name="ce2" office:value-type="string" calcext:value-type="string">
            <text:p>Layered Veins:</text:p>
          </table:table-cell>
          <table:table-cell table:style-name="ce5" table:formula="of:=([.C10]*(([.D10]^3)+(([.E10])*([.F10]^2))))*[.J10]" office:value-type="float" office:value="1.140625" calcext:value-type="float">
            <text:p>1.141</text:p>
          </table:table-cell>
          <table:table-cell table:style-name="Gnumeric-default" office:value-type="float" office:value="0.025" calcext:value-type="float">
            <text:p>0.025</text:p>
          </table:table-cell>
          <table:table-cell table:style-name="Gnumeric-default" office:value-type="float" office:value="2.5" calcext:value-type="float">
            <text:p>2.5</text:p>
          </table:table-cell>
          <table:table-cell table:style-name="Gnumeric-default" office:value-type="float" office:value="120" calcext:value-type="float">
            <text:p>120</text:p>
          </table:table-cell>
          <table:table-cell table:style-name="Gnumeric-default" office:value-type="float" office:value="0.5" calcext:value-type="float">
            <text:p>0.5</text:p>
          </table:table-cell>
          <table:table-cell table:style-name="Gnumeric-default" table:number-columns-repeated="3"/>
          <table:table-cell table:style-name="Gnumeric-default" office:value-type="float" office:value="1" calcext:value-type="float">
            <text:p>1</text:p>
          </table:table-cell>
          <table:table-cell/>
          <table:table-cell table:style-name="ce6" office:value-type="float" office:value="5.94" calcext:value-type="float">
            <text:p>5.94</text:p>
          </table:table-cell>
          <table:table-cell table:style-name="ce16" table:formula="of:=[.B10]/[.L10]" office:value-type="percentage" office:value="0.192024410774411" calcext:value-type="percentage">
            <text:p>19.20%</text:p>
          </table:table-cell>
          <table:table-cell table:style-name="Gnumeric-default" table:number-columns-repeated="10"/>
          <table:table-cell table:style-name="ce24" table:number-columns-repeated="3"/>
          <table:table-cell table:style-name="ce29"/>
          <table:table-cell table:style-name="Gnumeric-default" table:number-columns-repeated="997"/>
        </table:table-row>
        <table:table-row table:style-name="ro1">
          <table:table-cell table:style-name="ce2" office:value-type="string" calcext:value-type="string">
            <text:p>Small Deposits:</text:p>
          </table:table-cell>
          <table:table-cell table:style-name="ce5" table:formula="of:=([.C11]*(([.D11]^3)+(([.E11])*([.F11]^2))))*[.J11]" office:value-type="float" office:value="0.729" calcext:value-type="float">
            <text:p>0.729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0.9" calcext:value-type="float">
            <text:p>0.9</text:p>
          </table:table-cell>
          <table:table-cell table:number-columns-repeated="2" table:style-name="Gnumeric-default" office:value-type="float" office:value="0" calcext:value-type="float">
            <text:p>0</text:p>
          </table:table-cell>
          <table:table-cell table:style-name="Gnumeric-default" table:number-columns-repeated="3"/>
          <table:table-cell table:style-name="Gnumeric-default" office:value-type="float" office:value="1" calcext:value-type="float">
            <text:p>1</text:p>
          </table:table-cell>
          <table:table-cell/>
          <table:table-cell table:style-name="ce6" office:value-type="float" office:value="2.28" calcext:value-type="float">
            <text:p>2.28</text:p>
          </table:table-cell>
          <table:table-cell table:style-name="ce16" table:formula="of:=[.B11]/[.L11]" office:value-type="percentage" office:value="0.319736842105263" calcext:value-type="percentage">
            <text:p>31.97%</text:p>
          </table:table-cell>
          <table:table-cell table:style-name="Gnumeric-default" table:number-columns-repeated="10"/>
          <table:table-cell table:style-name="ce24" table:number-columns-repeated="3"/>
          <table:table-cell table:style-name="ce29"/>
          <table:table-cell table:style-name="Gnumeric-default" table:number-columns-repeated="997"/>
        </table:table-row>
        <table:table-row table:style-name="ro1">
          <table:table-cell table:style-name="ce2" office:value-type="string" calcext:value-type="string">
            <text:p>Vertical Veins:</text:p>
          </table:table-cell>
          <table:table-cell table:style-name="ce5" table:formula="of:=([.C12]*(([.D12]^3)+(([.E12])*([.F12]^2))))*[.J12]" office:value-type="float" office:value="0.3456" calcext:value-type="float">
            <text:p>0.346</text:p>
          </table:table-cell>
          <table:table-cell table:style-name="Gnumeric-default" office:value-type="float" office:value="0.08" calcext:value-type="float">
            <text:p>0.08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table:formula="of:=48" office:value-type="float" office:value="48" calcext:value-type="float">
            <text:p>48</text:p>
          </table:table-cell>
          <table:table-cell table:style-name="Gnumeric-default" office:value-type="float" office:value="0.3" calcext:value-type="float">
            <text:p>0.3</text:p>
          </table:table-cell>
          <table:table-cell table:style-name="Gnumeric-default" table:number-columns-repeated="3"/>
          <table:table-cell table:style-name="Gnumeric-default" office:value-type="float" office:value="1" calcext:value-type="float">
            <text:p>1</text:p>
          </table:table-cell>
          <table:table-cell/>
          <table:table-cell table:style-name="ce6" office:value-type="float" office:value="1.73" calcext:value-type="float">
            <text:p>1.73</text:p>
          </table:table-cell>
          <table:table-cell table:style-name="ce16" table:formula="of:=[.B12]/[.L12]" office:value-type="percentage" office:value="0.199768786127168" calcext:value-type="percentage">
            <text:p>19.98%</text:p>
          </table:table-cell>
          <table:table-cell table:style-name="Gnumeric-default" table:number-columns-repeated="10"/>
          <table:table-cell table:style-name="ce24" table:number-columns-repeated="3"/>
          <table:table-cell table:style-name="ce29"/>
          <table:table-cell table:style-name="Gnumeric-default" table:number-columns-repeated="997"/>
        </table:table-row>
        <table:table-row table:style-name="ro1">
          <table:table-cell table:style-name="ce2" office:value-type="string" calcext:value-type="string">
            <text:p>Pipe Veins:</text:p>
          </table:table-cell>
          <table:table-cell table:style-name="ce5" table:formula="of:=([.C13]*(([.D13]^3)+(([.E13])*([.F13]^2))))*[.J13]" office:value-type="float" office:value="0.4900008" calcext:value-type="float">
            <text:p>0.490</text:p>
          </table:table-cell>
          <table:table-cell table:style-name="Gnumeric-default" office:value-type="float" office:value="0.06" calcext:value-type="float">
            <text:p>0.06</text:p>
          </table:table-cell>
          <table:table-cell table:style-name="Gnumeric-default" office:value-type="float" office:value="2.3" calcext:value-type="float">
            <text:p>2.3</text:p>
          </table:table-cell>
          <table:table-cell table:style-name="Gnumeric-default" office:value-type="float" office:value="48" calcext:value-type="float">
            <text:p>4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table:number-columns-repeated="3"/>
          <table:table-cell table:style-name="Gnumeric-default" office:value-type="float" office:value="0.04" calcext:value-type="float">
            <text:p>0.04</text:p>
          </table:table-cell>
          <table:table-cell/>
          <table:table-cell table:style-name="ce6" office:value-type="float" office:value="4.38" calcext:value-type="float">
            <text:p>4.38</text:p>
          </table:table-cell>
          <table:table-cell table:style-name="ce16" table:formula="of:=[.B13]/[.L13]" office:value-type="percentage" office:value="0.111872328767123" calcext:value-type="percentage">
            <text:p>11.19%</text:p>
          </table:table-cell>
          <table:table-cell table:style-name="Gnumeric-default" table:number-columns-repeated="10"/>
          <table:table-cell table:style-name="ce24" table:number-columns-repeated="3"/>
          <table:table-cell table:style-name="ce29"/>
          <table:table-cell table:style-name="Gnumeric-default" table:number-columns-repeated="997"/>
        </table:table-row>
        <table:table-row table:style-name="ro1">
          <table:table-cell table:style-name="ce2" office:value-type="string" calcext:value-type="string">
            <text:p>Huge Veins:</text:p>
          </table:table-cell>
          <table:table-cell table:style-name="ce5" table:formula="of:=([.C14]*(([.D14]^3)+(([.E14])*([.F14]^2))))*[.J14]" office:value-type="float" office:value="0.250078125" calcext:value-type="float">
            <text:p>0.250</text:p>
          </table:table-cell>
          <table:table-cell table:style-name="Gnumeric-default" office:value-type="float" office:value="0.00025" calcext:value-type="float">
            <text:p>0.00025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500" calcext:value-type="float">
            <text:p>500</text:p>
          </table:table-cell>
          <table:table-cell table:style-name="Gnumeric-default" office:value-type="float" office:value="0.025" calcext:value-type="float">
            <text:p>0.025</text:p>
          </table:table-cell>
          <table:table-cell table:style-name="Gnumeric-default" table:number-columns-repeated="3"/>
          <table:table-cell table:style-name="Gnumeric-default" office:value-type="float" office:value="1" calcext:value-type="float">
            <text:p>1</text:p>
          </table:table-cell>
          <table:table-cell/>
          <table:table-cell table:style-name="ce6" office:value-type="float" office:value="1.46" calcext:value-type="float">
            <text:p>1.46</text:p>
          </table:table-cell>
          <table:table-cell table:style-name="ce16" table:formula="of:=[.B14]/[.L14]" office:value-type="percentage" office:value="0.171286386986301" calcext:value-type="percentage">
            <text:p>17.13%</text:p>
          </table:table-cell>
          <table:table-cell table:style-name="Gnumeric-default" table:number-columns-repeated="10"/>
          <table:table-cell table:style-name="ce24" table:number-columns-repeated="3"/>
          <table:table-cell table:style-name="ce29"/>
          <table:table-cell table:style-name="Gnumeric-default" table:number-columns-repeated="997"/>
        </table:table-row>
        <table:table-row table:style-name="ro1">
          <table:table-cell table:style-name="ce2" office:value-type="string" calcext:value-type="string">
            <text:p>Strategic Clouds:</text:p>
          </table:table-cell>
          <table:table-cell table:style-name="Gnumeric-default" table:formula="of:=([.G15]*(([.H15]^2)*[.I15])*[.J15])" office:value-type="float" office:value="0.875" calcext:value-type="float">
            <text:p>0.875</text:p>
          </table:table-cell>
          <table:table-cell table:style-name="Gnumeric-default" table:number-columns-repeated="4"/>
          <table:table-cell table:style-name="Gnumeric-default" office:value-type="float" office:value="0.001" calcext:value-type="float">
            <text:p>0.001</text:p>
          </table:table-cell>
          <table:table-cell table:style-name="Gnumeric-default" office:value-type="float" office:value="25" calcext:value-type="float">
            <text:p>25</text:p>
          </table:table-cell>
          <table:table-cell table:style-name="Gnumeric-default" office:value-type="float" office:value="14" calcext:value-type="float">
            <text:p>14</text:p>
          </table:table-cell>
          <table:table-cell table:style-name="Gnumeric-default" office:value-type="float" office:value="0.1" calcext:value-type="float">
            <text:p>0.1</text:p>
          </table:table-cell>
          <table:table-cell/>
          <table:table-cell table:style-name="ce6" office:value-type="float" office:value="1.49" calcext:value-type="float">
            <text:p>1.49</text:p>
          </table:table-cell>
          <table:table-cell table:style-name="ce16" table:formula="of:=[.B15]/[.L15]" office:value-type="percentage" office:value="0.587248322147651" calcext:value-type="percentage">
            <text:p>58.72%</text:p>
          </table:table-cell>
          <table:table-cell table:style-name="Gnumeric-default" table:number-columns-repeated="10"/>
          <table:table-cell table:style-name="ce24" table:number-columns-repeated="3"/>
          <table:table-cell table:style-name="ce29"/>
          <table:table-cell table:style-name="Gnumeric-default" table:number-columns-repeated="997"/>
        </table:table-row>
        <table:table-row table:style-name="ro1">
          <table:table-cell table:style-name="ce4" table:number-columns-repeated="6"/>
          <table:table-cell table:style-name="ce3" office:value-type="string" calcext:value-type="string" table:number-columns-spanned="2" table:number-rows-spanned="1">
            <text:p>Use These Values for Vanilla Distribution.</text:p>
          </table:table-cell>
          <table:covered-table-cell/>
          <table:table-cell table:style-name="ce4"/>
          <table:table-cell table:style-name="ce3" office:value-type="string" calcext:value-type="string" table:number-columns-spanned="4" table:number-rows-spanned="1">
            <text:p>Use These Values for Vein Distributions:</text:p>
          </table:table-cell>
          <table:covered-table-cell/>
          <table:covered-table-cell table:number-columns-repeated="2" table:style-name="ce4"/>
          <table:table-cell table:style-name="ce4"/>
          <table:table-cell table:style-name="ce3" office:value-type="string" calcext:value-type="string" table:number-columns-spanned="2" table:number-rows-spanned="1">
            <text:p>Use These Values for Cloud Distrbutions.</text:p>
          </table:table-cell>
          <table:covered-table-cell/>
          <table:table-cell table:style-name="ce3" office:value-type="string" calcext:value-type="string" table:number-columns-spanned="6" table:number-rows-spanned="1">
            <text:p>Height</text:p>
          </table:table-cell>
          <table:covered-table-cell table:number-columns-repeated="5"/>
          <table:table-cell table:style-name="ce4"/>
          <table:table-cell table:style-name="ce25" table:number-columns-repeated="3"/>
          <table:table-cell table:style-name="ce30"/>
          <table:table-cell table:style-name="Gnumeric-default"/>
          <table:table-cell table:style-name="ce4" table:number-columns-repeated="996"/>
        </table:table-row>
        <table:table-row table:style-name="ro1">
          <table:table-cell table:style-name="ce4" office:value-type="string" calcext:value-type="string">
            <text:p>Mod Name:</text:p>
          </table:table-cell>
          <table:table-cell table:style-name="ce4" office:value-type="string" calcext:value-type="string">
            <text:p>Ore Name:</text:p>
          </table:table-cell>
          <table:table-cell table:style-name="ce4" office:value-type="string" calcext:value-type="string">
            <text:p>Preset:</text:p>
          </table:table-cell>
          <table:table-cell table:style-name="ce4" office:value-type="string" calcext:value-type="string">
            <text:p>Ores Per Chunk:</text:p>
          </table:table-cell>
          <table:table-cell table:style-name="ce4" office:value-type="string" calcext:value-type="string">
            <text:p>Vein Size:</text:p>
          </table:table-cell>
          <table:table-cell table:style-name="ce4" office:value-type="string" calcext:value-type="string">
            <text:p>Veins Per Chunk:</text:p>
          </table:table-cell>
          <table:table-cell table:style-name="ce10" office:value-type="string" calcext:value-type="string">
            <text:p>Standard Size:</text:p>
          </table:table-cell>
          <table:table-cell table:style-name="ce10" office:value-type="string" calcext:value-type="string">
            <text:p>Standard Frequency:</text:p>
          </table:table-cell>
          <table:table-cell table:style-name="ce12" office:value-type="string" calcext:value-type="string">
            <text:p>Vein Multiplier</text:p>
          </table:table-cell>
          <table:table-cell table:style-name="ce12" office:value-type="string" calcext:value-type="string">
            <text:p>Frequency</text:p>
          </table:table-cell>
          <table:table-cell table:style-name="ce12" office:value-type="string" calcext:value-type="string">
            <text:p>Motherlode Size</text:p>
          </table:table-cell>
          <table:table-cell table:style-name="ce12" office:value-type="string" calcext:value-type="string">
            <text:p>Branch Length</text:p>
          </table:table-cell>
          <table:table-cell table:style-name="ce12" office:value-type="string" calcext:value-type="string">
            <text:p>Segment Radius</text:p>
          </table:table-cell>
          <table:table-cell table:style-name="ce17" office:value-type="string" calcext:value-type="string">
            <text:p>Cloud Multiplier:</text:p>
          </table:table-cell>
          <table:table-cell table:style-name="ce17" office:value-type="string" calcext:value-type="string">
            <text:p>Frequency</text:p>
          </table:table-cell>
          <table:table-cell table:style-name="ce17" office:value-type="string" calcext:value-type="string">
            <text:p>Radius &amp; Thickness</text:p>
          </table:table-cell>
          <table:table-cell table:style-name="ce4" office:value-type="string" calcext:value-type="string">
            <text:p>Average:</text:p>
          </table:table-cell>
          <table:table-cell table:style-name="ce4" office:value-type="string" calcext:value-type="string">
            <text:p>Range:</text:p>
          </table:table-cell>
          <table:table-cell table:style-name="ce4" office:value-type="string" calcext:value-type="string">
            <text:p>Amp. Average</text:p>
          </table:table-cell>
          <table:table-cell table:style-name="ce4" office:value-type="string" calcext:value-type="string">
            <text:p>Amp Range:</text:p>
          </table:table-cell>
          <table:table-cell table:style-name="ce4" office:value-type="string" calcext:value-type="string">
            <text:p>Bottom</text:p>
          </table:table-cell>
          <table:table-cell table:style-name="ce4" office:value-type="string" calcext:value-type="string">
            <text:p>Top</text:p>
          </table:table-cell>
          <table:table-cell table:style-name="ce4" office:value-type="string" calcext:value-type="string">
            <text:p>Amplified Top</text:p>
          </table:table-cell>
          <table:table-cell table:style-name="ce25" office:value-type="string" calcext:value-type="string">
            <text:p>Debugging Color</text:p>
          </table:table-cell>
          <table:table-cell table:style-name="ce25" office:value-type="string" calcext:value-type="string">
            <text:p>Seed</text:p>
          </table:table-cell>
          <table:table-cell table:style-name="ce25" office:value-type="string" calcext:value-type="string">
            <text:p>Dimension</text:p>
          </table:table-cell>
          <table:table-cell table:style-name="ce25" office:value-type="string" calcext:value-type="string">
            <text:p>Block ID</text:p>
          </table:table-cell>
          <table:table-cell table:style-name="ce4" office:value-type="string" calcext:value-type="string">
            <text:p>Notes:</text:p>
          </table:table-cell>
          <table:table-cell table:style-name="Gnumeric-default"/>
          <table:table-cell table:style-name="ce4" table:number-columns-repeated="995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Clay</text:p>
          </table:table-cell>
          <table:table-cell table:style-name="Gnumeric-default" office:value-type="string" calcext:value-type="string">
            <text:p>Small Deposits</text:p>
          </table:table-cell>
          <table:table-cell table:style-name="Gnumeric-default" table:formula="of:=[.E18]*[.F18]" office:value-type="float" office:value="512" calcext:value-type="float">
            <text:p>512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ce11" table:formula="of:=[.E18]" office:value-type="float" office:value="32" calcext:value-type="float">
            <text:p>32.000</text:p>
          </table:table-cell>
          <table:table-cell table:style-name="ce11" table:formula="of:=[.F18]" office:value-type="float" office:value="16" calcext:value-type="float">
            <text:p>16.000</text:p>
          </table:table-cell>
          <table:table-cell table:style-name="ce13" table:formula="of:=([.D18]/[.$B$11])/[.$D$2]" office:value-type="float" office:value="25.0832843425436" calcext:value-type="float">
            <text:p>25.083</text:p>
          </table:table-cell>
          <table:table-cell table:style-name="ce14" table:formula="of:=SQRT([.I18])/4" office:value-type="float" office:value="1.25208037737558" calcext:value-type="float">
            <text:p>1.252</text:p>
          </table:table-cell>
          <table:table-cell table:style-name="ce14" table:formula="of:=((SQRT([.I18])*4)^(1/2))^(1/3)" office:value-type="float" office:value="1.64800565899866" calcext:value-type="float">
            <text:p>1.648</text:p>
          </table:table-cell>
          <table:table-cell table:number-columns-repeated="2" table:style-name="ce14" office:value-type="string" calcext:value-type="string">
            <text:p>none</text:p>
          </table:table-cell>
          <table:table-cell table:style-name="ce13" table:formula="of:=([.D18]/[.$L$15])/[.$D$2]" office:value-type="float" office:value="12.2722914669223" calcext:value-type="float">
            <text:p>12.272</text:p>
          </table:table-cell>
          <table:table-cell table:style-name="ce18" table:formula="of:=SQRT([.N18])" office:value-type="float" office:value="3.50318304787551" calcext:value-type="float">
            <text:p>3.503</text:p>
          </table:table-cell>
          <table:table-cell table:style-name="ce18" table:formula="of:=SQRT([.O18])" office:value-type="float" office:value="1.8716792053863" calcext:value-type="float">
            <text:p>1.872</text:p>
          </table:table-cell>
          <table:table-cell table:style-name="ce19" table:formula="of:=[.R18]+[.U18]" office:value-type="float" office:value="60" calcext:value-type="float">
            <text:p>60</text:p>
          </table:table-cell>
          <table:table-cell table:style-name="ce19" table:formula="of:=([.V18]-[.U18])/2" office:value-type="float" office:value="4" calcext:value-type="float">
            <text:p>4</text:p>
          </table:table-cell>
          <table:table-cell table:style-name="ce20" table:formula="of:=[.T18]+[.U18]" office:value-type="float" office:value="60" calcext:value-type="float">
            <text:p>60</text:p>
          </table:table-cell>
          <table:table-cell table:style-name="ce21" table:formula="of:=([.W18]-[.U18])/2" office:value-type="float" office:value="4" calcext:value-type="float">
            <text:p>4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18]&gt;64;64+(([.V18]-64)*2.9);[.V18])" office:value-type="float" office:value="64" calcext:value-type="float">
            <text:p>64</text:p>
          </table:table-cell>
          <table:table-cell table:style-name="ce24" office:value-type="string" calcext:value-type="string">
            <text:p>A5A9B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inecraft:clay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Coal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9]*[.F19]" office:value-type="float" office:value="144" calcext:value-type="float">
            <text:p>144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9" calcext:value-type="float">
            <text:p>9</text:p>
          </table:table-cell>
          <table:table-cell table:style-name="ce11" table:formula="of:=[.E19]" office:value-type="float" office:value="16" calcext:value-type="float">
            <text:p>16.000</text:p>
          </table:table-cell>
          <table:table-cell table:style-name="ce11" table:formula="of:=[.F19]" office:value-type="float" office:value="9" calcext:value-type="float">
            <text:p>9.000</text:p>
          </table:table-cell>
          <table:table-cell table:style-name="ce13" table:formula="of:=([.D19]/[.$B$9])/[.$D$2]" office:value-type="float" office:value="27.015994684573" calcext:value-type="float">
            <text:p>27.016</text:p>
          </table:table-cell>
          <table:table-cell table:style-name="ce14" table:formula="of:=SQRT([.I19])" office:value-type="float" office:value="5.19769128407729" calcext:value-type="float">
            <text:p>5.198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9]^(1/2)" office:value-type="float" office:value="2.27984457454391" calcext:value-type="float">
            <text:p>2.280</text:p>
          </table:table-cell>
          <table:table-cell table:style-name="ce14" table:formula="of:=([.J19]^(1/2))^(1/2)" office:value-type="float" office:value="1.50991541966559" calcext:value-type="float">
            <text:p>1.510</text:p>
          </table:table-cell>
          <table:table-cell table:style-name="ce13" table:formula="of:=([.D19]/[.$L$15])/[.$D$2]" office:value-type="float" office:value="3.45158197507191" calcext:value-type="float">
            <text:p>3.452</text:p>
          </table:table-cell>
          <table:table-cell table:style-name="ce18" table:formula="of:=SQRT([.N19])" office:value-type="float" office:value="1.8578433666679" calcext:value-type="float">
            <text:p>1.858</text:p>
          </table:table-cell>
          <table:table-cell table:style-name="ce18" table:formula="of:=SQRT([.O19])" office:value-type="float" office:value="1.36302728023613" calcext:value-type="float">
            <text:p>1.363</text:p>
          </table:table-cell>
          <table:table-cell table:style-name="ce19" table:formula="of:=[.R19]+[.U19]" office:value-type="float" office:value="64" calcext:value-type="float">
            <text:p>64</text:p>
          </table:table-cell>
          <table:table-cell table:style-name="ce19" table:formula="of:=([.V19]-[.U19])/2" office:value-type="float" office:value="64" calcext:value-type="float">
            <text:p>64</text:p>
          </table:table-cell>
          <table:table-cell table:style-name="ce20" table:formula="of:=[.T19]+[.U19]" office:value-type="float" office:value="124.8" calcext:value-type="float">
            <text:p>124.8</text:p>
          </table:table-cell>
          <table:table-cell table:style-name="ce21" table:formula="of:=([.W19]-[.U19])/2" office:value-type="float" office:value="124.8" calcext:value-type="float">
            <text:p>124.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9]&gt;64;64+(([.V19]-64)*2.9);[.V19])" office:value-type="float" office:value="249.6" calcext:value-type="float">
            <text:p>249.6</text:p>
          </table:table-cell>
          <table:table-cell table:style-name="ce24" office:value-type="string" calcext:value-type="string">
            <text:p>2A2A2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inecraft:coal_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Iro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0]*[.F20]" office:value-type="float" office:value="80" calcext:value-type="float">
            <text:p>8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20]" office:value-type="float" office:value="8" calcext:value-type="float">
            <text:p>8.000</text:p>
          </table:table-cell>
          <table:table-cell table:style-name="ce11" table:formula="of:=[.F20]" office:value-type="float" office:value="10" calcext:value-type="float">
            <text:p>10.000</text:p>
          </table:table-cell>
          <table:table-cell table:style-name="ce13" table:formula="of:=([.D20]/[.$B$10])/[.$D$2]" office:value-type="float" office:value="2.50489236790607" calcext:value-type="float">
            <text:p>2.505</text:p>
          </table:table-cell>
          <table:table-cell table:style-name="ce14" table:formula="of:=SQRT([.I20])" office:value-type="float" office:value="1.58268517649786" calcext:value-type="float">
            <text:p>1.583</text:p>
          </table:table-cell>
          <table:table-cell table:style-name="ce14" table:formula="of:=([.J20]^(1/2))^(1/3)" office:value-type="float" office:value="1.07952429937204" calcext:value-type="float">
            <text:p>1.080</text:p>
          </table:table-cell>
          <table:table-cell table:style-name="ce14" table:formula="of:=[.J20]^(1/2)" office:value-type="float" office:value="1.25804816143813" calcext:value-type="float">
            <text:p>1.258</text:p>
          </table:table-cell>
          <table:table-cell table:style-name="ce14" table:formula="of:=([.J20]^(1/2))^(1/2)" office:value-type="float" office:value="1.12162746107526" calcext:value-type="float">
            <text:p>1.122</text:p>
          </table:table-cell>
          <table:table-cell table:style-name="ce13" table:formula="of:=([.D20]/[.$L$15])/[.$D$2]" office:value-type="float" office:value="1.91754554170662" calcext:value-type="float">
            <text:p>1.918</text:p>
          </table:table-cell>
          <table:table-cell table:style-name="ce18" table:formula="of:=SQRT([.N20])" office:value-type="float" office:value="1.38475468647216" calcext:value-type="float">
            <text:p>1.385</text:p>
          </table:table-cell>
          <table:table-cell table:style-name="ce18" table:formula="of:=SQRT([.O20])" office:value-type="float" office:value="1.17675600124757" calcext:value-type="float">
            <text:p>1.177</text:p>
          </table:table-cell>
          <table:table-cell table:style-name="ce19" table:formula="of:=[.R20]+[.U20]" office:value-type="float" office:value="32" calcext:value-type="float">
            <text:p>32</text:p>
          </table:table-cell>
          <table:table-cell table:style-name="ce19" table:formula="of:=([.V20]-[.U20])/2" office:value-type="float" office:value="32" calcext:value-type="float">
            <text:p>32</text:p>
          </table:table-cell>
          <table:table-cell table:style-name="ce20" table:formula="of:=[.T20]+[.U20]" office:value-type="float" office:value="32" calcext:value-type="float">
            <text:p>32</text:p>
          </table:table-cell>
          <table:table-cell table:style-name="ce21" table:formula="of:=([.W20]-[.U20])/2" office:value-type="float" office:value="32" calcext:value-type="float">
            <text:p>3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20]&gt;64;64+(([.V20]-64)*2.9);[.V20])" office:value-type="float" office:value="64" calcext:value-type="float">
            <text:p>64</text:p>
          </table:table-cell>
          <table:table-cell table:style-name="ce24" office:value-type="string" calcext:value-type="string">
            <text:p>DDC2A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inecraft:iron_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Gold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]*[.F21]" office:value-type="float" office:value="8" calcext:value-type="float">
            <text:p>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1]" office:value-type="float" office:value="8" calcext:value-type="float">
            <text:p>8.000</text:p>
          </table:table-cell>
          <table:table-cell table:style-name="ce11" table:formula="of:=[.F21]" office:value-type="float" office:value="1" calcext:value-type="float">
            <text:p>1.000</text:p>
          </table:table-cell>
          <table:table-cell table:style-name="ce13" table:formula="of:=([.D21]/[.$B$10])/[.$D$2]" office:value-type="float" office:value="0.250489236790607" calcext:value-type="float">
            <text:p>0.250</text:p>
          </table:table-cell>
          <table:table-cell table:style-name="ce14" table:formula="of:=SQRT([.I21])" office:value-type="float" office:value="0.500488997671883" calcext:value-type="float">
            <text:p>0.500</text:p>
          </table:table-cell>
          <table:table-cell table:style-name="ce14" table:formula="of:=([.J21]^(1/2))^(1/3)" office:value-type="float" office:value="0.89104387480021" calcext:value-type="float">
            <text:p>0.891</text:p>
          </table:table-cell>
          <table:table-cell table:style-name="ce14" table:formula="of:=[.J21]^(1/2)" office:value-type="float" office:value="0.707452470256401" calcext:value-type="float">
            <text:p>0.707</text:p>
          </table:table-cell>
          <table:table-cell table:style-name="ce14" table:formula="of:=([.J21]^(1/2))^(1/2)" office:value-type="float" office:value="0.841101938088601" calcext:value-type="float">
            <text:p>0.841</text:p>
          </table:table-cell>
          <table:table-cell table:style-name="ce13" table:formula="of:=([.D21]/[.$L$15])/[.$D$2]" office:value-type="float" office:value="0.191754554170662" calcext:value-type="float">
            <text:p>0.192</text:p>
          </table:table-cell>
          <table:table-cell table:style-name="ce18" table:formula="of:=SQRT([.N21])" office:value-type="float" office:value="0.437897880984439" calcext:value-type="float">
            <text:p>0.438</text:p>
          </table:table-cell>
          <table:table-cell table:style-name="ce18" table:formula="of:=SQRT([.O21])" office:value-type="float" office:value="0.661738529167252" calcext:value-type="float">
            <text:p>0.662</text:p>
          </table:table-cell>
          <table:table-cell table:style-name="ce19" table:formula="of:=[.R21]+[.U21]" office:value-type="float" office:value="16" calcext:value-type="float">
            <text:p>16</text:p>
          </table:table-cell>
          <table:table-cell table:style-name="ce19" table:formula="of:=([.V21]-[.U21])/2" office:value-type="float" office:value="16" calcext:value-type="float">
            <text:p>16</text:p>
          </table:table-cell>
          <table:table-cell table:style-name="ce20" table:formula="of:=[.T21]+[.U21]" office:value-type="float" office:value="16" calcext:value-type="float">
            <text:p>16</text:p>
          </table:table-cell>
          <table:table-cell table:style-name="ce21" table:formula="of:=([.W21]-[.U21])/2" office:value-type="float" office:value="16" calcext:value-type="float">
            <text:p>1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21]&gt;64;64+(([.V21]-64)*2.9);[.V21])" office:value-type="float" office:value="32" calcext:value-type="float">
            <text:p>32</text:p>
          </table:table-cell>
          <table:table-cell table:style-name="ce24" office:value-type="string" calcext:value-type="string">
            <text:p>EAEF5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inecraft:gold_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Redstone</text:p>
          </table:table-cell>
          <table:table-cell table:style-name="Gnumeric-default" office:value-type="string" calcext:value-type="string">
            <text:p>Vertical Veins</text:p>
          </table:table-cell>
          <table:table-cell table:style-name="Gnumeric-default" table:formula="of:=[.E22]*[.F22]" office:value-type="float" office:value="24" calcext:value-type="float">
            <text:p>2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22]" office:value-type="float" office:value="6" calcext:value-type="float">
            <text:p>6.000</text:p>
          </table:table-cell>
          <table:table-cell table:style-name="ce11" table:formula="of:=[.F22]" office:value-type="float" office:value="4" calcext:value-type="float">
            <text:p>4.000</text:p>
          </table:table-cell>
          <table:table-cell table:style-name="ce13" table:formula="of:=([.D22]/[.$B$12])/[.$D$2]" office:value-type="float" office:value="2.48015873015873" calcext:value-type="float">
            <text:p>2.480</text:p>
          </table:table-cell>
          <table:table-cell table:style-name="ce14" table:formula="of:=SQRT([.I22])" office:value-type="float" office:value="1.57485197087178" calcext:value-type="float">
            <text:p>1.575</text:p>
          </table:table-cell>
          <table:table-cell table:style-name="ce15" office:value-type="string" calcext:value-type="string">
            <text:p>none</text:p>
          </table:table-cell>
          <table:table-cell table:style-name="ce14" office:value-type="string" calcext:value-type="string">
            <text:p>default</text:p>
          </table:table-cell>
          <table:table-cell table:style-name="ce14" table:formula="of:=[.J22]^(1/2)" office:value-type="float" office:value="1.25493106219895" calcext:value-type="float">
            <text:p>1.255</text:p>
          </table:table-cell>
          <table:table-cell table:style-name="ce13" table:formula="of:=([.D22]/[.$L$15])/[.$D$2]" office:value-type="float" office:value="0.575263662511985" calcext:value-type="float">
            <text:p>0.575</text:p>
          </table:table-cell>
          <table:table-cell table:style-name="ce18" table:formula="of:=SQRT([.N22])" office:value-type="float" office:value="0.758461378391797" calcext:value-type="float">
            <text:p>0.758</text:p>
          </table:table-cell>
          <table:table-cell table:style-name="ce18" table:formula="of:=SQRT([.O22])" office:value-type="float" office:value="0.870896881606426" calcext:value-type="float">
            <text:p>0.871</text:p>
          </table:table-cell>
          <table:table-cell table:style-name="ce19" table:formula="of:=[.R22]+[.U22]" office:value-type="float" office:value="8" calcext:value-type="float">
            <text:p>8</text:p>
          </table:table-cell>
          <table:table-cell table:style-name="ce19" table:formula="of:=([.V22]-[.U22])/2" office:value-type="float" office:value="8" calcext:value-type="float">
            <text:p>8</text:p>
          </table:table-cell>
          <table:table-cell table:style-name="ce20" table:formula="of:=[.T22]+[.U22]" office:value-type="float" office:value="8" calcext:value-type="float">
            <text:p>8</text:p>
          </table:table-cell>
          <table:table-cell table:style-name="ce21" table:formula="of:=([.W22]-[.U22])/2" office:value-type="float" office:value="8" calcext:value-type="float">
            <text:p>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22]&gt;64;64+(([.V22]-64)*2.9);[.V22])" office:value-type="float" office:value="16" calcext:value-type="float">
            <text:p>16</text:p>
          </table:table-cell>
          <table:table-cell table:style-name="ce24" office:value-type="string" calcext:value-type="string">
            <text:p>A80002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inecraft:redstone_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Diamond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23]*[.F23]" office:value-type="float" office:value="3.5" calcext:value-type="float">
            <text:p>3.5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0.5" calcext:value-type="float">
            <text:p>0.5</text:p>
          </table:table-cell>
          <table:table-cell table:style-name="ce11" table:formula="of:=[.E23]" office:value-type="float" office:value="7" calcext:value-type="float">
            <text:p>7.000</text:p>
          </table:table-cell>
          <table:table-cell table:style-name="ce11" table:formula="of:=[.F23]" office:value-type="float" office:value="0.5" calcext:value-type="float">
            <text:p>0.500</text:p>
          </table:table-cell>
          <table:table-cell table:style-name="ce13" table:formula="of:=([.D23]/[.$B$13])/[.$D$2]" office:value-type="float" office:value="0.255101624323879" calcext:value-type="float">
            <text:p>0.255</text:p>
          </table:table-cell>
          <table:table-cell table:style-name="ce14" table:formula="of:=SQRT([.I23])" office:value-type="float" office:value="0.505075859969449" calcext:value-type="float">
            <text:p>0.50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3]^(1/2)" office:value-type="float" office:value="0.710686893061529" calcext:value-type="float">
            <text:p>0.711</text:p>
          </table:table-cell>
          <table:table-cell table:style-name="ce14" table:formula="of:=([.J23]^(1/2))^(1/2)" office:value-type="float" office:value="0.843022474825867" calcext:value-type="float">
            <text:p>0.843</text:p>
          </table:table-cell>
          <table:table-cell table:style-name="ce13" table:formula="of:=([.D23]/[.$L$15])/[.$D$2]" office:value-type="float" office:value="0.0838926174496644" calcext:value-type="float">
            <text:p>0.084</text:p>
          </table:table-cell>
          <table:table-cell table:style-name="ce18" table:formula="of:=SQRT([.N23])" office:value-type="float" office:value="0.289642223181746" calcext:value-type="float">
            <text:p>0.290</text:p>
          </table:table-cell>
          <table:table-cell table:style-name="ce18" table:formula="of:=SQRT([.O23])" office:value-type="float" office:value="0.53818419075791" calcext:value-type="float">
            <text:p>0.538</text:p>
          </table:table-cell>
          <table:table-cell table:style-name="ce19" table:formula="of:=[.R23]+[.U23]" office:value-type="float" office:value="8" calcext:value-type="float">
            <text:p>8</text:p>
          </table:table-cell>
          <table:table-cell table:style-name="ce19" table:formula="of:=([.V23]-[.U23])/2" office:value-type="float" office:value="8" calcext:value-type="float">
            <text:p>8</text:p>
          </table:table-cell>
          <table:table-cell table:style-name="ce20" table:formula="of:=[.T23]+[.U23]" office:value-type="float" office:value="8" calcext:value-type="float">
            <text:p>8</text:p>
          </table:table-cell>
          <table:table-cell table:style-name="ce21" table:formula="of:=([.W23]-[.U23])/2" office:value-type="float" office:value="8" calcext:value-type="float">
            <text:p>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23]&gt;64;64+(([.V23]-64)*2.9);[.V23])" office:value-type="float" office:value="16" calcext:value-type="float">
            <text:p>16</text:p>
          </table:table-cell>
          <table:table-cell table:style-name="ce24" office:value-type="string" calcext:value-type="string">
            <text:p>8BF4E3</text:p>
          </table:table-cell>
          <table:table-cell table:style-name="ce24" office:value-type="string" calcext:value-type="string">
            <text:p>197B</text:p>
          </table:table-cell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inecraft:diamond_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Lapis Lazuli</text:p>
          </table:table-cell>
          <table:table-cell table:style-name="Gnumeric-default" office:value-type="string" calcext:value-type="string">
            <text:p>Vertical Veins</text:p>
          </table:table-cell>
          <table:table-cell table:style-name="Gnumeric-default" table:formula="of:=[.E24]*[.F24]" office:value-type="float" office:value="6" calcext:value-type="float">
            <text:p>6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4]" office:value-type="float" office:value="6" calcext:value-type="float">
            <text:p>6.000</text:p>
          </table:table-cell>
          <table:table-cell table:style-name="ce11" table:formula="of:=[.F24]" office:value-type="float" office:value="1" calcext:value-type="float">
            <text:p>1.000</text:p>
          </table:table-cell>
          <table:table-cell table:style-name="ce13" table:formula="of:=([.D24]/[.$B$12])/[.$D$2]" office:value-type="float" office:value="0.620039682539683" calcext:value-type="float">
            <text:p>0.620</text:p>
          </table:table-cell>
          <table:table-cell table:style-name="ce14" table:formula="of:=SQRT([.I24])" office:value-type="float" office:value="0.78742598543589" calcext:value-type="float">
            <text:p>0.787</text:p>
          </table:table-cell>
          <table:table-cell table:style-name="ce15" office:value-type="string" calcext:value-type="string">
            <text:p>none</text:p>
          </table:table-cell>
          <table:table-cell table:style-name="ce14" office:value-type="string" calcext:value-type="string">
            <text:p>default</text:p>
          </table:table-cell>
          <table:table-cell table:style-name="ce14" table:formula="of:=[.J24]^(1/2)" office:value-type="float" office:value="0.887370264002513" calcext:value-type="float">
            <text:p>0.887</text:p>
          </table:table-cell>
          <table:table-cell table:style-name="ce13" table:formula="of:=([.D24]/[.$L$15])/[.$D$2]" office:value-type="float" office:value="0.143815915627996" calcext:value-type="float">
            <text:p>0.144</text:p>
          </table:table-cell>
          <table:table-cell table:style-name="ce18" table:formula="of:=SQRT([.N24])" office:value-type="float" office:value="0.379230689195899" calcext:value-type="float">
            <text:p>0.379</text:p>
          </table:table-cell>
          <table:table-cell table:style-name="ce18" table:formula="of:=SQRT([.O24])" office:value-type="float" office:value="0.615817090698122" calcext:value-type="float">
            <text:p>0.616</text:p>
          </table:table-cell>
          <table:table-cell table:style-name="ce19" table:formula="of:=[.R24]+[.U24]" office:value-type="float" office:value="12" calcext:value-type="float">
            <text:p>12</text:p>
          </table:table-cell>
          <table:table-cell table:style-name="ce19" table:formula="of:=([.V24]-[.U24])/2" office:value-type="float" office:value="12" calcext:value-type="float">
            <text:p>12</text:p>
          </table:table-cell>
          <table:table-cell table:style-name="ce20" table:formula="of:=[.T24]+[.U24]" office:value-type="float" office:value="12" calcext:value-type="float">
            <text:p>12</text:p>
          </table:table-cell>
          <table:table-cell table:style-name="ce21" table:formula="of:=([.W24]-[.U24])/2" office:value-type="float" office:value="12" calcext:value-type="float">
            <text:p>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4" calcext:value-type="float">
            <text:p>24</text:p>
          </table:table-cell>
          <table:table-cell table:style-name="Gnumeric-default" table:formula="of:=IF([.V24]&gt;64;64+(([.V24]-64)*2.9);[.V24])" office:value-type="float" office:value="24" calcext:value-type="float">
            <text:p>24</text:p>
          </table:table-cell>
          <table:table-cell table:style-name="ce24" office:value-type="string" calcext:value-type="string">
            <text:p>1442B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inecraft:lapis_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Emerald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25]*[.F25]" office:value-type="float" office:value="0.2" calcext:value-type="float">
            <text:p>0.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0.2" calcext:value-type="float">
            <text:p>0.2</text:p>
          </table:table-cell>
          <table:table-cell table:style-name="ce11" table:formula="of:=[.E25]" office:value-type="float" office:value="1" calcext:value-type="float">
            <text:p>1.000</text:p>
          </table:table-cell>
          <table:table-cell table:style-name="ce11" table:formula="of:=[.F25]" office:value-type="float" office:value="0.2" calcext:value-type="float">
            <text:p>0.200</text:p>
          </table:table-cell>
          <table:table-cell table:style-name="ce13" table:formula="of:=([.D25]/[.$B$13])/[.$D$2]" office:value-type="float" office:value="0.0145772356756502" calcext:value-type="float">
            <text:p>0.015</text:p>
          </table:table-cell>
          <table:table-cell table:style-name="ce14" table:formula="of:=SQRT([.I25])" office:value-type="float" office:value="0.120736223543932" calcext:value-type="float">
            <text:p>0.12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5]^(1/2)" office:value-type="float" office:value="0.347471183760512" calcext:value-type="float">
            <text:p>0.347</text:p>
          </table:table-cell>
          <table:table-cell table:style-name="ce14" table:formula="of:=([.J25]^(1/2))^(1/2)" office:value-type="float" office:value="0.589466864005528" calcext:value-type="float">
            <text:p>0.589</text:p>
          </table:table-cell>
          <table:table-cell table:style-name="ce13" table:formula="of:=([.D25]/[.$L$15])/[.$D$2]" office:value-type="float" office:value="0.00479386385426654" calcext:value-type="float">
            <text:p>0.005</text:p>
          </table:table-cell>
          <table:table-cell table:style-name="ce18" table:formula="of:=SQRT([.N25])" office:value-type="float" office:value="0.0692377343236081" calcext:value-type="float">
            <text:p>0.069</text:p>
          </table:table-cell>
          <table:table-cell table:style-name="ce18" table:formula="of:=SQRT([.O25])" office:value-type="float" office:value="0.263130641172039" calcext:value-type="float">
            <text:p>0.263</text:p>
          </table:table-cell>
          <table:table-cell table:style-name="ce19" table:formula="of:=[.R25]+[.U25]" office:value-type="float" office:value="16" calcext:value-type="float">
            <text:p>16</text:p>
          </table:table-cell>
          <table:table-cell table:style-name="ce19" table:formula="of:=([.V25]-[.U25])/2" office:value-type="float" office:value="16" calcext:value-type="float">
            <text:p>16</text:p>
          </table:table-cell>
          <table:table-cell table:style-name="ce20" table:formula="of:=[.T25]+[.U25]" office:value-type="float" office:value="16" calcext:value-type="float">
            <text:p>16</text:p>
          </table:table-cell>
          <table:table-cell table:style-name="ce21" table:formula="of:=([.W25]-[.U25])/2" office:value-type="float" office:value="16" calcext:value-type="float">
            <text:p>1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25]&gt;64;64+(([.V25]-64)*2.9);[.V25])" office:value-type="float" office:value="32" calcext:value-type="float">
            <text:p>32</text:p>
          </table:table-cell>
          <table:table-cell table:style-name="ce24" office:value-type="string" calcext:value-type="string">
            <text:p>6CE391</text:p>
          </table:table-cell>
          <table:table-cell table:style-name="ce24" office:value-type="string" calcext:value-type="string">
            <text:p>54B3</text:p>
          </table:table-cell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inecraft:emerald_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6" office:value-type="string" calcext:value-type="string">
            <text:p>Nether Quartz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6]*[.F26]" office:value-type="float" office:value="208" calcext:value-type="float">
            <text:p>208</text:p>
          </table:table-cell>
          <table:table-cell table:style-name="Gnumeric-default" office:value-type="float" office:value="13" calcext:value-type="float">
            <text:p>13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ce11" table:formula="of:=[.E26]" office:value-type="float" office:value="13" calcext:value-type="float">
            <text:p>13.000</text:p>
          </table:table-cell>
          <table:table-cell table:style-name="ce11" table:formula="of:=[.F26]" office:value-type="float" office:value="16" calcext:value-type="float">
            <text:p>16.000</text:p>
          </table:table-cell>
          <table:table-cell table:style-name="ce13" table:formula="of:=([.D26]/[.$B$9])/[.$D$2]" office:value-type="float" office:value="39.0231034332721" calcext:value-type="float">
            <text:p>39.023</text:p>
          </table:table-cell>
          <table:table-cell table:style-name="ce14" table:formula="of:=SQRT([.I26])" office:value-type="float" office:value="6.24684747959098" calcext:value-type="float">
            <text:p>6.247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6]^(1/2)" office:value-type="float" office:value="2.49936941639106" calcext:value-type="float">
            <text:p>2.499</text:p>
          </table:table-cell>
          <table:table-cell table:style-name="ce14" table:formula="of:=([.J26]^(1/2))^(1/2)" office:value-type="float" office:value="1.58093940946232" calcext:value-type="float">
            <text:p>1.581</text:p>
          </table:table-cell>
          <table:table-cell table:style-name="ce13" table:formula="of:=([.D26]/[.$L$15])/[.$D$2]" office:value-type="float" office:value="4.9856184084372" calcext:value-type="float">
            <text:p>4.986</text:p>
          </table:table-cell>
          <table:table-cell table:style-name="ce18" table:formula="of:=SQRT([.N26])" office:value-type="float" office:value="2.23284984010058" calcext:value-type="float">
            <text:p>2.233</text:p>
          </table:table-cell>
          <table:table-cell table:style-name="ce18" table:formula="of:=SQRT([.O26])" office:value-type="float" office:value="1.49427234468841" calcext:value-type="float">
            <text:p>1.494</text:p>
          </table:table-cell>
          <table:table-cell table:style-name="ce19" table:formula="of:=[.R26]+[.U26]" office:value-type="float" office:value="68" calcext:value-type="float">
            <text:p>68</text:p>
          </table:table-cell>
          <table:table-cell table:style-name="ce19" table:formula="of:=([.V26]-[.U26])/2" office:value-type="float" office:value="52" calcext:value-type="float">
            <text:p>52</text:p>
          </table:table-cell>
          <table:table-cell table:style-name="ce20" table:formula="of:=[.T26]+[.U26]" office:value-type="float" office:value="121.2" calcext:value-type="float">
            <text:p>121.2</text:p>
          </table:table-cell>
          <table:table-cell table:style-name="ce21" table:formula="of:=([.W26]-[.U26])/2" office:value-type="float" office:value="105.2" calcext:value-type="float">
            <text:p>105.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20" calcext:value-type="float">
            <text:p>120</text:p>
          </table:table-cell>
          <table:table-cell table:style-name="Gnumeric-default" table:formula="of:=IF([.V26]&gt;64;64+(([.V26]-64)*2.9);[.V26])" office:value-type="float" office:value="226.4" calcext:value-type="float">
            <text:p>226.4</text:p>
          </table:table-cell>
          <table:table-cell table:style-name="ce24" office:value-type="string" calcext:value-type="string">
            <text:p>DBCCBF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minecraft:quartz_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Applied Energistics</text:p>
          </table:table-cell>
          <table:table-cell table:style-name="ce6" office:value-type="string" calcext:value-type="string">
            <text:p>Certus Quartz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7]*[.F27]" office:value-type="float" office:value="60" calcext:value-type="float">
            <text:p>6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15" calcext:value-type="float">
            <text:p>15</text:p>
          </table:table-cell>
          <table:table-cell table:style-name="ce11" table:formula="of:=[.E27]" office:value-type="float" office:value="4" calcext:value-type="float">
            <text:p>4.000</text:p>
          </table:table-cell>
          <table:table-cell table:style-name="ce11" table:formula="of:=[.F27]" office:value-type="float" office:value="15" calcext:value-type="float">
            <text:p>15.000</text:p>
          </table:table-cell>
          <table:table-cell table:style-name="ce13" table:formula="of:=([.D27]/[.$B$9])/[.$D$2]" office:value-type="float" office:value="11.2566644519054" calcext:value-type="float">
            <text:p>11.257</text:p>
          </table:table-cell>
          <table:table-cell table:style-name="ce14" table:formula="of:=SQRT([.I27])" office:value-type="float" office:value="3.35509529699313" calcext:value-type="float">
            <text:p>3.35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7]^(1/2)" office:value-type="float" office:value="1.83169192196535" calcext:value-type="float">
            <text:p>1.832</text:p>
          </table:table-cell>
          <table:table-cell table:style-name="ce14" table:formula="of:=([.J27]^(1/2))^(1/2)" office:value-type="float" office:value="1.35340013372445" calcext:value-type="float">
            <text:p>1.353</text:p>
          </table:table-cell>
          <table:table-cell table:style-name="ce13" table:formula="of:=([.D27]/[.$L$15])/[.$D$2]" office:value-type="float" office:value="1.43815915627996" calcext:value-type="float">
            <text:p>1.438</text:p>
          </table:table-cell>
          <table:table-cell table:style-name="ce18" table:formula="of:=SQRT([.N27])" office:value-type="float" office:value="1.19923273649445" calcext:value-type="float">
            <text:p>1.199</text:p>
          </table:table-cell>
          <table:table-cell table:style-name="ce18" table:formula="of:=SQRT([.O27])" office:value-type="float" office:value="1.09509485273854" calcext:value-type="float">
            <text:p>1.095</text:p>
          </table:table-cell>
          <table:table-cell table:style-name="ce19" table:formula="of:=[.R27]+[.U27]" office:value-type="float" office:value="43" calcext:value-type="float">
            <text:p>43</text:p>
          </table:table-cell>
          <table:table-cell table:style-name="ce19" table:formula="of:=([.V27]-[.U27])/2" office:value-type="float" office:value="26" calcext:value-type="float">
            <text:p>26</text:p>
          </table:table-cell>
          <table:table-cell table:style-name="ce20" table:formula="of:=[.T27]+[.U27]" office:value-type="float" office:value="47.75" calcext:value-type="float">
            <text:p>47.75</text:p>
          </table:table-cell>
          <table:table-cell table:style-name="ce21" table:formula="of:=([.W27]-[.U27])/2" office:value-type="float" office:value="30.75" calcext:value-type="float">
            <text:p>30.75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69" calcext:value-type="float">
            <text:p>69</text:p>
          </table:table-cell>
          <table:table-cell table:style-name="Gnumeric-default" table:formula="of:=IF([.V27]&gt;64;64+(([.V27]-64)*2.9);[.V27])" office:value-type="float" office:value="78.5" calcext:value-type="float">
            <text:p>78.5</text:p>
          </table:table-cell>
          <table:table-cell table:style-name="ce24" office:value-type="string" calcext:value-type="string">
            <text:p>9BBEC2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appliedenergistics2:tile.OreQuartz, appliedenergistics2:tile.OreQuartzCharged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Ars Magica 2</text:p>
          </table:table-cell>
          <table:table-cell table:style-name="ce6" office:value-type="string" calcext:value-type="string">
            <text:p>Vinteum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8]*[.F28]" office:value-type="float" office:value="24" calcext:value-type="float">
            <text:p>2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28]" office:value-type="float" office:value="4" calcext:value-type="float">
            <text:p>4.000</text:p>
          </table:table-cell>
          <table:table-cell table:style-name="ce11" table:formula="of:=[.F28]" office:value-type="float" office:value="6" calcext:value-type="float">
            <text:p>6.000</text:p>
          </table:table-cell>
          <table:table-cell table:style-name="ce13" table:formula="of:=([.D28]/[.$B$9])/[.$D$2]" office:value-type="float" office:value="4.50266578076217" calcext:value-type="float">
            <text:p>4.503</text:p>
          </table:table-cell>
          <table:table-cell table:style-name="ce14" table:formula="of:=SQRT([.I28])" office:value-type="float" office:value="2.12194858108347" calcext:value-type="float">
            <text:p>2.122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8]^(1/2)" office:value-type="float" office:value="1.45669096965811" calcext:value-type="float">
            <text:p>1.457</text:p>
          </table:table-cell>
          <table:table-cell table:style-name="ce14" table:formula="of:=([.J28]^(1/2))^(1/2)" office:value-type="float" office:value="1.20693453412275" calcext:value-type="float">
            <text:p>1.207</text:p>
          </table:table-cell>
          <table:table-cell table:style-name="ce13" table:formula="of:=([.D28]/[.$L$15])/[.$D$2]" office:value-type="float" office:value="0.575263662511985" calcext:value-type="float">
            <text:p>0.575</text:p>
          </table:table-cell>
          <table:table-cell table:style-name="ce18" table:formula="of:=SQRT([.N28])" office:value-type="float" office:value="0.758461378391797" calcext:value-type="float">
            <text:p>0.758</text:p>
          </table:table-cell>
          <table:table-cell table:style-name="ce18" table:formula="of:=SQRT([.O28])" office:value-type="float" office:value="0.870896881606426" calcext:value-type="float">
            <text:p>0.871</text:p>
          </table:table-cell>
          <table:table-cell table:style-name="ce19" table:formula="of:=[.R28]+[.U28]" office:value-type="float" office:value="27.5" calcext:value-type="float">
            <text:p>27.5</text:p>
          </table:table-cell>
          <table:table-cell table:style-name="ce19" table:formula="of:=([.V28]-[.U28])/2" office:value-type="float" office:value="17.5" calcext:value-type="float">
            <text:p>17.5</text:p>
          </table:table-cell>
          <table:table-cell table:style-name="ce20" table:formula="of:=[.T28]+[.U28]" office:value-type="float" office:value="27.5" calcext:value-type="float">
            <text:p>27.5</text:p>
          </table:table-cell>
          <table:table-cell table:style-name="ce21" table:formula="of:=([.W28]-[.U28])/2" office:value-type="float" office:value="17.5" calcext:value-type="float">
            <text:p>17.5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45" calcext:value-type="float">
            <text:p>45</text:p>
          </table:table-cell>
          <table:table-cell table:style-name="Gnumeric-default" table:formula="of:=IF([.V28]&gt;64;64+(([.V28]-64)*2.9);[.V28])" office:value-type="float" office:value="45" calcext:value-type="float">
            <text:p>45</text:p>
          </table:table-cell>
          <table:table-cell table:style-name="ce24" office:value-type="string" calcext:value-type="string">
            <text:p>5364E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arsmagica2:vinteum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Ars Magica 2</text:p>
          </table:table-cell>
          <table:table-cell table:style-name="ce6" office:value-type="string" calcext:value-type="string">
            <text:p>Chimer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9]*[.F29]" office:value-type="float" office:value="48" calcext:value-type="float">
            <text:p>4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29]" office:value-type="float" office:value="6" calcext:value-type="float">
            <text:p>6.000</text:p>
          </table:table-cell>
          <table:table-cell table:style-name="ce11" table:formula="of:=[.F29]" office:value-type="float" office:value="8" calcext:value-type="float">
            <text:p>8.000</text:p>
          </table:table-cell>
          <table:table-cell table:style-name="ce13" table:formula="of:=([.D29]/[.$B$9])/[.$D$2]" office:value-type="float" office:value="9.00533156152434" calcext:value-type="float">
            <text:p>9.005</text:p>
          </table:table-cell>
          <table:table-cell table:style-name="ce14" table:formula="of:=SQRT([.I29])" office:value-type="float" office:value="3.00088846202659" calcext:value-type="float">
            <text:p>3.00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9]^(1/2)" office:value-type="float" office:value="1.73230726547763" calcext:value-type="float">
            <text:p>1.732</text:p>
          </table:table-cell>
          <table:table-cell table:style-name="ce14" table:formula="of:=([.J29]^(1/2))^(1/2)" office:value-type="float" office:value="1.3161714422816" calcext:value-type="float">
            <text:p>1.316</text:p>
          </table:table-cell>
          <table:table-cell table:style-name="ce13" table:formula="of:=([.D29]/[.$L$15])/[.$D$2]" office:value-type="float" office:value="1.15052732502397" calcext:value-type="float">
            <text:p>1.151</text:p>
          </table:table-cell>
          <table:table-cell table:style-name="ce18" table:formula="of:=SQRT([.N29])" office:value-type="float" office:value="1.07262636785787" calcext:value-type="float">
            <text:p>1.073</text:p>
          </table:table-cell>
          <table:table-cell table:style-name="ce18" table:formula="of:=SQRT([.O29])" office:value-type="float" office:value="1.03567676804004" calcext:value-type="float">
            <text:p>1.036</text:p>
          </table:table-cell>
          <table:table-cell table:style-name="ce19" table:formula="of:=[.R29]+[.U29]" office:value-type="float" office:value="45" calcext:value-type="float">
            <text:p>45</text:p>
          </table:table-cell>
          <table:table-cell table:style-name="ce19" table:formula="of:=([.V29]-[.U29])/2" office:value-type="float" office:value="35" calcext:value-type="float">
            <text:p>35</text:p>
          </table:table-cell>
          <table:table-cell table:style-name="ce20" table:formula="of:=[.T29]+[.U29]" office:value-type="float" office:value="60.2" calcext:value-type="float">
            <text:p>60.2</text:p>
          </table:table-cell>
          <table:table-cell table:style-name="ce21" table:formula="of:=([.W29]-[.U29])/2" office:value-type="float" office:value="50.2" calcext:value-type="float">
            <text:p>50.2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80" calcext:value-type="float">
            <text:p>80</text:p>
          </table:table-cell>
          <table:table-cell table:style-name="Gnumeric-default" table:formula="of:=IF([.V29]&gt;64;64+(([.V29]-64)*2.9);[.V29])" office:value-type="float" office:value="110.4" calcext:value-type="float">
            <text:p>110.4</text:p>
          </table:table-cell>
          <table:table-cell table:style-name="ce24" office:value-type="string" calcext:value-type="string">
            <text:p>B8E6C6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arsmagica2:vinteumOre:1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Ars Magica 2</text:p>
          </table:table-cell>
          <table:table-cell table:style-name="ce6" office:value-type="string" calcext:value-type="string">
            <text:p>Blue Topaz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30]*[.F30]" office:value-type="float" office:value="48" calcext:value-type="float">
            <text:p>4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30]" office:value-type="float" office:value="6" calcext:value-type="float">
            <text:p>6.000</text:p>
          </table:table-cell>
          <table:table-cell table:style-name="ce11" table:formula="of:=[.F30]" office:value-type="float" office:value="8" calcext:value-type="float">
            <text:p>8.000</text:p>
          </table:table-cell>
          <table:table-cell table:style-name="ce13" table:formula="of:=([.D30]/[.$B$9])/[.$D$2]" office:value-type="float" office:value="9.00533156152434" calcext:value-type="float">
            <text:p>9.005</text:p>
          </table:table-cell>
          <table:table-cell table:style-name="ce14" table:formula="of:=SQRT([.I30])" office:value-type="float" office:value="3.00088846202659" calcext:value-type="float">
            <text:p>3.00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0]^(1/2)" office:value-type="float" office:value="1.73230726547763" calcext:value-type="float">
            <text:p>1.732</text:p>
          </table:table-cell>
          <table:table-cell table:style-name="ce14" table:formula="of:=([.J30]^(1/2))^(1/2)" office:value-type="float" office:value="1.3161714422816" calcext:value-type="float">
            <text:p>1.316</text:p>
          </table:table-cell>
          <table:table-cell table:style-name="ce13" table:formula="of:=([.D30]/[.$L$15])/[.$D$2]" office:value-type="float" office:value="1.15052732502397" calcext:value-type="float">
            <text:p>1.151</text:p>
          </table:table-cell>
          <table:table-cell table:style-name="ce18" table:formula="of:=SQRT([.N30])" office:value-type="float" office:value="1.07262636785787" calcext:value-type="float">
            <text:p>1.073</text:p>
          </table:table-cell>
          <table:table-cell table:style-name="ce18" table:formula="of:=SQRT([.O30])" office:value-type="float" office:value="1.03567676804004" calcext:value-type="float">
            <text:p>1.036</text:p>
          </table:table-cell>
          <table:table-cell table:style-name="ce19" table:formula="of:=[.R30]+[.U30]" office:value-type="float" office:value="45" calcext:value-type="float">
            <text:p>45</text:p>
          </table:table-cell>
          <table:table-cell table:style-name="ce19" table:formula="of:=([.V30]-[.U30])/2" office:value-type="float" office:value="35" calcext:value-type="float">
            <text:p>35</text:p>
          </table:table-cell>
          <table:table-cell table:style-name="ce20" table:formula="of:=[.T30]+[.U30]" office:value-type="float" office:value="60.2" calcext:value-type="float">
            <text:p>60.2</text:p>
          </table:table-cell>
          <table:table-cell table:style-name="ce21" table:formula="of:=([.W30]-[.U30])/2" office:value-type="float" office:value="50.2" calcext:value-type="float">
            <text:p>50.2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80" calcext:value-type="float">
            <text:p>80</text:p>
          </table:table-cell>
          <table:table-cell table:style-name="Gnumeric-default" table:formula="of:=IF([.V30]&gt;64;64+(([.V30]-64)*2.9);[.V30])" office:value-type="float" office:value="110.4" calcext:value-type="float">
            <text:p>110.4</text:p>
          </table:table-cell>
          <table:table-cell table:style-name="ce24" office:value-type="string" calcext:value-type="string">
            <text:p>7EE5F4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arsmagica2:vinteumOre:2</text:p>
          </table:table-cell>
          <table:table-cell table:style-name="ce31" office:value-type="string" calcext:value-type="string">
            <text:p>Full 0-128 range, but heaviest source must be at y=20</text:p>
          </table:table-cell>
          <table:table-cell table:number-columns-repeated="2"/>
          <table:table-cell table:style-name="Gnumeric-default" table:number-columns-repeated="994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Amathyst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1]*[.F31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1]" office:value-type="float" office:value="1" calcext:value-type="float">
            <text:p>1.000</text:p>
          </table:table-cell>
          <table:table-cell table:style-name="ce11" table:formula="of:=[.F31]" office:value-type="float" office:value="1" calcext:value-type="float">
            <text:p>1.000</text:p>
          </table:table-cell>
          <table:table-cell table:style-name="ce13" table:formula="of:=([.D31]/[.$B$13])/[.$D$2]" office:value-type="float" office:value="0.0728861783782511" calcext:value-type="float">
            <text:p>0.073</text:p>
          </table:table-cell>
          <table:table-cell table:style-name="ce14" table:formula="of:=SQRT([.I31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1]^(1/2)" office:value-type="float" office:value="0.519590611145776" calcext:value-type="float">
            <text:p>0.520</text:p>
          </table:table-cell>
          <table:table-cell table:style-name="ce14" table:formula="of:=([.J31]^(1/2))^(1/2)" office:value-type="float" office:value="0.720826339103793" calcext:value-type="float">
            <text:p>0.721</text:p>
          </table:table-cell>
          <table:table-cell table:style-name="ce13" table:formula="of:=([.D31]/[.$L$15])/[.$D$2]" office:value-type="float" office:value="0.0239693192713327" calcext:value-type="float">
            <text:p>0.024</text:p>
          </table:table-cell>
          <table:table-cell table:style-name="ce18" table:formula="of:=SQRT([.N31])" office:value-type="float" office:value="0.154820280555658" calcext:value-type="float">
            <text:p>0.155</text:p>
          </table:table-cell>
          <table:table-cell table:style-name="ce18" table:formula="of:=SQRT([.O31])" office:value-type="float" office:value="0.393472083578566" calcext:value-type="float">
            <text:p>0.393</text:p>
          </table:table-cell>
          <table:table-cell table:style-name="ce19" table:formula="of:=[.R31]+[.U31]" office:value-type="float" office:value="19" calcext:value-type="float">
            <text:p>19</text:p>
          </table:table-cell>
          <table:table-cell table:style-name="ce19" table:formula="of:=([.V31]-[.U31])/2" office:value-type="float" office:value="13" calcext:value-type="float">
            <text:p>13</text:p>
          </table:table-cell>
          <table:table-cell table:style-name="ce20" table:formula="of:=[.T31]+[.U31]" office:value-type="float" office:value="19" calcext:value-type="float">
            <text:p>19</text:p>
          </table:table-cell>
          <table:table-cell table:style-name="ce21" table:formula="of:=([.W31]-[.U31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1]&gt;64;64+(([.V31]-64)*2.9);[.V31])" office:value-type="float" office:value="32" calcext:value-type="float">
            <text:p>32</text:p>
          </table:table-cell>
          <table:table-cell table:style-name="ce24" office:value-type="string" calcext:value-type="string">
            <text:p>DD4EEA</text:p>
          </table:table-cell>
          <table:table-cell table:style-name="ce24" office:value-type="string" calcext:value-type="string">
            <text:p>58D8</text:p>
          </table:table-cell>
          <table:table-cell table:style-name="ce27" office:value-type="float" office:value="1" calcext:value-type="float">
            <text:p>1</text:p>
          </table:table-cell>
          <table:table-cell table:style-name="Gnumeric-default" office:value-type="string" calcext:value-type="string">
            <text:p>BiomesOPlenty:gem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Ruby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2]*[.F32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2]" office:value-type="float" office:value="1" calcext:value-type="float">
            <text:p>1.000</text:p>
          </table:table-cell>
          <table:table-cell table:style-name="ce11" table:formula="of:=[.F32]" office:value-type="float" office:value="1" calcext:value-type="float">
            <text:p>1.000</text:p>
          </table:table-cell>
          <table:table-cell table:style-name="ce13" table:formula="of:=([.D32]/[.$B$13])/[.$D$2]" office:value-type="float" office:value="0.0728861783782511" calcext:value-type="float">
            <text:p>0.073</text:p>
          </table:table-cell>
          <table:table-cell table:style-name="ce14" table:formula="of:=SQRT([.I32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2]^(1/2)" office:value-type="float" office:value="0.519590611145776" calcext:value-type="float">
            <text:p>0.520</text:p>
          </table:table-cell>
          <table:table-cell table:style-name="ce14" table:formula="of:=([.J32]^(1/2))^(1/2)" office:value-type="float" office:value="0.720826339103793" calcext:value-type="float">
            <text:p>0.721</text:p>
          </table:table-cell>
          <table:table-cell table:style-name="ce13" table:formula="of:=([.D32]/[.$L$15])/[.$D$2]" office:value-type="float" office:value="0.0239693192713327" calcext:value-type="float">
            <text:p>0.024</text:p>
          </table:table-cell>
          <table:table-cell table:style-name="ce18" table:formula="of:=SQRT([.N32])" office:value-type="float" office:value="0.154820280555658" calcext:value-type="float">
            <text:p>0.155</text:p>
          </table:table-cell>
          <table:table-cell table:style-name="ce18" table:formula="of:=SQRT([.O32])" office:value-type="float" office:value="0.393472083578566" calcext:value-type="float">
            <text:p>0.393</text:p>
          </table:table-cell>
          <table:table-cell table:style-name="ce19" table:formula="of:=[.R32]+[.U32]" office:value-type="float" office:value="19" calcext:value-type="float">
            <text:p>19</text:p>
          </table:table-cell>
          <table:table-cell table:style-name="ce19" table:formula="of:=([.V32]-[.U32])/2" office:value-type="float" office:value="13" calcext:value-type="float">
            <text:p>13</text:p>
          </table:table-cell>
          <table:table-cell table:style-name="ce20" table:formula="of:=[.T32]+[.U32]" office:value-type="float" office:value="19" calcext:value-type="float">
            <text:p>19</text:p>
          </table:table-cell>
          <table:table-cell table:style-name="ce21" table:formula="of:=([.W32]-[.U32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2]&gt;64;64+(([.V32]-64)*2.9);[.V32])" office:value-type="float" office:value="32" calcext:value-type="float">
            <text:p>32</text:p>
          </table:table-cell>
          <table:table-cell table:style-name="ce24" office:value-type="string" calcext:value-type="string">
            <text:p>C60031</text:p>
          </table:table-cell>
          <table:table-cell table:style-name="ce24" office:value-type="string" calcext:value-type="string">
            <text:p>706D</text:p>
          </table:table-cell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BiomesOPlenty:gemOre:2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Peridot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3]*[.F33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3]" office:value-type="float" office:value="1" calcext:value-type="float">
            <text:p>1.000</text:p>
          </table:table-cell>
          <table:table-cell table:style-name="ce11" table:formula="of:=[.F33]" office:value-type="float" office:value="1" calcext:value-type="float">
            <text:p>1.000</text:p>
          </table:table-cell>
          <table:table-cell table:style-name="ce13" table:formula="of:=([.D33]/[.$B$13])/[.$D$2]" office:value-type="float" office:value="0.0728861783782511" calcext:value-type="float">
            <text:p>0.073</text:p>
          </table:table-cell>
          <table:table-cell table:style-name="ce14" table:formula="of:=SQRT([.I33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3]^(1/2)" office:value-type="float" office:value="0.519590611145776" calcext:value-type="float">
            <text:p>0.520</text:p>
          </table:table-cell>
          <table:table-cell table:style-name="ce14" table:formula="of:=([.J33]^(1/2))^(1/2)" office:value-type="float" office:value="0.720826339103793" calcext:value-type="float">
            <text:p>0.721</text:p>
          </table:table-cell>
          <table:table-cell table:style-name="ce13" table:formula="of:=([.D33]/[.$L$15])/[.$D$2]" office:value-type="float" office:value="0.0239693192713327" calcext:value-type="float">
            <text:p>0.024</text:p>
          </table:table-cell>
          <table:table-cell table:style-name="ce18" table:formula="of:=SQRT([.N33])" office:value-type="float" office:value="0.154820280555658" calcext:value-type="float">
            <text:p>0.155</text:p>
          </table:table-cell>
          <table:table-cell table:style-name="ce18" table:formula="of:=SQRT([.O33])" office:value-type="float" office:value="0.393472083578566" calcext:value-type="float">
            <text:p>0.393</text:p>
          </table:table-cell>
          <table:table-cell table:style-name="ce19" table:formula="of:=[.R33]+[.U33]" office:value-type="float" office:value="19" calcext:value-type="float">
            <text:p>19</text:p>
          </table:table-cell>
          <table:table-cell table:style-name="ce19" table:formula="of:=([.V33]-[.U33])/2" office:value-type="float" office:value="13" calcext:value-type="float">
            <text:p>13</text:p>
          </table:table-cell>
          <table:table-cell table:style-name="ce20" table:formula="of:=[.T33]+[.U33]" office:value-type="float" office:value="19" calcext:value-type="float">
            <text:p>19</text:p>
          </table:table-cell>
          <table:table-cell table:style-name="ce21" table:formula="of:=([.W33]-[.U33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3]&gt;64;64+(([.V33]-64)*2.9);[.V33])" office:value-type="float" office:value="32" calcext:value-type="float">
            <text:p>32</text:p>
          </table:table-cell>
          <table:table-cell table:style-name="ce24" office:value-type="string" calcext:value-type="string">
            <text:p>076855</text:p>
          </table:table-cell>
          <table:table-cell table:style-name="ce24" office:value-type="string" calcext:value-type="string">
            <text:p>A6AC</text:p>
          </table:table-cell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BiomesOPlenty:gemOre:4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Topaz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4]*[.F34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4]" office:value-type="float" office:value="1" calcext:value-type="float">
            <text:p>1.000</text:p>
          </table:table-cell>
          <table:table-cell table:style-name="ce11" table:formula="of:=[.F34]" office:value-type="float" office:value="1" calcext:value-type="float">
            <text:p>1.000</text:p>
          </table:table-cell>
          <table:table-cell table:style-name="ce13" table:formula="of:=([.D34]/[.$B$13])/[.$D$2]" office:value-type="float" office:value="0.0728861783782511" calcext:value-type="float">
            <text:p>0.073</text:p>
          </table:table-cell>
          <table:table-cell table:style-name="ce14" table:formula="of:=SQRT([.I34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4]^(1/2)" office:value-type="float" office:value="0.519590611145776" calcext:value-type="float">
            <text:p>0.520</text:p>
          </table:table-cell>
          <table:table-cell table:style-name="ce14" table:formula="of:=([.J34]^(1/2))^(1/2)" office:value-type="float" office:value="0.720826339103793" calcext:value-type="float">
            <text:p>0.721</text:p>
          </table:table-cell>
          <table:table-cell table:style-name="ce13" table:formula="of:=([.D34]/[.$L$15])/[.$D$2]" office:value-type="float" office:value="0.0239693192713327" calcext:value-type="float">
            <text:p>0.024</text:p>
          </table:table-cell>
          <table:table-cell table:style-name="ce18" table:formula="of:=SQRT([.N34])" office:value-type="float" office:value="0.154820280555658" calcext:value-type="float">
            <text:p>0.155</text:p>
          </table:table-cell>
          <table:table-cell table:style-name="ce18" table:formula="of:=SQRT([.O34])" office:value-type="float" office:value="0.393472083578566" calcext:value-type="float">
            <text:p>0.393</text:p>
          </table:table-cell>
          <table:table-cell table:style-name="ce19" table:formula="of:=[.R34]+[.U34]" office:value-type="float" office:value="19" calcext:value-type="float">
            <text:p>19</text:p>
          </table:table-cell>
          <table:table-cell table:style-name="ce19" table:formula="of:=([.V34]-[.U34])/2" office:value-type="float" office:value="13" calcext:value-type="float">
            <text:p>13</text:p>
          </table:table-cell>
          <table:table-cell table:style-name="ce20" table:formula="of:=[.T34]+[.U34]" office:value-type="float" office:value="19" calcext:value-type="float">
            <text:p>19</text:p>
          </table:table-cell>
          <table:table-cell table:style-name="ce21" table:formula="of:=([.W34]-[.U34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4]&gt;64;64+(([.V34]-64)*2.9);[.V34])" office:value-type="float" office:value="32" calcext:value-type="float">
            <text:p>32</text:p>
          </table:table-cell>
          <table:table-cell table:style-name="ce24" office:value-type="string" calcext:value-type="string">
            <text:p>D95A03</text:p>
          </table:table-cell>
          <table:table-cell table:style-name="ce24" office:value-type="string" calcext:value-type="string">
            <text:p>B7E1</text:p>
          </table:table-cell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BiomesOPlenty:gemOre:6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Tanzanite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5]*[.F35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5]" office:value-type="float" office:value="1" calcext:value-type="float">
            <text:p>1.000</text:p>
          </table:table-cell>
          <table:table-cell table:style-name="ce11" table:formula="of:=[.F35]" office:value-type="float" office:value="1" calcext:value-type="float">
            <text:p>1.000</text:p>
          </table:table-cell>
          <table:table-cell table:style-name="ce13" table:formula="of:=([.D35]/[.$B$13])/[.$D$2]" office:value-type="float" office:value="0.0728861783782511" calcext:value-type="float">
            <text:p>0.073</text:p>
          </table:table-cell>
          <table:table-cell table:style-name="ce14" table:formula="of:=SQRT([.I35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5]^(1/2)" office:value-type="float" office:value="0.519590611145776" calcext:value-type="float">
            <text:p>0.520</text:p>
          </table:table-cell>
          <table:table-cell table:style-name="ce14" table:formula="of:=([.J35]^(1/2))^(1/2)" office:value-type="float" office:value="0.720826339103793" calcext:value-type="float">
            <text:p>0.721</text:p>
          </table:table-cell>
          <table:table-cell table:style-name="ce13" table:formula="of:=([.D35]/[.$L$15])/[.$D$2]" office:value-type="float" office:value="0.0239693192713327" calcext:value-type="float">
            <text:p>0.024</text:p>
          </table:table-cell>
          <table:table-cell table:style-name="ce18" table:formula="of:=SQRT([.N35])" office:value-type="float" office:value="0.154820280555658" calcext:value-type="float">
            <text:p>0.155</text:p>
          </table:table-cell>
          <table:table-cell table:style-name="ce18" table:formula="of:=SQRT([.O35])" office:value-type="float" office:value="0.393472083578566" calcext:value-type="float">
            <text:p>0.393</text:p>
          </table:table-cell>
          <table:table-cell table:style-name="ce19" table:formula="of:=[.R35]+[.U35]" office:value-type="float" office:value="19" calcext:value-type="float">
            <text:p>19</text:p>
          </table:table-cell>
          <table:table-cell table:style-name="ce19" table:formula="of:=([.V35]-[.U35])/2" office:value-type="float" office:value="13" calcext:value-type="float">
            <text:p>13</text:p>
          </table:table-cell>
          <table:table-cell table:style-name="ce20" table:formula="of:=[.T35]+[.U35]" office:value-type="float" office:value="19" calcext:value-type="float">
            <text:p>19</text:p>
          </table:table-cell>
          <table:table-cell table:style-name="ce21" table:formula="of:=([.W35]-[.U35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5]&gt;64;64+(([.V35]-64)*2.9);[.V35])" office:value-type="float" office:value="32" calcext:value-type="float">
            <text:p>32</text:p>
          </table:table-cell>
          <table:table-cell table:style-name="ce24" office:value-type="string" calcext:value-type="string">
            <text:p>7701B9</text:p>
          </table:table-cell>
          <table:table-cell table:style-name="ce24" office:value-type="string" calcext:value-type="string">
            <text:p>A51A</text:p>
          </table:table-cell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BiomesOPlenty:gemOre:8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Malachite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6]*[.F36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6]" office:value-type="float" office:value="1" calcext:value-type="float">
            <text:p>1.000</text:p>
          </table:table-cell>
          <table:table-cell table:style-name="ce11" table:formula="of:=[.F36]" office:value-type="float" office:value="1" calcext:value-type="float">
            <text:p>1.000</text:p>
          </table:table-cell>
          <table:table-cell table:style-name="ce13" table:formula="of:=([.D36]/[.$B$13])/[.$D$2]" office:value-type="float" office:value="0.0728861783782511" calcext:value-type="float">
            <text:p>0.073</text:p>
          </table:table-cell>
          <table:table-cell table:style-name="ce14" table:formula="of:=SQRT([.I36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6]^(1/2)" office:value-type="float" office:value="0.519590611145776" calcext:value-type="float">
            <text:p>0.520</text:p>
          </table:table-cell>
          <table:table-cell table:style-name="ce14" table:formula="of:=([.J36]^(1/2))^(1/2)" office:value-type="float" office:value="0.720826339103793" calcext:value-type="float">
            <text:p>0.721</text:p>
          </table:table-cell>
          <table:table-cell table:style-name="ce13" table:formula="of:=([.D36]/[.$L$15])/[.$D$2]" office:value-type="float" office:value="0.0239693192713327" calcext:value-type="float">
            <text:p>0.024</text:p>
          </table:table-cell>
          <table:table-cell table:style-name="ce18" table:formula="of:=SQRT([.N36])" office:value-type="float" office:value="0.154820280555658" calcext:value-type="float">
            <text:p>0.155</text:p>
          </table:table-cell>
          <table:table-cell table:style-name="ce18" table:formula="of:=SQRT([.O36])" office:value-type="float" office:value="0.393472083578566" calcext:value-type="float">
            <text:p>0.393</text:p>
          </table:table-cell>
          <table:table-cell table:style-name="ce19" table:formula="of:=[.R36]+[.U36]" office:value-type="float" office:value="19" calcext:value-type="float">
            <text:p>19</text:p>
          </table:table-cell>
          <table:table-cell table:style-name="ce19" table:formula="of:=([.V36]-[.U36])/2" office:value-type="float" office:value="13" calcext:value-type="float">
            <text:p>13</text:p>
          </table:table-cell>
          <table:table-cell table:style-name="ce20" table:formula="of:=[.T36]+[.U36]" office:value-type="float" office:value="19" calcext:value-type="float">
            <text:p>19</text:p>
          </table:table-cell>
          <table:table-cell table:style-name="ce21" table:formula="of:=([.W36]-[.U36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6]&gt;64;64+(([.V36]-64)*2.9);[.V36])" office:value-type="float" office:value="32" calcext:value-type="float">
            <text:p>32</text:p>
          </table:table-cell>
          <table:table-cell table:style-name="ce24" office:value-type="string" calcext:value-type="string">
            <text:p>109D81</text:p>
          </table:table-cell>
          <table:table-cell table:style-name="ce24" office:value-type="string" calcext:value-type="string">
            <text:p>5A38</text:p>
          </table:table-cell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BiomesOPlenty:gemOre:10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Sapphire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7]*[.F37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7]" office:value-type="float" office:value="1" calcext:value-type="float">
            <text:p>1.000</text:p>
          </table:table-cell>
          <table:table-cell table:style-name="ce11" table:formula="of:=[.F37]" office:value-type="float" office:value="1" calcext:value-type="float">
            <text:p>1.000</text:p>
          </table:table-cell>
          <table:table-cell table:style-name="ce13" table:formula="of:=([.D37]/[.$B$13])/[.$D$2]" office:value-type="float" office:value="0.0728861783782511" calcext:value-type="float">
            <text:p>0.073</text:p>
          </table:table-cell>
          <table:table-cell table:style-name="ce14" table:formula="of:=SQRT([.I37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7]^(1/2)" office:value-type="float" office:value="0.519590611145776" calcext:value-type="float">
            <text:p>0.520</text:p>
          </table:table-cell>
          <table:table-cell table:style-name="ce14" table:formula="of:=([.J37]^(1/2))^(1/2)" office:value-type="float" office:value="0.720826339103793" calcext:value-type="float">
            <text:p>0.721</text:p>
          </table:table-cell>
          <table:table-cell table:style-name="ce13" table:formula="of:=([.D37]/[.$L$15])/[.$D$2]" office:value-type="float" office:value="0.0239693192713327" calcext:value-type="float">
            <text:p>0.024</text:p>
          </table:table-cell>
          <table:table-cell table:style-name="ce18" table:formula="of:=SQRT([.N37])" office:value-type="float" office:value="0.154820280555658" calcext:value-type="float">
            <text:p>0.155</text:p>
          </table:table-cell>
          <table:table-cell table:style-name="ce18" table:formula="of:=SQRT([.O37])" office:value-type="float" office:value="0.393472083578566" calcext:value-type="float">
            <text:p>0.393</text:p>
          </table:table-cell>
          <table:table-cell table:style-name="ce19" table:formula="of:=[.R37]+[.U37]" office:value-type="float" office:value="19" calcext:value-type="float">
            <text:p>19</text:p>
          </table:table-cell>
          <table:table-cell table:style-name="ce19" table:formula="of:=([.V37]-[.U37])/2" office:value-type="float" office:value="13" calcext:value-type="float">
            <text:p>13</text:p>
          </table:table-cell>
          <table:table-cell table:style-name="ce20" table:formula="of:=[.T37]+[.U37]" office:value-type="float" office:value="19" calcext:value-type="float">
            <text:p>19</text:p>
          </table:table-cell>
          <table:table-cell table:style-name="ce21" table:formula="of:=([.W37]-[.U37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7]&gt;64;64+(([.V37]-64)*2.9);[.V37])" office:value-type="float" office:value="32" calcext:value-type="float">
            <text:p>32</text:p>
          </table:table-cell>
          <table:table-cell table:style-name="ce24" office:value-type="string" calcext:value-type="string">
            <text:p>3494C3</text:p>
          </table:table-cell>
          <table:table-cell table:style-name="ce24" office:value-type="float" office:value="7474" calcext:value-type="float">
            <text:p>7474</text:p>
          </table:table-cell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BiomesOPlenty:gemOre:12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Amber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38]*[.F38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8]" office:value-type="float" office:value="1" calcext:value-type="float">
            <text:p>1.000</text:p>
          </table:table-cell>
          <table:table-cell table:style-name="ce11" table:formula="of:=[.F38]" office:value-type="float" office:value="1" calcext:value-type="float">
            <text:p>1.000</text:p>
          </table:table-cell>
          <table:table-cell table:style-name="ce13" table:formula="of:=([.D38]/[.$B$13])/[.$D$2]" office:value-type="float" office:value="0.0728861783782511" calcext:value-type="float">
            <text:p>0.073</text:p>
          </table:table-cell>
          <table:table-cell table:style-name="ce14" table:formula="of:=SQRT([.I38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38]^(1/2)" office:value-type="float" office:value="0.519590611145776" calcext:value-type="float">
            <text:p>0.520</text:p>
          </table:table-cell>
          <table:table-cell table:style-name="ce14" table:formula="of:=([.J38]^(1/2))^(1/2)" office:value-type="float" office:value="0.720826339103793" calcext:value-type="float">
            <text:p>0.721</text:p>
          </table:table-cell>
          <table:table-cell table:style-name="ce13" table:formula="of:=([.D38]/[.$L$15])/[.$D$2]" office:value-type="float" office:value="0.0239693192713327" calcext:value-type="float">
            <text:p>0.024</text:p>
          </table:table-cell>
          <table:table-cell table:style-name="ce18" table:formula="of:=SQRT([.N38])" office:value-type="float" office:value="0.154820280555658" calcext:value-type="float">
            <text:p>0.155</text:p>
          </table:table-cell>
          <table:table-cell table:style-name="ce18" table:formula="of:=SQRT([.O38])" office:value-type="float" office:value="0.393472083578566" calcext:value-type="float">
            <text:p>0.393</text:p>
          </table:table-cell>
          <table:table-cell table:style-name="ce19" table:formula="of:=[.R38]+[.U38]" office:value-type="float" office:value="19" calcext:value-type="float">
            <text:p>19</text:p>
          </table:table-cell>
          <table:table-cell table:style-name="ce19" table:formula="of:=([.V38]-[.U38])/2" office:value-type="float" office:value="13" calcext:value-type="float">
            <text:p>13</text:p>
          </table:table-cell>
          <table:table-cell table:style-name="ce20" table:formula="of:=[.T38]+[.U38]" office:value-type="float" office:value="19" calcext:value-type="float">
            <text:p>19</text:p>
          </table:table-cell>
          <table:table-cell table:style-name="ce21" table:formula="of:=([.W38]-[.U38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8]&gt;64;64+(([.V38]-64)*2.9);[.V38])" office:value-type="float" office:value="32" calcext:value-type="float">
            <text:p>32</text:p>
          </table:table-cell>
          <table:table-cell table:style-name="ce24" office:value-type="string" calcext:value-type="string">
            <text:p>FE9D1B</text:p>
          </table:table-cell>
          <table:table-cell table:style-name="ce24" office:value-type="string" calcext:value-type="string">
            <text:p>1FEF</text:p>
          </table:table-cell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BiomesOPlenty:gemOre:14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Andes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39]*[.F39]" office:value-type="float" office:value="128" calcext:value-type="float">
            <text:p>12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39]" office:value-type="float" office:value="16" calcext:value-type="float">
            <text:p>16.000</text:p>
          </table:table-cell>
          <table:table-cell table:style-name="ce11" table:formula="of:=[.F39]" office:value-type="float" office:value="8" calcext:value-type="float">
            <text:p>8.000</text:p>
          </table:table-cell>
          <table:table-cell table:style-name="ce13" table:formula="of:=([.D39]/[.$B$10])/[.$D$2]" office:value-type="float" office:value="4.00782778864971" calcext:value-type="float">
            <text:p>4.008</text:p>
          </table:table-cell>
          <table:table-cell table:style-name="ce14" table:formula="of:=SQRT([.I39])" office:value-type="float" office:value="2.00195599068753" calcext:value-type="float">
            <text:p>2.002</text:p>
          </table:table-cell>
          <table:table-cell table:style-name="ce14" table:formula="of:=([.J39]^(1/2))^(1/3)" office:value-type="float" office:value="1.12264493424068" calcext:value-type="float">
            <text:p>1.123</text:p>
          </table:table-cell>
          <table:table-cell table:style-name="ce14" table:formula="of:=[.J39]^(1/2)" office:value-type="float" office:value="1.4149049405128" calcext:value-type="float">
            <text:p>1.415</text:p>
          </table:table-cell>
          <table:table-cell table:style-name="ce14" table:formula="of:=([.J39]^(1/2))^(1/2)" office:value-type="float" office:value="1.18949776818319" calcext:value-type="float">
            <text:p>1.189</text:p>
          </table:table-cell>
          <table:table-cell table:style-name="ce13" table:formula="of:=([.D39]/[.$L$15])/[.$D$2]" office:value-type="float" office:value="3.06807286673058" calcext:value-type="float">
            <text:p>3.068</text:p>
          </table:table-cell>
          <table:table-cell table:style-name="ce18" table:formula="of:=SQRT([.N39])" office:value-type="float" office:value="1.75159152393775" calcext:value-type="float">
            <text:p>1.752</text:p>
          </table:table-cell>
          <table:table-cell table:style-name="ce18" table:formula="of:=SQRT([.O39])" office:value-type="float" office:value="1.3234770583345" calcext:value-type="float">
            <text:p>1.323</text:p>
          </table:table-cell>
          <table:table-cell table:style-name="ce19" table:formula="of:=[.R39]+[.U39]" office:value-type="float" office:value="67" calcext:value-type="float">
            <text:p>67</text:p>
          </table:table-cell>
          <table:table-cell table:style-name="ce19" table:formula="of:=([.V39]-[.U39])/2" office:value-type="float" office:value="61" calcext:value-type="float">
            <text:p>61</text:p>
          </table:table-cell>
          <table:table-cell table:style-name="ce20" table:formula="of:=[.T39]+[.U39]" office:value-type="float" office:value="127.8" calcext:value-type="float">
            <text:p>127.8</text:p>
          </table:table-cell>
          <table:table-cell table:style-name="ce21" table:formula="of:=([.W39]-[.U39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39]&gt;64;64+(([.V39]-64)*2.9);[.V39])" office:value-type="float" office:value="249.6" calcext:value-type="float">
            <text:p>249.6</text:p>
          </table:table-cell>
          <table:table-cell table:style-name="ce24" office:value-type="string" calcext:value-type="string">
            <text:p>CECAB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chisel:andesit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Di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0]*[.F40]" office:value-type="float" office:value="128" calcext:value-type="float">
            <text:p>12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40]" office:value-type="float" office:value="16" calcext:value-type="float">
            <text:p>16.000</text:p>
          </table:table-cell>
          <table:table-cell table:style-name="ce11" table:formula="of:=[.F40]" office:value-type="float" office:value="8" calcext:value-type="float">
            <text:p>8.000</text:p>
          </table:table-cell>
          <table:table-cell table:style-name="ce13" table:formula="of:=([.D40]/[.$B$10])/[.$D$2]" office:value-type="float" office:value="4.00782778864971" calcext:value-type="float">
            <text:p>4.008</text:p>
          </table:table-cell>
          <table:table-cell table:style-name="ce14" table:formula="of:=SQRT([.I40])" office:value-type="float" office:value="2.00195599068753" calcext:value-type="float">
            <text:p>2.002</text:p>
          </table:table-cell>
          <table:table-cell table:style-name="ce14" table:formula="of:=([.J40]^(1/2))^(1/3)" office:value-type="float" office:value="1.12264493424068" calcext:value-type="float">
            <text:p>1.123</text:p>
          </table:table-cell>
          <table:table-cell table:style-name="ce14" table:formula="of:=[.J40]^(1/2)" office:value-type="float" office:value="1.4149049405128" calcext:value-type="float">
            <text:p>1.415</text:p>
          </table:table-cell>
          <table:table-cell table:style-name="ce14" table:formula="of:=([.J40]^(1/2))^(1/2)" office:value-type="float" office:value="1.18949776818319" calcext:value-type="float">
            <text:p>1.189</text:p>
          </table:table-cell>
          <table:table-cell table:style-name="ce13" table:formula="of:=([.D40]/[.$L$15])/[.$D$2]" office:value-type="float" office:value="3.06807286673058" calcext:value-type="float">
            <text:p>3.068</text:p>
          </table:table-cell>
          <table:table-cell table:style-name="ce18" table:formula="of:=SQRT([.N40])" office:value-type="float" office:value="1.75159152393775" calcext:value-type="float">
            <text:p>1.752</text:p>
          </table:table-cell>
          <table:table-cell table:style-name="ce18" table:formula="of:=SQRT([.O40])" office:value-type="float" office:value="1.3234770583345" calcext:value-type="float">
            <text:p>1.323</text:p>
          </table:table-cell>
          <table:table-cell table:style-name="ce19" table:formula="of:=[.R40]+[.U40]" office:value-type="float" office:value="67" calcext:value-type="float">
            <text:p>67</text:p>
          </table:table-cell>
          <table:table-cell table:style-name="ce19" table:formula="of:=([.V40]-[.U40])/2" office:value-type="float" office:value="61" calcext:value-type="float">
            <text:p>61</text:p>
          </table:table-cell>
          <table:table-cell table:style-name="ce20" table:formula="of:=[.T40]+[.U40]" office:value-type="float" office:value="127.8" calcext:value-type="float">
            <text:p>127.8</text:p>
          </table:table-cell>
          <table:table-cell table:style-name="ce21" table:formula="of:=([.W40]-[.U40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40]&gt;64;64+(([.V40]-64)*2.9);[.V40])" office:value-type="float" office:value="249.6" calcext:value-type="float">
            <text:p>249.6</text:p>
          </table:table-cell>
          <table:table-cell table:style-name="ce24" office:value-type="string" calcext:value-type="string">
            <text:p>E6E5D3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chisel:diorit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Gran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1]*[.F41]" office:value-type="float" office:value="128" calcext:value-type="float">
            <text:p>12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41]" office:value-type="float" office:value="16" calcext:value-type="float">
            <text:p>16.000</text:p>
          </table:table-cell>
          <table:table-cell table:style-name="ce11" table:formula="of:=[.F41]" office:value-type="float" office:value="8" calcext:value-type="float">
            <text:p>8.000</text:p>
          </table:table-cell>
          <table:table-cell table:style-name="ce13" table:formula="of:=([.D41]/[.$B$10])/[.$D$2]" office:value-type="float" office:value="4.00782778864971" calcext:value-type="float">
            <text:p>4.008</text:p>
          </table:table-cell>
          <table:table-cell table:style-name="ce14" table:formula="of:=SQRT([.I41])" office:value-type="float" office:value="2.00195599068753" calcext:value-type="float">
            <text:p>2.002</text:p>
          </table:table-cell>
          <table:table-cell table:style-name="ce14" table:formula="of:=([.J41]^(1/2))^(1/3)" office:value-type="float" office:value="1.12264493424068" calcext:value-type="float">
            <text:p>1.123</text:p>
          </table:table-cell>
          <table:table-cell table:style-name="ce14" table:formula="of:=[.J41]^(1/2)" office:value-type="float" office:value="1.4149049405128" calcext:value-type="float">
            <text:p>1.415</text:p>
          </table:table-cell>
          <table:table-cell table:style-name="ce14" table:formula="of:=([.J41]^(1/2))^(1/2)" office:value-type="float" office:value="1.18949776818319" calcext:value-type="float">
            <text:p>1.189</text:p>
          </table:table-cell>
          <table:table-cell table:style-name="ce13" table:formula="of:=([.D41]/[.$L$15])/[.$D$2]" office:value-type="float" office:value="3.06807286673058" calcext:value-type="float">
            <text:p>3.068</text:p>
          </table:table-cell>
          <table:table-cell table:style-name="ce18" table:formula="of:=SQRT([.N41])" office:value-type="float" office:value="1.75159152393775" calcext:value-type="float">
            <text:p>1.752</text:p>
          </table:table-cell>
          <table:table-cell table:style-name="ce18" table:formula="of:=SQRT([.O41])" office:value-type="float" office:value="1.3234770583345" calcext:value-type="float">
            <text:p>1.323</text:p>
          </table:table-cell>
          <table:table-cell table:style-name="ce19" table:formula="of:=[.R41]+[.U41]" office:value-type="float" office:value="67" calcext:value-type="float">
            <text:p>67</text:p>
          </table:table-cell>
          <table:table-cell table:style-name="ce19" table:formula="of:=([.V41]-[.U41])/2" office:value-type="float" office:value="61" calcext:value-type="float">
            <text:p>61</text:p>
          </table:table-cell>
          <table:table-cell table:style-name="ce20" table:formula="of:=[.T41]+[.U41]" office:value-type="float" office:value="127.8" calcext:value-type="float">
            <text:p>127.8</text:p>
          </table:table-cell>
          <table:table-cell table:style-name="ce21" table:formula="of:=([.W41]-[.U41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41]&gt;64;64+(([.V41]-64)*2.9);[.V41])" office:value-type="float" office:value="249.6" calcext:value-type="float">
            <text:p>249.6</text:p>
          </table:table-cell>
          <table:table-cell table:style-name="ce24" office:value-type="string" calcext:value-type="string">
            <text:p>F2D9C3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chisel:granit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Limesto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2]*[.F42]" office:value-type="float" office:value="176" calcext:value-type="float">
            <text:p>176</text:p>
          </table:table-cell>
          <table:table-cell table:style-name="Gnumeric-default" office:value-type="float" office:value="22" calcext:value-type="float">
            <text:p>2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42]" office:value-type="float" office:value="22" calcext:value-type="float">
            <text:p>22.000</text:p>
          </table:table-cell>
          <table:table-cell table:style-name="ce11" table:formula="of:=[.F42]" office:value-type="float" office:value="8" calcext:value-type="float">
            <text:p>8.000</text:p>
          </table:table-cell>
          <table:table-cell table:style-name="ce13" table:formula="of:=([.D42]/[.$B$10])/[.$D$2]" office:value-type="float" office:value="5.51076320939335" calcext:value-type="float">
            <text:p>5.511</text:p>
          </table:table-cell>
          <table:table-cell table:style-name="ce14" table:formula="of:=SQRT([.I42])" office:value-type="float" office:value="2.34750148229843" calcext:value-type="float">
            <text:p>2.348</text:p>
          </table:table-cell>
          <table:table-cell table:style-name="ce14" table:formula="of:=([.J42]^(1/2))^(1/3)" office:value-type="float" office:value="1.15283630787673" calcext:value-type="float">
            <text:p>1.153</text:p>
          </table:table-cell>
          <table:table-cell table:style-name="ce14" table:formula="of:=[.J42]^(1/2)" office:value-type="float" office:value="1.53215582833419" calcext:value-type="float">
            <text:p>1.532</text:p>
          </table:table-cell>
          <table:table-cell table:style-name="ce14" table:formula="of:=([.J42]^(1/2))^(1/2)" office:value-type="float" office:value="1.23780282288182" calcext:value-type="float">
            <text:p>1.238</text:p>
          </table:table-cell>
          <table:table-cell table:style-name="ce13" table:formula="of:=([.D42]/[.$L$15])/[.$D$2]" office:value-type="float" office:value="4.21860019175456" calcext:value-type="float">
            <text:p>4.219</text:p>
          </table:table-cell>
          <table:table-cell table:style-name="ce18" table:formula="of:=SQRT([.N42])" office:value-type="float" office:value="2.0539231221627" calcext:value-type="float">
            <text:p>2.054</text:p>
          </table:table-cell>
          <table:table-cell table:style-name="ce18" table:formula="of:=SQRT([.O42])" office:value-type="float" office:value="1.43315146518527" calcext:value-type="float">
            <text:p>1.433</text:p>
          </table:table-cell>
          <table:table-cell table:style-name="ce19" table:formula="of:=[.R42]+[.U42]" office:value-type="float" office:value="67" calcext:value-type="float">
            <text:p>67</text:p>
          </table:table-cell>
          <table:table-cell table:style-name="ce19" table:formula="of:=([.V42]-[.U42])/2" office:value-type="float" office:value="61" calcext:value-type="float">
            <text:p>61</text:p>
          </table:table-cell>
          <table:table-cell table:style-name="ce20" table:formula="of:=[.T42]+[.U42]" office:value-type="float" office:value="127.8" calcext:value-type="float">
            <text:p>127.8</text:p>
          </table:table-cell>
          <table:table-cell table:style-name="ce21" table:formula="of:=([.W42]-[.U42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42]&gt;64;64+(([.V42]-64)*2.9);[.V42])" office:value-type="float" office:value="249.6" calcext:value-type="float">
            <text:p>249.6</text:p>
          </table:table-cell>
          <table:table-cell table:style-name="ce24" office:value-type="string" calcext:value-type="string">
            <text:p>A5A28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chisel:limeston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Marbl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3]*[.F43]" office:value-type="float" office:value="154" calcext:value-type="float">
            <text:p>154</text:p>
          </table:table-cell>
          <table:table-cell table:style-name="Gnumeric-default" office:value-type="float" office:value="22" calcext:value-type="float">
            <text:p>22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1" table:formula="of:=[.E43]" office:value-type="float" office:value="22" calcext:value-type="float">
            <text:p>22.000</text:p>
          </table:table-cell>
          <table:table-cell table:style-name="ce11" table:formula="of:=[.F43]" office:value-type="float" office:value="7" calcext:value-type="float">
            <text:p>7.000</text:p>
          </table:table-cell>
          <table:table-cell table:style-name="ce13" table:formula="of:=([.D43]/[.$B$10])/[.$D$2]" office:value-type="float" office:value="4.82191780821918" calcext:value-type="float">
            <text:p>4.822</text:p>
          </table:table-cell>
          <table:table-cell table:style-name="ce14" table:formula="of:=SQRT([.I43])" office:value-type="float" office:value="2.19588656542618" calcext:value-type="float">
            <text:p>2.196</text:p>
          </table:table-cell>
          <table:table-cell table:style-name="ce14" table:formula="of:=([.J43]^(1/2))^(1/3)" office:value-type="float" office:value="1.1400790983734" calcext:value-type="float">
            <text:p>1.140</text:p>
          </table:table-cell>
          <table:table-cell table:style-name="ce14" table:formula="of:=[.J43]^(1/2)" office:value-type="float" office:value="1.4818524101361" calcext:value-type="float">
            <text:p>1.482</text:p>
          </table:table-cell>
          <table:table-cell table:style-name="ce14" table:formula="of:=([.J43]^(1/2))^(1/2)" office:value-type="float" office:value="1.21731360385732" calcext:value-type="float">
            <text:p>1.217</text:p>
          </table:table-cell>
          <table:table-cell table:style-name="ce13" table:formula="of:=([.D43]/[.$L$15])/[.$D$2]" office:value-type="float" office:value="3.69127516778524" calcext:value-type="float">
            <text:p>3.691</text:p>
          </table:table-cell>
          <table:table-cell table:style-name="ce18" table:formula="of:=SQRT([.N43])" office:value-type="float" office:value="1.92126915547646" calcext:value-type="float">
            <text:p>1.921</text:p>
          </table:table-cell>
          <table:table-cell table:style-name="ce18" table:formula="of:=SQRT([.O43])" office:value-type="float" office:value="1.38609853743392" calcext:value-type="float">
            <text:p>1.386</text:p>
          </table:table-cell>
          <table:table-cell table:style-name="ce19" table:formula="of:=[.R43]+[.U43]" office:value-type="float" office:value="67" calcext:value-type="float">
            <text:p>67</text:p>
          </table:table-cell>
          <table:table-cell table:style-name="ce19" table:formula="of:=([.V43]-[.U43])/2" office:value-type="float" office:value="61" calcext:value-type="float">
            <text:p>61</text:p>
          </table:table-cell>
          <table:table-cell table:style-name="ce20" table:formula="of:=[.T43]+[.U43]" office:value-type="float" office:value="127.8" calcext:value-type="float">
            <text:p>127.8</text:p>
          </table:table-cell>
          <table:table-cell table:style-name="ce21" table:formula="of:=([.W43]-[.U43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43]&gt;64;64+(([.V43]-64)*2.9);[.V43])" office:value-type="float" office:value="249.6" calcext:value-type="float">
            <text:p>249.6</text:p>
          </table:table-cell>
          <table:table-cell table:style-name="ce24" office:value-type="string" calcext:value-type="string">
            <text:p>CECEC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chisel:marbl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4]*[.F44]" office:value-type="float" office:value="48" calcext:value-type="float">
            <text:p>4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44]" office:value-type="float" office:value="6" calcext:value-type="float">
            <text:p>6.000</text:p>
          </table:table-cell>
          <table:table-cell table:style-name="ce11" table:formula="of:=[.F44]" office:value-type="float" office:value="8" calcext:value-type="float">
            <text:p>8.000</text:p>
          </table:table-cell>
          <table:table-cell table:style-name="ce13" table:formula="of:=([.D44]/[.$B$10])/[.$D$2]" office:value-type="float" office:value="1.50293542074364" calcext:value-type="float">
            <text:p>1.503</text:p>
          </table:table-cell>
          <table:table-cell table:style-name="ce14" table:formula="of:=SQRT([.I44])" office:value-type="float" office:value="1.22594266617311" calcext:value-type="float">
            <text:p>1.226</text:p>
          </table:table-cell>
          <table:table-cell table:style-name="ce14" table:formula="of:=([.J44]^(1/2))^(1/3)" office:value-type="float" office:value="1.03453461533727" calcext:value-type="float">
            <text:p>1.035</text:p>
          </table:table-cell>
          <table:table-cell table:style-name="ce14" table:formula="of:=[.J44]^(1/2)" office:value-type="float" office:value="1.10722295233305" calcext:value-type="float">
            <text:p>1.107</text:p>
          </table:table-cell>
          <table:table-cell table:style-name="ce14" table:formula="of:=([.J44]^(1/2))^(1/2)" office:value-type="float" office:value="1.05224662144055" calcext:value-type="float">
            <text:p>1.052</text:p>
          </table:table-cell>
          <table:table-cell table:style-name="ce13" table:formula="of:=([.D44]/[.$L$15])/[.$D$2]" office:value-type="float" office:value="1.15052732502397" calcext:value-type="float">
            <text:p>1.151</text:p>
          </table:table-cell>
          <table:table-cell table:style-name="ce18" table:formula="of:=SQRT([.N44])" office:value-type="float" office:value="1.07262636785787" calcext:value-type="float">
            <text:p>1.073</text:p>
          </table:table-cell>
          <table:table-cell table:style-name="ce18" table:formula="of:=SQRT([.O44])" office:value-type="float" office:value="1.03567676804004" calcext:value-type="float">
            <text:p>1.036</text:p>
          </table:table-cell>
          <table:table-cell table:style-name="ce19" table:formula="of:=[.R44]+[.U44]" office:value-type="float" office:value="48" calcext:value-type="float">
            <text:p>48</text:p>
          </table:table-cell>
          <table:table-cell table:style-name="ce19" table:formula="of:=([.V44]-[.U44])/2" office:value-type="float" office:value="16" calcext:value-type="float">
            <text:p>16</text:p>
          </table:table-cell>
          <table:table-cell table:style-name="ce20" table:formula="of:=[.T44]+[.U44]" office:value-type="float" office:value="48" calcext:value-type="float">
            <text:p>48</text:p>
          </table:table-cell>
          <table:table-cell table:style-name="ce21" table:formula="of:=([.W44]-[.U44])/2" office:value-type="float" office:value="16" calcext:value-type="float">
            <text:p>16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44]&gt;64;64+(([.V44]-64)*2.9);[.V44])" office:value-type="float" office:value="64" calcext:value-type="float">
            <text:p>64</text:p>
          </table:table-cell>
          <table:table-cell table:style-name="ce24" office:value-type="string" calcext:value-type="string">
            <text:p>BB6E3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ElectriCraft:electricraft_block_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5]*[.F45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45]" office:value-type="float" office:value="8" calcext:value-type="float">
            <text:p>8.000</text:p>
          </table:table-cell>
          <table:table-cell table:style-name="ce11" table:formula="of:=[.F45]" office:value-type="float" office:value="8" calcext:value-type="float">
            <text:p>8.000</text:p>
          </table:table-cell>
          <table:table-cell table:style-name="ce13" table:formula="of:=([.D45]/[.$B$10])/[.$D$2]" office:value-type="float" office:value="2.00391389432485" calcext:value-type="float">
            <text:p>2.004</text:p>
          </table:table-cell>
          <table:table-cell table:style-name="ce14" table:formula="of:=SQRT([.I45])" office:value-type="float" office:value="1.41559665665219" calcext:value-type="float">
            <text:p>1.416</text:p>
          </table:table-cell>
          <table:table-cell table:style-name="ce14" table:formula="of:=([.J45]^(1/2))^(1/3)" office:value-type="float" office:value="1.059635715692" calcext:value-type="float">
            <text:p>1.060</text:p>
          </table:table-cell>
          <table:table-cell table:style-name="ce14" table:formula="of:=[.J45]^(1/2)" office:value-type="float" office:value="1.18978849240199" calcext:value-type="float">
            <text:p>1.190</text:p>
          </table:table-cell>
          <table:table-cell table:style-name="ce14" table:formula="of:=([.J45]^(1/2))^(1/2)" office:value-type="float" office:value="1.09077426280692" calcext:value-type="float">
            <text:p>1.091</text:p>
          </table:table-cell>
          <table:table-cell table:style-name="ce13" table:formula="of:=([.D45]/[.$L$15])/[.$D$2]" office:value-type="float" office:value="1.53403643336529" calcext:value-type="float">
            <text:p>1.534</text:p>
          </table:table-cell>
          <table:table-cell table:style-name="ce18" table:formula="of:=SQRT([.N45])" office:value-type="float" office:value="1.23856224444527" calcext:value-type="float">
            <text:p>1.239</text:p>
          </table:table-cell>
          <table:table-cell table:style-name="ce18" table:formula="of:=SQRT([.O45])" office:value-type="float" office:value="1.11290711402402" calcext:value-type="float">
            <text:p>1.113</text:p>
          </table:table-cell>
          <table:table-cell table:style-name="ce19" table:formula="of:=[.R45]+[.U45]" office:value-type="float" office:value="60" calcext:value-type="float">
            <text:p>60</text:p>
          </table:table-cell>
          <table:table-cell table:style-name="ce19" table:formula="of:=([.V45]-[.U45])/2" office:value-type="float" office:value="12" calcext:value-type="float">
            <text:p>12</text:p>
          </table:table-cell>
          <table:table-cell table:style-name="ce20" table:formula="of:=[.T45]+[.U45]" office:value-type="float" office:value="67.6" calcext:value-type="float">
            <text:p>67.6</text:p>
          </table:table-cell>
          <table:table-cell table:style-name="ce21" table:formula="of:=([.W45]-[.U45])/2" office:value-type="float" office:value="19.6" calcext:value-type="float">
            <text:p>19.6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72" calcext:value-type="float">
            <text:p>72</text:p>
          </table:table-cell>
          <table:table-cell table:style-name="Gnumeric-default" table:formula="of:=IF([.V45]&gt;64;64+(([.V45]-64)*2.9);[.V45])" office:value-type="float" office:value="87.2" calcext:value-type="float">
            <text:p>87.2</text:p>
          </table:table-cell>
          <table:table-cell table:style-name="ce24" office:value-type="string" calcext:value-type="string">
            <text:p>A9C7C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ElectriCraft:electricraft_block_ore:1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6]*[.F46]" office:value-type="float" office:value="24" calcext:value-type="float">
            <text:p>2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46]" office:value-type="float" office:value="6" calcext:value-type="float">
            <text:p>6.000</text:p>
          </table:table-cell>
          <table:table-cell table:style-name="ce11" table:formula="of:=[.F46]" office:value-type="float" office:value="4" calcext:value-type="float">
            <text:p>4.000</text:p>
          </table:table-cell>
          <table:table-cell table:style-name="ce13" table:formula="of:=([.D46]/[.$B$10])/[.$D$2]" office:value-type="float" office:value="0.75146771037182" calcext:value-type="float">
            <text:p>0.751</text:p>
          </table:table-cell>
          <table:table-cell table:style-name="ce14" table:formula="of:=SQRT([.I46])" office:value-type="float" office:value="0.866872372596924" calcext:value-type="float">
            <text:p>0.867</text:p>
          </table:table-cell>
          <table:table-cell table:style-name="ce14" table:formula="of:=([.J46]^(1/2))^(1/3)" office:value-type="float" office:value="0.976470648996882" calcext:value-type="float">
            <text:p>0.976</text:p>
          </table:table-cell>
          <table:table-cell table:style-name="ce14" table:formula="of:=[.J46]^(1/2)" office:value-type="float" office:value="0.931059811503495" calcext:value-type="float">
            <text:p>0.931</text:p>
          </table:table-cell>
          <table:table-cell table:style-name="ce14" table:formula="of:=([.J46]^(1/2))^(1/2)" office:value-type="float" office:value="0.964914406309438" calcext:value-type="float">
            <text:p>0.965</text:p>
          </table:table-cell>
          <table:table-cell table:style-name="ce13" table:formula="of:=([.D46]/[.$L$15])/[.$D$2]" office:value-type="float" office:value="0.575263662511985" calcext:value-type="float">
            <text:p>0.575</text:p>
          </table:table-cell>
          <table:table-cell table:style-name="ce18" table:formula="of:=SQRT([.N46])" office:value-type="float" office:value="0.758461378391797" calcext:value-type="float">
            <text:p>0.758</text:p>
          </table:table-cell>
          <table:table-cell table:style-name="ce18" table:formula="of:=SQRT([.O46])" office:value-type="float" office:value="0.870896881606426" calcext:value-type="float">
            <text:p>0.871</text:p>
          </table:table-cell>
          <table:table-cell table:style-name="ce19" table:formula="of:=[.R46]+[.U46]" office:value-type="float" office:value="19" calcext:value-type="float">
            <text:p>19</text:p>
          </table:table-cell>
          <table:table-cell table:style-name="ce19" table:formula="of:=([.V46]-[.U46])/2" office:value-type="float" office:value="13" calcext:value-type="float">
            <text:p>13</text:p>
          </table:table-cell>
          <table:table-cell table:style-name="ce20" table:formula="of:=[.T46]+[.U46]" office:value-type="float" office:value="19" calcext:value-type="float">
            <text:p>19</text:p>
          </table:table-cell>
          <table:table-cell table:style-name="ce21" table:formula="of:=([.W46]-[.U46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46]&gt;64;64+(([.V46]-64)*2.9);[.V46])" office:value-type="float" office:value="32" calcext:value-type="float">
            <text:p>32</text:p>
          </table:table-cell>
          <table:table-cell table:style-name="ce24" office:value-type="string" calcext:value-type="string">
            <text:p>B6D2E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ElectriCraft:electricraft_block_ore:2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Nick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7]*[.F47]" office:value-type="float" office:value="48" calcext:value-type="float">
            <text:p>4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47]" office:value-type="float" office:value="8" calcext:value-type="float">
            <text:p>8.000</text:p>
          </table:table-cell>
          <table:table-cell table:style-name="ce11" table:formula="of:=[.F47]" office:value-type="float" office:value="6" calcext:value-type="float">
            <text:p>6.000</text:p>
          </table:table-cell>
          <table:table-cell table:style-name="ce13" table:formula="of:=([.D47]/[.$B$10])/[.$D$2]" office:value-type="float" office:value="1.50293542074364" calcext:value-type="float">
            <text:p>1.503</text:p>
          </table:table-cell>
          <table:table-cell table:style-name="ce14" table:formula="of:=SQRT([.I47])" office:value-type="float" office:value="1.22594266617311" calcext:value-type="float">
            <text:p>1.226</text:p>
          </table:table-cell>
          <table:table-cell table:style-name="ce14" table:formula="of:=([.J47]^(1/2))^(1/3)" office:value-type="float" office:value="1.03453461533727" calcext:value-type="float">
            <text:p>1.035</text:p>
          </table:table-cell>
          <table:table-cell table:style-name="ce14" table:formula="of:=[.J47]^(1/2)" office:value-type="float" office:value="1.10722295233305" calcext:value-type="float">
            <text:p>1.107</text:p>
          </table:table-cell>
          <table:table-cell table:style-name="ce14" table:formula="of:=([.J47]^(1/2))^(1/2)" office:value-type="float" office:value="1.05224662144055" calcext:value-type="float">
            <text:p>1.052</text:p>
          </table:table-cell>
          <table:table-cell table:style-name="ce13" table:formula="of:=([.D47]/[.$L$15])/[.$D$2]" office:value-type="float" office:value="1.15052732502397" calcext:value-type="float">
            <text:p>1.151</text:p>
          </table:table-cell>
          <table:table-cell table:style-name="ce18" table:formula="of:=SQRT([.N47])" office:value-type="float" office:value="1.07262636785787" calcext:value-type="float">
            <text:p>1.073</text:p>
          </table:table-cell>
          <table:table-cell table:style-name="ce18" table:formula="of:=SQRT([.O47])" office:value-type="float" office:value="1.03567676804004" calcext:value-type="float">
            <text:p>1.036</text:p>
          </table:table-cell>
          <table:table-cell table:style-name="ce19" table:formula="of:=[.R47]+[.U47]" office:value-type="float" office:value="32" calcext:value-type="float">
            <text:p>32</text:p>
          </table:table-cell>
          <table:table-cell table:style-name="ce19" table:formula="of:=([.V47]-[.U47])/2" office:value-type="float" office:value="16" calcext:value-type="float">
            <text:p>16</text:p>
          </table:table-cell>
          <table:table-cell table:style-name="ce20" table:formula="of:=[.T47]+[.U47]" office:value-type="float" office:value="32" calcext:value-type="float">
            <text:p>32</text:p>
          </table:table-cell>
          <table:table-cell table:style-name="ce21" table:formula="of:=([.W47]-[.U47])/2" office:value-type="float" office:value="16" calcext:value-type="float">
            <text:p>16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48" calcext:value-type="float">
            <text:p>48</text:p>
          </table:table-cell>
          <table:table-cell table:style-name="Gnumeric-default" table:formula="of:=IF([.V47]&gt;64;64+(([.V47]-64)*2.9);[.V47])" office:value-type="float" office:value="48" calcext:value-type="float">
            <text:p>48</text:p>
          </table:table-cell>
          <table:table-cell table:style-name="ce24" office:value-type="string" calcext:value-type="string">
            <text:p>D2D1B6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ElectriCraft:electricraft_block_ore:3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Alumin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8]*[.F48]" office:value-type="float" office:value="80" calcext:value-type="float">
            <text:p>8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48]" office:value-type="float" office:value="8" calcext:value-type="float">
            <text:p>8.000</text:p>
          </table:table-cell>
          <table:table-cell table:style-name="ce11" table:formula="of:=[.F48]" office:value-type="float" office:value="10" calcext:value-type="float">
            <text:p>10.000</text:p>
          </table:table-cell>
          <table:table-cell table:style-name="ce13" table:formula="of:=([.D48]/[.$B$10])/[.$D$2]" office:value-type="float" office:value="2.50489236790607" calcext:value-type="float">
            <text:p>2.505</text:p>
          </table:table-cell>
          <table:table-cell table:style-name="ce14" table:formula="of:=SQRT([.I48])" office:value-type="float" office:value="1.58268517649786" calcext:value-type="float">
            <text:p>1.583</text:p>
          </table:table-cell>
          <table:table-cell table:style-name="ce14" table:formula="of:=([.J48]^(1/2))^(1/3)" office:value-type="float" office:value="1.07952429937204" calcext:value-type="float">
            <text:p>1.080</text:p>
          </table:table-cell>
          <table:table-cell table:style-name="ce14" table:formula="of:=[.J48]^(1/2)" office:value-type="float" office:value="1.25804816143813" calcext:value-type="float">
            <text:p>1.258</text:p>
          </table:table-cell>
          <table:table-cell table:style-name="ce14" table:formula="of:=([.J48]^(1/2))^(1/2)" office:value-type="float" office:value="1.12162746107526" calcext:value-type="float">
            <text:p>1.122</text:p>
          </table:table-cell>
          <table:table-cell table:style-name="ce13" table:formula="of:=([.D48]/[.$L$15])/[.$D$2]" office:value-type="float" office:value="1.91754554170662" calcext:value-type="float">
            <text:p>1.918</text:p>
          </table:table-cell>
          <table:table-cell table:style-name="ce18" table:formula="of:=SQRT([.N48])" office:value-type="float" office:value="1.38475468647216" calcext:value-type="float">
            <text:p>1.385</text:p>
          </table:table-cell>
          <table:table-cell table:style-name="ce18" table:formula="of:=SQRT([.O48])" office:value-type="float" office:value="1.17675600124757" calcext:value-type="float">
            <text:p>1.177</text:p>
          </table:table-cell>
          <table:table-cell table:style-name="ce19" table:formula="of:=[.R48]+[.U48]" office:value-type="float" office:value="94" calcext:value-type="float">
            <text:p>94</text:p>
          </table:table-cell>
          <table:table-cell table:style-name="ce19" table:formula="of:=([.V48]-[.U48])/2" office:value-type="float" office:value="34" calcext:value-type="float">
            <text:p>34</text:p>
          </table:table-cell>
          <table:table-cell table:style-name="ce20" table:formula="of:=[.T48]+[.U48]" office:value-type="float" office:value="154.8" calcext:value-type="float">
            <text:p>154.8</text:p>
          </table:table-cell>
          <table:table-cell table:style-name="ce21" table:formula="of:=([.W48]-[.U48])/2" office:value-type="float" office:value="94.8" calcext:value-type="float">
            <text:p>94.8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48]&gt;64;64+(([.V48]-64)*2.9);[.V48])" office:value-type="float" office:value="249.6" calcext:value-type="float">
            <text:p>249.6</text:p>
          </table:table-cell>
          <table:table-cell table:style-name="ce24" office:value-type="string" calcext:value-type="string">
            <text:p>DAD9D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ElectriCraft:electricraft_block_ore:4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Platin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49]*[.F49]" office:value-type="float" office:value="8" calcext:value-type="float">
            <text:p>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49]" office:value-type="float" office:value="4" calcext:value-type="float">
            <text:p>4.000</text:p>
          </table:table-cell>
          <table:table-cell table:style-name="ce11" table:formula="of:=[.F49]" office:value-type="float" office:value="2" calcext:value-type="float">
            <text:p>2.000</text:p>
          </table:table-cell>
          <table:table-cell table:style-name="ce13" table:formula="of:=([.D49]/[.$B$10])/[.$D$2]" office:value-type="float" office:value="0.250489236790607" calcext:value-type="float">
            <text:p>0.250</text:p>
          </table:table-cell>
          <table:table-cell table:style-name="ce14" table:formula="of:=SQRT([.I49])" office:value-type="float" office:value="0.500488997671883" calcext:value-type="float">
            <text:p>0.500</text:p>
          </table:table-cell>
          <table:table-cell table:style-name="ce14" table:formula="of:=([.J49]^(1/2))^(1/3)" office:value-type="float" office:value="0.89104387480021" calcext:value-type="float">
            <text:p>0.891</text:p>
          </table:table-cell>
          <table:table-cell table:style-name="ce14" table:formula="of:=[.J49]^(1/2)" office:value-type="float" office:value="0.7074524702564" calcext:value-type="float">
            <text:p>0.707</text:p>
          </table:table-cell>
          <table:table-cell table:style-name="ce14" table:formula="of:=([.J49]^(1/2))^(1/2)" office:value-type="float" office:value="0.841101938088601" calcext:value-type="float">
            <text:p>0.841</text:p>
          </table:table-cell>
          <table:table-cell table:style-name="ce13" table:formula="of:=([.D49]/[.$L$15])/[.$D$2]" office:value-type="float" office:value="0.191754554170662" calcext:value-type="float">
            <text:p>0.192</text:p>
          </table:table-cell>
          <table:table-cell table:style-name="ce18" table:formula="of:=SQRT([.N49])" office:value-type="float" office:value="0.437897880984439" calcext:value-type="float">
            <text:p>0.438</text:p>
          </table:table-cell>
          <table:table-cell table:style-name="ce18" table:formula="of:=SQRT([.O49])" office:value-type="float" office:value="0.661738529167252" calcext:value-type="float">
            <text:p>0.662</text:p>
          </table:table-cell>
          <table:table-cell table:style-name="ce19" table:formula="of:=[.R49]+[.U49]" office:value-type="float" office:value="11" calcext:value-type="float">
            <text:p>11</text:p>
          </table:table-cell>
          <table:table-cell table:style-name="ce19" table:formula="of:=([.V49]-[.U49])/2" office:value-type="float" office:value="5" calcext:value-type="float">
            <text:p>5</text:p>
          </table:table-cell>
          <table:table-cell table:style-name="ce20" table:formula="of:=[.T49]+[.U49]" office:value-type="float" office:value="11" calcext:value-type="float">
            <text:p>11</text:p>
          </table:table-cell>
          <table:table-cell table:style-name="ce21" table:formula="of:=([.W49]-[.U49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49]&gt;64;64+(([.V49]-64)*2.9);[.V49])" office:value-type="float" office:value="16" calcext:value-type="float">
            <text:p>16</text:p>
          </table:table-cell>
          <table:table-cell table:style-name="ce24" office:value-type="string" calcext:value-type="string">
            <text:p>2D84E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ElectriCraft:electricraft_block_ore:5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6" office:value-type="string" calcext:value-type="string">
            <text:p>Fossils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50]*[.F50]" office:value-type="float" office:value="304" calcext:value-type="float">
            <text:p>304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38" calcext:value-type="float">
            <text:p>38</text:p>
          </table:table-cell>
          <table:table-cell table:style-name="ce11" table:formula="of:=[.E50]" office:value-type="float" office:value="8" calcext:value-type="float">
            <text:p>8.000</text:p>
          </table:table-cell>
          <table:table-cell table:style-name="ce11" table:formula="of:=[.F50]" office:value-type="float" office:value="38" calcext:value-type="float">
            <text:p>38.000</text:p>
          </table:table-cell>
          <table:table-cell table:style-name="ce13" table:formula="of:=([.D50]/[.$B$9])/[.$D$2]" office:value-type="float" office:value="57.0337665563208" calcext:value-type="float">
            <text:p>57.034</text:p>
          </table:table-cell>
          <table:table-cell table:style-name="ce14" table:formula="of:=SQRT([.I50])" office:value-type="float" office:value="7.55207034900502" calcext:value-type="float">
            <text:p>7.552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50]^(1/2)" office:value-type="float" office:value="2.74810304555798" calcext:value-type="float">
            <text:p>2.748</text:p>
          </table:table-cell>
          <table:table-cell table:style-name="ce14" table:formula="of:=([.J50]^(1/2))^(1/2)" office:value-type="float" office:value="1.65774034322567" calcext:value-type="float">
            <text:p>1.658</text:p>
          </table:table-cell>
          <table:table-cell table:style-name="ce13" table:formula="of:=([.D50]/[.$L$15])/[.$D$2]" office:value-type="float" office:value="7.28667305848514" calcext:value-type="float">
            <text:p>7.287</text:p>
          </table:table-cell>
          <table:table-cell table:style-name="ce18" table:formula="of:=SQRT([.N50])" office:value-type="float" office:value="2.69938382941092" calcext:value-type="float">
            <text:p>2.699</text:p>
          </table:table-cell>
          <table:table-cell table:style-name="ce18" table:formula="of:=SQRT([.O50])" office:value-type="float" office:value="1.64298016707778" calcext:value-type="float">
            <text:p>1.643</text:p>
          </table:table-cell>
          <table:table-cell table:style-name="ce19" table:formula="of:=[.R50]+[.U50]" office:value-type="float" office:value="53" calcext:value-type="float">
            <text:p>53</text:p>
          </table:table-cell>
          <table:table-cell table:style-name="ce19" table:formula="of:=([.V50]-[.U50])/2" office:value-type="float" office:value="47" calcext:value-type="float">
            <text:p>47</text:p>
          </table:table-cell>
          <table:table-cell table:style-name="ce20" table:formula="of:=[.T50]+[.U50]" office:value-type="float" office:value="87.2" calcext:value-type="float">
            <text:p>87.2</text:p>
          </table:table-cell>
          <table:table-cell table:style-name="ce21" table:formula="of:=([.W50]-[.U50])/2" office:value-type="float" office:value="81.2" calcext:value-type="float">
            <text:p>81.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00" calcext:value-type="float">
            <text:p>100</text:p>
          </table:table-cell>
          <table:table-cell table:style-name="Gnumeric-default" table:formula="of:=IF([.V50]&gt;64;64+(([.V50]-64)*2.9);[.V50])" office:value-type="float" office:value="168.4" calcext:value-type="float">
            <text:p>168.4</text:p>
          </table:table-cell>
          <table:table-cell table:style-name="ce24" office:value-type="string" calcext:value-type="string">
            <text:p>FEFDD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fossil:fossil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6" office:value-type="string" calcext:value-type="string">
            <text:p>Permafrost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51]*[.F51]" office:value-type="float" office:value="32" calcext:value-type="float">
            <text:p>3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51]" office:value-type="float" office:value="4" calcext:value-type="float">
            <text:p>4.000</text:p>
          </table:table-cell>
          <table:table-cell table:style-name="ce11" table:formula="of:=[.F51]" office:value-type="float" office:value="8" calcext:value-type="float">
            <text:p>8.000</text:p>
          </table:table-cell>
          <table:table-cell table:style-name="ce13" table:formula="of:=([.D51]/[.$B$9])/[.$D$2]" office:value-type="float" office:value="6.00355437434956" calcext:value-type="float">
            <text:p>6.004</text:p>
          </table:table-cell>
          <table:table-cell table:style-name="ce14" table:formula="of:=SQRT([.I51])" office:value-type="float" office:value="2.45021516899018" calcext:value-type="float">
            <text:p>2.45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51]^(1/2)" office:value-type="float" office:value="1.56531631595348" calcext:value-type="float">
            <text:p>1.565</text:p>
          </table:table-cell>
          <table:table-cell table:style-name="ce14" table:formula="of:=([.J51]^(1/2))^(1/2)" office:value-type="float" office:value="1.25112601921368" calcext:value-type="float">
            <text:p>1.251</text:p>
          </table:table-cell>
          <table:table-cell table:style-name="ce13" table:formula="of:=([.D51]/[.$L$15])/[.$D$2]" office:value-type="float" office:value="0.767018216682646" calcext:value-type="float">
            <text:p>0.767</text:p>
          </table:table-cell>
          <table:table-cell table:style-name="ce18" table:formula="of:=SQRT([.N51])" office:value-type="float" office:value="0.875795761968877" calcext:value-type="float">
            <text:p>0.876</text:p>
          </table:table-cell>
          <table:table-cell table:style-name="ce18" table:formula="of:=SQRT([.O51])" office:value-type="float" office:value="0.935839602693152" calcext:value-type="float">
            <text:p>0.936</text:p>
          </table:table-cell>
          <table:table-cell table:style-name="ce19" table:formula="of:=[.R51]+[.U51]" office:value-type="float" office:value="18" calcext:value-type="float">
            <text:p>18</text:p>
          </table:table-cell>
          <table:table-cell table:style-name="ce19" table:formula="of:=([.V51]-[.U51])/2" office:value-type="float" office:value="12.5" calcext:value-type="float">
            <text:p>12.5</text:p>
          </table:table-cell>
          <table:table-cell table:style-name="ce20" table:formula="of:=[.T51]+[.U51]" office:value-type="float" office:value="18" calcext:value-type="float">
            <text:p>18</text:p>
          </table:table-cell>
          <table:table-cell table:style-name="ce21" table:formula="of:=([.W51]-[.U51])/2" office:value-type="float" office:value="12.5" calcext:value-type="float">
            <text:p>12.5</text:p>
          </table:table-cell>
          <table:table-cell table:style-name="ce22" office:value-type="float" office:value="5.5" calcext:value-type="float">
            <text:p>5.5</text:p>
          </table:table-cell>
          <table:table-cell table:style-name="ce22" office:value-type="float" office:value="30.5" calcext:value-type="float">
            <text:p>30.5</text:p>
          </table:table-cell>
          <table:table-cell table:style-name="Gnumeric-default" table:formula="of:=IF([.V51]&gt;64;64+(([.V51]-64)*2.9);[.V51])" office:value-type="float" office:value="30.5" calcext:value-type="float">
            <text:p>30.5</text:p>
          </table:table-cell>
          <table:table-cell table:style-name="ce24" office:value-type="string" calcext:value-type="string">
            <text:p>A5C3F5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fossil:permafrost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52]*[.F52]" office:value-type="float" office:value="21" calcext:value-type="float">
            <text:p>21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52]" office:value-type="float" office:value="7" calcext:value-type="float">
            <text:p>7.000</text:p>
          </table:table-cell>
          <table:table-cell table:style-name="ce11" table:formula="of:=[.F52]" office:value-type="float" office:value="3" calcext:value-type="float">
            <text:p>3.000</text:p>
          </table:table-cell>
          <table:table-cell table:style-name="ce13" table:formula="of:=([.D52]/[.$B$10])/[.$D$2]" office:value-type="float" office:value="0.657534246575342" calcext:value-type="float">
            <text:p>0.658</text:p>
          </table:table-cell>
          <table:table-cell table:style-name="ce14" table:formula="of:=SQRT([.I52])" office:value-type="float" office:value="0.810884854079383" calcext:value-type="float">
            <text:p>0.811</text:p>
          </table:table-cell>
          <table:table-cell table:style-name="ce14" table:formula="of:=([.J52]^(1/2))^(1/3)" office:value-type="float" office:value="0.965665090082752" calcext:value-type="float">
            <text:p>0.966</text:p>
          </table:table-cell>
          <table:table-cell table:style-name="ce14" table:formula="of:=[.J52]^(1/2)" office:value-type="float" office:value="0.900491451419381" calcext:value-type="float">
            <text:p>0.900</text:p>
          </table:table-cell>
          <table:table-cell table:style-name="ce14" table:formula="of:=([.J52]^(1/2))^(1/2)" office:value-type="float" office:value="0.948942280341318" calcext:value-type="float">
            <text:p>0.949</text:p>
          </table:table-cell>
          <table:table-cell table:style-name="ce13" table:formula="of:=([.D52]/[.$L$15])/[.$D$2]" office:value-type="float" office:value="0.503355704697986" calcext:value-type="float">
            <text:p>0.503</text:p>
          </table:table-cell>
          <table:table-cell table:style-name="ce18" table:formula="of:=SQRT([.N52])" office:value-type="float" office:value="0.709475654760603" calcext:value-type="float">
            <text:p>0.709</text:p>
          </table:table-cell>
          <table:table-cell table:style-name="ce18" table:formula="of:=SQRT([.O52])" office:value-type="float" office:value="0.842303778194425" calcext:value-type="float">
            <text:p>0.842</text:p>
          </table:table-cell>
          <table:table-cell table:style-name="ce19" table:formula="of:=[.R52]+[.U52]" office:value-type="float" office:value="25" calcext:value-type="float">
            <text:p>25</text:p>
          </table:table-cell>
          <table:table-cell table:style-name="ce19" table:formula="of:=([.V52]-[.U52])/2" office:value-type="float" office:value="10" calcext:value-type="float">
            <text:p>10</text:p>
          </table:table-cell>
          <table:table-cell table:style-name="ce20" table:formula="of:=[.T52]+[.U52]" office:value-type="float" office:value="25" calcext:value-type="float">
            <text:p>25</text:p>
          </table:table-cell>
          <table:table-cell table:style-name="ce21" table:formula="of:=([.W52]-[.U52])/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35" calcext:value-type="float">
            <text:p>35</text:p>
          </table:table-cell>
          <table:table-cell table:style-name="Gnumeric-default" table:formula="of:=IF([.V52]&gt;64;64+(([.V52]-64)*2.9);[.V52])" office:value-type="float" office:value="35" calcext:value-type="float">
            <text:p>35</text:p>
          </table:table-cell>
          <table:table-cell table:style-name="ce24" office:value-type="string" calcext:value-type="string">
            <text:p>8C9EB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factorization:ResourceBlock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6" office:value-type="string" calcext:value-type="string">
            <text:p>Dark Iron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53]*[.F53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53]" office:value-type="float" office:value="1" calcext:value-type="float">
            <text:p>1.000</text:p>
          </table:table-cell>
          <table:table-cell table:style-name="ce11" table:formula="of:=[.F53]" office:value-type="float" office:value="1" calcext:value-type="float">
            <text:p>1.000</text:p>
          </table:table-cell>
          <table:table-cell table:style-name="ce13" table:formula="of:=([.D53]/[.$B$9])/[.$D$2]" office:value-type="float" office:value="0.187611074198424" calcext:value-type="float">
            <text:p>0.188</text:p>
          </table:table-cell>
          <table:table-cell table:style-name="ce14" table:formula="of:=SQRT([.I53])" office:value-type="float" office:value="0.433140940339774" calcext:value-type="float">
            <text:p>0.433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53]^(1/2)" office:value-type="float" office:value="0.658134439411716" calcext:value-type="float">
            <text:p>0.658</text:p>
          </table:table-cell>
          <table:table-cell table:style-name="ce14" table:formula="of:=([.J53]^(1/2))^(1/2)" office:value-type="float" office:value="0.811254854784682" calcext:value-type="float">
            <text:p>0.811</text:p>
          </table:table-cell>
          <table:table-cell table:style-name="ce13" table:formula="of:=([.D53]/[.$L$15])/[.$D$2]" office:value-type="float" office:value="0.0239693192713327" calcext:value-type="float">
            <text:p>0.024</text:p>
          </table:table-cell>
          <table:table-cell table:style-name="ce18" table:formula="of:=SQRT([.N53])" office:value-type="float" office:value="0.154820280555658" calcext:value-type="float">
            <text:p>0.155</text:p>
          </table:table-cell>
          <table:table-cell table:style-name="ce18" table:formula="of:=SQRT([.O53])" office:value-type="float" office:value="0.393472083578566" calcext:value-type="float">
            <text:p>0.393</text:p>
          </table:table-cell>
          <table:table-cell table:style-name="ce19" table:formula="of:=[.R53]+[.U53]" office:value-type="float" office:value="3" calcext:value-type="float">
            <text:p>3</text:p>
          </table:table-cell>
          <table:table-cell table:style-name="ce19" table:formula="of:=([.V53]-[.U53])/2" office:value-type="float" office:value="2" calcext:value-type="float">
            <text:p>2</text:p>
          </table:table-cell>
          <table:table-cell table:style-name="ce20" table:formula="of:=[.T53]+[.U53]" office:value-type="float" office:value="3" calcext:value-type="float">
            <text:p>3</text:p>
          </table:table-cell>
          <table:table-cell table:style-name="ce21" table:formula="of:=([.W53]-[.U53])/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Gnumeric-default" table:formula="of:=IF([.V53]&gt;64;64+(([.V53]-64)*2.9);[.V53])" office:value-type="float" office:value="5" calcext:value-type="float">
            <text:p>5</text:p>
          </table:table-cell>
          <table:table-cell table:style-name="ce24" office:value-type="string" calcext:value-type="string">
            <text:p>781CC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factorization:DarkIron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54]*[.F54]" office:value-type="float" office:value="50" calcext:value-type="float">
            <text:p>5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54]" office:value-type="float" office:value="5" calcext:value-type="float">
            <text:p>5.000</text:p>
          </table:table-cell>
          <table:table-cell table:style-name="ce11" table:formula="of:=[.F54]" office:value-type="float" office:value="10" calcext:value-type="float">
            <text:p>10.000</text:p>
          </table:table-cell>
          <table:table-cell table:style-name="ce13" table:formula="of:=([.D54]/[.$B$10])/[.$D$2]" office:value-type="float" office:value="1.56555772994129" calcext:value-type="float">
            <text:p>1.566</text:p>
          </table:table-cell>
          <table:table-cell table:style-name="ce14" table:formula="of:=SQRT([.I54])" office:value-type="float" office:value="1.25122249417971" calcext:value-type="float">
            <text:p>1.251</text:p>
          </table:table-cell>
          <table:table-cell table:style-name="ce14" table:formula="of:=([.J54]^(1/2))^(1/3)" office:value-type="float" office:value="1.03805992205623" calcext:value-type="float">
            <text:p>1.038</text:p>
          </table:table-cell>
          <table:table-cell table:style-name="ce14" table:formula="of:=[.J54]^(1/2)" office:value-type="float" office:value="1.11858057116138" calcext:value-type="float">
            <text:p>1.119</text:p>
          </table:table-cell>
          <table:table-cell table:style-name="ce14" table:formula="of:=([.J54]^(1/2))^(1/2)" office:value-type="float" office:value="1.05762969472371" calcext:value-type="float">
            <text:p>1.058</text:p>
          </table:table-cell>
          <table:table-cell table:style-name="ce13" table:formula="of:=([.D54]/[.$L$15])/[.$D$2]" office:value-type="float" office:value="1.19846596356663" calcext:value-type="float">
            <text:p>1.198</text:p>
          </table:table-cell>
          <table:table-cell table:style-name="ce18" table:formula="of:=SQRT([.N54])" office:value-type="float" office:value="1.0947447024611" calcext:value-type="float">
            <text:p>1.095</text:p>
          </table:table-cell>
          <table:table-cell table:style-name="ce18" table:formula="of:=SQRT([.O54])" office:value-type="float" office:value="1.04630048382914" calcext:value-type="float">
            <text:p>1.046</text:p>
          </table:table-cell>
          <table:table-cell table:style-name="ce19" table:formula="of:=[.R54]+[.U54]" office:value-type="float" office:value="42.5" calcext:value-type="float">
            <text:p>42.5</text:p>
          </table:table-cell>
          <table:table-cell table:style-name="ce19" table:formula="of:=([.V54]-[.U54])/2" office:value-type="float" office:value="37.5" calcext:value-type="float">
            <text:p>37.5</text:p>
          </table:table-cell>
          <table:table-cell table:style-name="ce20" table:formula="of:=[.T54]+[.U54]" office:value-type="float" office:value="57.7" calcext:value-type="float">
            <text:p>57.7</text:p>
          </table:table-cell>
          <table:table-cell table:style-name="ce21" table:formula="of:=([.W54]-[.U54])/2" office:value-type="float" office:value="52.7" calcext:value-type="float">
            <text:p>52.7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0" calcext:value-type="float">
            <text:p>80</text:p>
          </table:table-cell>
          <table:table-cell table:style-name="Gnumeric-default" table:formula="of:=IF([.V54]&gt;64;64+(([.V54]-64)*2.9);[.V54])" office:value-type="float" office:value="110.4" calcext:value-type="float">
            <text:p>110.4</text:p>
          </table:table-cell>
          <table:table-cell table:style-name="ce24" office:value-type="string" calcext:value-type="string">
            <text:p>D26B2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Steamcraft:steamcraft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6" office:value-type="string" calcext:value-type="string">
            <text:p>Zinc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55]*[.F55]" office:value-type="float" office:value="28" calcext:value-type="float">
            <text:p>2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1" table:formula="of:=[.E55]" office:value-type="float" office:value="4" calcext:value-type="float">
            <text:p>4.000</text:p>
          </table:table-cell>
          <table:table-cell table:style-name="ce11" table:formula="of:=[.F55]" office:value-type="float" office:value="7" calcext:value-type="float">
            <text:p>7.000</text:p>
          </table:table-cell>
          <table:table-cell table:style-name="ce13" table:formula="of:=([.D55]/[.$B$10])/[.$D$2]" office:value-type="float" office:value="0.876712328767123" calcext:value-type="float">
            <text:p>0.877</text:p>
          </table:table-cell>
          <table:table-cell table:style-name="ce14" table:formula="of:=SQRT([.I55])" office:value-type="float" office:value="0.936329177569044" calcext:value-type="float">
            <text:p>0.936</text:p>
          </table:table-cell>
          <table:table-cell table:style-name="ce14" table:formula="of:=([.J55]^(1/2))^(1/3)" office:value-type="float" office:value="0.989095196698694" calcext:value-type="float">
            <text:p>0.989</text:p>
          </table:table-cell>
          <table:table-cell table:style-name="ce14" table:formula="of:=[.J55]^(1/2)" office:value-type="float" office:value="0.967641037559406" calcext:value-type="float">
            <text:p>0.968</text:p>
          </table:table-cell>
          <table:table-cell table:style-name="ce14" table:formula="of:=([.J55]^(1/2))^(1/2)" office:value-type="float" office:value="0.983687469453284" calcext:value-type="float">
            <text:p>0.984</text:p>
          </table:table-cell>
          <table:table-cell table:style-name="ce13" table:formula="of:=([.D55]/[.$L$15])/[.$D$2]" office:value-type="float" office:value="0.671140939597315" calcext:value-type="float">
            <text:p>0.671</text:p>
          </table:table-cell>
          <table:table-cell table:style-name="ce18" table:formula="of:=SQRT([.N55])" office:value-type="float" office:value="0.81923192051904" calcext:value-type="float">
            <text:p>0.819</text:p>
          </table:table-cell>
          <table:table-cell table:style-name="ce18" table:formula="of:=SQRT([.O55])" office:value-type="float" office:value="0.905114313509095" calcext:value-type="float">
            <text:p>0.905</text:p>
          </table:table-cell>
          <table:table-cell table:style-name="ce19" table:formula="of:=[.R55]+[.U55]" office:value-type="float" office:value="40" calcext:value-type="float">
            <text:p>40</text:p>
          </table:table-cell>
          <table:table-cell table:style-name="ce19" table:formula="of:=([.V55]-[.U55])/2" office:value-type="float" office:value="35" calcext:value-type="float">
            <text:p>35</text:p>
          </table:table-cell>
          <table:table-cell table:style-name="ce20" table:formula="of:=[.T55]+[.U55]" office:value-type="float" office:value="50.45" calcext:value-type="float">
            <text:p>50.45</text:p>
          </table:table-cell>
          <table:table-cell table:style-name="ce21" table:formula="of:=([.W55]-[.U55])/2" office:value-type="float" office:value="45.45" calcext:value-type="float">
            <text:p>45.4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5" calcext:value-type="float">
            <text:p>75</text:p>
          </table:table-cell>
          <table:table-cell table:style-name="Gnumeric-default" table:formula="of:=IF([.V55]&gt;64;64+(([.V55]-64)*2.9);[.V55])" office:value-type="float" office:value="95.9" calcext:value-type="float">
            <text:p>95.9</text:p>
          </table:table-cell>
          <table:table-cell table:style-name="ce24" office:value-type="string" calcext:value-type="string">
            <text:p>EAEAE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Steamcraft:steamcraftOre:1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6" office:value-type="string" calcext:value-type="string">
            <text:p>Apat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56]*[.F56]" office:value-type="float" office:value="36" calcext:value-type="float">
            <text:p>36</text:p>
          </table:table-cell>
          <table:table-cell table:style-name="Gnumeric-default" office:value-type="float" office:value="36" calcext:value-type="float">
            <text:p>36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56]" office:value-type="float" office:value="36" calcext:value-type="float">
            <text:p>36.000</text:p>
          </table:table-cell>
          <table:table-cell table:style-name="ce11" table:formula="of:=[.F56]" office:value-type="float" office:value="1" calcext:value-type="float">
            <text:p>1.000</text:p>
          </table:table-cell>
          <table:table-cell table:style-name="ce13" table:formula="of:=([.D56]/[.$B$9])/[.$D$2]" office:value-type="float" office:value="6.75399867114326" calcext:value-type="float">
            <text:p>6.754</text:p>
          </table:table-cell>
          <table:table-cell table:style-name="ce14" table:formula="of:=SQRT([.I56])" office:value-type="float" office:value="2.59884564203864" calcext:value-type="float">
            <text:p>2.599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56]^(1/2)" office:value-type="float" office:value="1.61209355871135" calcext:value-type="float">
            <text:p>1.612</text:p>
          </table:table-cell>
          <table:table-cell table:style-name="ce14" table:formula="of:=([.J56]^(1/2))^(1/2)" office:value-type="float" office:value="1.2696824637331" calcext:value-type="float">
            <text:p>1.270</text:p>
          </table:table-cell>
          <table:table-cell table:style-name="ce13" table:formula="of:=([.D56]/[.$L$15])/[.$D$2]" office:value-type="float" office:value="0.862895493767977" calcext:value-type="float">
            <text:p>0.863</text:p>
          </table:table-cell>
          <table:table-cell table:style-name="ce18" table:formula="of:=SQRT([.N56])" office:value-type="float" office:value="0.928921683333949" calcext:value-type="float">
            <text:p>0.929</text:p>
          </table:table-cell>
          <table:table-cell table:style-name="ce18" table:formula="of:=SQRT([.O56])" office:value-type="float" office:value="0.963805832797223" calcext:value-type="float">
            <text:p>0.964</text:p>
          </table:table-cell>
          <table:table-cell table:style-name="ce19" table:formula="of:=[.R56]+[.U56]" office:value-type="float" office:value="120" calcext:value-type="float">
            <text:p>120</text:p>
          </table:table-cell>
          <table:table-cell table:style-name="ce19" table:formula="of:=([.V56]-[.U56])/2" office:value-type="float" office:value="64" calcext:value-type="float">
            <text:p>64</text:p>
          </table:table-cell>
          <table:table-cell table:style-name="ce20" table:formula="of:=[.T56]+[.U56]" office:value-type="float" office:value="234" calcext:value-type="float">
            <text:p>234</text:p>
          </table:table-cell>
          <table:table-cell table:style-name="ce21" table:formula="of:=([.W56]-[.U56])/2" office:value-type="float" office:value="178" calcext:value-type="float">
            <text:p>178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184" calcext:value-type="float">
            <text:p>184</text:p>
          </table:table-cell>
          <table:table-cell table:style-name="Gnumeric-default" table:formula="of:=IF([.V56]&gt;64;64+(([.V56]-64)*2.9);[.V56])" office:value-type="float" office:value="412" calcext:value-type="float">
            <text:p>412</text:p>
          </table:table-cell>
          <table:table-cell table:style-name="ce24" office:value-type="string" calcext:value-type="string">
            <text:p>52BBE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Forestry:resources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57]*[.F57]" office:value-type="float" office:value="120" calcext:value-type="float">
            <text:p>12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20" calcext:value-type="float">
            <text:p>20</text:p>
          </table:table-cell>
          <table:table-cell table:style-name="ce11" table:formula="of:=[.E57]" office:value-type="float" office:value="6" calcext:value-type="float">
            <text:p>6.000</text:p>
          </table:table-cell>
          <table:table-cell table:style-name="ce11" table:formula="of:=[.F57]" office:value-type="float" office:value="20" calcext:value-type="float">
            <text:p>20.000</text:p>
          </table:table-cell>
          <table:table-cell table:style-name="ce13" table:formula="of:=([.D57]/[.$B$10])/[.$D$2]" office:value-type="float" office:value="3.7573385518591" calcext:value-type="float">
            <text:p>3.757</text:p>
          </table:table-cell>
          <table:table-cell table:style-name="ce14" table:formula="of:=SQRT([.I57])" office:value-type="float" office:value="1.93838555294325" calcext:value-type="float">
            <text:p>1.938</text:p>
          </table:table-cell>
          <table:table-cell table:style-name="ce14" table:formula="of:=([.J57]^(1/2))^(1/3)" office:value-type="float" office:value="1.11662332118719" calcext:value-type="float">
            <text:p>1.117</text:p>
          </table:table-cell>
          <table:table-cell table:style-name="ce14" table:formula="of:=[.J57]^(1/2)" office:value-type="float" office:value="1.39225915437581" calcext:value-type="float">
            <text:p>1.392</text:p>
          </table:table-cell>
          <table:table-cell table:style-name="ce14" table:formula="of:=([.J57]^(1/2))^(1/2)" office:value-type="float" office:value="1.17994031814148" calcext:value-type="float">
            <text:p>1.180</text:p>
          </table:table-cell>
          <table:table-cell table:style-name="ce13" table:formula="of:=([.D57]/[.$L$15])/[.$D$2]" office:value-type="float" office:value="2.87631831255992" calcext:value-type="float">
            <text:p>2.876</text:p>
          </table:table-cell>
          <table:table-cell table:style-name="ce18" table:formula="of:=SQRT([.N57])" office:value-type="float" office:value="1.69597120039225" calcext:value-type="float">
            <text:p>1.696</text:p>
          </table:table-cell>
          <table:table-cell table:style-name="ce18" table:formula="of:=SQRT([.O57])" office:value-type="float" office:value="1.30229459047953" calcext:value-type="float">
            <text:p>1.302</text:p>
          </table:table-cell>
          <table:table-cell table:style-name="ce19" table:formula="of:=[.R57]+[.U57]" office:value-type="float" office:value="106" calcext:value-type="float">
            <text:p>106</text:p>
          </table:table-cell>
          <table:table-cell table:style-name="ce19" table:formula="of:=([.V57]-[.U57])/2" office:value-type="float" office:value="74" calcext:value-type="float">
            <text:p>74</text:p>
          </table:table-cell>
          <table:table-cell table:style-name="ce20" table:formula="of:=[.T57]+[.U57]" office:value-type="float" office:value="216.2" calcext:value-type="float">
            <text:p>216.2</text:p>
          </table:table-cell>
          <table:table-cell table:style-name="ce21" table:formula="of:=([.W57]-[.U57])/2" office:value-type="float" office:value="184.2" calcext:value-type="float">
            <text:p>184.2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80" calcext:value-type="float">
            <text:p>180</text:p>
          </table:table-cell>
          <table:table-cell table:style-name="Gnumeric-default" table:formula="of:=IF([.V57]&gt;64;64+(([.V57]-64)*2.9);[.V57])" office:value-type="float" office:value="400.4" calcext:value-type="float">
            <text:p>400.4</text:p>
          </table:table-cell>
          <table:table-cell table:style-name="ce24" office:value-type="string" calcext:value-type="string">
            <text:p>E3B78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Forestry:resources:1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58]*[.F58]" office:value-type="float" office:value="108" calcext:value-type="float">
            <text:p>10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8" calcext:value-type="float">
            <text:p>18</text:p>
          </table:table-cell>
          <table:table-cell table:style-name="ce11" table:formula="of:=[.E58]" office:value-type="float" office:value="6" calcext:value-type="float">
            <text:p>6.000</text:p>
          </table:table-cell>
          <table:table-cell table:style-name="ce11" table:formula="of:=[.F58]" office:value-type="float" office:value="18" calcext:value-type="float">
            <text:p>18.000</text:p>
          </table:table-cell>
          <table:table-cell table:style-name="ce13" table:formula="of:=([.D58]/[.$B$10])/[.$D$2]" office:value-type="float" office:value="3.38160469667319" calcext:value-type="float">
            <text:p>3.382</text:p>
          </table:table-cell>
          <table:table-cell table:style-name="ce14" table:formula="of:=SQRT([.I58])" office:value-type="float" office:value="1.83891399925967" calcext:value-type="float">
            <text:p>1.839</text:p>
          </table:table-cell>
          <table:table-cell table:style-name="ce14" table:formula="of:=([.J58]^(1/2))^(1/3)" office:value-type="float" office:value="1.10686223453043" calcext:value-type="float">
            <text:p>1.107</text:p>
          </table:table-cell>
          <table:table-cell table:style-name="ce14" table:formula="of:=[.J58]^(1/2)" office:value-type="float" office:value="1.35606563235696" calcext:value-type="float">
            <text:p>1.356</text:p>
          </table:table-cell>
          <table:table-cell table:style-name="ce14" table:formula="of:=([.J58]^(1/2))^(1/2)" office:value-type="float" office:value="1.164502311014" calcext:value-type="float">
            <text:p>1.165</text:p>
          </table:table-cell>
          <table:table-cell table:style-name="ce13" table:formula="of:=([.D58]/[.$L$15])/[.$D$2]" office:value-type="float" office:value="2.58868648130393" calcext:value-type="float">
            <text:p>2.589</text:p>
          </table:table-cell>
          <table:table-cell table:style-name="ce18" table:formula="of:=SQRT([.N58])" office:value-type="float" office:value="1.60893955178681" calcext:value-type="float">
            <text:p>1.609</text:p>
          </table:table-cell>
          <table:table-cell table:style-name="ce18" table:formula="of:=SQRT([.O58])" office:value-type="float" office:value="1.26843981007646" calcext:value-type="float">
            <text:p>1.268</text:p>
          </table:table-cell>
          <table:table-cell table:style-name="ce19" table:formula="of:=[.R58]+[.U58]" office:value-type="float" office:value="98" calcext:value-type="float">
            <text:p>98</text:p>
          </table:table-cell>
          <table:table-cell table:style-name="ce19" table:formula="of:=([.V58]-[.U58])/2" office:value-type="float" office:value="82" calcext:value-type="float">
            <text:p>82</text:p>
          </table:table-cell>
          <table:table-cell table:style-name="ce20" table:formula="of:=[.T58]+[.U58]" office:value-type="float" office:value="208.2" calcext:value-type="float">
            <text:p>208.2</text:p>
          </table:table-cell>
          <table:table-cell table:style-name="ce21" table:formula="of:=([.W58]-[.U58])/2" office:value-type="float" office:value="192.2" calcext:value-type="float">
            <text:p>192.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80" calcext:value-type="float">
            <text:p>180</text:p>
          </table:table-cell>
          <table:table-cell table:style-name="Gnumeric-default" table:formula="of:=IF([.V58]&gt;64;64+(([.V58]-64)*2.9);[.V58])" office:value-type="float" office:value="400.4" calcext:value-type="float">
            <text:p>400.4</text:p>
          </table:table-cell>
          <table:table-cell table:style-name="ce24" office:value-type="string" calcext:value-type="string">
            <text:p>D1EDF1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Forestry:resources:2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59]*[.F59]" office:value-type="float" office:value="168" calcext:value-type="float">
            <text:p>168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59]" office:value-type="float" office:value="7" calcext:value-type="float">
            <text:p>7.000</text:p>
          </table:table-cell>
          <table:table-cell table:style-name="ce11" table:formula="of:=[.F59]" office:value-type="float" office:value="24" calcext:value-type="float">
            <text:p>24.000</text:p>
          </table:table-cell>
          <table:table-cell table:style-name="ce13" table:formula="of:=([.D59]/[.$B$10])/[.$D$2]" office:value-type="float" office:value="5.26027397260274" calcext:value-type="float">
            <text:p>5.260</text:p>
          </table:table-cell>
          <table:table-cell table:style-name="ce14" table:formula="of:=SQRT([.I59])" office:value-type="float" office:value="2.29352871632398" calcext:value-type="float">
            <text:p>2.294</text:p>
          </table:table-cell>
          <table:table-cell table:style-name="ce14" table:formula="of:=([.J59]^(1/2))^(1/3)" office:value-type="float" office:value="1.14837579583615" calcext:value-type="float">
            <text:p>1.148</text:p>
          </table:table-cell>
          <table:table-cell table:style-name="ce14" table:formula="of:=[.J59]^(1/2)" office:value-type="float" office:value="1.51444006693034" calcext:value-type="float">
            <text:p>1.514</text:p>
          </table:table-cell>
          <table:table-cell table:style-name="ce14" table:formula="of:=([.J59]^(1/2))^(1/2)" office:value-type="float" office:value="1.23062588422735" calcext:value-type="float">
            <text:p>1.231</text:p>
          </table:table-cell>
          <table:table-cell table:style-name="ce13" table:formula="of:=([.D59]/[.$L$15])/[.$D$2]" office:value-type="float" office:value="4.02684563758389" calcext:value-type="float">
            <text:p>4.027</text:p>
          </table:table-cell>
          <table:table-cell table:style-name="ce18" table:formula="of:=SQRT([.N59])" office:value-type="float" office:value="2.00670018627195" calcext:value-type="float">
            <text:p>2.007</text:p>
          </table:table-cell>
          <table:table-cell table:style-name="ce18" table:formula="of:=SQRT([.O59])" office:value-type="float" office:value="1.4165804552767" calcext:value-type="float">
            <text:p>1.417</text:p>
          </table:table-cell>
          <table:table-cell table:style-name="ce19" table:formula="of:=[.R59]+[.U59]" office:value-type="float" office:value="40" calcext:value-type="float">
            <text:p>40</text:p>
          </table:table-cell>
          <table:table-cell table:style-name="ce19" table:formula="of:=([.V59]-[.U59])/2" office:value-type="float" office:value="35" calcext:value-type="float">
            <text:p>35</text:p>
          </table:table-cell>
          <table:table-cell table:style-name="ce20" table:formula="of:=[.T59]+[.U59]" office:value-type="float" office:value="50.45" calcext:value-type="float">
            <text:p>50.45</text:p>
          </table:table-cell>
          <table:table-cell table:style-name="ce21" table:formula="of:=([.W59]-[.U59])/2" office:value-type="float" office:value="45.45" calcext:value-type="float">
            <text:p>45.4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5" calcext:value-type="float">
            <text:p>75</text:p>
          </table:table-cell>
          <table:table-cell table:style-name="Gnumeric-default" table:formula="of:=IF([.V59]&gt;64;64+(([.V59]-64)*2.9);[.V59])" office:value-type="float" office:value="95.9" calcext:value-type="float">
            <text:p>95.9</text:p>
          </table:table-cell>
          <table:table-cell table:style-name="ce24" office:value-type="string" calcext:value-type="string">
            <text:p>C17B4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GalacticraftCore:tile.gcBlockCore:5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0]*[.F60]" office:value-type="float" office:value="154" calcext:value-type="float">
            <text:p>154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22" calcext:value-type="float">
            <text:p>22</text:p>
          </table:table-cell>
          <table:table-cell table:style-name="ce11" table:formula="of:=[.E60]" office:value-type="float" office:value="7" calcext:value-type="float">
            <text:p>7.000</text:p>
          </table:table-cell>
          <table:table-cell table:style-name="ce11" table:formula="of:=[.F60]" office:value-type="float" office:value="22" calcext:value-type="float">
            <text:p>22.000</text:p>
          </table:table-cell>
          <table:table-cell table:style-name="ce13" table:formula="of:=([.D60]/[.$B$10])/[.$D$2]" office:value-type="float" office:value="4.82191780821918" calcext:value-type="float">
            <text:p>4.822</text:p>
          </table:table-cell>
          <table:table-cell table:style-name="ce14" table:formula="of:=SQRT([.I60])" office:value-type="float" office:value="2.19588656542618" calcext:value-type="float">
            <text:p>2.196</text:p>
          </table:table-cell>
          <table:table-cell table:style-name="ce14" table:formula="of:=([.J60]^(1/2))^(1/3)" office:value-type="float" office:value="1.1400790983734" calcext:value-type="float">
            <text:p>1.140</text:p>
          </table:table-cell>
          <table:table-cell table:style-name="ce14" table:formula="of:=[.J60]^(1/2)" office:value-type="float" office:value="1.4818524101361" calcext:value-type="float">
            <text:p>1.482</text:p>
          </table:table-cell>
          <table:table-cell table:style-name="ce14" table:formula="of:=([.J60]^(1/2))^(1/2)" office:value-type="float" office:value="1.21731360385732" calcext:value-type="float">
            <text:p>1.217</text:p>
          </table:table-cell>
          <table:table-cell table:style-name="ce13" table:formula="of:=([.D60]/[.$L$15])/[.$D$2]" office:value-type="float" office:value="3.69127516778524" calcext:value-type="float">
            <text:p>3.691</text:p>
          </table:table-cell>
          <table:table-cell table:style-name="ce18" table:formula="of:=SQRT([.N60])" office:value-type="float" office:value="1.92126915547646" calcext:value-type="float">
            <text:p>1.921</text:p>
          </table:table-cell>
          <table:table-cell table:style-name="ce18" table:formula="of:=SQRT([.O60])" office:value-type="float" office:value="1.38609853743392" calcext:value-type="float">
            <text:p>1.386</text:p>
          </table:table-cell>
          <table:table-cell table:style-name="ce19" table:formula="of:=[.R60]+[.U60]" office:value-type="float" office:value="33" calcext:value-type="float">
            <text:p>33</text:p>
          </table:table-cell>
          <table:table-cell table:style-name="ce19" table:formula="of:=([.V60]-[.U60])/2" office:value-type="float" office:value="27" calcext:value-type="float">
            <text:p>27</text:p>
          </table:table-cell>
          <table:table-cell table:style-name="ce20" table:formula="of:=[.T60]+[.U60]" office:value-type="float" office:value="33" calcext:value-type="float">
            <text:p>33</text:p>
          </table:table-cell>
          <table:table-cell table:style-name="ce21" table:formula="of:=([.W60]-[.U60])/2" office:value-type="float" office:value="27" calcext:value-type="float">
            <text:p>2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60]&gt;64;64+(([.V60]-64)*2.9);[.V60])" office:value-type="float" office:value="60" calcext:value-type="float">
            <text:p>60</text:p>
          </table:table-cell>
          <table:table-cell table:style-name="ce24" office:value-type="string" calcext:value-type="string">
            <text:p>C9C9C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GalacticraftCore:tile.gcBlockCore:6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6" office:value-type="string" calcext:value-type="string">
            <text:p>Alumin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1]*[.F61]" office:value-type="float" office:value="126" calcext:value-type="float">
            <text:p>126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18" calcext:value-type="float">
            <text:p>18</text:p>
          </table:table-cell>
          <table:table-cell table:style-name="ce11" table:formula="of:=[.E61]" office:value-type="float" office:value="7" calcext:value-type="float">
            <text:p>7.000</text:p>
          </table:table-cell>
          <table:table-cell table:style-name="ce11" table:formula="of:=[.F61]" office:value-type="float" office:value="18" calcext:value-type="float">
            <text:p>18.000</text:p>
          </table:table-cell>
          <table:table-cell table:style-name="ce13" table:formula="of:=([.D61]/[.$B$10])/[.$D$2]" office:value-type="float" office:value="3.94520547945205" calcext:value-type="float">
            <text:p>3.945</text:p>
          </table:table-cell>
          <table:table-cell table:style-name="ce14" table:formula="of:=SQRT([.I61])" office:value-type="float" office:value="1.98625413264568" calcext:value-type="float">
            <text:p>1.986</text:p>
          </table:table-cell>
          <table:table-cell table:style-name="ce14" table:formula="of:=([.J61]^(1/2))^(1/3)" office:value-type="float" office:value="1.12117258281741" calcext:value-type="float">
            <text:p>1.121</text:p>
          </table:table-cell>
          <table:table-cell table:style-name="ce14" table:formula="of:=[.J61]^(1/2)" office:value-type="float" office:value="1.40934528510429" calcext:value-type="float">
            <text:p>1.409</text:p>
          </table:table-cell>
          <table:table-cell table:style-name="ce14" table:formula="of:=([.J61]^(1/2))^(1/2)" office:value-type="float" office:value="1.18715849199013" calcext:value-type="float">
            <text:p>1.187</text:p>
          </table:table-cell>
          <table:table-cell table:style-name="ce13" table:formula="of:=([.D61]/[.$L$15])/[.$D$2]" office:value-type="float" office:value="3.02013422818792" calcext:value-type="float">
            <text:p>3.020</text:p>
          </table:table-cell>
          <table:table-cell table:style-name="ce18" table:formula="of:=SQRT([.N61])" office:value-type="float" office:value="1.73785333909048" calcext:value-type="float">
            <text:p>1.738</text:p>
          </table:table-cell>
          <table:table-cell table:style-name="ce18" table:formula="of:=SQRT([.O61])" office:value-type="float" office:value="1.31827665498957" calcext:value-type="float">
            <text:p>1.318</text:p>
          </table:table-cell>
          <table:table-cell table:style-name="ce19" table:formula="of:=[.R61]+[.U61]" office:value-type="float" office:value="25" calcext:value-type="float">
            <text:p>25</text:p>
          </table:table-cell>
          <table:table-cell table:style-name="ce19" table:formula="of:=([.V61]-[.U61])/2" office:value-type="float" office:value="20" calcext:value-type="float">
            <text:p>20</text:p>
          </table:table-cell>
          <table:table-cell table:style-name="ce20" table:formula="of:=[.T61]+[.U61]" office:value-type="float" office:value="25" calcext:value-type="float">
            <text:p>25</text:p>
          </table:table-cell>
          <table:table-cell table:style-name="ce21" table:formula="of:=([.W61]-[.U61])/2" office:value-type="float" office:value="20" calcext:value-type="float">
            <text:p>2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5" calcext:value-type="float">
            <text:p>45</text:p>
          </table:table-cell>
          <table:table-cell table:style-name="Gnumeric-default" table:formula="of:=IF([.V61]&gt;64;64+(([.V61]-64)*2.9);[.V61])" office:value-type="float" office:value="45" calcext:value-type="float">
            <text:p>45</text:p>
          </table:table-cell>
          <table:table-cell table:style-name="ce24" office:value-type="string" calcext:value-type="string">
            <text:p>9CACB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GalacticraftCore:tile.gcBlockCore:7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6" office:value-type="string" calcext:value-type="string">
            <text:p>Silico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2]*[.F62]" office:value-type="float" office:value="21" calcext:value-type="float">
            <text:p>21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62]" office:value-type="float" office:value="7" calcext:value-type="float">
            <text:p>7.000</text:p>
          </table:table-cell>
          <table:table-cell table:style-name="ce11" table:formula="of:=[.F62]" office:value-type="float" office:value="3" calcext:value-type="float">
            <text:p>3.000</text:p>
          </table:table-cell>
          <table:table-cell table:style-name="ce13" table:formula="of:=([.D62]/[.$B$10])/[.$D$2]" office:value-type="float" office:value="0.657534246575342" calcext:value-type="float">
            <text:p>0.658</text:p>
          </table:table-cell>
          <table:table-cell table:style-name="ce14" table:formula="of:=SQRT([.I62])" office:value-type="float" office:value="0.810884854079383" calcext:value-type="float">
            <text:p>0.811</text:p>
          </table:table-cell>
          <table:table-cell table:style-name="ce14" table:formula="of:=([.J62]^(1/2))^(1/3)" office:value-type="float" office:value="0.965665090082752" calcext:value-type="float">
            <text:p>0.966</text:p>
          </table:table-cell>
          <table:table-cell table:style-name="ce14" table:formula="of:=[.J62]^(1/2)" office:value-type="float" office:value="0.900491451419381" calcext:value-type="float">
            <text:p>0.900</text:p>
          </table:table-cell>
          <table:table-cell table:style-name="ce14" table:formula="of:=([.J62]^(1/2))^(1/2)" office:value-type="float" office:value="0.948942280341318" calcext:value-type="float">
            <text:p>0.949</text:p>
          </table:table-cell>
          <table:table-cell table:style-name="ce13" table:formula="of:=([.D62]/[.$L$15])/[.$D$2]" office:value-type="float" office:value="0.503355704697986" calcext:value-type="float">
            <text:p>0.503</text:p>
          </table:table-cell>
          <table:table-cell table:style-name="ce18" table:formula="of:=SQRT([.N62])" office:value-type="float" office:value="0.709475654760603" calcext:value-type="float">
            <text:p>0.709</text:p>
          </table:table-cell>
          <table:table-cell table:style-name="ce18" table:formula="of:=SQRT([.O62])" office:value-type="float" office:value="0.842303778194425" calcext:value-type="float">
            <text:p>0.842</text:p>
          </table:table-cell>
          <table:table-cell table:style-name="ce19" table:formula="of:=[.R62]+[.U62]" office:value-type="float" office:value="15" calcext:value-type="float">
            <text:p>15</text:p>
          </table:table-cell>
          <table:table-cell table:style-name="ce19" table:formula="of:=([.V62]-[.U62])/2" office:value-type="float" office:value="10" calcext:value-type="float">
            <text:p>10</text:p>
          </table:table-cell>
          <table:table-cell table:style-name="ce20" table:formula="of:=[.T62]+[.U62]" office:value-type="float" office:value="15" calcext:value-type="float">
            <text:p>15</text:p>
          </table:table-cell>
          <table:table-cell table:style-name="ce21" table:formula="of:=([.W62]-[.U62])/2" office:value-type="float" office:value="10" calcext:value-type="float">
            <text:p>1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5" calcext:value-type="float">
            <text:p>25</text:p>
          </table:table-cell>
          <table:table-cell table:style-name="Gnumeric-default" table:formula="of:=IF([.V62]&gt;64;64+(([.V62]-64)*2.9);[.V62])" office:value-type="float" office:value="25" calcext:value-type="float">
            <text:p>25</text:p>
          </table:table-cell>
          <table:table-cell table:style-name="ce24" office:value-type="string" calcext:value-type="string">
            <text:p>2A2A2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GalacticraftCore:tile.gcBlockCore:8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Shal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3]*[.F63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63]" office:value-type="float" office:value="32" calcext:value-type="float">
            <text:p>32.000</text:p>
          </table:table-cell>
          <table:table-cell table:style-name="ce11" table:formula="of:=[.F63]" office:value-type="float" office:value="24" calcext:value-type="float">
            <text:p>24.000</text:p>
          </table:table-cell>
          <table:table-cell table:style-name="ce13" table:formula="of:=([.D63]/[.$B$10])/[.$D$2]" office:value-type="float" office:value="24.0469667318982" calcext:value-type="float">
            <text:p>24.047</text:p>
          </table:table-cell>
          <table:table-cell table:style-name="ce14" table:formula="of:=SQRT([.I63])" office:value-type="float" office:value="4.90377066469245" calcext:value-type="float">
            <text:p>4.904</text:p>
          </table:table-cell>
          <table:table-cell table:style-name="ce14" table:formula="of:=([.J63]^(1/2))^(1/3)" office:value-type="float" office:value="1.30343193870832" calcext:value-type="float">
            <text:p>1.303</text:p>
          </table:table-cell>
          <table:table-cell table:style-name="ce14" table:formula="of:=[.J63]^(1/2)" office:value-type="float" office:value="2.2144459046661" calcext:value-type="float">
            <text:p>2.214</text:p>
          </table:table-cell>
          <table:table-cell table:style-name="ce14" table:formula="of:=([.J63]^(1/2))^(1/2)" office:value-type="float" office:value="1.48810144300249" calcext:value-type="float">
            <text:p>1.488</text:p>
          </table:table-cell>
          <table:table-cell table:style-name="ce13" table:formula="of:=([.D63]/[.$L$15])/[.$D$2]" office:value-type="float" office:value="18.4084372003835" calcext:value-type="float">
            <text:p>18.408</text:p>
          </table:table-cell>
          <table:table-cell table:style-name="ce18" table:formula="of:=SQRT([.N63])" office:value-type="float" office:value="4.29050547143149" calcext:value-type="float">
            <text:p>4.291</text:p>
          </table:table-cell>
          <table:table-cell table:style-name="ce18" table:formula="of:=SQRT([.O63])" office:value-type="float" office:value="2.07135353608009" calcext:value-type="float">
            <text:p>2.071</text:p>
          </table:table-cell>
          <table:table-cell table:style-name="ce19" table:formula="of:=[.R63]+[.U63]" office:value-type="float" office:value="56" calcext:value-type="float">
            <text:p>56</text:p>
          </table:table-cell>
          <table:table-cell table:style-name="ce19" table:formula="of:=([.V63]-[.U63])/2" office:value-type="float" office:value="8" calcext:value-type="float">
            <text:p>8</text:p>
          </table:table-cell>
          <table:table-cell table:style-name="ce20" table:formula="of:=[.T63]+[.U63]" office:value-type="float" office:value="56" calcext:value-type="float">
            <text:p>56</text:p>
          </table:table-cell>
          <table:table-cell table:style-name="ce21" table:formula="of:=([.W63]-[.U63])/2" office:value-type="float" office:value="8" calcext:value-type="float">
            <text:p>8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63]&gt;64;64+(([.V63]-64)*2.9);[.V63])" office:value-type="float" office:value="64" calcext:value-type="float">
            <text:p>64</text:p>
          </table:table-cell>
          <table:table-cell table:style-name="ce24" office:value-type="string" calcext:value-type="string">
            <text:p>6769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GeoStrata:geostrata_rock_shale_smooth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Sandsto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4]*[.F64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64]" office:value-type="float" office:value="32" calcext:value-type="float">
            <text:p>32.000</text:p>
          </table:table-cell>
          <table:table-cell table:style-name="ce11" table:formula="of:=[.F64]" office:value-type="float" office:value="24" calcext:value-type="float">
            <text:p>24.000</text:p>
          </table:table-cell>
          <table:table-cell table:style-name="ce13" table:formula="of:=([.D64]/[.$B$10])/[.$D$2]" office:value-type="float" office:value="24.0469667318982" calcext:value-type="float">
            <text:p>24.047</text:p>
          </table:table-cell>
          <table:table-cell table:style-name="ce14" table:formula="of:=SQRT([.I64])" office:value-type="float" office:value="4.90377066469245" calcext:value-type="float">
            <text:p>4.904</text:p>
          </table:table-cell>
          <table:table-cell table:style-name="ce14" table:formula="of:=([.J64]^(1/2))^(1/3)" office:value-type="float" office:value="1.30343193870832" calcext:value-type="float">
            <text:p>1.303</text:p>
          </table:table-cell>
          <table:table-cell table:style-name="ce14" table:formula="of:=[.J64]^(1/2)" office:value-type="float" office:value="2.2144459046661" calcext:value-type="float">
            <text:p>2.214</text:p>
          </table:table-cell>
          <table:table-cell table:style-name="ce14" table:formula="of:=([.J64]^(1/2))^(1/2)" office:value-type="float" office:value="1.48810144300249" calcext:value-type="float">
            <text:p>1.488</text:p>
          </table:table-cell>
          <table:table-cell table:style-name="ce13" table:formula="of:=([.D64]/[.$L$15])/[.$D$2]" office:value-type="float" office:value="18.4084372003835" calcext:value-type="float">
            <text:p>18.408</text:p>
          </table:table-cell>
          <table:table-cell table:style-name="ce18" table:formula="of:=SQRT([.N64])" office:value-type="float" office:value="4.29050547143149" calcext:value-type="float">
            <text:p>4.291</text:p>
          </table:table-cell>
          <table:table-cell table:style-name="ce18" table:formula="of:=SQRT([.O64])" office:value-type="float" office:value="2.07135353608009" calcext:value-type="float">
            <text:p>2.071</text:p>
          </table:table-cell>
          <table:table-cell table:style-name="ce19" table:formula="of:=[.R64]+[.U64]" office:value-type="float" office:value="88" calcext:value-type="float">
            <text:p>88</text:p>
          </table:table-cell>
          <table:table-cell table:style-name="ce19" table:formula="of:=([.V64]-[.U64])/2" office:value-type="float" office:value="40" calcext:value-type="float">
            <text:p>40</text:p>
          </table:table-cell>
          <table:table-cell table:style-name="ce20" table:formula="of:=[.T64]+[.U64]" office:value-type="float" office:value="148.8" calcext:value-type="float">
            <text:p>148.8</text:p>
          </table:table-cell>
          <table:table-cell table:style-name="ce21" table:formula="of:=([.W64]-[.U64])/2" office:value-type="float" office:value="100.8" calcext:value-type="float">
            <text:p>100.8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64]&gt;64;64+(([.V64]-64)*2.9);[.V64])" office:value-type="float" office:value="249.6" calcext:value-type="float">
            <text:p>249.6</text:p>
          </table:table-cell>
          <table:table-cell table:style-name="ce24" office:value-type="string" calcext:value-type="string">
            <text:p>BA9D8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GeoStrata:geostrata_rock_sandstone_smooth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Limesto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5]*[.F65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65]" office:value-type="float" office:value="32" calcext:value-type="float">
            <text:p>32.000</text:p>
          </table:table-cell>
          <table:table-cell table:style-name="ce11" table:formula="of:=[.F65]" office:value-type="float" office:value="24" calcext:value-type="float">
            <text:p>24.000</text:p>
          </table:table-cell>
          <table:table-cell table:style-name="ce13" table:formula="of:=([.D65]/[.$B$10])/[.$D$2]" office:value-type="float" office:value="24.0469667318982" calcext:value-type="float">
            <text:p>24.047</text:p>
          </table:table-cell>
          <table:table-cell table:style-name="ce14" table:formula="of:=SQRT([.I65])" office:value-type="float" office:value="4.90377066469245" calcext:value-type="float">
            <text:p>4.904</text:p>
          </table:table-cell>
          <table:table-cell table:style-name="ce14" table:formula="of:=([.J65]^(1/2))^(1/3)" office:value-type="float" office:value="1.30343193870832" calcext:value-type="float">
            <text:p>1.303</text:p>
          </table:table-cell>
          <table:table-cell table:style-name="ce14" table:formula="of:=[.J65]^(1/2)" office:value-type="float" office:value="2.2144459046661" calcext:value-type="float">
            <text:p>2.214</text:p>
          </table:table-cell>
          <table:table-cell table:style-name="ce14" table:formula="of:=([.J65]^(1/2))^(1/2)" office:value-type="float" office:value="1.48810144300249" calcext:value-type="float">
            <text:p>1.488</text:p>
          </table:table-cell>
          <table:table-cell table:style-name="ce13" table:formula="of:=([.D65]/[.$L$15])/[.$D$2]" office:value-type="float" office:value="18.4084372003835" calcext:value-type="float">
            <text:p>18.408</text:p>
          </table:table-cell>
          <table:table-cell table:style-name="ce18" table:formula="of:=SQRT([.N65])" office:value-type="float" office:value="4.29050547143149" calcext:value-type="float">
            <text:p>4.291</text:p>
          </table:table-cell>
          <table:table-cell table:style-name="ce18" table:formula="of:=SQRT([.O65])" office:value-type="float" office:value="2.07135353608009" calcext:value-type="float">
            <text:p>2.071</text:p>
          </table:table-cell>
          <table:table-cell table:style-name="ce19" table:formula="of:=[.R65]+[.U65]" office:value-type="float" office:value="88" calcext:value-type="float">
            <text:p>88</text:p>
          </table:table-cell>
          <table:table-cell table:style-name="ce19" table:formula="of:=([.V65]-[.U65])/2" office:value-type="float" office:value="40" calcext:value-type="float">
            <text:p>40</text:p>
          </table:table-cell>
          <table:table-cell table:style-name="ce20" table:formula="of:=[.T65]+[.U65]" office:value-type="float" office:value="148.8" calcext:value-type="float">
            <text:p>148.8</text:p>
          </table:table-cell>
          <table:table-cell table:style-name="ce21" table:formula="of:=([.W65]-[.U65])/2" office:value-type="float" office:value="100.8" calcext:value-type="float">
            <text:p>100.8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65]&gt;64;64+(([.V65]-64)*2.9);[.V65])" office:value-type="float" office:value="249.6" calcext:value-type="float">
            <text:p>249.6</text:p>
          </table:table-cell>
          <table:table-cell table:style-name="ce24" office:value-type="string" calcext:value-type="string">
            <text:p>CBBFAD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GeoStrata:geostrata_rock_limestone_smooth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Pumic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6]*[.F66]" office:value-type="float" office:value="460.8" calcext:value-type="float">
            <text:p>460.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4.4" calcext:value-type="float">
            <text:p>14.4</text:p>
          </table:table-cell>
          <table:table-cell table:style-name="ce11" table:formula="of:=[.E66]" office:value-type="float" office:value="32" calcext:value-type="float">
            <text:p>32.000</text:p>
          </table:table-cell>
          <table:table-cell table:style-name="ce11" table:formula="of:=[.F66]" office:value-type="float" office:value="14.4" calcext:value-type="float">
            <text:p>14.400</text:p>
          </table:table-cell>
          <table:table-cell table:style-name="ce13" table:formula="of:=([.D66]/[.$B$10])/[.$D$2]" office:value-type="float" office:value="14.4281800391389" calcext:value-type="float">
            <text:p>14.428</text:p>
          </table:table-cell>
          <table:table-cell table:style-name="ce14" table:formula="of:=SQRT([.I66])" office:value-type="float" office:value="3.79844442359487" calcext:value-type="float">
            <text:p>3.798</text:p>
          </table:table-cell>
          <table:table-cell table:style-name="ce14" table:formula="of:=([.J66]^(1/2))^(1/3)" office:value-type="float" office:value="1.24911079826022" calcext:value-type="float">
            <text:p>1.249</text:p>
          </table:table-cell>
          <table:table-cell table:style-name="ce14" table:formula="of:=[.J66]^(1/2)" office:value-type="float" office:value="1.9489598311907" calcext:value-type="float">
            <text:p>1.949</text:p>
          </table:table-cell>
          <table:table-cell table:style-name="ce14" table:formula="of:=([.J66]^(1/2))^(1/2)" office:value-type="float" office:value="1.39605151451897" calcext:value-type="float">
            <text:p>1.396</text:p>
          </table:table-cell>
          <table:table-cell table:style-name="ce13" table:formula="of:=([.D66]/[.$L$15])/[.$D$2]" office:value-type="float" office:value="11.0450623202301" calcext:value-type="float">
            <text:p>11.045</text:p>
          </table:table-cell>
          <table:table-cell table:style-name="ce18" table:formula="of:=SQRT([.N66])" office:value-type="float" office:value="3.32341124753319" calcext:value-type="float">
            <text:p>3.323</text:p>
          </table:table-cell>
          <table:table-cell table:style-name="ce18" table:formula="of:=SQRT([.O66])" office:value-type="float" office:value="1.82302255815258" calcext:value-type="float">
            <text:p>1.823</text:p>
          </table:table-cell>
          <table:table-cell table:style-name="ce19" table:formula="of:=[.R66]+[.U66]" office:value-type="float" office:value="11" calcext:value-type="float">
            <text:p>11</text:p>
          </table:table-cell>
          <table:table-cell table:style-name="ce19" table:formula="of:=([.V66]-[.U66])/2" office:value-type="float" office:value="5" calcext:value-type="float">
            <text:p>5</text:p>
          </table:table-cell>
          <table:table-cell table:style-name="ce20" table:formula="of:=[.T66]+[.U66]" office:value-type="float" office:value="11" calcext:value-type="float">
            <text:p>11</text:p>
          </table:table-cell>
          <table:table-cell table:style-name="ce21" table:formula="of:=([.W66]-[.U66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66]&gt;64;64+(([.V66]-64)*2.9);[.V66])" office:value-type="float" office:value="16" calcext:value-type="float">
            <text:p>16</text:p>
          </table:table-cell>
          <table:table-cell table:style-name="ce24" office:value-type="string" calcext:value-type="string">
            <text:p>C4C1B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GeoStrata:geostrata_rock_pumice_smooth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Opa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7]*[.F67]" office:value-type="float" office:value="96" calcext:value-type="float">
            <text:p>96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67]" office:value-type="float" office:value="32" calcext:value-type="float">
            <text:p>32.000</text:p>
          </table:table-cell>
          <table:table-cell table:style-name="ce11" table:formula="of:=[.F67]" office:value-type="float" office:value="3" calcext:value-type="float">
            <text:p>3.000</text:p>
          </table:table-cell>
          <table:table-cell table:style-name="ce13" table:formula="of:=([.D67]/[.$B$10])/[.$D$2]" office:value-type="float" office:value="3.00587084148728" calcext:value-type="float">
            <text:p>3.006</text:p>
          </table:table-cell>
          <table:table-cell table:style-name="ce14" table:formula="of:=SQRT([.I67])" office:value-type="float" office:value="1.73374474519385" calcext:value-type="float">
            <text:p>1.734</text:p>
          </table:table-cell>
          <table:table-cell table:style-name="ce14" table:formula="of:=([.J67]^(1/2))^(1/3)" office:value-type="float" office:value="1.09605124478702" calcext:value-type="float">
            <text:p>1.096</text:p>
          </table:table-cell>
          <table:table-cell table:style-name="ce14" table:formula="of:=[.J67]^(1/2)" office:value-type="float" office:value="1.31671741280878" calcext:value-type="float">
            <text:p>1.317</text:p>
          </table:table-cell>
          <table:table-cell table:style-name="ce14" table:formula="of:=([.J67]^(1/2))^(1/2)" office:value-type="float" office:value="1.14748307735181" calcext:value-type="float">
            <text:p>1.147</text:p>
          </table:table-cell>
          <table:table-cell table:style-name="ce13" table:formula="of:=([.D67]/[.$L$15])/[.$D$2]" office:value-type="float" office:value="2.30105465004794" calcext:value-type="float">
            <text:p>2.301</text:p>
          </table:table-cell>
          <table:table-cell table:style-name="ce18" table:formula="of:=SQRT([.N67])" office:value-type="float" office:value="1.51692275678359" calcext:value-type="float">
            <text:p>1.517</text:p>
          </table:table-cell>
          <table:table-cell table:style-name="ce18" table:formula="of:=SQRT([.O67])" office:value-type="float" office:value="1.23163418139624" calcext:value-type="float">
            <text:p>1.232</text:p>
          </table:table-cell>
          <table:table-cell table:style-name="ce19" table:formula="of:=[.R67]+[.U67]" office:value-type="float" office:value="46" calcext:value-type="float">
            <text:p>46</text:p>
          </table:table-cell>
          <table:table-cell table:style-name="ce19" table:formula="of:=([.V67]-[.U67])/2" office:value-type="float" office:value="14" calcext:value-type="float">
            <text:p>14</text:p>
          </table:table-cell>
          <table:table-cell table:style-name="ce20" table:formula="of:=[.T67]+[.U67]" office:value-type="float" office:value="46" calcext:value-type="float">
            <text:p>46</text:p>
          </table:table-cell>
          <table:table-cell table:style-name="ce21" table:formula="of:=([.W67]-[.U67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67]&gt;64;64+(([.V67]-64)*2.9);[.V67])" office:value-type="float" office:value="60" calcext:value-type="float">
            <text:p>60</text:p>
          </table:table-cell>
          <table:table-cell table:style-name="ce24" office:value-type="string" calcext:value-type="string">
            <text:p>CAFFF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GeoStrata:geostrata_rock_opal_smooth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Sla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8]*[.F68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68]" office:value-type="float" office:value="32" calcext:value-type="float">
            <text:p>32.000</text:p>
          </table:table-cell>
          <table:table-cell table:style-name="ce11" table:formula="of:=[.F68]" office:value-type="float" office:value="24" calcext:value-type="float">
            <text:p>24.000</text:p>
          </table:table-cell>
          <table:table-cell table:style-name="ce13" table:formula="of:=([.D68]/[.$B$10])/[.$D$2]" office:value-type="float" office:value="24.0469667318982" calcext:value-type="float">
            <text:p>24.047</text:p>
          </table:table-cell>
          <table:table-cell table:style-name="ce14" table:formula="of:=SQRT([.I68])" office:value-type="float" office:value="4.90377066469245" calcext:value-type="float">
            <text:p>4.904</text:p>
          </table:table-cell>
          <table:table-cell table:style-name="ce14" table:formula="of:=([.J68]^(1/2))^(1/3)" office:value-type="float" office:value="1.30343193870832" calcext:value-type="float">
            <text:p>1.303</text:p>
          </table:table-cell>
          <table:table-cell table:style-name="ce14" table:formula="of:=[.J68]^(1/2)" office:value-type="float" office:value="2.2144459046661" calcext:value-type="float">
            <text:p>2.214</text:p>
          </table:table-cell>
          <table:table-cell table:style-name="ce14" table:formula="of:=([.J68]^(1/2))^(1/2)" office:value-type="float" office:value="1.48810144300249" calcext:value-type="float">
            <text:p>1.488</text:p>
          </table:table-cell>
          <table:table-cell table:style-name="ce13" table:formula="of:=([.D68]/[.$L$15])/[.$D$2]" office:value-type="float" office:value="18.4084372003835" calcext:value-type="float">
            <text:p>18.408</text:p>
          </table:table-cell>
          <table:table-cell table:style-name="ce18" table:formula="of:=SQRT([.N68])" office:value-type="float" office:value="4.29050547143149" calcext:value-type="float">
            <text:p>4.291</text:p>
          </table:table-cell>
          <table:table-cell table:style-name="ce18" table:formula="of:=SQRT([.O68])" office:value-type="float" office:value="2.07135353608009" calcext:value-type="float">
            <text:p>2.071</text:p>
          </table:table-cell>
          <table:table-cell table:style-name="ce19" table:formula="of:=[.R68]+[.U68]" office:value-type="float" office:value="40" calcext:value-type="float">
            <text:p>40</text:p>
          </table:table-cell>
          <table:table-cell table:style-name="ce19" table:formula="of:=([.V68]-[.U68])/2" office:value-type="float" office:value="8" calcext:value-type="float">
            <text:p>8</text:p>
          </table:table-cell>
          <table:table-cell table:style-name="ce20" table:formula="of:=[.T68]+[.U68]" office:value-type="float" office:value="40" calcext:value-type="float">
            <text:p>40</text:p>
          </table:table-cell>
          <table:table-cell table:style-name="ce21" table:formula="of:=([.W68]-[.U68])/2" office:value-type="float" office:value="8" calcext:value-type="float">
            <text:p>8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48" calcext:value-type="float">
            <text:p>48</text:p>
          </table:table-cell>
          <table:table-cell table:style-name="Gnumeric-default" table:formula="of:=IF([.V68]&gt;64;64+(([.V68]-64)*2.9);[.V68])" office:value-type="float" office:value="48" calcext:value-type="float">
            <text:p>48</text:p>
          </table:table-cell>
          <table:table-cell table:style-name="ce24" office:value-type="string" calcext:value-type="string">
            <text:p>494B53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GeoStrata:geostrata_rock_slate_smooth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Gneiss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69]*[.F69]" office:value-type="float" office:value="614.4" calcext:value-type="float">
            <text:p>614.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9.2" calcext:value-type="float">
            <text:p>19.2</text:p>
          </table:table-cell>
          <table:table-cell table:style-name="ce11" table:formula="of:=[.E69]" office:value-type="float" office:value="32" calcext:value-type="float">
            <text:p>32.000</text:p>
          </table:table-cell>
          <table:table-cell table:style-name="ce11" table:formula="of:=[.F69]" office:value-type="float" office:value="19.2" calcext:value-type="float">
            <text:p>19.200</text:p>
          </table:table-cell>
          <table:table-cell table:style-name="ce13" table:formula="of:=([.D69]/[.$B$10])/[.$D$2]" office:value-type="float" office:value="19.2375733855186" calcext:value-type="float">
            <text:p>19.238</text:p>
          </table:table-cell>
          <table:table-cell table:style-name="ce14" table:formula="of:=SQRT([.I69])" office:value-type="float" office:value="4.38606582092866" calcext:value-type="float">
            <text:p>4.386</text:p>
          </table:table-cell>
          <table:table-cell table:style-name="ce14" table:formula="of:=([.J69]^(1/2))^(1/3)" office:value-type="float" office:value="1.27941819932393" calcext:value-type="float">
            <text:p>1.279</text:p>
          </table:table-cell>
          <table:table-cell table:style-name="ce14" table:formula="of:=[.J69]^(1/2)" office:value-type="float" office:value="2.09429363292941" calcext:value-type="float">
            <text:p>2.094</text:p>
          </table:table-cell>
          <table:table-cell table:style-name="ce14" table:formula="of:=([.J69]^(1/2))^(1/2)" office:value-type="float" office:value="1.44716745158582" calcext:value-type="float">
            <text:p>1.447</text:p>
          </table:table-cell>
          <table:table-cell table:style-name="ce13" table:formula="of:=([.D69]/[.$L$15])/[.$D$2]" office:value-type="float" office:value="14.7267497603068" calcext:value-type="float">
            <text:p>14.727</text:p>
          </table:table-cell>
          <table:table-cell table:style-name="ce18" table:formula="of:=SQRT([.N69])" office:value-type="float" office:value="3.83754475678223" calcext:value-type="float">
            <text:p>3.838</text:p>
          </table:table-cell>
          <table:table-cell table:style-name="ce18" table:formula="of:=SQRT([.O69])" office:value-type="float" office:value="1.9589652260268" calcext:value-type="float">
            <text:p>1.959</text:p>
          </table:table-cell>
          <table:table-cell table:style-name="ce19" table:formula="of:=[.R69]+[.U69]" office:value-type="float" office:value="24" calcext:value-type="float">
            <text:p>24</text:p>
          </table:table-cell>
          <table:table-cell table:style-name="ce19" table:formula="of:=([.V69]-[.U69])/2" office:value-type="float" office:value="8" calcext:value-type="float">
            <text:p>8</text:p>
          </table:table-cell>
          <table:table-cell table:style-name="ce20" table:formula="of:=[.T69]+[.U69]" office:value-type="float" office:value="24" calcext:value-type="float">
            <text:p>24</text:p>
          </table:table-cell>
          <table:table-cell table:style-name="ce21" table:formula="of:=([.W69]-[.U69])/2" office:value-type="float" office:value="8" calcext:value-type="float">
            <text:p>8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69]&gt;64;64+(([.V69]-64)*2.9);[.V69])" office:value-type="float" office:value="32" calcext:value-type="float">
            <text:p>32</text:p>
          </table:table-cell>
          <table:table-cell table:style-name="ce24" office:value-type="string" calcext:value-type="string">
            <text:p>BFBDB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GeoStrata:geostrata_rock_gneiss_smooth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Peridot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0]*[.F70]" office:value-type="float" office:value="460.8" calcext:value-type="float">
            <text:p>460.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4.4" calcext:value-type="float">
            <text:p>14.4</text:p>
          </table:table-cell>
          <table:table-cell table:style-name="ce11" table:formula="of:=[.E70]" office:value-type="float" office:value="32" calcext:value-type="float">
            <text:p>32.000</text:p>
          </table:table-cell>
          <table:table-cell table:style-name="ce11" table:formula="of:=[.F70]" office:value-type="float" office:value="14.4" calcext:value-type="float">
            <text:p>14.400</text:p>
          </table:table-cell>
          <table:table-cell table:style-name="ce13" table:formula="of:=([.D70]/[.$B$10])/[.$D$2]" office:value-type="float" office:value="14.4281800391389" calcext:value-type="float">
            <text:p>14.428</text:p>
          </table:table-cell>
          <table:table-cell table:style-name="ce14" table:formula="of:=SQRT([.I70])" office:value-type="float" office:value="3.79844442359487" calcext:value-type="float">
            <text:p>3.798</text:p>
          </table:table-cell>
          <table:table-cell table:style-name="ce14" table:formula="of:=([.J70]^(1/2))^(1/3)" office:value-type="float" office:value="1.24911079826022" calcext:value-type="float">
            <text:p>1.249</text:p>
          </table:table-cell>
          <table:table-cell table:style-name="ce14" table:formula="of:=[.J70]^(1/2)" office:value-type="float" office:value="1.9489598311907" calcext:value-type="float">
            <text:p>1.949</text:p>
          </table:table-cell>
          <table:table-cell table:style-name="ce14" table:formula="of:=([.J70]^(1/2))^(1/2)" office:value-type="float" office:value="1.39605151451897" calcext:value-type="float">
            <text:p>1.396</text:p>
          </table:table-cell>
          <table:table-cell table:style-name="ce13" table:formula="of:=([.D70]/[.$L$15])/[.$D$2]" office:value-type="float" office:value="11.0450623202301" calcext:value-type="float">
            <text:p>11.045</text:p>
          </table:table-cell>
          <table:table-cell table:style-name="ce18" table:formula="of:=SQRT([.N70])" office:value-type="float" office:value="3.32341124753319" calcext:value-type="float">
            <text:p>3.323</text:p>
          </table:table-cell>
          <table:table-cell table:style-name="ce18" table:formula="of:=SQRT([.O70])" office:value-type="float" office:value="1.82302255815258" calcext:value-type="float">
            <text:p>1.823</text:p>
          </table:table-cell>
          <table:table-cell table:style-name="ce19" table:formula="of:=[.R70]+[.U70]" office:value-type="float" office:value="15" calcext:value-type="float">
            <text:p>15</text:p>
          </table:table-cell>
          <table:table-cell table:style-name="ce19" table:formula="of:=([.V70]-[.U70])/2" office:value-type="float" office:value="9" calcext:value-type="float">
            <text:p>9</text:p>
          </table:table-cell>
          <table:table-cell table:style-name="ce20" table:formula="of:=[.T70]+[.U70]" office:value-type="float" office:value="15" calcext:value-type="float">
            <text:p>15</text:p>
          </table:table-cell>
          <table:table-cell table:style-name="ce21" table:formula="of:=([.W70]-[.U70])/2" office:value-type="float" office:value="9" calcext:value-type="float">
            <text:p>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4" calcext:value-type="float">
            <text:p>24</text:p>
          </table:table-cell>
          <table:table-cell table:style-name="Gnumeric-default" table:formula="of:=IF([.V70]&gt;64;64+(([.V70]-64)*2.9);[.V70])" office:value-type="float" office:value="24" calcext:value-type="float">
            <text:p>24</text:p>
          </table:table-cell>
          <table:table-cell table:style-name="ce24" office:value-type="string" calcext:value-type="string">
            <text:p>617361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GeoStrata:geostrata_rock_peridotite_smooth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Granul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1]*[.F71]" office:value-type="float" office:value="537.6" calcext:value-type="float">
            <text:p>537.6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6.8" calcext:value-type="float">
            <text:p>16.8</text:p>
          </table:table-cell>
          <table:table-cell table:style-name="ce11" table:formula="of:=[.E71]" office:value-type="float" office:value="32" calcext:value-type="float">
            <text:p>32.000</text:p>
          </table:table-cell>
          <table:table-cell table:style-name="ce11" table:formula="of:=[.F71]" office:value-type="float" office:value="16.8" calcext:value-type="float">
            <text:p>16.800</text:p>
          </table:table-cell>
          <table:table-cell table:style-name="ce13" table:formula="of:=([.D71]/[.$B$10])/[.$D$2]" office:value-type="float" office:value="16.8328767123288" calcext:value-type="float">
            <text:p>16.833</text:p>
          </table:table-cell>
          <table:table-cell table:style-name="ce14" table:formula="of:=SQRT([.I71])" office:value-type="float" office:value="4.10278889443861" calcext:value-type="float">
            <text:p>4.103</text:p>
          </table:table-cell>
          <table:table-cell table:style-name="ce14" table:formula="of:=([.J71]^(1/2))^(1/3)" office:value-type="float" office:value="1.26526024307321" calcext:value-type="float">
            <text:p>1.265</text:p>
          </table:table-cell>
          <table:table-cell table:style-name="ce14" table:formula="of:=[.J71]^(1/2)" office:value-type="float" office:value="2.02553422445502" calcext:value-type="float">
            <text:p>2.026</text:p>
          </table:table-cell>
          <table:table-cell table:style-name="ce14" table:formula="of:=([.J71]^(1/2))^(1/2)" office:value-type="float" office:value="1.42321264203738" calcext:value-type="float">
            <text:p>1.423</text:p>
          </table:table-cell>
          <table:table-cell table:style-name="ce13" table:formula="of:=([.D71]/[.$L$15])/[.$D$2]" office:value-type="float" office:value="12.8859060402685" calcext:value-type="float">
            <text:p>12.886</text:p>
          </table:table-cell>
          <table:table-cell table:style-name="ce18" table:formula="of:=SQRT([.N71])" office:value-type="float" office:value="3.58969442157246" calcext:value-type="float">
            <text:p>3.590</text:p>
          </table:table-cell>
          <table:table-cell table:style-name="ce18" table:formula="of:=SQRT([.O71])" office:value-type="float" office:value="1.89464889137076" calcext:value-type="float">
            <text:p>1.895</text:p>
          </table:table-cell>
          <table:table-cell table:style-name="ce19" table:formula="of:=[.R71]+[.U71]" office:value-type="float" office:value="24" calcext:value-type="float">
            <text:p>24</text:p>
          </table:table-cell>
          <table:table-cell table:style-name="ce19" table:formula="of:=([.V71]-[.U71])/2" office:value-type="float" office:value="8" calcext:value-type="float">
            <text:p>8</text:p>
          </table:table-cell>
          <table:table-cell table:style-name="ce20" table:formula="of:=[.T71]+[.U71]" office:value-type="float" office:value="24" calcext:value-type="float">
            <text:p>24</text:p>
          </table:table-cell>
          <table:table-cell table:style-name="ce21" table:formula="of:=([.W71]-[.U71])/2" office:value-type="float" office:value="8" calcext:value-type="float">
            <text:p>8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71]&gt;64;64+(([.V71]-64)*2.9);[.V71])" office:value-type="float" office:value="32" calcext:value-type="float">
            <text:p>32</text:p>
          </table:table-cell>
          <table:table-cell table:style-name="ce24" office:value-type="string" calcext:value-type="string">
            <text:p>AEB3A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GeoStrata:geostrata_rock_granulite_smooth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Migmat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2]*[.F72]" office:value-type="float" office:value="460.8" calcext:value-type="float">
            <text:p>460.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4.4" calcext:value-type="float">
            <text:p>14.4</text:p>
          </table:table-cell>
          <table:table-cell table:style-name="ce11" table:formula="of:=[.E72]" office:value-type="float" office:value="32" calcext:value-type="float">
            <text:p>32.000</text:p>
          </table:table-cell>
          <table:table-cell table:style-name="ce11" table:formula="of:=[.F72]" office:value-type="float" office:value="14.4" calcext:value-type="float">
            <text:p>14.400</text:p>
          </table:table-cell>
          <table:table-cell table:style-name="ce13" table:formula="of:=([.D72]/[.$B$10])/[.$D$2]" office:value-type="float" office:value="14.4281800391389" calcext:value-type="float">
            <text:p>14.428</text:p>
          </table:table-cell>
          <table:table-cell table:style-name="ce14" table:formula="of:=SQRT([.I72])" office:value-type="float" office:value="3.79844442359487" calcext:value-type="float">
            <text:p>3.798</text:p>
          </table:table-cell>
          <table:table-cell table:style-name="ce14" table:formula="of:=([.J72]^(1/2))^(1/3)" office:value-type="float" office:value="1.24911079826022" calcext:value-type="float">
            <text:p>1.249</text:p>
          </table:table-cell>
          <table:table-cell table:style-name="ce14" table:formula="of:=[.J72]^(1/2)" office:value-type="float" office:value="1.9489598311907" calcext:value-type="float">
            <text:p>1.949</text:p>
          </table:table-cell>
          <table:table-cell table:style-name="ce14" table:formula="of:=([.J72]^(1/2))^(1/2)" office:value-type="float" office:value="1.39605151451897" calcext:value-type="float">
            <text:p>1.396</text:p>
          </table:table-cell>
          <table:table-cell table:style-name="ce13" table:formula="of:=([.D72]/[.$L$15])/[.$D$2]" office:value-type="float" office:value="11.0450623202301" calcext:value-type="float">
            <text:p>11.045</text:p>
          </table:table-cell>
          <table:table-cell table:style-name="ce18" table:formula="of:=SQRT([.N72])" office:value-type="float" office:value="3.32341124753319" calcext:value-type="float">
            <text:p>3.323</text:p>
          </table:table-cell>
          <table:table-cell table:style-name="ce18" table:formula="of:=SQRT([.O72])" office:value-type="float" office:value="1.82302255815258" calcext:value-type="float">
            <text:p>1.823</text:p>
          </table:table-cell>
          <table:table-cell table:style-name="ce19" table:formula="of:=[.R72]+[.U72]" office:value-type="float" office:value="11" calcext:value-type="float">
            <text:p>11</text:p>
          </table:table-cell>
          <table:table-cell table:style-name="ce19" table:formula="of:=([.V72]-[.U72])/2" office:value-type="float" office:value="5" calcext:value-type="float">
            <text:p>5</text:p>
          </table:table-cell>
          <table:table-cell table:style-name="ce20" table:formula="of:=[.T72]+[.U72]" office:value-type="float" office:value="11" calcext:value-type="float">
            <text:p>11</text:p>
          </table:table-cell>
          <table:table-cell table:style-name="ce21" table:formula="of:=([.W72]-[.U72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72]&gt;64;64+(([.V72]-64)*2.9);[.V72])" office:value-type="float" office:value="16" calcext:value-type="float">
            <text:p>16</text:p>
          </table:table-cell>
          <table:table-cell table:style-name="ce24" office:value-type="string" calcext:value-type="string">
            <text:p>92958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GeoStrata:geostrata_rock_migmatite_smooth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Schist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3]*[.F73]" office:value-type="float" office:value="614.4" calcext:value-type="float">
            <text:p>614.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9.2" calcext:value-type="float">
            <text:p>19.2</text:p>
          </table:table-cell>
          <table:table-cell table:style-name="ce11" table:formula="of:=[.E73]" office:value-type="float" office:value="32" calcext:value-type="float">
            <text:p>32.000</text:p>
          </table:table-cell>
          <table:table-cell table:style-name="ce11" table:formula="of:=[.F73]" office:value-type="float" office:value="19.2" calcext:value-type="float">
            <text:p>19.200</text:p>
          </table:table-cell>
          <table:table-cell table:style-name="ce13" table:formula="of:=([.D73]/[.$B$10])/[.$D$2]" office:value-type="float" office:value="19.2375733855186" calcext:value-type="float">
            <text:p>19.238</text:p>
          </table:table-cell>
          <table:table-cell table:style-name="ce14" table:formula="of:=SQRT([.I73])" office:value-type="float" office:value="4.38606582092866" calcext:value-type="float">
            <text:p>4.386</text:p>
          </table:table-cell>
          <table:table-cell table:style-name="ce14" table:formula="of:=([.J73]^(1/2))^(1/3)" office:value-type="float" office:value="1.27941819932393" calcext:value-type="float">
            <text:p>1.279</text:p>
          </table:table-cell>
          <table:table-cell table:style-name="ce14" table:formula="of:=[.J73]^(1/2)" office:value-type="float" office:value="2.09429363292941" calcext:value-type="float">
            <text:p>2.094</text:p>
          </table:table-cell>
          <table:table-cell table:style-name="ce14" table:formula="of:=([.J73]^(1/2))^(1/2)" office:value-type="float" office:value="1.44716745158582" calcext:value-type="float">
            <text:p>1.447</text:p>
          </table:table-cell>
          <table:table-cell table:style-name="ce13" table:formula="of:=([.D73]/[.$L$15])/[.$D$2]" office:value-type="float" office:value="14.7267497603068" calcext:value-type="float">
            <text:p>14.727</text:p>
          </table:table-cell>
          <table:table-cell table:style-name="ce18" table:formula="of:=SQRT([.N73])" office:value-type="float" office:value="3.83754475678223" calcext:value-type="float">
            <text:p>3.838</text:p>
          </table:table-cell>
          <table:table-cell table:style-name="ce18" table:formula="of:=SQRT([.O73])" office:value-type="float" office:value="1.9589652260268" calcext:value-type="float">
            <text:p>1.959</text:p>
          </table:table-cell>
          <table:table-cell table:style-name="ce19" table:formula="of:=[.R73]+[.U73]" office:value-type="float" office:value="32" calcext:value-type="float">
            <text:p>32</text:p>
          </table:table-cell>
          <table:table-cell table:style-name="ce19" table:formula="of:=([.V73]-[.U73])/2" office:value-type="float" office:value="16" calcext:value-type="float">
            <text:p>16</text:p>
          </table:table-cell>
          <table:table-cell table:style-name="ce20" table:formula="of:=[.T73]+[.U73]" office:value-type="float" office:value="32" calcext:value-type="float">
            <text:p>32</text:p>
          </table:table-cell>
          <table:table-cell table:style-name="ce21" table:formula="of:=([.W73]-[.U73])/2" office:value-type="float" office:value="16" calcext:value-type="float">
            <text:p>16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48" calcext:value-type="float">
            <text:p>48</text:p>
          </table:table-cell>
          <table:table-cell table:style-name="Gnumeric-default" table:formula="of:=IF([.V73]&gt;64;64+(([.V73]-64)*2.9);[.V73])" office:value-type="float" office:value="48" calcext:value-type="float">
            <text:p>48</text:p>
          </table:table-cell>
          <table:table-cell table:style-name="ce24" office:value-type="string" calcext:value-type="string">
            <text:p>4B4C52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GeoStrata:geostrata_rock_schist_smooth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Basalt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4]*[.F74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74]" office:value-type="float" office:value="32" calcext:value-type="float">
            <text:p>32.000</text:p>
          </table:table-cell>
          <table:table-cell table:style-name="ce11" table:formula="of:=[.F74]" office:value-type="float" office:value="24" calcext:value-type="float">
            <text:p>24.000</text:p>
          </table:table-cell>
          <table:table-cell table:style-name="ce13" table:formula="of:=([.D74]/[.$B$10])/[.$D$2]" office:value-type="float" office:value="24.0469667318982" calcext:value-type="float">
            <text:p>24.047</text:p>
          </table:table-cell>
          <table:table-cell table:style-name="ce14" table:formula="of:=SQRT([.I74])" office:value-type="float" office:value="4.90377066469245" calcext:value-type="float">
            <text:p>4.904</text:p>
          </table:table-cell>
          <table:table-cell table:style-name="ce14" table:formula="of:=([.J74]^(1/2))^(1/3)" office:value-type="float" office:value="1.30343193870832" calcext:value-type="float">
            <text:p>1.303</text:p>
          </table:table-cell>
          <table:table-cell table:style-name="ce14" table:formula="of:=[.J74]^(1/2)" office:value-type="float" office:value="2.2144459046661" calcext:value-type="float">
            <text:p>2.214</text:p>
          </table:table-cell>
          <table:table-cell table:style-name="ce14" table:formula="of:=([.J74]^(1/2))^(1/2)" office:value-type="float" office:value="1.48810144300249" calcext:value-type="float">
            <text:p>1.488</text:p>
          </table:table-cell>
          <table:table-cell table:style-name="ce13" table:formula="of:=([.D74]/[.$L$15])/[.$D$2]" office:value-type="float" office:value="18.4084372003835" calcext:value-type="float">
            <text:p>18.408</text:p>
          </table:table-cell>
          <table:table-cell table:style-name="ce18" table:formula="of:=SQRT([.N74])" office:value-type="float" office:value="4.29050547143149" calcext:value-type="float">
            <text:p>4.291</text:p>
          </table:table-cell>
          <table:table-cell table:style-name="ce18" table:formula="of:=SQRT([.O74])" office:value-type="float" office:value="2.07135353608009" calcext:value-type="float">
            <text:p>2.071</text:p>
          </table:table-cell>
          <table:table-cell table:style-name="ce19" table:formula="of:=[.R74]+[.U74]" office:value-type="float" office:value="88" calcext:value-type="float">
            <text:p>88</text:p>
          </table:table-cell>
          <table:table-cell table:style-name="ce19" table:formula="of:=([.V74]-[.U74])/2" office:value-type="float" office:value="40" calcext:value-type="float">
            <text:p>40</text:p>
          </table:table-cell>
          <table:table-cell table:style-name="ce20" table:formula="of:=[.T74]+[.U74]" office:value-type="float" office:value="148.8" calcext:value-type="float">
            <text:p>148.8</text:p>
          </table:table-cell>
          <table:table-cell table:style-name="ce21" table:formula="of:=([.W74]-[.U74])/2" office:value-type="float" office:value="100.8" calcext:value-type="float">
            <text:p>100.8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74]&gt;64;64+(([.V74]-64)*2.9);[.V74])" office:value-type="float" office:value="249.6" calcext:value-type="float">
            <text:p>249.6</text:p>
          </table:table-cell>
          <table:table-cell table:style-name="ce24" office:value-type="string" calcext:value-type="string">
            <text:p>383844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GeoStrata:geostrata_rock_basalt_smooth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Onyx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5]*[.F75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75]" office:value-type="float" office:value="32" calcext:value-type="float">
            <text:p>32.000</text:p>
          </table:table-cell>
          <table:table-cell table:style-name="ce11" table:formula="of:=[.F75]" office:value-type="float" office:value="24" calcext:value-type="float">
            <text:p>24.000</text:p>
          </table:table-cell>
          <table:table-cell table:style-name="ce13" table:formula="of:=([.D75]/[.$B$10])/[.$D$2]" office:value-type="float" office:value="24.0469667318982" calcext:value-type="float">
            <text:p>24.047</text:p>
          </table:table-cell>
          <table:table-cell table:style-name="ce14" table:formula="of:=SQRT([.I75])" office:value-type="float" office:value="4.90377066469245" calcext:value-type="float">
            <text:p>4.904</text:p>
          </table:table-cell>
          <table:table-cell table:style-name="ce14" table:formula="of:=([.J75]^(1/2))^(1/3)" office:value-type="float" office:value="1.30343193870832" calcext:value-type="float">
            <text:p>1.303</text:p>
          </table:table-cell>
          <table:table-cell table:style-name="ce14" table:formula="of:=[.J75]^(1/2)" office:value-type="float" office:value="2.2144459046661" calcext:value-type="float">
            <text:p>2.214</text:p>
          </table:table-cell>
          <table:table-cell table:style-name="ce14" table:formula="of:=([.J75]^(1/2))^(1/2)" office:value-type="float" office:value="1.48810144300249" calcext:value-type="float">
            <text:p>1.488</text:p>
          </table:table-cell>
          <table:table-cell table:style-name="ce13" table:formula="of:=([.D75]/[.$L$15])/[.$D$2]" office:value-type="float" office:value="18.4084372003835" calcext:value-type="float">
            <text:p>18.408</text:p>
          </table:table-cell>
          <table:table-cell table:style-name="ce18" table:formula="of:=SQRT([.N75])" office:value-type="float" office:value="4.29050547143149" calcext:value-type="float">
            <text:p>4.291</text:p>
          </table:table-cell>
          <table:table-cell table:style-name="ce18" table:formula="of:=SQRT([.O75])" office:value-type="float" office:value="2.07135353608009" calcext:value-type="float">
            <text:p>2.071</text:p>
          </table:table-cell>
          <table:table-cell table:style-name="ce19" table:formula="of:=[.R75]+[.U75]" office:value-type="float" office:value="15" calcext:value-type="float">
            <text:p>15</text:p>
          </table:table-cell>
          <table:table-cell table:style-name="ce19" table:formula="of:=([.V75]-[.U75])/2" office:value-type="float" office:value="9" calcext:value-type="float">
            <text:p>9</text:p>
          </table:table-cell>
          <table:table-cell table:style-name="ce20" table:formula="of:=[.T75]+[.U75]" office:value-type="float" office:value="15" calcext:value-type="float">
            <text:p>15</text:p>
          </table:table-cell>
          <table:table-cell table:style-name="ce21" table:formula="of:=([.W75]-[.U75])/2" office:value-type="float" office:value="9" calcext:value-type="float">
            <text:p>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4" calcext:value-type="float">
            <text:p>24</text:p>
          </table:table-cell>
          <table:table-cell table:style-name="Gnumeric-default" table:formula="of:=IF([.V75]&gt;64;64+(([.V75]-64)*2.9);[.V75])" office:value-type="float" office:value="24" calcext:value-type="float">
            <text:p>24</text:p>
          </table:table-cell>
          <table:table-cell table:style-name="ce24" office:value-type="string" calcext:value-type="string">
            <text:p>30303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GeoStrata:geostrata_rock_onyx_smooth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Quartz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6]*[.F76]" office:value-type="float" office:value="384" calcext:value-type="float">
            <text:p>38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76]" office:value-type="float" office:value="32" calcext:value-type="float">
            <text:p>32.000</text:p>
          </table:table-cell>
          <table:table-cell table:style-name="ce11" table:formula="of:=[.F76]" office:value-type="float" office:value="12" calcext:value-type="float">
            <text:p>12.000</text:p>
          </table:table-cell>
          <table:table-cell table:style-name="ce13" table:formula="of:=([.D76]/[.$B$10])/[.$D$2]" office:value-type="float" office:value="12.0234833659491" calcext:value-type="float">
            <text:p>12.023</text:p>
          </table:table-cell>
          <table:table-cell table:style-name="ce14" table:formula="of:=SQRT([.I76])" office:value-type="float" office:value="3.4674894903877" calcext:value-type="float">
            <text:p>3.467</text:p>
          </table:table-cell>
          <table:table-cell table:style-name="ce14" table:formula="of:=([.J76]^(1/2))^(1/3)" office:value-type="float" office:value="1.23027592527568" calcext:value-type="float">
            <text:p>1.230</text:p>
          </table:table-cell>
          <table:table-cell table:style-name="ce14" table:formula="of:=[.J76]^(1/2)" office:value-type="float" office:value="1.86211962300699" calcext:value-type="float">
            <text:p>1.862</text:p>
          </table:table-cell>
          <table:table-cell table:style-name="ce14" table:formula="of:=([.J76]^(1/2))^(1/2)" office:value-type="float" office:value="1.36459503993199" calcext:value-type="float">
            <text:p>1.365</text:p>
          </table:table-cell>
          <table:table-cell table:style-name="ce13" table:formula="of:=([.D76]/[.$L$15])/[.$D$2]" office:value-type="float" office:value="9.20421860019176" calcext:value-type="float">
            <text:p>9.204</text:p>
          </table:table-cell>
          <table:table-cell table:style-name="ce18" table:formula="of:=SQRT([.N76])" office:value-type="float" office:value="3.03384551356719" calcext:value-type="float">
            <text:p>3.034</text:p>
          </table:table-cell>
          <table:table-cell table:style-name="ce18" table:formula="of:=SQRT([.O76])" office:value-type="float" office:value="1.74179376321285" calcext:value-type="float">
            <text:p>1.742</text:p>
          </table:table-cell>
          <table:table-cell table:style-name="ce19" table:formula="of:=[.R76]+[.U76]" office:value-type="float" office:value="35" calcext:value-type="float">
            <text:p>35</text:p>
          </table:table-cell>
          <table:table-cell table:style-name="ce19" table:formula="of:=([.V76]-[.U76])/2" office:value-type="float" office:value="29" calcext:value-type="float">
            <text:p>29</text:p>
          </table:table-cell>
          <table:table-cell table:style-name="ce20" table:formula="of:=[.T76]+[.U76]" office:value-type="float" office:value="35" calcext:value-type="float">
            <text:p>35</text:p>
          </table:table-cell>
          <table:table-cell table:style-name="ce21" table:formula="of:=([.W76]-[.U76])/2" office:value-type="float" office:value="29" calcext:value-type="float">
            <text:p>2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76]&gt;64;64+(([.V76]-64)*2.9);[.V76])" office:value-type="float" office:value="64" calcext:value-type="float">
            <text:p>64</text:p>
          </table:table-cell>
          <table:table-cell table:style-name="ce24" office:value-type="string" calcext:value-type="string">
            <text:p>C9D2D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GeoStrata:geostrata_rock_quartz_smooth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Marbl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7]*[.F77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77]" office:value-type="float" office:value="32" calcext:value-type="float">
            <text:p>32.000</text:p>
          </table:table-cell>
          <table:table-cell table:style-name="ce11" table:formula="of:=[.F77]" office:value-type="float" office:value="24" calcext:value-type="float">
            <text:p>24.000</text:p>
          </table:table-cell>
          <table:table-cell table:style-name="ce13" table:formula="of:=([.D77]/[.$B$10])/[.$D$2]" office:value-type="float" office:value="24.0469667318982" calcext:value-type="float">
            <text:p>24.047</text:p>
          </table:table-cell>
          <table:table-cell table:style-name="ce14" table:formula="of:=SQRT([.I77])" office:value-type="float" office:value="4.90377066469245" calcext:value-type="float">
            <text:p>4.904</text:p>
          </table:table-cell>
          <table:table-cell table:style-name="ce14" table:formula="of:=([.J77]^(1/2))^(1/3)" office:value-type="float" office:value="1.30343193870832" calcext:value-type="float">
            <text:p>1.303</text:p>
          </table:table-cell>
          <table:table-cell table:style-name="ce14" table:formula="of:=[.J77]^(1/2)" office:value-type="float" office:value="2.2144459046661" calcext:value-type="float">
            <text:p>2.214</text:p>
          </table:table-cell>
          <table:table-cell table:style-name="ce14" table:formula="of:=([.J77]^(1/2))^(1/2)" office:value-type="float" office:value="1.48810144300249" calcext:value-type="float">
            <text:p>1.488</text:p>
          </table:table-cell>
          <table:table-cell table:style-name="ce13" table:formula="of:=([.D77]/[.$L$15])/[.$D$2]" office:value-type="float" office:value="18.4084372003835" calcext:value-type="float">
            <text:p>18.408</text:p>
          </table:table-cell>
          <table:table-cell table:style-name="ce18" table:formula="of:=SQRT([.N77])" office:value-type="float" office:value="4.29050547143149" calcext:value-type="float">
            <text:p>4.291</text:p>
          </table:table-cell>
          <table:table-cell table:style-name="ce18" table:formula="of:=SQRT([.O77])" office:value-type="float" office:value="2.07135353608009" calcext:value-type="float">
            <text:p>2.071</text:p>
          </table:table-cell>
          <table:table-cell table:style-name="ce19" table:formula="of:=[.R77]+[.U77]" office:value-type="float" office:value="40" calcext:value-type="float">
            <text:p>40</text:p>
          </table:table-cell>
          <table:table-cell table:style-name="ce19" table:formula="of:=([.V77]-[.U77])/2" office:value-type="float" office:value="24" calcext:value-type="float">
            <text:p>24</text:p>
          </table:table-cell>
          <table:table-cell table:style-name="ce20" table:formula="of:=[.T77]+[.U77]" office:value-type="float" office:value="40" calcext:value-type="float">
            <text:p>40</text:p>
          </table:table-cell>
          <table:table-cell table:style-name="ce21" table:formula="of:=([.W77]-[.U77])/2" office:value-type="float" office:value="24" calcext:value-type="float">
            <text:p>24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77]&gt;64;64+(([.V77]-64)*2.9);[.V77])" office:value-type="float" office:value="64" calcext:value-type="float">
            <text:p>64</text:p>
          </table:table-cell>
          <table:table-cell table:style-name="ce24" office:value-type="string" calcext:value-type="string">
            <text:p>B4B4B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GeoStrata:geostrata_rock_marble_smooth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Gran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8]*[.F78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78]" office:value-type="float" office:value="32" calcext:value-type="float">
            <text:p>32.000</text:p>
          </table:table-cell>
          <table:table-cell table:style-name="ce11" table:formula="of:=[.F78]" office:value-type="float" office:value="24" calcext:value-type="float">
            <text:p>24.000</text:p>
          </table:table-cell>
          <table:table-cell table:style-name="ce13" table:formula="of:=([.D78]/[.$B$10])/[.$D$2]" office:value-type="float" office:value="24.0469667318982" calcext:value-type="float">
            <text:p>24.047</text:p>
          </table:table-cell>
          <table:table-cell table:style-name="ce14" table:formula="of:=SQRT([.I78])" office:value-type="float" office:value="4.90377066469245" calcext:value-type="float">
            <text:p>4.904</text:p>
          </table:table-cell>
          <table:table-cell table:style-name="ce14" table:formula="of:=([.J78]^(1/2))^(1/3)" office:value-type="float" office:value="1.30343193870832" calcext:value-type="float">
            <text:p>1.303</text:p>
          </table:table-cell>
          <table:table-cell table:style-name="ce14" table:formula="of:=[.J78]^(1/2)" office:value-type="float" office:value="2.2144459046661" calcext:value-type="float">
            <text:p>2.214</text:p>
          </table:table-cell>
          <table:table-cell table:style-name="ce14" table:formula="of:=([.J78]^(1/2))^(1/2)" office:value-type="float" office:value="1.48810144300249" calcext:value-type="float">
            <text:p>1.488</text:p>
          </table:table-cell>
          <table:table-cell table:style-name="ce13" table:formula="of:=([.D78]/[.$L$15])/[.$D$2]" office:value-type="float" office:value="18.4084372003835" calcext:value-type="float">
            <text:p>18.408</text:p>
          </table:table-cell>
          <table:table-cell table:style-name="ce18" table:formula="of:=SQRT([.N78])" office:value-type="float" office:value="4.29050547143149" calcext:value-type="float">
            <text:p>4.291</text:p>
          </table:table-cell>
          <table:table-cell table:style-name="ce18" table:formula="of:=SQRT([.O78])" office:value-type="float" office:value="2.07135353608009" calcext:value-type="float">
            <text:p>2.071</text:p>
          </table:table-cell>
          <table:table-cell table:style-name="ce19" table:formula="of:=[.R78]+[.U78]" office:value-type="float" office:value="32" calcext:value-type="float">
            <text:p>32</text:p>
          </table:table-cell>
          <table:table-cell table:style-name="ce19" table:formula="of:=([.V78]-[.U78])/2" office:value-type="float" office:value="16" calcext:value-type="float">
            <text:p>16</text:p>
          </table:table-cell>
          <table:table-cell table:style-name="ce20" table:formula="of:=[.T78]+[.U78]" office:value-type="float" office:value="32" calcext:value-type="float">
            <text:p>32</text:p>
          </table:table-cell>
          <table:table-cell table:style-name="ce21" table:formula="of:=([.W78]-[.U78])/2" office:value-type="float" office:value="16" calcext:value-type="float">
            <text:p>16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48" calcext:value-type="float">
            <text:p>48</text:p>
          </table:table-cell>
          <table:table-cell table:style-name="Gnumeric-default" table:formula="of:=IF([.V78]&gt;64;64+(([.V78]-64)*2.9);[.V78])" office:value-type="float" office:value="48" calcext:value-type="float">
            <text:p>48</text:p>
          </table:table-cell>
          <table:table-cell table:style-name="ce24" office:value-type="string" calcext:value-type="string">
            <text:p>CA9C7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GeoStrata:geostrata_rock_granite_smooth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Hornf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79]*[.F79]" office:value-type="float" office:value="614.4" calcext:value-type="float">
            <text:p>614.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9.2" calcext:value-type="float">
            <text:p>19.2</text:p>
          </table:table-cell>
          <table:table-cell table:style-name="ce11" table:formula="of:=[.E79]" office:value-type="float" office:value="32" calcext:value-type="float">
            <text:p>32.000</text:p>
          </table:table-cell>
          <table:table-cell table:style-name="ce11" table:formula="of:=[.F79]" office:value-type="float" office:value="19.2" calcext:value-type="float">
            <text:p>19.200</text:p>
          </table:table-cell>
          <table:table-cell table:style-name="ce13" table:formula="of:=([.D79]/[.$B$10])/[.$D$2]" office:value-type="float" office:value="19.2375733855186" calcext:value-type="float">
            <text:p>19.238</text:p>
          </table:table-cell>
          <table:table-cell table:style-name="ce14" table:formula="of:=SQRT([.I79])" office:value-type="float" office:value="4.38606582092866" calcext:value-type="float">
            <text:p>4.386</text:p>
          </table:table-cell>
          <table:table-cell table:style-name="ce14" table:formula="of:=([.J79]^(1/2))^(1/3)" office:value-type="float" office:value="1.27941819932393" calcext:value-type="float">
            <text:p>1.279</text:p>
          </table:table-cell>
          <table:table-cell table:style-name="ce14" table:formula="of:=[.J79]^(1/2)" office:value-type="float" office:value="2.09429363292941" calcext:value-type="float">
            <text:p>2.094</text:p>
          </table:table-cell>
          <table:table-cell table:style-name="ce14" table:formula="of:=([.J79]^(1/2))^(1/2)" office:value-type="float" office:value="1.44716745158582" calcext:value-type="float">
            <text:p>1.447</text:p>
          </table:table-cell>
          <table:table-cell table:style-name="ce13" table:formula="of:=([.D79]/[.$L$15])/[.$D$2]" office:value-type="float" office:value="14.7267497603068" calcext:value-type="float">
            <text:p>14.727</text:p>
          </table:table-cell>
          <table:table-cell table:style-name="ce18" table:formula="of:=SQRT([.N79])" office:value-type="float" office:value="3.83754475678223" calcext:value-type="float">
            <text:p>3.838</text:p>
          </table:table-cell>
          <table:table-cell table:style-name="ce18" table:formula="of:=SQRT([.O79])" office:value-type="float" office:value="1.9589652260268" calcext:value-type="float">
            <text:p>1.959</text:p>
          </table:table-cell>
          <table:table-cell table:style-name="ce19" table:formula="of:=[.R79]+[.U79]" office:value-type="float" office:value="35" calcext:value-type="float">
            <text:p>35</text:p>
          </table:table-cell>
          <table:table-cell table:style-name="ce19" table:formula="of:=([.V79]-[.U79])/2" office:value-type="float" office:value="29" calcext:value-type="float">
            <text:p>29</text:p>
          </table:table-cell>
          <table:table-cell table:style-name="ce20" table:formula="of:=[.T79]+[.U79]" office:value-type="float" office:value="35" calcext:value-type="float">
            <text:p>35</text:p>
          </table:table-cell>
          <table:table-cell table:style-name="ce21" table:formula="of:=([.W79]-[.U79])/2" office:value-type="float" office:value="29" calcext:value-type="float">
            <text:p>2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79]&gt;64;64+(([.V79]-64)*2.9);[.V79])" office:value-type="float" office:value="64" calcext:value-type="float">
            <text:p>64</text:p>
          </table:table-cell>
          <table:table-cell table:style-name="ce24" office:value-type="string" calcext:value-type="string">
            <text:p>A4A7B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GeoStrata:geostrata_rock_hornfel_smooth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Pam's HarvestCraft</text:p>
          </table:table-cell>
          <table:table-cell table:style-name="ce6" office:value-type="string" calcext:value-type="string">
            <text:p>Salt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80]*[.F80]" office:value-type="float" office:value="150" calcext:value-type="float">
            <text:p>15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30" calcext:value-type="float">
            <text:p>30</text:p>
          </table:table-cell>
          <table:table-cell table:style-name="ce11" table:formula="of:=[.E80]" office:value-type="float" office:value="5" calcext:value-type="float">
            <text:p>5.000</text:p>
          </table:table-cell>
          <table:table-cell table:style-name="ce11" table:formula="of:=[.F80]" office:value-type="float" office:value="30" calcext:value-type="float">
            <text:p>30.000</text:p>
          </table:table-cell>
          <table:table-cell table:style-name="ce13" table:formula="of:=([.D80]/[.$B$9])/[.$D$2]" office:value-type="float" office:value="28.1416611297636" calcext:value-type="float">
            <text:p>28.142</text:p>
          </table:table-cell>
          <table:table-cell table:style-name="ce14" table:formula="of:=SQRT([.I80])" office:value-type="float" office:value="5.30487145270869" calcext:value-type="float">
            <text:p>5.30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80]^(1/2)" office:value-type="float" office:value="2.30323065555942" calcext:value-type="float">
            <text:p>2.303</text:p>
          </table:table-cell>
          <table:table-cell table:style-name="ce14" table:formula="of:=([.J80]^(1/2))^(1/2)" office:value-type="float" office:value="1.51763983064475" calcext:value-type="float">
            <text:p>1.518</text:p>
          </table:table-cell>
          <table:table-cell table:style-name="ce13" table:formula="of:=([.D80]/[.$L$15])/[.$D$2]" office:value-type="float" office:value="3.5953978906999" calcext:value-type="float">
            <text:p>3.595</text:p>
          </table:table-cell>
          <table:table-cell table:style-name="ce18" table:formula="of:=SQRT([.N80])" office:value-type="float" office:value="1.89615344597949" calcext:value-type="float">
            <text:p>1.896</text:p>
          </table:table-cell>
          <table:table-cell table:style-name="ce18" table:formula="of:=SQRT([.O80])" office:value-type="float" office:value="1.37700887650715" calcext:value-type="float">
            <text:p>1.377</text:p>
          </table:table-cell>
          <table:table-cell table:style-name="ce19" table:formula="of:=[.R80]+[.U80]" office:value-type="float" office:value="67" calcext:value-type="float">
            <text:p>67</text:p>
          </table:table-cell>
          <table:table-cell table:style-name="ce19" table:formula="of:=([.V80]-[.U80])/2" office:value-type="float" office:value="61" calcext:value-type="float">
            <text:p>61</text:p>
          </table:table-cell>
          <table:table-cell table:style-name="ce20" table:formula="of:=[.T80]+[.U80]" office:value-type="float" office:value="127.8" calcext:value-type="float">
            <text:p>127.8</text:p>
          </table:table-cell>
          <table:table-cell table:style-name="ce21" table:formula="of:=([.W80]-[.U80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80]&gt;64;64+(([.V80]-64)*2.9);[.V80])" office:value-type="float" office:value="249.6" calcext:value-type="float">
            <text:p>249.6</text:p>
          </table:table-cell>
          <table:table-cell table:style-name="ce24" office:value-type="string" calcext:value-type="string">
            <text:p>90927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harvestcraft:salt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6" office:value-type="string" calcext:value-type="string">
            <text:p>Osm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81]*[.F81]" office:value-type="float" office:value="96" calcext:value-type="float">
            <text:p>9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81]" office:value-type="float" office:value="8" calcext:value-type="float">
            <text:p>8.000</text:p>
          </table:table-cell>
          <table:table-cell table:style-name="ce11" table:formula="of:=[.F81]" office:value-type="float" office:value="12" calcext:value-type="float">
            <text:p>12.000</text:p>
          </table:table-cell>
          <table:table-cell table:style-name="ce13" table:formula="of:=([.D81]/[.$B$10])/[.$D$2]" office:value-type="float" office:value="3.00587084148728" calcext:value-type="float">
            <text:p>3.006</text:p>
          </table:table-cell>
          <table:table-cell table:style-name="ce14" table:formula="of:=SQRT([.I81])" office:value-type="float" office:value="1.73374474519385" calcext:value-type="float">
            <text:p>1.734</text:p>
          </table:table-cell>
          <table:table-cell table:style-name="ce14" table:formula="of:=([.J81]^(1/2))^(1/3)" office:value-type="float" office:value="1.09605124478702" calcext:value-type="float">
            <text:p>1.096</text:p>
          </table:table-cell>
          <table:table-cell table:style-name="ce14" table:formula="of:=[.J81]^(1/2)" office:value-type="float" office:value="1.31671741280878" calcext:value-type="float">
            <text:p>1.317</text:p>
          </table:table-cell>
          <table:table-cell table:style-name="ce14" table:formula="of:=([.J81]^(1/2))^(1/2)" office:value-type="float" office:value="1.14748307735181" calcext:value-type="float">
            <text:p>1.147</text:p>
          </table:table-cell>
          <table:table-cell table:style-name="ce13" table:formula="of:=([.D81]/[.$L$15])/[.$D$2]" office:value-type="float" office:value="2.30105465004794" calcext:value-type="float">
            <text:p>2.301</text:p>
          </table:table-cell>
          <table:table-cell table:style-name="ce18" table:formula="of:=SQRT([.N81])" office:value-type="float" office:value="1.51692275678359" calcext:value-type="float">
            <text:p>1.517</text:p>
          </table:table-cell>
          <table:table-cell table:style-name="ce18" table:formula="of:=SQRT([.O81])" office:value-type="float" office:value="1.23163418139624" calcext:value-type="float">
            <text:p>1.232</text:p>
          </table:table-cell>
          <table:table-cell table:style-name="ce19" table:formula="of:=[.R81]+[.U81]" office:value-type="float" office:value="33" calcext:value-type="float">
            <text:p>33</text:p>
          </table:table-cell>
          <table:table-cell table:style-name="ce19" table:formula="of:=([.V81]-[.U81])/2" office:value-type="float" office:value="27" calcext:value-type="float">
            <text:p>27</text:p>
          </table:table-cell>
          <table:table-cell table:style-name="ce20" table:formula="of:=[.T81]+[.U81]" office:value-type="float" office:value="33" calcext:value-type="float">
            <text:p>33</text:p>
          </table:table-cell>
          <table:table-cell table:style-name="ce21" table:formula="of:=([.W81]-[.U81])/2" office:value-type="float" office:value="27" calcext:value-type="float">
            <text:p>2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81]&gt;64;64+(([.V81]-64)*2.9);[.V81])" office:value-type="float" office:value="60" calcext:value-type="float">
            <text:p>60</text:p>
          </table:table-cell>
          <table:table-cell table:style-name="ce24" office:value-type="string" calcext:value-type="string">
            <text:p>7CB3E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ekanism:OreBlock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82]*[.F82]" office:value-type="float" office:value="128" calcext:value-type="float">
            <text:p>12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ce11" table:formula="of:=[.E82]" office:value-type="float" office:value="8" calcext:value-type="float">
            <text:p>8.000</text:p>
          </table:table-cell>
          <table:table-cell table:style-name="ce11" table:formula="of:=[.F82]" office:value-type="float" office:value="16" calcext:value-type="float">
            <text:p>16.000</text:p>
          </table:table-cell>
          <table:table-cell table:style-name="ce13" table:formula="of:=([.D82]/[.$B$10])/[.$D$2]" office:value-type="float" office:value="4.00782778864971" calcext:value-type="float">
            <text:p>4.008</text:p>
          </table:table-cell>
          <table:table-cell table:style-name="ce14" table:formula="of:=SQRT([.I82])" office:value-type="float" office:value="2.00195599068753" calcext:value-type="float">
            <text:p>2.002</text:p>
          </table:table-cell>
          <table:table-cell table:style-name="ce14" table:formula="of:=([.J82]^(1/2))^(1/3)" office:value-type="float" office:value="1.12264493424068" calcext:value-type="float">
            <text:p>1.123</text:p>
          </table:table-cell>
          <table:table-cell table:style-name="ce14" table:formula="of:=[.J82]^(1/2)" office:value-type="float" office:value="1.4149049405128" calcext:value-type="float">
            <text:p>1.415</text:p>
          </table:table-cell>
          <table:table-cell table:style-name="ce14" table:formula="of:=([.J82]^(1/2))^(1/2)" office:value-type="float" office:value="1.18949776818319" calcext:value-type="float">
            <text:p>1.189</text:p>
          </table:table-cell>
          <table:table-cell table:style-name="ce13" table:formula="of:=([.D82]/[.$L$15])/[.$D$2]" office:value-type="float" office:value="3.06807286673058" calcext:value-type="float">
            <text:p>3.068</text:p>
          </table:table-cell>
          <table:table-cell table:style-name="ce18" table:formula="of:=SQRT([.N82])" office:value-type="float" office:value="1.75159152393775" calcext:value-type="float">
            <text:p>1.752</text:p>
          </table:table-cell>
          <table:table-cell table:style-name="ce18" table:formula="of:=SQRT([.O82])" office:value-type="float" office:value="1.3234770583345" calcext:value-type="float">
            <text:p>1.323</text:p>
          </table:table-cell>
          <table:table-cell table:style-name="ce19" table:formula="of:=[.R82]+[.U82]" office:value-type="float" office:value="33" calcext:value-type="float">
            <text:p>33</text:p>
          </table:table-cell>
          <table:table-cell table:style-name="ce19" table:formula="of:=([.V82]-[.U82])/2" office:value-type="float" office:value="27" calcext:value-type="float">
            <text:p>27</text:p>
          </table:table-cell>
          <table:table-cell table:style-name="ce20" table:formula="of:=[.T82]+[.U82]" office:value-type="float" office:value="33" calcext:value-type="float">
            <text:p>33</text:p>
          </table:table-cell>
          <table:table-cell table:style-name="ce21" table:formula="of:=([.W82]-[.U82])/2" office:value-type="float" office:value="27" calcext:value-type="float">
            <text:p>2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82]&gt;64;64+(([.V82]-64)*2.9);[.V82])" office:value-type="float" office:value="60" calcext:value-type="float">
            <text:p>60</text:p>
          </table:table-cell>
          <table:table-cell table:style-name="ce24" office:value-type="string" calcext:value-type="string">
            <text:p>AE440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ekanism:OreBlock:1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83]*[.F83]" office:value-type="float" office:value="112" calcext:value-type="float">
            <text:p>1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4" calcext:value-type="float">
            <text:p>14</text:p>
          </table:table-cell>
          <table:table-cell table:style-name="ce11" table:formula="of:=[.E83]" office:value-type="float" office:value="8" calcext:value-type="float">
            <text:p>8.000</text:p>
          </table:table-cell>
          <table:table-cell table:style-name="ce11" table:formula="of:=[.F83]" office:value-type="float" office:value="14" calcext:value-type="float">
            <text:p>14.000</text:p>
          </table:table-cell>
          <table:table-cell table:style-name="ce13" table:formula="of:=([.D83]/[.$B$10])/[.$D$2]" office:value-type="float" office:value="3.50684931506849" calcext:value-type="float">
            <text:p>3.507</text:p>
          </table:table-cell>
          <table:table-cell table:style-name="ce14" table:formula="of:=SQRT([.I83])" office:value-type="float" office:value="1.87265835513809" calcext:value-type="float">
            <text:p>1.873</text:p>
          </table:table-cell>
          <table:table-cell table:style-name="ce14" table:formula="of:=([.J83]^(1/2))^(1/3)" office:value-type="float" office:value="1.11022182045938" calcext:value-type="float">
            <text:p>1.110</text:p>
          </table:table-cell>
          <table:table-cell table:style-name="ce14" table:formula="of:=[.J83]^(1/2)" office:value-type="float" office:value="1.36845107882529" calcext:value-type="float">
            <text:p>1.368</text:p>
          </table:table-cell>
          <table:table-cell table:style-name="ce14" table:formula="of:=([.J83]^(1/2))^(1/2)" office:value-type="float" office:value="1.16980813761287" calcext:value-type="float">
            <text:p>1.170</text:p>
          </table:table-cell>
          <table:table-cell table:style-name="ce13" table:formula="of:=([.D83]/[.$L$15])/[.$D$2]" office:value-type="float" office:value="2.68456375838926" calcext:value-type="float">
            <text:p>2.685</text:p>
          </table:table-cell>
          <table:table-cell table:style-name="ce18" table:formula="of:=SQRT([.N83])" office:value-type="float" office:value="1.63846384103808" calcext:value-type="float">
            <text:p>1.638</text:p>
          </table:table-cell>
          <table:table-cell table:style-name="ce18" table:formula="of:=SQRT([.O83])" office:value-type="float" office:value="1.28002493766258" calcext:value-type="float">
            <text:p>1.280</text:p>
          </table:table-cell>
          <table:table-cell table:style-name="ce19" table:formula="of:=[.R83]+[.U83]" office:value-type="float" office:value="33" calcext:value-type="float">
            <text:p>33</text:p>
          </table:table-cell>
          <table:table-cell table:style-name="ce19" table:formula="of:=([.V83]-[.U83])/2" office:value-type="float" office:value="27" calcext:value-type="float">
            <text:p>27</text:p>
          </table:table-cell>
          <table:table-cell table:style-name="ce20" table:formula="of:=[.T83]+[.U83]" office:value-type="float" office:value="33" calcext:value-type="float">
            <text:p>33</text:p>
          </table:table-cell>
          <table:table-cell table:style-name="ce21" table:formula="of:=([.W83]-[.U83])/2" office:value-type="float" office:value="27" calcext:value-type="float">
            <text:p>2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83]&gt;64;64+(([.V83]-64)*2.9);[.V83])" office:value-type="float" office:value="60" calcext:value-type="float">
            <text:p>60</text:p>
          </table:table-cell>
          <table:table-cell table:style-name="ce24" office:value-type="string" calcext:value-type="string">
            <text:p>C1C8C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ekanism:OreBlock:2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ulfu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84]*[.F84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84]" office:value-type="float" office:value="4" calcext:value-type="float">
            <text:p>4.000</text:p>
          </table:table-cell>
          <table:table-cell table:style-name="ce11" table:formula="of:=[.F84]" office:value-type="float" office:value="4" calcext:value-type="float">
            <text:p>4.000</text:p>
          </table:table-cell>
          <table:table-cell table:style-name="ce13" table:formula="of:=([.D84]/[.$B$9])/[.$D$2]" office:value-type="float" office:value="3.00177718717478" calcext:value-type="float">
            <text:p>3.002</text:p>
          </table:table-cell>
          <table:table-cell table:style-name="ce14" table:formula="of:=SQRT([.I84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84]^(1/2)" office:value-type="float" office:value="1.31626887882343" calcext:value-type="float">
            <text:p>1.316</text:p>
          </table:table-cell>
          <table:table-cell table:style-name="ce14" table:formula="of:=([.J84]^(1/2))^(1/2)" office:value-type="float" office:value="1.14728761817751" calcext:value-type="float">
            <text:p>1.147</text:p>
          </table:table-cell>
          <table:table-cell table:style-name="ce13" table:formula="of:=([.D84]/[.$L$15])/[.$D$2]" office:value-type="float" office:value="0.383509108341323" calcext:value-type="float">
            <text:p>0.384</text:p>
          </table:table-cell>
          <table:table-cell table:style-name="ce18" table:formula="of:=SQRT([.N84])" office:value-type="float" office:value="0.619281122222633" calcext:value-type="float">
            <text:p>0.619</text:p>
          </table:table-cell>
          <table:table-cell table:style-name="ce18" table:formula="of:=SQRT([.O84])" office:value-type="float" office:value="0.786944167157132" calcext:value-type="float">
            <text:p>0.787</text:p>
          </table:table-cell>
          <table:table-cell table:style-name="ce19" table:formula="of:=[.R84]+[.U84]" office:value-type="float" office:value="67" calcext:value-type="float">
            <text:p>67</text:p>
          </table:table-cell>
          <table:table-cell table:style-name="ce19" table:formula="of:=([.V84]-[.U84])/2" office:value-type="float" office:value="61" calcext:value-type="float">
            <text:p>61</text:p>
          </table:table-cell>
          <table:table-cell table:style-name="ce20" table:formula="of:=[.T84]+[.U84]" office:value-type="float" office:value="127.8" calcext:value-type="float">
            <text:p>127.8</text:p>
          </table:table-cell>
          <table:table-cell table:style-name="ce21" table:formula="of:=([.W84]-[.U84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84]&gt;64;64+(([.V84]-64)*2.9);[.V84])" office:value-type="float" office:value="249.6" calcext:value-type="float">
            <text:p>249.6</text:p>
          </table:table-cell>
          <table:table-cell table:style-name="ce24" office:value-type="string" calcext:value-type="string">
            <text:p>FCF5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etallurgy:utility.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Phosphor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85]*[.F85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85]" office:value-type="float" office:value="4" calcext:value-type="float">
            <text:p>4.000</text:p>
          </table:table-cell>
          <table:table-cell table:style-name="ce11" table:formula="of:=[.F85]" office:value-type="float" office:value="4" calcext:value-type="float">
            <text:p>4.000</text:p>
          </table:table-cell>
          <table:table-cell table:style-name="ce13" table:formula="of:=([.D85]/[.$B$9])/[.$D$2]" office:value-type="float" office:value="3.00177718717478" calcext:value-type="float">
            <text:p>3.002</text:p>
          </table:table-cell>
          <table:table-cell table:style-name="ce14" table:formula="of:=SQRT([.I85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85]^(1/2)" office:value-type="float" office:value="1.31626887882343" calcext:value-type="float">
            <text:p>1.316</text:p>
          </table:table-cell>
          <table:table-cell table:style-name="ce14" table:formula="of:=([.J85]^(1/2))^(1/2)" office:value-type="float" office:value="1.14728761817751" calcext:value-type="float">
            <text:p>1.147</text:p>
          </table:table-cell>
          <table:table-cell table:style-name="ce13" table:formula="of:=([.D85]/[.$L$15])/[.$D$2]" office:value-type="float" office:value="0.383509108341323" calcext:value-type="float">
            <text:p>0.384</text:p>
          </table:table-cell>
          <table:table-cell table:style-name="ce18" table:formula="of:=SQRT([.N85])" office:value-type="float" office:value="0.619281122222633" calcext:value-type="float">
            <text:p>0.619</text:p>
          </table:table-cell>
          <table:table-cell table:style-name="ce18" table:formula="of:=SQRT([.O85])" office:value-type="float" office:value="0.786944167157132" calcext:value-type="float">
            <text:p>0.787</text:p>
          </table:table-cell>
          <table:table-cell table:style-name="ce19" table:formula="of:=[.R85]+[.U85]" office:value-type="float" office:value="67" calcext:value-type="float">
            <text:p>67</text:p>
          </table:table-cell>
          <table:table-cell table:style-name="ce19" table:formula="of:=([.V85]-[.U85])/2" office:value-type="float" office:value="61" calcext:value-type="float">
            <text:p>61</text:p>
          </table:table-cell>
          <table:table-cell table:style-name="ce20" table:formula="of:=[.T85]+[.U85]" office:value-type="float" office:value="127.8" calcext:value-type="float">
            <text:p>127.8</text:p>
          </table:table-cell>
          <table:table-cell table:style-name="ce21" table:formula="of:=([.W85]-[.U85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85]&gt;64;64+(([.V85]-64)*2.9);[.V85])" office:value-type="float" office:value="249.6" calcext:value-type="float">
            <text:p>249.6</text:p>
          </table:table-cell>
          <table:table-cell table:style-name="ce24" office:value-type="string" calcext:value-type="string">
            <text:p>8D6161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etallurgy:utility.ore:1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altpete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86]*[.F86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86]" office:value-type="float" office:value="4" calcext:value-type="float">
            <text:p>4.000</text:p>
          </table:table-cell>
          <table:table-cell table:style-name="ce11" table:formula="of:=[.F86]" office:value-type="float" office:value="4" calcext:value-type="float">
            <text:p>4.000</text:p>
          </table:table-cell>
          <table:table-cell table:style-name="ce13" table:formula="of:=([.D86]/[.$B$9])/[.$D$2]" office:value-type="float" office:value="3.00177718717478" calcext:value-type="float">
            <text:p>3.002</text:p>
          </table:table-cell>
          <table:table-cell table:style-name="ce14" table:formula="of:=SQRT([.I86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86]^(1/2)" office:value-type="float" office:value="1.31626887882343" calcext:value-type="float">
            <text:p>1.316</text:p>
          </table:table-cell>
          <table:table-cell table:style-name="ce14" table:formula="of:=([.J86]^(1/2))^(1/2)" office:value-type="float" office:value="1.14728761817751" calcext:value-type="float">
            <text:p>1.147</text:p>
          </table:table-cell>
          <table:table-cell table:style-name="ce13" table:formula="of:=([.D86]/[.$L$15])/[.$D$2]" office:value-type="float" office:value="0.383509108341323" calcext:value-type="float">
            <text:p>0.384</text:p>
          </table:table-cell>
          <table:table-cell table:style-name="ce18" table:formula="of:=SQRT([.N86])" office:value-type="float" office:value="0.619281122222633" calcext:value-type="float">
            <text:p>0.619</text:p>
          </table:table-cell>
          <table:table-cell table:style-name="ce18" table:formula="of:=SQRT([.O86])" office:value-type="float" office:value="0.786944167157132" calcext:value-type="float">
            <text:p>0.787</text:p>
          </table:table-cell>
          <table:table-cell table:style-name="ce19" table:formula="of:=[.R86]+[.U86]" office:value-type="float" office:value="67" calcext:value-type="float">
            <text:p>67</text:p>
          </table:table-cell>
          <table:table-cell table:style-name="ce19" table:formula="of:=([.V86]-[.U86])/2" office:value-type="float" office:value="61" calcext:value-type="float">
            <text:p>61</text:p>
          </table:table-cell>
          <table:table-cell table:style-name="ce20" table:formula="of:=[.T86]+[.U86]" office:value-type="float" office:value="127.8" calcext:value-type="float">
            <text:p>127.8</text:p>
          </table:table-cell>
          <table:table-cell table:style-name="ce21" table:formula="of:=([.W86]-[.U86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86]&gt;64;64+(([.V86]-64)*2.9);[.V86])" office:value-type="float" office:value="249.6" calcext:value-type="float">
            <text:p>249.6</text:p>
          </table:table-cell>
          <table:table-cell table:style-name="ce24" office:value-type="string" calcext:value-type="string">
            <text:p>EAEAE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etallurgy:utility.ore:2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agnesium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87]*[.F87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87]" office:value-type="float" office:value="4" calcext:value-type="float">
            <text:p>4.000</text:p>
          </table:table-cell>
          <table:table-cell table:style-name="ce11" table:formula="of:=[.F87]" office:value-type="float" office:value="4" calcext:value-type="float">
            <text:p>4.000</text:p>
          </table:table-cell>
          <table:table-cell table:style-name="ce13" table:formula="of:=([.D87]/[.$B$9])/[.$D$2]" office:value-type="float" office:value="3.00177718717478" calcext:value-type="float">
            <text:p>3.002</text:p>
          </table:table-cell>
          <table:table-cell table:style-name="ce14" table:formula="of:=SQRT([.I87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87]^(1/2)" office:value-type="float" office:value="1.31626887882343" calcext:value-type="float">
            <text:p>1.316</text:p>
          </table:table-cell>
          <table:table-cell table:style-name="ce14" table:formula="of:=([.J87]^(1/2))^(1/2)" office:value-type="float" office:value="1.14728761817751" calcext:value-type="float">
            <text:p>1.147</text:p>
          </table:table-cell>
          <table:table-cell table:style-name="ce13" table:formula="of:=([.D87]/[.$L$15])/[.$D$2]" office:value-type="float" office:value="0.383509108341323" calcext:value-type="float">
            <text:p>0.384</text:p>
          </table:table-cell>
          <table:table-cell table:style-name="ce18" table:formula="of:=SQRT([.N87])" office:value-type="float" office:value="0.619281122222633" calcext:value-type="float">
            <text:p>0.619</text:p>
          </table:table-cell>
          <table:table-cell table:style-name="ce18" table:formula="of:=SQRT([.O87])" office:value-type="float" office:value="0.786944167157132" calcext:value-type="float">
            <text:p>0.787</text:p>
          </table:table-cell>
          <table:table-cell table:style-name="ce19" table:formula="of:=[.R87]+[.U87]" office:value-type="float" office:value="67" calcext:value-type="float">
            <text:p>67</text:p>
          </table:table-cell>
          <table:table-cell table:style-name="ce19" table:formula="of:=([.V87]-[.U87])/2" office:value-type="float" office:value="61" calcext:value-type="float">
            <text:p>61</text:p>
          </table:table-cell>
          <table:table-cell table:style-name="ce20" table:formula="of:=[.T87]+[.U87]" office:value-type="float" office:value="127.8" calcext:value-type="float">
            <text:p>127.8</text:p>
          </table:table-cell>
          <table:table-cell table:style-name="ce21" table:formula="of:=([.W87]-[.U87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87]&gt;64;64+(([.V87]-64)*2.9);[.V87])" office:value-type="float" office:value="249.6" calcext:value-type="float">
            <text:p>249.6</text:p>
          </table:table-cell>
          <table:table-cell table:style-name="ce24" office:value-type="string" calcext:value-type="string">
            <text:p>927C6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etallurgy:utility.ore:3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Bitumen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88]*[.F88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88]" office:value-type="float" office:value="4" calcext:value-type="float">
            <text:p>4.000</text:p>
          </table:table-cell>
          <table:table-cell table:style-name="ce11" table:formula="of:=[.F88]" office:value-type="float" office:value="4" calcext:value-type="float">
            <text:p>4.000</text:p>
          </table:table-cell>
          <table:table-cell table:style-name="ce13" table:formula="of:=([.D88]/[.$B$9])/[.$D$2]" office:value-type="float" office:value="3.00177718717478" calcext:value-type="float">
            <text:p>3.002</text:p>
          </table:table-cell>
          <table:table-cell table:style-name="ce14" table:formula="of:=SQRT([.I88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88]^(1/2)" office:value-type="float" office:value="1.31626887882343" calcext:value-type="float">
            <text:p>1.316</text:p>
          </table:table-cell>
          <table:table-cell table:style-name="ce14" table:formula="of:=([.J88]^(1/2))^(1/2)" office:value-type="float" office:value="1.14728761817751" calcext:value-type="float">
            <text:p>1.147</text:p>
          </table:table-cell>
          <table:table-cell table:style-name="ce13" table:formula="of:=([.D88]/[.$L$15])/[.$D$2]" office:value-type="float" office:value="0.383509108341323" calcext:value-type="float">
            <text:p>0.384</text:p>
          </table:table-cell>
          <table:table-cell table:style-name="ce18" table:formula="of:=SQRT([.N88])" office:value-type="float" office:value="0.619281122222633" calcext:value-type="float">
            <text:p>0.619</text:p>
          </table:table-cell>
          <table:table-cell table:style-name="ce18" table:formula="of:=SQRT([.O88])" office:value-type="float" office:value="0.786944167157132" calcext:value-type="float">
            <text:p>0.787</text:p>
          </table:table-cell>
          <table:table-cell table:style-name="ce19" table:formula="of:=[.R88]+[.U88]" office:value-type="float" office:value="67" calcext:value-type="float">
            <text:p>67</text:p>
          </table:table-cell>
          <table:table-cell table:style-name="ce19" table:formula="of:=([.V88]-[.U88])/2" office:value-type="float" office:value="61" calcext:value-type="float">
            <text:p>61</text:p>
          </table:table-cell>
          <table:table-cell table:style-name="ce20" table:formula="of:=[.T88]+[.U88]" office:value-type="float" office:value="127.8" calcext:value-type="float">
            <text:p>127.8</text:p>
          </table:table-cell>
          <table:table-cell table:style-name="ce21" table:formula="of:=([.W88]-[.U88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88]&gt;64;64+(([.V88]-64)*2.9);[.V88])" office:value-type="float" office:value="249.6" calcext:value-type="float">
            <text:p>249.6</text:p>
          </table:table-cell>
          <table:table-cell table:style-name="ce24" office:value-type="string" calcext:value-type="string">
            <text:p>2A2A2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etallurgy:utility.ore:4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Potash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89]*[.F89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89]" office:value-type="float" office:value="4" calcext:value-type="float">
            <text:p>4.000</text:p>
          </table:table-cell>
          <table:table-cell table:style-name="ce11" table:formula="of:=[.F89]" office:value-type="float" office:value="4" calcext:value-type="float">
            <text:p>4.000</text:p>
          </table:table-cell>
          <table:table-cell table:style-name="ce13" table:formula="of:=([.D89]/[.$B$9])/[.$D$2]" office:value-type="float" office:value="3.00177718717478" calcext:value-type="float">
            <text:p>3.002</text:p>
          </table:table-cell>
          <table:table-cell table:style-name="ce14" table:formula="of:=SQRT([.I89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89]^(1/2)" office:value-type="float" office:value="1.31626887882343" calcext:value-type="float">
            <text:p>1.316</text:p>
          </table:table-cell>
          <table:table-cell table:style-name="ce14" table:formula="of:=([.J89]^(1/2))^(1/2)" office:value-type="float" office:value="1.14728761817751" calcext:value-type="float">
            <text:p>1.147</text:p>
          </table:table-cell>
          <table:table-cell table:style-name="ce13" table:formula="of:=([.D89]/[.$L$15])/[.$D$2]" office:value-type="float" office:value="0.383509108341323" calcext:value-type="float">
            <text:p>0.384</text:p>
          </table:table-cell>
          <table:table-cell table:style-name="ce18" table:formula="of:=SQRT([.N89])" office:value-type="float" office:value="0.619281122222633" calcext:value-type="float">
            <text:p>0.619</text:p>
          </table:table-cell>
          <table:table-cell table:style-name="ce18" table:formula="of:=SQRT([.O89])" office:value-type="float" office:value="0.786944167157132" calcext:value-type="float">
            <text:p>0.787</text:p>
          </table:table-cell>
          <table:table-cell table:style-name="ce19" table:formula="of:=[.R89]+[.U89]" office:value-type="float" office:value="67" calcext:value-type="float">
            <text:p>67</text:p>
          </table:table-cell>
          <table:table-cell table:style-name="ce19" table:formula="of:=([.V89]-[.U89])/2" office:value-type="float" office:value="61" calcext:value-type="float">
            <text:p>61</text:p>
          </table:table-cell>
          <table:table-cell table:style-name="ce20" table:formula="of:=[.T89]+[.U89]" office:value-type="float" office:value="127.8" calcext:value-type="float">
            <text:p>127.8</text:p>
          </table:table-cell>
          <table:table-cell table:style-name="ce21" table:formula="of:=([.W89]-[.U89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89]&gt;64;64+(([.V89]-64)*2.9);[.V89])" office:value-type="float" office:value="249.6" calcext:value-type="float">
            <text:p>249.6</text:p>
          </table:table-cell>
          <table:table-cell table:style-name="ce24" office:value-type="string" calcext:value-type="string">
            <text:p>FFAA0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etallurgy:utility.ore:5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0]*[.F90]" office:value-type="float" office:value="72" calcext:value-type="float">
            <text:p>72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90]" office:value-type="float" office:value="6" calcext:value-type="float">
            <text:p>6.000</text:p>
          </table:table-cell>
          <table:table-cell table:style-name="ce11" table:formula="of:=[.F90]" office:value-type="float" office:value="12" calcext:value-type="float">
            <text:p>12.000</text:p>
          </table:table-cell>
          <table:table-cell table:style-name="ce13" table:formula="of:=([.D90]/[.$B$10])/[.$D$2]" office:value-type="float" office:value="2.25440313111546" calcext:value-type="float">
            <text:p>2.254</text:p>
          </table:table-cell>
          <table:table-cell table:style-name="ce14" table:formula="of:=SQRT([.I90])" office:value-type="float" office:value="1.50146699301565" calcext:value-type="float">
            <text:p>1.501</text:p>
          </table:table-cell>
          <table:table-cell table:style-name="ce14" table:formula="of:=([.J90]^(1/2))^(1/3)" office:value-type="float" office:value="1.07008751793079" calcext:value-type="float">
            <text:p>1.070</text:p>
          </table:table-cell>
          <table:table-cell table:style-name="ce14" table:formula="of:=[.J90]^(1/2)" office:value-type="float" office:value="1.2253436224242" calcext:value-type="float">
            <text:p>1.225</text:p>
          </table:table-cell>
          <table:table-cell table:style-name="ce14" table:formula="of:=([.J90]^(1/2))^(1/2)" office:value-type="float" office:value="1.10695240296238" calcext:value-type="float">
            <text:p>1.107</text:p>
          </table:table-cell>
          <table:table-cell table:style-name="ce13" table:formula="of:=([.D90]/[.$L$15])/[.$D$2]" office:value-type="float" office:value="1.72579098753595" calcext:value-type="float">
            <text:p>1.726</text:p>
          </table:table-cell>
          <table:table-cell table:style-name="ce18" table:formula="of:=SQRT([.N90])" office:value-type="float" office:value="1.31369364295332" calcext:value-type="float">
            <text:p>1.314</text:p>
          </table:table-cell>
          <table:table-cell table:style-name="ce18" table:formula="of:=SQRT([.O90])" office:value-type="float" office:value="1.14616475384358" calcext:value-type="float">
            <text:p>1.146</text:p>
          </table:table-cell>
          <table:table-cell table:style-name="ce19" table:formula="of:=[.R90]+[.U90]" office:value-type="float" office:value="67" calcext:value-type="float">
            <text:p>67</text:p>
          </table:table-cell>
          <table:table-cell table:style-name="ce19" table:formula="of:=([.V90]-[.U90])/2" office:value-type="float" office:value="61" calcext:value-type="float">
            <text:p>61</text:p>
          </table:table-cell>
          <table:table-cell table:style-name="ce20" table:formula="of:=[.T90]+[.U90]" office:value-type="float" office:value="127.8" calcext:value-type="float">
            <text:p>127.8</text:p>
          </table:table-cell>
          <table:table-cell table:style-name="ce21" table:formula="of:=([.W90]-[.U90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0]&gt;64;64+(([.V90]-64)*2.9);[.V90])" office:value-type="float" office:value="249.6" calcext:value-type="float">
            <text:p>249.6</text:p>
          </table:table-cell>
          <table:table-cell table:style-name="ce24" office:value-type="string" calcext:value-type="string">
            <text:p>EA6515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etallurgy:base.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1]*[.F91]" office:value-type="float" office:value="70" calcext:value-type="float">
            <text:p>70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1" table:formula="of:=[.E91]" office:value-type="float" office:value="10" calcext:value-type="float">
            <text:p>10.000</text:p>
          </table:table-cell>
          <table:table-cell table:style-name="ce11" table:formula="of:=[.F91]" office:value-type="float" office:value="7" calcext:value-type="float">
            <text:p>7.000</text:p>
          </table:table-cell>
          <table:table-cell table:style-name="ce13" table:formula="of:=([.D91]/[.$B$10])/[.$D$2]" office:value-type="float" office:value="2.19178082191781" calcext:value-type="float">
            <text:p>2.192</text:p>
          </table:table-cell>
          <table:table-cell table:style-name="ce14" table:formula="of:=SQRT([.I91])" office:value-type="float" office:value="1.48046642039521" calcext:value-type="float">
            <text:p>1.480</text:p>
          </table:table-cell>
          <table:table-cell table:style-name="ce14" table:formula="of:=([.J91]^(1/2))^(1/3)" office:value-type="float" office:value="1.06757835565312" calcext:value-type="float">
            <text:p>1.068</text:p>
          </table:table-cell>
          <table:table-cell table:style-name="ce14" table:formula="of:=[.J91]^(1/2)" office:value-type="float" office:value="1.21674418856028" calcext:value-type="float">
            <text:p>1.217</text:p>
          </table:table-cell>
          <table:table-cell table:style-name="ce14" table:formula="of:=([.J91]^(1/2))^(1/2)" office:value-type="float" office:value="1.10306128050996" calcext:value-type="float">
            <text:p>1.103</text:p>
          </table:table-cell>
          <table:table-cell table:style-name="ce13" table:formula="of:=([.D91]/[.$L$15])/[.$D$2]" office:value-type="float" office:value="1.67785234899329" calcext:value-type="float">
            <text:p>1.678</text:p>
          </table:table-cell>
          <table:table-cell table:style-name="ce18" table:formula="of:=SQRT([.N91])" office:value-type="float" office:value="1.2953194003771" calcext:value-type="float">
            <text:p>1.295</text:p>
          </table:table-cell>
          <table:table-cell table:style-name="ce18" table:formula="of:=SQRT([.O91])" office:value-type="float" office:value="1.13812099549086" calcext:value-type="float">
            <text:p>1.138</text:p>
          </table:table-cell>
          <table:table-cell table:style-name="ce19" table:formula="of:=[.R91]+[.U91]" office:value-type="float" office:value="67" calcext:value-type="float">
            <text:p>67</text:p>
          </table:table-cell>
          <table:table-cell table:style-name="ce19" table:formula="of:=([.V91]-[.U91])/2" office:value-type="float" office:value="61" calcext:value-type="float">
            <text:p>61</text:p>
          </table:table-cell>
          <table:table-cell table:style-name="ce20" table:formula="of:=[.T91]+[.U91]" office:value-type="float" office:value="127.8" calcext:value-type="float">
            <text:p>127.8</text:p>
          </table:table-cell>
          <table:table-cell table:style-name="ce21" table:formula="of:=([.W91]-[.U91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1]&gt;64;64+(([.V91]-64)*2.9);[.V91])" office:value-type="float" office:value="249.6" calcext:value-type="float">
            <text:p>249.6</text:p>
          </table:table-cell>
          <table:table-cell table:style-name="ce24" office:value-type="string" calcext:value-type="string">
            <text:p>BDBDBD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etallurgy:base.ore:1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anganes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2]*[.F92]" office:value-type="float" office:value="20" calcext:value-type="float">
            <text:p>2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92]" office:value-type="float" office:value="4" calcext:value-type="float">
            <text:p>4.000</text:p>
          </table:table-cell>
          <table:table-cell table:style-name="ce11" table:formula="of:=[.F92]" office:value-type="float" office:value="5" calcext:value-type="float">
            <text:p>5.000</text:p>
          </table:table-cell>
          <table:table-cell table:style-name="ce13" table:formula="of:=([.D92]/[.$B$10])/[.$D$2]" office:value-type="float" office:value="0.626223091976517" calcext:value-type="float">
            <text:p>0.626</text:p>
          </table:table-cell>
          <table:table-cell table:style-name="ce14" table:formula="of:=SQRT([.I92])" office:value-type="float" office:value="0.791342588248931" calcext:value-type="float">
            <text:p>0.791</text:p>
          </table:table-cell>
          <table:table-cell table:style-name="ce14" table:formula="of:=([.J92]^(1/2))^(1/3)" office:value-type="float" office:value="0.961746814511901" calcext:value-type="float">
            <text:p>0.962</text:p>
          </table:table-cell>
          <table:table-cell table:style-name="ce14" table:formula="of:=[.J92]^(1/2)" office:value-type="float" office:value="0.889574386012171" calcext:value-type="float">
            <text:p>0.890</text:p>
          </table:table-cell>
          <table:table-cell table:style-name="ce14" table:formula="of:=([.J92]^(1/2))^(1/2)" office:value-type="float" office:value="0.94317251126831" calcext:value-type="float">
            <text:p>0.943</text:p>
          </table:table-cell>
          <table:table-cell table:style-name="ce13" table:formula="of:=([.D92]/[.$L$15])/[.$D$2]" office:value-type="float" office:value="0.479386385426654" calcext:value-type="float">
            <text:p>0.479</text:p>
          </table:table-cell>
          <table:table-cell table:style-name="ce18" table:formula="of:=SQRT([.N92])" office:value-type="float" office:value="0.692377343236081" calcext:value-type="float">
            <text:p>0.692</text:p>
          </table:table-cell>
          <table:table-cell table:style-name="ce18" table:formula="of:=SQRT([.O92])" office:value-type="float" office:value="0.83209214828412" calcext:value-type="float">
            <text:p>0.832</text:p>
          </table:table-cell>
          <table:table-cell table:style-name="ce19" table:formula="of:=[.R92]+[.U92]" office:value-type="float" office:value="67" calcext:value-type="float">
            <text:p>67</text:p>
          </table:table-cell>
          <table:table-cell table:style-name="ce19" table:formula="of:=([.V92]-[.U92])/2" office:value-type="float" office:value="61" calcext:value-type="float">
            <text:p>61</text:p>
          </table:table-cell>
          <table:table-cell table:style-name="ce20" table:formula="of:=[.T92]+[.U92]" office:value-type="float" office:value="127.8" calcext:value-type="float">
            <text:p>127.8</text:p>
          </table:table-cell>
          <table:table-cell table:style-name="ce21" table:formula="of:=([.W92]-[.U92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2]&gt;64;64+(([.V92]-64)*2.9);[.V92])" office:value-type="float" office:value="249.6" calcext:value-type="float">
            <text:p>249.6</text:p>
          </table:table-cell>
          <table:table-cell table:style-name="ce24" office:value-type="string" calcext:value-type="string">
            <text:p>FCC7C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etallurgy:base.ore:2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Zinc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3]*[.F93]" office:value-type="float" office:value="30" calcext:value-type="float">
            <text:p>3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93]" office:value-type="float" office:value="5" calcext:value-type="float">
            <text:p>5.000</text:p>
          </table:table-cell>
          <table:table-cell table:style-name="ce11" table:formula="of:=[.F93]" office:value-type="float" office:value="6" calcext:value-type="float">
            <text:p>6.000</text:p>
          </table:table-cell>
          <table:table-cell table:style-name="ce13" table:formula="of:=([.D93]/[.$B$10])/[.$D$2]" office:value-type="float" office:value="0.939334637964775" calcext:value-type="float">
            <text:p>0.939</text:p>
          </table:table-cell>
          <table:table-cell table:style-name="ce14" table:formula="of:=SQRT([.I93])" office:value-type="float" office:value="0.969192776471624" calcext:value-type="float">
            <text:p>0.969</text:p>
          </table:table-cell>
          <table:table-cell table:style-name="ce14" table:formula="of:=([.J93]^(1/2))^(1/3)" office:value-type="float" office:value="0.994798285491273" calcext:value-type="float">
            <text:p>0.995</text:p>
          </table:table-cell>
          <table:table-cell table:style-name="ce14" table:formula="of:=[.J93]^(1/2)" office:value-type="float" office:value="0.984475889228184" calcext:value-type="float">
            <text:p>0.984</text:p>
          </table:table-cell>
          <table:table-cell table:style-name="ce14" table:formula="of:=([.J93]^(1/2))^(1/2)" office:value-type="float" office:value="0.992207583738496" calcext:value-type="float">
            <text:p>0.992</text:p>
          </table:table-cell>
          <table:table-cell table:style-name="ce13" table:formula="of:=([.D93]/[.$L$15])/[.$D$2]" office:value-type="float" office:value="0.719079578139981" calcext:value-type="float">
            <text:p>0.719</text:p>
          </table:table-cell>
          <table:table-cell table:style-name="ce18" table:formula="of:=SQRT([.N93])" office:value-type="float" office:value="0.847985600196124" calcext:value-type="float">
            <text:p>0.848</text:p>
          </table:table-cell>
          <table:table-cell table:style-name="ce18" table:formula="of:=SQRT([.O93])" office:value-type="float" office:value="0.920861336030634" calcext:value-type="float">
            <text:p>0.921</text:p>
          </table:table-cell>
          <table:table-cell table:style-name="ce19" table:formula="of:=[.R93]+[.U93]" office:value-type="float" office:value="67" calcext:value-type="float">
            <text:p>67</text:p>
          </table:table-cell>
          <table:table-cell table:style-name="ce19" table:formula="of:=([.V93]-[.U93])/2" office:value-type="float" office:value="61" calcext:value-type="float">
            <text:p>61</text:p>
          </table:table-cell>
          <table:table-cell table:style-name="ce20" table:formula="of:=[.T93]+[.U93]" office:value-type="float" office:value="127.8" calcext:value-type="float">
            <text:p>127.8</text:p>
          </table:table-cell>
          <table:table-cell table:style-name="ce21" table:formula="of:=([.W93]-[.U93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3]&gt;64;64+(([.V93]-64)*2.9);[.V93])" office:value-type="float" office:value="249.6" calcext:value-type="float">
            <text:p>249.6</text:p>
          </table:table-cell>
          <table:table-cell table:style-name="ce24" office:value-type="string" calcext:value-type="string">
            <text:p>BFC55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etallurgy:precious.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4]*[.F94]" office:value-type="float" office:value="30" calcext:value-type="float">
            <text:p>3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94]" office:value-type="float" office:value="5" calcext:value-type="float">
            <text:p>5.000</text:p>
          </table:table-cell>
          <table:table-cell table:style-name="ce11" table:formula="of:=[.F94]" office:value-type="float" office:value="6" calcext:value-type="float">
            <text:p>6.000</text:p>
          </table:table-cell>
          <table:table-cell table:style-name="ce13" table:formula="of:=([.D94]/[.$B$10])/[.$D$2]" office:value-type="float" office:value="0.939334637964775" calcext:value-type="float">
            <text:p>0.939</text:p>
          </table:table-cell>
          <table:table-cell table:style-name="ce14" table:formula="of:=SQRT([.I94])" office:value-type="float" office:value="0.969192776471624" calcext:value-type="float">
            <text:p>0.969</text:p>
          </table:table-cell>
          <table:table-cell table:style-name="ce14" table:formula="of:=([.J94]^(1/2))^(1/3)" office:value-type="float" office:value="0.994798285491273" calcext:value-type="float">
            <text:p>0.995</text:p>
          </table:table-cell>
          <table:table-cell table:style-name="ce14" table:formula="of:=[.J94]^(1/2)" office:value-type="float" office:value="0.984475889228184" calcext:value-type="float">
            <text:p>0.984</text:p>
          </table:table-cell>
          <table:table-cell table:style-name="ce14" table:formula="of:=([.J94]^(1/2))^(1/2)" office:value-type="float" office:value="0.992207583738496" calcext:value-type="float">
            <text:p>0.992</text:p>
          </table:table-cell>
          <table:table-cell table:style-name="ce13" table:formula="of:=([.D94]/[.$L$15])/[.$D$2]" office:value-type="float" office:value="0.719079578139981" calcext:value-type="float">
            <text:p>0.719</text:p>
          </table:table-cell>
          <table:table-cell table:style-name="ce18" table:formula="of:=SQRT([.N94])" office:value-type="float" office:value="0.847985600196124" calcext:value-type="float">
            <text:p>0.848</text:p>
          </table:table-cell>
          <table:table-cell table:style-name="ce18" table:formula="of:=SQRT([.O94])" office:value-type="float" office:value="0.920861336030634" calcext:value-type="float">
            <text:p>0.921</text:p>
          </table:table-cell>
          <table:table-cell table:style-name="ce19" table:formula="of:=[.R94]+[.U94]" office:value-type="float" office:value="67" calcext:value-type="float">
            <text:p>67</text:p>
          </table:table-cell>
          <table:table-cell table:style-name="ce19" table:formula="of:=([.V94]-[.U94])/2" office:value-type="float" office:value="61" calcext:value-type="float">
            <text:p>61</text:p>
          </table:table-cell>
          <table:table-cell table:style-name="ce20" table:formula="of:=[.T94]+[.U94]" office:value-type="float" office:value="127.8" calcext:value-type="float">
            <text:p>127.8</text:p>
          </table:table-cell>
          <table:table-cell table:style-name="ce21" table:formula="of:=([.W94]-[.U94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4]&gt;64;64+(([.V94]-64)*2.9);[.V94])" office:value-type="float" office:value="249.6" calcext:value-type="float">
            <text:p>249.6</text:p>
          </table:table-cell>
          <table:table-cell table:style-name="ce24" office:value-type="string" calcext:value-type="string">
            <text:p>E1E1E1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etallurgy:precious.ore:1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Platin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5]*[.F95]" office:value-type="float" office:value="9" calcext:value-type="float">
            <text:p>9</text:p>
          </table:table-cell>
          <table:table-cell table:number-columns-repeated="2" table:style-name="Gnumeric-default" office:value-type="float" office:value="3" calcext:value-type="float">
            <text:p>3</text:p>
          </table:table-cell>
          <table:table-cell table:style-name="ce11" table:formula="of:=[.E95]" office:value-type="float" office:value="3" calcext:value-type="float">
            <text:p>3.000</text:p>
          </table:table-cell>
          <table:table-cell table:style-name="ce11" table:formula="of:=[.F95]" office:value-type="float" office:value="3" calcext:value-type="float">
            <text:p>3.000</text:p>
          </table:table-cell>
          <table:table-cell table:style-name="ce13" table:formula="of:=([.D95]/[.$B$10])/[.$D$2]" office:value-type="float" office:value="0.281800391389432" calcext:value-type="float">
            <text:p>0.282</text:p>
          </table:table-cell>
          <table:table-cell table:style-name="ce14" table:formula="of:=SQRT([.I95])" office:value-type="float" office:value="0.530848746244571" calcext:value-type="float">
            <text:p>0.531</text:p>
          </table:table-cell>
          <table:table-cell table:style-name="ce14" table:formula="of:=([.J95]^(1/2))^(1/3)" office:value-type="float" office:value="0.899832757835748" calcext:value-type="float">
            <text:p>0.900</text:p>
          </table:table-cell>
          <table:table-cell table:style-name="ce14" table:formula="of:=[.J95]^(1/2)" office:value-type="float" office:value="0.728593677055031" calcext:value-type="float">
            <text:p>0.729</text:p>
          </table:table-cell>
          <table:table-cell table:style-name="ce14" table:formula="of:=([.J95]^(1/2))^(1/2)" office:value-type="float" office:value="0.853576989529961" calcext:value-type="float">
            <text:p>0.854</text:p>
          </table:table-cell>
          <table:table-cell table:style-name="ce13" table:formula="of:=([.D95]/[.$L$15])/[.$D$2]" office:value-type="float" office:value="0.215723873441994" calcext:value-type="float">
            <text:p>0.216</text:p>
          </table:table-cell>
          <table:table-cell table:style-name="ce18" table:formula="of:=SQRT([.N95])" office:value-type="float" office:value="0.464460841666974" calcext:value-type="float">
            <text:p>0.464</text:p>
          </table:table-cell>
          <table:table-cell table:style-name="ce18" table:formula="of:=SQRT([.O95])" office:value-type="float" office:value="0.681513640118064" calcext:value-type="float">
            <text:p>0.682</text:p>
          </table:table-cell>
          <table:table-cell table:style-name="ce19" table:formula="of:=[.R95]+[.U95]" office:value-type="float" office:value="67" calcext:value-type="float">
            <text:p>67</text:p>
          </table:table-cell>
          <table:table-cell table:style-name="ce19" table:formula="of:=([.V95]-[.U95])/2" office:value-type="float" office:value="61" calcext:value-type="float">
            <text:p>61</text:p>
          </table:table-cell>
          <table:table-cell table:style-name="ce20" table:formula="of:=[.T95]+[.U95]" office:value-type="float" office:value="127.8" calcext:value-type="float">
            <text:p>127.8</text:p>
          </table:table-cell>
          <table:table-cell table:style-name="ce21" table:formula="of:=([.W95]-[.U95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5]&gt;64;64+(([.V95]-64)*2.9);[.V95])" office:value-type="float" office:value="249.6" calcext:value-type="float">
            <text:p>249.6</text:p>
          </table:table-cell>
          <table:table-cell table:style-name="ce24" office:value-type="string" calcext:value-type="string">
            <text:p>B8D6D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etallurgy:precious.ore:2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Prometh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6]*[.F96]" office:value-type="float" office:value="30" calcext:value-type="float">
            <text:p>3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96]" office:value-type="float" office:value="6" calcext:value-type="float">
            <text:p>6.000</text:p>
          </table:table-cell>
          <table:table-cell table:style-name="ce11" table:formula="of:=[.F96]" office:value-type="float" office:value="5" calcext:value-type="float">
            <text:p>5.000</text:p>
          </table:table-cell>
          <table:table-cell table:style-name="ce13" table:formula="of:=([.D96]/[.$B$10])/[.$D$2]" office:value-type="float" office:value="0.939334637964775" calcext:value-type="float">
            <text:p>0.939</text:p>
          </table:table-cell>
          <table:table-cell table:style-name="ce14" table:formula="of:=SQRT([.I96])" office:value-type="float" office:value="0.969192776471624" calcext:value-type="float">
            <text:p>0.969</text:p>
          </table:table-cell>
          <table:table-cell table:style-name="ce14" table:formula="of:=([.J96]^(1/2))^(1/3)" office:value-type="float" office:value="0.994798285491273" calcext:value-type="float">
            <text:p>0.995</text:p>
          </table:table-cell>
          <table:table-cell table:style-name="ce14" table:formula="of:=[.J96]^(1/2)" office:value-type="float" office:value="0.984475889228184" calcext:value-type="float">
            <text:p>0.984</text:p>
          </table:table-cell>
          <table:table-cell table:style-name="ce14" table:formula="of:=([.J96]^(1/2))^(1/2)" office:value-type="float" office:value="0.992207583738496" calcext:value-type="float">
            <text:p>0.992</text:p>
          </table:table-cell>
          <table:table-cell table:style-name="ce13" table:formula="of:=([.D96]/[.$L$15])/[.$D$2]" office:value-type="float" office:value="0.719079578139981" calcext:value-type="float">
            <text:p>0.719</text:p>
          </table:table-cell>
          <table:table-cell table:style-name="ce18" table:formula="of:=SQRT([.N96])" office:value-type="float" office:value="0.847985600196124" calcext:value-type="float">
            <text:p>0.848</text:p>
          </table:table-cell>
          <table:table-cell table:style-name="ce18" table:formula="of:=SQRT([.O96])" office:value-type="float" office:value="0.920861336030634" calcext:value-type="float">
            <text:p>0.921</text:p>
          </table:table-cell>
          <table:table-cell table:style-name="ce19" table:formula="of:=[.R96]+[.U96]" office:value-type="float" office:value="67" calcext:value-type="float">
            <text:p>67</text:p>
          </table:table-cell>
          <table:table-cell table:style-name="ce19" table:formula="of:=([.V96]-[.U96])/2" office:value-type="float" office:value="61" calcext:value-type="float">
            <text:p>61</text:p>
          </table:table-cell>
          <table:table-cell table:style-name="ce20" table:formula="of:=[.T96]+[.U96]" office:value-type="float" office:value="127.8" calcext:value-type="float">
            <text:p>127.8</text:p>
          </table:table-cell>
          <table:table-cell table:style-name="ce21" table:formula="of:=([.W96]-[.U96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6]&gt;64;64+(([.V96]-64)*2.9);[.V96])" office:value-type="float" office:value="249.6" calcext:value-type="float">
            <text:p>249.6</text:p>
          </table:table-cell>
          <table:table-cell table:style-name="ce24" office:value-type="string" calcext:value-type="string">
            <text:p>5D825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etallurgy:fantasy.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Deep Iro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7]*[.F97]" office:value-type="float" office:value="20" calcext:value-type="float">
            <text:p>2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97]" office:value-type="float" office:value="4" calcext:value-type="float">
            <text:p>4.000</text:p>
          </table:table-cell>
          <table:table-cell table:style-name="ce11" table:formula="of:=[.F97]" office:value-type="float" office:value="5" calcext:value-type="float">
            <text:p>5.000</text:p>
          </table:table-cell>
          <table:table-cell table:style-name="ce13" table:formula="of:=([.D97]/[.$B$10])/[.$D$2]" office:value-type="float" office:value="0.626223091976517" calcext:value-type="float">
            <text:p>0.626</text:p>
          </table:table-cell>
          <table:table-cell table:style-name="ce14" table:formula="of:=SQRT([.I97])" office:value-type="float" office:value="0.791342588248931" calcext:value-type="float">
            <text:p>0.791</text:p>
          </table:table-cell>
          <table:table-cell table:style-name="ce14" table:formula="of:=([.J97]^(1/2))^(1/3)" office:value-type="float" office:value="0.961746814511901" calcext:value-type="float">
            <text:p>0.962</text:p>
          </table:table-cell>
          <table:table-cell table:style-name="ce14" table:formula="of:=[.J97]^(1/2)" office:value-type="float" office:value="0.889574386012171" calcext:value-type="float">
            <text:p>0.890</text:p>
          </table:table-cell>
          <table:table-cell table:style-name="ce14" table:formula="of:=([.J97]^(1/2))^(1/2)" office:value-type="float" office:value="0.94317251126831" calcext:value-type="float">
            <text:p>0.943</text:p>
          </table:table-cell>
          <table:table-cell table:style-name="ce13" table:formula="of:=([.D97]/[.$L$15])/[.$D$2]" office:value-type="float" office:value="0.479386385426654" calcext:value-type="float">
            <text:p>0.479</text:p>
          </table:table-cell>
          <table:table-cell table:style-name="ce18" table:formula="of:=SQRT([.N97])" office:value-type="float" office:value="0.692377343236081" calcext:value-type="float">
            <text:p>0.692</text:p>
          </table:table-cell>
          <table:table-cell table:style-name="ce18" table:formula="of:=SQRT([.O97])" office:value-type="float" office:value="0.83209214828412" calcext:value-type="float">
            <text:p>0.832</text:p>
          </table:table-cell>
          <table:table-cell table:style-name="ce19" table:formula="of:=[.R97]+[.U97]" office:value-type="float" office:value="67" calcext:value-type="float">
            <text:p>67</text:p>
          </table:table-cell>
          <table:table-cell table:style-name="ce19" table:formula="of:=([.V97]-[.U97])/2" office:value-type="float" office:value="61" calcext:value-type="float">
            <text:p>61</text:p>
          </table:table-cell>
          <table:table-cell table:style-name="ce20" table:formula="of:=[.T97]+[.U97]" office:value-type="float" office:value="127.8" calcext:value-type="float">
            <text:p>127.8</text:p>
          </table:table-cell>
          <table:table-cell table:style-name="ce21" table:formula="of:=([.W97]-[.U97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7]&gt;64;64+(([.V97]-64)*2.9);[.V97])" office:value-type="float" office:value="249.6" calcext:value-type="float">
            <text:p>249.6</text:p>
          </table:table-cell>
          <table:table-cell table:style-name="ce24" office:value-type="string" calcext:value-type="string">
            <text:p>4C5E6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etallurgy:fantasy.ore:1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Infuscol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8]*[.F98]" office:value-type="float" office:value="20" calcext:value-type="float">
            <text:p>2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98]" office:value-type="float" office:value="4" calcext:value-type="float">
            <text:p>4.000</text:p>
          </table:table-cell>
          <table:table-cell table:style-name="ce11" table:formula="of:=[.F98]" office:value-type="float" office:value="5" calcext:value-type="float">
            <text:p>5.000</text:p>
          </table:table-cell>
          <table:table-cell table:style-name="ce13" table:formula="of:=([.D98]/[.$B$10])/[.$D$2]" office:value-type="float" office:value="0.626223091976517" calcext:value-type="float">
            <text:p>0.626</text:p>
          </table:table-cell>
          <table:table-cell table:style-name="ce14" table:formula="of:=SQRT([.I98])" office:value-type="float" office:value="0.791342588248931" calcext:value-type="float">
            <text:p>0.791</text:p>
          </table:table-cell>
          <table:table-cell table:style-name="ce14" table:formula="of:=([.J98]^(1/2))^(1/3)" office:value-type="float" office:value="0.961746814511901" calcext:value-type="float">
            <text:p>0.962</text:p>
          </table:table-cell>
          <table:table-cell table:style-name="ce14" table:formula="of:=[.J98]^(1/2)" office:value-type="float" office:value="0.889574386012171" calcext:value-type="float">
            <text:p>0.890</text:p>
          </table:table-cell>
          <table:table-cell table:style-name="ce14" table:formula="of:=([.J98]^(1/2))^(1/2)" office:value-type="float" office:value="0.94317251126831" calcext:value-type="float">
            <text:p>0.943</text:p>
          </table:table-cell>
          <table:table-cell table:style-name="ce13" table:formula="of:=([.D98]/[.$L$15])/[.$D$2]" office:value-type="float" office:value="0.479386385426654" calcext:value-type="float">
            <text:p>0.479</text:p>
          </table:table-cell>
          <table:table-cell table:style-name="ce18" table:formula="of:=SQRT([.N98])" office:value-type="float" office:value="0.692377343236081" calcext:value-type="float">
            <text:p>0.692</text:p>
          </table:table-cell>
          <table:table-cell table:style-name="ce18" table:formula="of:=SQRT([.O98])" office:value-type="float" office:value="0.83209214828412" calcext:value-type="float">
            <text:p>0.832</text:p>
          </table:table-cell>
          <table:table-cell table:style-name="ce19" table:formula="of:=[.R98]+[.U98]" office:value-type="float" office:value="67" calcext:value-type="float">
            <text:p>67</text:p>
          </table:table-cell>
          <table:table-cell table:style-name="ce19" table:formula="of:=([.V98]-[.U98])/2" office:value-type="float" office:value="61" calcext:value-type="float">
            <text:p>61</text:p>
          </table:table-cell>
          <table:table-cell table:style-name="ce20" table:formula="of:=[.T98]+[.U98]" office:value-type="float" office:value="127.8" calcext:value-type="float">
            <text:p>127.8</text:p>
          </table:table-cell>
          <table:table-cell table:style-name="ce21" table:formula="of:=([.W98]-[.U98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8]&gt;64;64+(([.V98]-64)*2.9);[.V98])" office:value-type="float" office:value="249.6" calcext:value-type="float">
            <text:p>249.6</text:p>
          </table:table-cell>
          <table:table-cell table:style-name="ce24" office:value-type="string" calcext:value-type="string">
            <text:p>8B2656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etallurgy:fantasy.ore:2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Oureclas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99]*[.F99]" office:value-type="float" office:value="12" calcext:value-type="float">
            <text:p>1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99]" office:value-type="float" office:value="3" calcext:value-type="float">
            <text:p>3.000</text:p>
          </table:table-cell>
          <table:table-cell table:style-name="ce11" table:formula="of:=[.F99]" office:value-type="float" office:value="4" calcext:value-type="float">
            <text:p>4.000</text:p>
          </table:table-cell>
          <table:table-cell table:style-name="ce13" table:formula="of:=([.D99]/[.$B$10])/[.$D$2]" office:value-type="float" office:value="0.37573385518591" calcext:value-type="float">
            <text:p>0.376</text:p>
          </table:table-cell>
          <table:table-cell table:style-name="ce14" table:formula="of:=SQRT([.I99])" office:value-type="float" office:value="0.612971333086556" calcext:value-type="float">
            <text:p>0.613</text:p>
          </table:table-cell>
          <table:table-cell table:style-name="ce14" table:formula="of:=([.J99]^(1/2))^(1/3)" office:value-type="float" office:value="0.921665562675779" calcext:value-type="float">
            <text:p>0.922</text:p>
          </table:table-cell>
          <table:table-cell table:style-name="ce14" table:formula="of:=[.J99]^(1/2)" office:value-type="float" office:value="0.782924857880088" calcext:value-type="float">
            <text:p>0.783</text:p>
          </table:table-cell>
          <table:table-cell table:style-name="ce14" table:formula="of:=([.J99]^(1/2))^(1/2)" office:value-type="float" office:value="0.884830411932189" calcext:value-type="float">
            <text:p>0.885</text:p>
          </table:table-cell>
          <table:table-cell table:style-name="ce13" table:formula="of:=([.D99]/[.$L$15])/[.$D$2]" office:value-type="float" office:value="0.287631831255992" calcext:value-type="float">
            <text:p>0.288</text:p>
          </table:table-cell>
          <table:table-cell table:style-name="ce18" table:formula="of:=SQRT([.N99])" office:value-type="float" office:value="0.536313183928936" calcext:value-type="float">
            <text:p>0.536</text:p>
          </table:table-cell>
          <table:table-cell table:style-name="ce18" table:formula="of:=SQRT([.O99])" office:value-type="float" office:value="0.732334065798482" calcext:value-type="float">
            <text:p>0.732</text:p>
          </table:table-cell>
          <table:table-cell table:style-name="ce19" table:formula="of:=[.R99]+[.U99]" office:value-type="float" office:value="67" calcext:value-type="float">
            <text:p>67</text:p>
          </table:table-cell>
          <table:table-cell table:style-name="ce19" table:formula="of:=([.V99]-[.U99])/2" office:value-type="float" office:value="61" calcext:value-type="float">
            <text:p>61</text:p>
          </table:table-cell>
          <table:table-cell table:style-name="ce20" table:formula="of:=[.T99]+[.U99]" office:value-type="float" office:value="127.8" calcext:value-type="float">
            <text:p>127.8</text:p>
          </table:table-cell>
          <table:table-cell table:style-name="ce21" table:formula="of:=([.W99]-[.U99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9]&gt;64;64+(([.V99]-64)*2.9);[.V99])" office:value-type="float" office:value="249.6" calcext:value-type="float">
            <text:p>249.6</text:p>
          </table:table-cell>
          <table:table-cell table:style-name="ce24" office:value-type="string" calcext:value-type="string">
            <text:p>9A760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etallurgy:fantasy.ore:4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Astral 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0]*[.F100]" office:value-type="float" office:value="12" calcext:value-type="float">
            <text:p>1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00]" office:value-type="float" office:value="3" calcext:value-type="float">
            <text:p>3.000</text:p>
          </table:table-cell>
          <table:table-cell table:style-name="ce11" table:formula="of:=[.F100]" office:value-type="float" office:value="4" calcext:value-type="float">
            <text:p>4.000</text:p>
          </table:table-cell>
          <table:table-cell table:style-name="ce13" table:formula="of:=([.D100]/[.$B$10])/[.$D$2]" office:value-type="float" office:value="0.37573385518591" calcext:value-type="float">
            <text:p>0.376</text:p>
          </table:table-cell>
          <table:table-cell table:style-name="ce14" table:formula="of:=SQRT([.I100])" office:value-type="float" office:value="0.612971333086556" calcext:value-type="float">
            <text:p>0.613</text:p>
          </table:table-cell>
          <table:table-cell table:style-name="ce14" table:formula="of:=([.J100]^(1/2))^(1/3)" office:value-type="float" office:value="0.921665562675779" calcext:value-type="float">
            <text:p>0.922</text:p>
          </table:table-cell>
          <table:table-cell table:style-name="ce14" table:formula="of:=[.J100]^(1/2)" office:value-type="float" office:value="0.782924857880088" calcext:value-type="float">
            <text:p>0.783</text:p>
          </table:table-cell>
          <table:table-cell table:style-name="ce14" table:formula="of:=([.J100]^(1/2))^(1/2)" office:value-type="float" office:value="0.884830411932189" calcext:value-type="float">
            <text:p>0.885</text:p>
          </table:table-cell>
          <table:table-cell table:style-name="ce13" table:formula="of:=([.D100]/[.$L$15])/[.$D$2]" office:value-type="float" office:value="0.287631831255992" calcext:value-type="float">
            <text:p>0.288</text:p>
          </table:table-cell>
          <table:table-cell table:style-name="ce18" table:formula="of:=SQRT([.N100])" office:value-type="float" office:value="0.536313183928936" calcext:value-type="float">
            <text:p>0.536</text:p>
          </table:table-cell>
          <table:table-cell table:style-name="ce18" table:formula="of:=SQRT([.O100])" office:value-type="float" office:value="0.732334065798482" calcext:value-type="float">
            <text:p>0.732</text:p>
          </table:table-cell>
          <table:table-cell table:style-name="ce19" table:formula="of:=[.R100]+[.U100]" office:value-type="float" office:value="67" calcext:value-type="float">
            <text:p>67</text:p>
          </table:table-cell>
          <table:table-cell table:style-name="ce19" table:formula="of:=([.V100]-[.U100])/2" office:value-type="float" office:value="61" calcext:value-type="float">
            <text:p>61</text:p>
          </table:table-cell>
          <table:table-cell table:style-name="ce20" table:formula="of:=[.T100]+[.U100]" office:value-type="float" office:value="127.8" calcext:value-type="float">
            <text:p>127.8</text:p>
          </table:table-cell>
          <table:table-cell table:style-name="ce21" table:formula="of:=([.W100]-[.U100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0]&gt;64;64+(([.V100]-64)*2.9);[.V100])" office:value-type="float" office:value="249.6" calcext:value-type="float">
            <text:p>249.6</text:p>
          </table:table-cell>
          <table:table-cell table:style-name="ce24" office:value-type="string" calcext:value-type="string">
            <text:p>ADC3C3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etallurgy:fantasy.ore:5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Carmot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1]*[.F101]" office:value-type="float" office:value="9" calcext:value-type="float">
            <text:p>9</text:p>
          </table:table-cell>
          <table:table-cell table:number-columns-repeated="2" table:style-name="Gnumeric-default" office:value-type="float" office:value="3" calcext:value-type="float">
            <text:p>3</text:p>
          </table:table-cell>
          <table:table-cell table:style-name="ce11" table:formula="of:=[.E101]" office:value-type="float" office:value="3" calcext:value-type="float">
            <text:p>3.000</text:p>
          </table:table-cell>
          <table:table-cell table:style-name="ce11" table:formula="of:=[.F101]" office:value-type="float" office:value="3" calcext:value-type="float">
            <text:p>3.000</text:p>
          </table:table-cell>
          <table:table-cell table:style-name="ce13" table:formula="of:=([.D101]/[.$B$10])/[.$D$2]" office:value-type="float" office:value="0.281800391389432" calcext:value-type="float">
            <text:p>0.282</text:p>
          </table:table-cell>
          <table:table-cell table:style-name="ce14" table:formula="of:=SQRT([.I101])" office:value-type="float" office:value="0.530848746244571" calcext:value-type="float">
            <text:p>0.531</text:p>
          </table:table-cell>
          <table:table-cell table:style-name="ce14" table:formula="of:=([.J101]^(1/2))^(1/3)" office:value-type="float" office:value="0.899832757835748" calcext:value-type="float">
            <text:p>0.900</text:p>
          </table:table-cell>
          <table:table-cell table:style-name="ce14" table:formula="of:=[.J101]^(1/2)" office:value-type="float" office:value="0.728593677055031" calcext:value-type="float">
            <text:p>0.729</text:p>
          </table:table-cell>
          <table:table-cell table:style-name="ce14" table:formula="of:=([.J101]^(1/2))^(1/2)" office:value-type="float" office:value="0.853576989529961" calcext:value-type="float">
            <text:p>0.854</text:p>
          </table:table-cell>
          <table:table-cell table:style-name="ce13" table:formula="of:=([.D101]/[.$L$15])/[.$D$2]" office:value-type="float" office:value="0.215723873441994" calcext:value-type="float">
            <text:p>0.216</text:p>
          </table:table-cell>
          <table:table-cell table:style-name="ce18" table:formula="of:=SQRT([.N101])" office:value-type="float" office:value="0.464460841666974" calcext:value-type="float">
            <text:p>0.464</text:p>
          </table:table-cell>
          <table:table-cell table:style-name="ce18" table:formula="of:=SQRT([.O101])" office:value-type="float" office:value="0.681513640118064" calcext:value-type="float">
            <text:p>0.682</text:p>
          </table:table-cell>
          <table:table-cell table:style-name="ce19" table:formula="of:=[.R101]+[.U101]" office:value-type="float" office:value="67" calcext:value-type="float">
            <text:p>67</text:p>
          </table:table-cell>
          <table:table-cell table:style-name="ce19" table:formula="of:=([.V101]-[.U101])/2" office:value-type="float" office:value="61" calcext:value-type="float">
            <text:p>61</text:p>
          </table:table-cell>
          <table:table-cell table:style-name="ce20" table:formula="of:=[.T101]+[.U101]" office:value-type="float" office:value="127.8" calcext:value-type="float">
            <text:p>127.8</text:p>
          </table:table-cell>
          <table:table-cell table:style-name="ce21" table:formula="of:=([.W101]-[.U101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1]&gt;64;64+(([.V101]-64)*2.9);[.V101])" office:value-type="float" office:value="249.6" calcext:value-type="float">
            <text:p>249.6</text:p>
          </table:table-cell>
          <table:table-cell table:style-name="ce24" office:value-type="string" calcext:value-type="string">
            <text:p>D7C986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etallurgy:fantasy.ore:6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ithri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2]*[.F102]" office:value-type="float" office:value="9" calcext:value-type="float">
            <text:p>9</text:p>
          </table:table-cell>
          <table:table-cell table:number-columns-repeated="2" table:style-name="Gnumeric-default" office:value-type="float" office:value="3" calcext:value-type="float">
            <text:p>3</text:p>
          </table:table-cell>
          <table:table-cell table:style-name="ce11" table:formula="of:=[.E102]" office:value-type="float" office:value="3" calcext:value-type="float">
            <text:p>3.000</text:p>
          </table:table-cell>
          <table:table-cell table:style-name="ce11" table:formula="of:=[.F102]" office:value-type="float" office:value="3" calcext:value-type="float">
            <text:p>3.000</text:p>
          </table:table-cell>
          <table:table-cell table:style-name="ce13" table:formula="of:=([.D102]/[.$B$10])/[.$D$2]" office:value-type="float" office:value="0.281800391389432" calcext:value-type="float">
            <text:p>0.282</text:p>
          </table:table-cell>
          <table:table-cell table:style-name="ce14" table:formula="of:=SQRT([.I102])" office:value-type="float" office:value="0.530848746244571" calcext:value-type="float">
            <text:p>0.531</text:p>
          </table:table-cell>
          <table:table-cell table:style-name="ce14" table:formula="of:=([.J102]^(1/2))^(1/3)" office:value-type="float" office:value="0.899832757835748" calcext:value-type="float">
            <text:p>0.900</text:p>
          </table:table-cell>
          <table:table-cell table:style-name="ce14" table:formula="of:=[.J102]^(1/2)" office:value-type="float" office:value="0.728593677055031" calcext:value-type="float">
            <text:p>0.729</text:p>
          </table:table-cell>
          <table:table-cell table:style-name="ce14" table:formula="of:=([.J102]^(1/2))^(1/2)" office:value-type="float" office:value="0.853576989529961" calcext:value-type="float">
            <text:p>0.854</text:p>
          </table:table-cell>
          <table:table-cell table:style-name="ce13" table:formula="of:=([.D102]/[.$L$15])/[.$D$2]" office:value-type="float" office:value="0.215723873441994" calcext:value-type="float">
            <text:p>0.216</text:p>
          </table:table-cell>
          <table:table-cell table:style-name="ce18" table:formula="of:=SQRT([.N102])" office:value-type="float" office:value="0.464460841666974" calcext:value-type="float">
            <text:p>0.464</text:p>
          </table:table-cell>
          <table:table-cell table:style-name="ce18" table:formula="of:=SQRT([.O102])" office:value-type="float" office:value="0.681513640118064" calcext:value-type="float">
            <text:p>0.682</text:p>
          </table:table-cell>
          <table:table-cell table:style-name="ce19" table:formula="of:=[.R102]+[.U102]" office:value-type="float" office:value="67" calcext:value-type="float">
            <text:p>67</text:p>
          </table:table-cell>
          <table:table-cell table:style-name="ce19" table:formula="of:=([.V102]-[.U102])/2" office:value-type="float" office:value="61" calcext:value-type="float">
            <text:p>61</text:p>
          </table:table-cell>
          <table:table-cell table:style-name="ce20" table:formula="of:=[.T102]+[.U102]" office:value-type="float" office:value="127.8" calcext:value-type="float">
            <text:p>127.8</text:p>
          </table:table-cell>
          <table:table-cell table:style-name="ce21" table:formula="of:=([.W102]-[.U102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2]&gt;64;64+(([.V102]-64)*2.9);[.V102])" office:value-type="float" office:value="249.6" calcext:value-type="float">
            <text:p>249.6</text:p>
          </table:table-cell>
          <table:table-cell table:style-name="ce24" office:value-type="string" calcext:value-type="string">
            <text:p>9AF3F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etallurgy:fantasy.ore:7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Rubrac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3]*[.F103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03]" office:value-type="float" office:value="3" calcext:value-type="float">
            <text:p>3.000</text:p>
          </table:table-cell>
          <table:table-cell table:style-name="ce11" table:formula="of:=[.F103]" office:value-type="float" office:value="2" calcext:value-type="float">
            <text:p>2.000</text:p>
          </table:table-cell>
          <table:table-cell table:style-name="ce13" table:formula="of:=([.D103]/[.$B$10])/[.$D$2]" office:value-type="float" office:value="0.187866927592955" calcext:value-type="float">
            <text:p>0.188</text:p>
          </table:table-cell>
          <table:table-cell table:style-name="ce14" table:formula="of:=SQRT([.I103])" office:value-type="float" office:value="0.433436186298462" calcext:value-type="float">
            <text:p>0.433</text:p>
          </table:table-cell>
          <table:table-cell table:style-name="ce14" table:formula="of:=([.J103]^(1/2))^(1/3)" office:value-type="float" office:value="0.869936449492987" calcext:value-type="float">
            <text:p>0.870</text:p>
          </table:table-cell>
          <table:table-cell table:style-name="ce14" table:formula="of:=[.J103]^(1/2)" office:value-type="float" office:value="0.65835870640439" calcext:value-type="float">
            <text:p>0.658</text:p>
          </table:table-cell>
          <table:table-cell table:style-name="ce14" table:formula="of:=([.J103]^(1/2))^(1/2)" office:value-type="float" office:value="0.811393065292273" calcext:value-type="float">
            <text:p>0.811</text:p>
          </table:table-cell>
          <table:table-cell table:style-name="ce13" table:formula="of:=([.D103]/[.$L$15])/[.$D$2]" office:value-type="float" office:value="0.143815915627996" calcext:value-type="float">
            <text:p>0.144</text:p>
          </table:table-cell>
          <table:table-cell table:style-name="ce18" table:formula="of:=SQRT([.N103])" office:value-type="float" office:value="0.379230689195899" calcext:value-type="float">
            <text:p>0.379</text:p>
          </table:table-cell>
          <table:table-cell table:style-name="ce18" table:formula="of:=SQRT([.O103])" office:value-type="float" office:value="0.615817090698122" calcext:value-type="float">
            <text:p>0.616</text:p>
          </table:table-cell>
          <table:table-cell table:style-name="ce19" table:formula="of:=[.R103]+[.U103]" office:value-type="float" office:value="67" calcext:value-type="float">
            <text:p>67</text:p>
          </table:table-cell>
          <table:table-cell table:style-name="ce19" table:formula="of:=([.V103]-[.U103])/2" office:value-type="float" office:value="61" calcext:value-type="float">
            <text:p>61</text:p>
          </table:table-cell>
          <table:table-cell table:style-name="ce20" table:formula="of:=[.T103]+[.U103]" office:value-type="float" office:value="127.8" calcext:value-type="float">
            <text:p>127.8</text:p>
          </table:table-cell>
          <table:table-cell table:style-name="ce21" table:formula="of:=([.W103]-[.U103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3]&gt;64;64+(([.V103]-64)*2.9);[.V103])" office:value-type="float" office:value="249.6" calcext:value-type="float">
            <text:p>249.6</text:p>
          </table:table-cell>
          <table:table-cell table:style-name="ce24" office:value-type="string" calcext:value-type="string">
            <text:p>A1363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etallurgy:fantasy.ore:8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Orichalc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4]*[.F104]" office:value-type="float" office:value="8" calcext:value-type="float">
            <text:p>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04]" office:value-type="float" office:value="4" calcext:value-type="float">
            <text:p>4.000</text:p>
          </table:table-cell>
          <table:table-cell table:style-name="ce11" table:formula="of:=[.F104]" office:value-type="float" office:value="2" calcext:value-type="float">
            <text:p>2.000</text:p>
          </table:table-cell>
          <table:table-cell table:style-name="ce13" table:formula="of:=([.D104]/[.$B$10])/[.$D$2]" office:value-type="float" office:value="0.250489236790607" calcext:value-type="float">
            <text:p>0.250</text:p>
          </table:table-cell>
          <table:table-cell table:style-name="ce14" table:formula="of:=SQRT([.I104])" office:value-type="float" office:value="0.500488997671883" calcext:value-type="float">
            <text:p>0.500</text:p>
          </table:table-cell>
          <table:table-cell table:style-name="ce14" table:formula="of:=([.J104]^(1/2))^(1/3)" office:value-type="float" office:value="0.89104387480021" calcext:value-type="float">
            <text:p>0.891</text:p>
          </table:table-cell>
          <table:table-cell table:style-name="ce14" table:formula="of:=[.J104]^(1/2)" office:value-type="float" office:value="0.7074524702564" calcext:value-type="float">
            <text:p>0.707</text:p>
          </table:table-cell>
          <table:table-cell table:style-name="ce14" table:formula="of:=([.J104]^(1/2))^(1/2)" office:value-type="float" office:value="0.841101938088601" calcext:value-type="float">
            <text:p>0.841</text:p>
          </table:table-cell>
          <table:table-cell table:style-name="ce13" table:formula="of:=([.D104]/[.$L$15])/[.$D$2]" office:value-type="float" office:value="0.191754554170662" calcext:value-type="float">
            <text:p>0.192</text:p>
          </table:table-cell>
          <table:table-cell table:style-name="ce18" table:formula="of:=SQRT([.N104])" office:value-type="float" office:value="0.437897880984439" calcext:value-type="float">
            <text:p>0.438</text:p>
          </table:table-cell>
          <table:table-cell table:style-name="ce18" table:formula="of:=SQRT([.O104])" office:value-type="float" office:value="0.661738529167252" calcext:value-type="float">
            <text:p>0.662</text:p>
          </table:table-cell>
          <table:table-cell table:style-name="ce19" table:formula="of:=[.R104]+[.U104]" office:value-type="float" office:value="67" calcext:value-type="float">
            <text:p>67</text:p>
          </table:table-cell>
          <table:table-cell table:style-name="ce19" table:formula="of:=([.V104]-[.U104])/2" office:value-type="float" office:value="61" calcext:value-type="float">
            <text:p>61</text:p>
          </table:table-cell>
          <table:table-cell table:style-name="ce20" table:formula="of:=[.T104]+[.U104]" office:value-type="float" office:value="127.8" calcext:value-type="float">
            <text:p>127.8</text:p>
          </table:table-cell>
          <table:table-cell table:style-name="ce21" table:formula="of:=([.W104]-[.U104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4]&gt;64;64+(([.V104]-64)*2.9);[.V104])" office:value-type="float" office:value="249.6" calcext:value-type="float">
            <text:p>249.6</text:p>
          </table:table-cell>
          <table:table-cell table:style-name="ce24" office:value-type="string" calcext:value-type="string">
            <text:p>466432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etallurgy:fantasy.ore:11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Adamanti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5]*[.F105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05]" office:value-type="float" office:value="3" calcext:value-type="float">
            <text:p>3.000</text:p>
          </table:table-cell>
          <table:table-cell table:style-name="ce11" table:formula="of:=[.F105]" office:value-type="float" office:value="2" calcext:value-type="float">
            <text:p>2.000</text:p>
          </table:table-cell>
          <table:table-cell table:style-name="ce13" table:formula="of:=([.D105]/[.$B$10])/[.$D$2]" office:value-type="float" office:value="0.187866927592955" calcext:value-type="float">
            <text:p>0.188</text:p>
          </table:table-cell>
          <table:table-cell table:style-name="ce14" table:formula="of:=SQRT([.I105])" office:value-type="float" office:value="0.433436186298462" calcext:value-type="float">
            <text:p>0.433</text:p>
          </table:table-cell>
          <table:table-cell table:style-name="ce14" table:formula="of:=([.J105]^(1/2))^(1/3)" office:value-type="float" office:value="0.869936449492987" calcext:value-type="float">
            <text:p>0.870</text:p>
          </table:table-cell>
          <table:table-cell table:style-name="ce14" table:formula="of:=[.J105]^(1/2)" office:value-type="float" office:value="0.65835870640439" calcext:value-type="float">
            <text:p>0.658</text:p>
          </table:table-cell>
          <table:table-cell table:style-name="ce14" table:formula="of:=([.J105]^(1/2))^(1/2)" office:value-type="float" office:value="0.811393065292273" calcext:value-type="float">
            <text:p>0.811</text:p>
          </table:table-cell>
          <table:table-cell table:style-name="ce13" table:formula="of:=([.D105]/[.$L$15])/[.$D$2]" office:value-type="float" office:value="0.143815915627996" calcext:value-type="float">
            <text:p>0.144</text:p>
          </table:table-cell>
          <table:table-cell table:style-name="ce18" table:formula="of:=SQRT([.N105])" office:value-type="float" office:value="0.379230689195899" calcext:value-type="float">
            <text:p>0.379</text:p>
          </table:table-cell>
          <table:table-cell table:style-name="ce18" table:formula="of:=SQRT([.O105])" office:value-type="float" office:value="0.615817090698122" calcext:value-type="float">
            <text:p>0.616</text:p>
          </table:table-cell>
          <table:table-cell table:style-name="ce19" table:formula="of:=[.R105]+[.U105]" office:value-type="float" office:value="67" calcext:value-type="float">
            <text:p>67</text:p>
          </table:table-cell>
          <table:table-cell table:style-name="ce19" table:formula="of:=([.V105]-[.U105])/2" office:value-type="float" office:value="61" calcext:value-type="float">
            <text:p>61</text:p>
          </table:table-cell>
          <table:table-cell table:style-name="ce20" table:formula="of:=[.T105]+[.U105]" office:value-type="float" office:value="127.8" calcext:value-type="float">
            <text:p>127.8</text:p>
          </table:table-cell>
          <table:table-cell table:style-name="ce21" table:formula="of:=([.W105]-[.U105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5]&gt;64;64+(([.V105]-64)*2.9);[.V105])" office:value-type="float" office:value="249.6" calcext:value-type="float">
            <text:p>249.6</text:p>
          </table:table-cell>
          <table:table-cell table:style-name="ce24" office:value-type="string" calcext:value-type="string">
            <text:p>AC0C0D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etallurgy:fantasy.ore:13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Atlarus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6]*[.F106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06]" office:value-type="float" office:value="3" calcext:value-type="float">
            <text:p>3.000</text:p>
          </table:table-cell>
          <table:table-cell table:style-name="ce11" table:formula="of:=[.F106]" office:value-type="float" office:value="2" calcext:value-type="float">
            <text:p>2.000</text:p>
          </table:table-cell>
          <table:table-cell table:style-name="ce13" table:formula="of:=([.D106]/[.$B$10])/[.$D$2]" office:value-type="float" office:value="0.187866927592955" calcext:value-type="float">
            <text:p>0.188</text:p>
          </table:table-cell>
          <table:table-cell table:style-name="ce14" table:formula="of:=SQRT([.I106])" office:value-type="float" office:value="0.433436186298462" calcext:value-type="float">
            <text:p>0.433</text:p>
          </table:table-cell>
          <table:table-cell table:style-name="ce14" table:formula="of:=([.J106]^(1/2))^(1/3)" office:value-type="float" office:value="0.869936449492987" calcext:value-type="float">
            <text:p>0.870</text:p>
          </table:table-cell>
          <table:table-cell table:style-name="ce14" table:formula="of:=[.J106]^(1/2)" office:value-type="float" office:value="0.65835870640439" calcext:value-type="float">
            <text:p>0.658</text:p>
          </table:table-cell>
          <table:table-cell table:style-name="ce14" table:formula="of:=([.J106]^(1/2))^(1/2)" office:value-type="float" office:value="0.811393065292273" calcext:value-type="float">
            <text:p>0.811</text:p>
          </table:table-cell>
          <table:table-cell table:style-name="ce13" table:formula="of:=([.D106]/[.$L$15])/[.$D$2]" office:value-type="float" office:value="0.143815915627996" calcext:value-type="float">
            <text:p>0.144</text:p>
          </table:table-cell>
          <table:table-cell table:style-name="ce18" table:formula="of:=SQRT([.N106])" office:value-type="float" office:value="0.379230689195899" calcext:value-type="float">
            <text:p>0.379</text:p>
          </table:table-cell>
          <table:table-cell table:style-name="ce18" table:formula="of:=SQRT([.O106])" office:value-type="float" office:value="0.615817090698122" calcext:value-type="float">
            <text:p>0.616</text:p>
          </table:table-cell>
          <table:table-cell table:style-name="ce19" table:formula="of:=[.R106]+[.U106]" office:value-type="float" office:value="67" calcext:value-type="float">
            <text:p>67</text:p>
          </table:table-cell>
          <table:table-cell table:style-name="ce19" table:formula="of:=([.V106]-[.U106])/2" office:value-type="float" office:value="61" calcext:value-type="float">
            <text:p>61</text:p>
          </table:table-cell>
          <table:table-cell table:style-name="ce20" table:formula="of:=[.T106]+[.U106]" office:value-type="float" office:value="127.8" calcext:value-type="float">
            <text:p>127.8</text:p>
          </table:table-cell>
          <table:table-cell table:style-name="ce21" table:formula="of:=([.W106]-[.U106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6]&gt;64;64+(([.V106]-64)*2.9);[.V106])" office:value-type="float" office:value="249.6" calcext:value-type="float">
            <text:p>249.6</text:p>
          </table:table-cell>
          <table:table-cell table:style-name="ce24" office:value-type="string" calcext:value-type="string">
            <text:p>C4B11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etallurgy:fantasy.ore:14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Ignatius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7]*[.F107]" office:value-type="float" office:value="54" calcext:value-type="float">
            <text:p>5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9" calcext:value-type="float">
            <text:p>9</text:p>
          </table:table-cell>
          <table:table-cell table:style-name="ce11" table:formula="of:=[.E107]" office:value-type="float" office:value="6" calcext:value-type="float">
            <text:p>6.000</text:p>
          </table:table-cell>
          <table:table-cell table:style-name="ce11" table:formula="of:=[.F107]" office:value-type="float" office:value="9" calcext:value-type="float">
            <text:p>9.000</text:p>
          </table:table-cell>
          <table:table-cell table:style-name="ce13" table:formula="of:=([.D107]/[.$B$10])/[.$D$2]" office:value-type="float" office:value="1.69080234833659" calcext:value-type="float">
            <text:p>1.691</text:p>
          </table:table-cell>
          <table:table-cell table:style-name="ce14" table:formula="of:=SQRT([.I107])" office:value-type="float" office:value="1.30030855889539" calcext:value-type="float">
            <text:p>1.300</text:p>
          </table:table-cell>
          <table:table-cell table:style-name="ce14" table:formula="of:=([.J107]^(1/2))^(1/3)" office:value-type="float" office:value="1.04473883085073" calcext:value-type="float">
            <text:p>1.045</text:p>
          </table:table-cell>
          <table:table-cell table:style-name="ce14" table:formula="of:=[.J107]^(1/2)" office:value-type="float" office:value="1.14031072909773" calcext:value-type="float">
            <text:p>1.140</text:p>
          </table:table-cell>
          <table:table-cell table:style-name="ce14" table:formula="of:=([.J107]^(1/2))^(1/2)" office:value-type="float" office:value="1.06785332752103" calcext:value-type="float">
            <text:p>1.068</text:p>
          </table:table-cell>
          <table:table-cell table:style-name="ce13" table:formula="of:=([.D107]/[.$L$15])/[.$D$2]" office:value-type="float" office:value="1.29434324065197" calcext:value-type="float">
            <text:p>1.294</text:p>
          </table:table-cell>
          <table:table-cell table:style-name="ce18" table:formula="of:=SQRT([.N107])" office:value-type="float" office:value="1.1376920675877" calcext:value-type="float">
            <text:p>1.138</text:p>
          </table:table-cell>
          <table:table-cell table:style-name="ce18" table:formula="of:=SQRT([.O107])" office:value-type="float" office:value="1.0666264892584" calcext:value-type="float">
            <text:p>1.067</text:p>
          </table:table-cell>
          <table:table-cell table:style-name="ce19" table:formula="of:=[.R107]+[.U107]" office:value-type="float" office:value="67" calcext:value-type="float">
            <text:p>67</text:p>
          </table:table-cell>
          <table:table-cell table:style-name="ce19" table:formula="of:=([.V107]-[.U107])/2" office:value-type="float" office:value="61" calcext:value-type="float">
            <text:p>61</text:p>
          </table:table-cell>
          <table:table-cell table:style-name="ce20" table:formula="of:=[.T107]+[.U107]" office:value-type="float" office:value="127.8" calcext:value-type="float">
            <text:p>127.8</text:p>
          </table:table-cell>
          <table:table-cell table:style-name="ce21" table:formula="of:=([.W107]-[.U107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7]&gt;64;64+(([.V107]-64)*2.9);[.V107])" office:value-type="float" office:value="249.6" calcext:value-type="float">
            <text:p>249.6</text:p>
          </table:table-cell>
          <table:table-cell table:style-name="ce24" office:value-type="string" calcext:value-type="string">
            <text:p>EE810A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Metallurgy:nether.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hadow Iro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8]*[.F108]" office:value-type="float" office:value="42" calcext:value-type="float">
            <text:p>42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1" table:formula="of:=[.E108]" office:value-type="float" office:value="6" calcext:value-type="float">
            <text:p>6.000</text:p>
          </table:table-cell>
          <table:table-cell table:style-name="ce11" table:formula="of:=[.F108]" office:value-type="float" office:value="7" calcext:value-type="float">
            <text:p>7.000</text:p>
          </table:table-cell>
          <table:table-cell table:style-name="ce13" table:formula="of:=([.D108]/[.$B$10])/[.$D$2]" office:value-type="float" office:value="1.31506849315068" calcext:value-type="float">
            <text:p>1.315</text:p>
          </table:table-cell>
          <table:table-cell table:style-name="ce14" table:formula="of:=SQRT([.I108])" office:value-type="float" office:value="1.14676435816199" calcext:value-type="float">
            <text:p>1.147</text:p>
          </table:table-cell>
          <table:table-cell table:style-name="ce14" table:formula="of:=([.J108]^(1/2))^(1/3)" office:value-type="float" office:value="1.02308652445382" calcext:value-type="float">
            <text:p>1.023</text:p>
          </table:table-cell>
          <table:table-cell table:style-name="ce14" table:formula="of:=[.J108]^(1/2)" office:value-type="float" office:value="1.07087084102705" calcext:value-type="float">
            <text:p>1.071</text:p>
          </table:table-cell>
          <table:table-cell table:style-name="ce14" table:formula="of:=([.J108]^(1/2))^(1/2)" office:value-type="float" office:value="1.03482889456521" calcext:value-type="float">
            <text:p>1.035</text:p>
          </table:table-cell>
          <table:table-cell table:style-name="ce13" table:formula="of:=([.D108]/[.$L$15])/[.$D$2]" office:value-type="float" office:value="1.00671140939597" calcext:value-type="float">
            <text:p>1.007</text:p>
          </table:table-cell>
          <table:table-cell table:style-name="ce18" table:formula="of:=SQRT([.N108])" office:value-type="float" office:value="1.00335009313598" calcext:value-type="float">
            <text:p>1.003</text:p>
          </table:table-cell>
          <table:table-cell table:style-name="ce18" table:formula="of:=SQRT([.O108])" office:value-type="float" office:value="1.00167364602248" calcext:value-type="float">
            <text:p>1.002</text:p>
          </table:table-cell>
          <table:table-cell table:style-name="ce19" table:formula="of:=[.R108]+[.U108]" office:value-type="float" office:value="67" calcext:value-type="float">
            <text:p>67</text:p>
          </table:table-cell>
          <table:table-cell table:style-name="ce19" table:formula="of:=([.V108]-[.U108])/2" office:value-type="float" office:value="61" calcext:value-type="float">
            <text:p>61</text:p>
          </table:table-cell>
          <table:table-cell table:style-name="ce20" table:formula="of:=[.T108]+[.U108]" office:value-type="float" office:value="127.8" calcext:value-type="float">
            <text:p>127.8</text:p>
          </table:table-cell>
          <table:table-cell table:style-name="ce21" table:formula="of:=([.W108]-[.U108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8]&gt;64;64+(([.V108]-64)*2.9);[.V108])" office:value-type="float" office:value="249.6" calcext:value-type="float">
            <text:p>249.6</text:p>
          </table:table-cell>
          <table:table-cell table:style-name="ce24" office:value-type="string" calcext:value-type="string">
            <text:p>634C3F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Metallurgy:nether.ore:1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Lemu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09]*[.F109]" office:value-type="float" office:value="36" calcext:value-type="float">
            <text:p>36</text:p>
          </table:table-cell>
          <table:table-cell table:number-columns-repeated="2" table:style-name="Gnumeric-default" office:value-type="float" office:value="6" calcext:value-type="float">
            <text:p>6</text:p>
          </table:table-cell>
          <table:table-cell table:style-name="ce11" table:formula="of:=[.E109]" office:value-type="float" office:value="6" calcext:value-type="float">
            <text:p>6.000</text:p>
          </table:table-cell>
          <table:table-cell table:style-name="ce11" table:formula="of:=[.F109]" office:value-type="float" office:value="6" calcext:value-type="float">
            <text:p>6.000</text:p>
          </table:table-cell>
          <table:table-cell table:style-name="ce13" table:formula="of:=([.D109]/[.$B$10])/[.$D$2]" office:value-type="float" office:value="1.12720156555773" calcext:value-type="float">
            <text:p>1.127</text:p>
          </table:table-cell>
          <table:table-cell table:style-name="ce14" table:formula="of:=SQRT([.I109])" office:value-type="float" office:value="1.06169749248914" calcext:value-type="float">
            <text:p>1.062</text:p>
          </table:table-cell>
          <table:table-cell table:style-name="ce14" table:formula="of:=([.J109]^(1/2))^(1/3)" office:value-type="float" office:value="1.01002812049619" calcext:value-type="float">
            <text:p>1.010</text:p>
          </table:table-cell>
          <table:table-cell table:style-name="ce14" table:formula="of:=[.J109]^(1/2)" office:value-type="float" office:value="1.03038705955051" calcext:value-type="float">
            <text:p>1.030</text:p>
          </table:table-cell>
          <table:table-cell table:style-name="ce14" table:formula="of:=([.J109]^(1/2))^(1/2)" office:value-type="float" office:value="1.01507982915163" calcext:value-type="float">
            <text:p>1.015</text:p>
          </table:table-cell>
          <table:table-cell table:style-name="ce13" table:formula="of:=([.D109]/[.$L$15])/[.$D$2]" office:value-type="float" office:value="0.862895493767977" calcext:value-type="float">
            <text:p>0.863</text:p>
          </table:table-cell>
          <table:table-cell table:style-name="ce18" table:formula="of:=SQRT([.N109])" office:value-type="float" office:value="0.928921683333949" calcext:value-type="float">
            <text:p>0.929</text:p>
          </table:table-cell>
          <table:table-cell table:style-name="ce18" table:formula="of:=SQRT([.O109])" office:value-type="float" office:value="0.963805832797223" calcext:value-type="float">
            <text:p>0.964</text:p>
          </table:table-cell>
          <table:table-cell table:style-name="ce19" table:formula="of:=[.R109]+[.U109]" office:value-type="float" office:value="67" calcext:value-type="float">
            <text:p>67</text:p>
          </table:table-cell>
          <table:table-cell table:style-name="ce19" table:formula="of:=([.V109]-[.U109])/2" office:value-type="float" office:value="61" calcext:value-type="float">
            <text:p>61</text:p>
          </table:table-cell>
          <table:table-cell table:style-name="ce20" table:formula="of:=[.T109]+[.U109]" office:value-type="float" office:value="127.8" calcext:value-type="float">
            <text:p>127.8</text:p>
          </table:table-cell>
          <table:table-cell table:style-name="ce21" table:formula="of:=([.W109]-[.U109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9]&gt;64;64+(([.V109]-64)*2.9);[.V109])" office:value-type="float" office:value="249.6" calcext:value-type="float">
            <text:p>249.6</text:p>
          </table:table-cell>
          <table:table-cell table:style-name="ce24" office:value-type="string" calcext:value-type="string">
            <text:p>B1B1B4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Metallurgy:nether.ore:2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idas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0]*[.F110]" office:value-type="float" office:value="30" calcext:value-type="float">
            <text:p>3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10]" office:value-type="float" office:value="6" calcext:value-type="float">
            <text:p>6.000</text:p>
          </table:table-cell>
          <table:table-cell table:style-name="ce11" table:formula="of:=[.F110]" office:value-type="float" office:value="5" calcext:value-type="float">
            <text:p>5.000</text:p>
          </table:table-cell>
          <table:table-cell table:style-name="ce13" table:formula="of:=([.D110]/[.$B$10])/[.$D$2]" office:value-type="float" office:value="0.939334637964775" calcext:value-type="float">
            <text:p>0.939</text:p>
          </table:table-cell>
          <table:table-cell table:style-name="ce14" table:formula="of:=SQRT([.I110])" office:value-type="float" office:value="0.969192776471624" calcext:value-type="float">
            <text:p>0.969</text:p>
          </table:table-cell>
          <table:table-cell table:style-name="ce14" table:formula="of:=([.J110]^(1/2))^(1/3)" office:value-type="float" office:value="0.994798285491273" calcext:value-type="float">
            <text:p>0.995</text:p>
          </table:table-cell>
          <table:table-cell table:style-name="ce14" table:formula="of:=[.J110]^(1/2)" office:value-type="float" office:value="0.984475889228184" calcext:value-type="float">
            <text:p>0.984</text:p>
          </table:table-cell>
          <table:table-cell table:style-name="ce14" table:formula="of:=([.J110]^(1/2))^(1/2)" office:value-type="float" office:value="0.992207583738496" calcext:value-type="float">
            <text:p>0.992</text:p>
          </table:table-cell>
          <table:table-cell table:style-name="ce13" table:formula="of:=([.D110]/[.$L$15])/[.$D$2]" office:value-type="float" office:value="0.719079578139981" calcext:value-type="float">
            <text:p>0.719</text:p>
          </table:table-cell>
          <table:table-cell table:style-name="ce18" table:formula="of:=SQRT([.N110])" office:value-type="float" office:value="0.847985600196124" calcext:value-type="float">
            <text:p>0.848</text:p>
          </table:table-cell>
          <table:table-cell table:style-name="ce18" table:formula="of:=SQRT([.O110])" office:value-type="float" office:value="0.920861336030634" calcext:value-type="float">
            <text:p>0.921</text:p>
          </table:table-cell>
          <table:table-cell table:style-name="ce19" table:formula="of:=[.R110]+[.U110]" office:value-type="float" office:value="67" calcext:value-type="float">
            <text:p>67</text:p>
          </table:table-cell>
          <table:table-cell table:style-name="ce19" table:formula="of:=([.V110]-[.U110])/2" office:value-type="float" office:value="61" calcext:value-type="float">
            <text:p>61</text:p>
          </table:table-cell>
          <table:table-cell table:style-name="ce20" table:formula="of:=[.T110]+[.U110]" office:value-type="float" office:value="127.8" calcext:value-type="float">
            <text:p>127.8</text:p>
          </table:table-cell>
          <table:table-cell table:style-name="ce21" table:formula="of:=([.W110]-[.U110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0]&gt;64;64+(([.V110]-64)*2.9);[.V110])" office:value-type="float" office:value="249.6" calcext:value-type="float">
            <text:p>249.6</text:p>
          </table:table-cell>
          <table:table-cell table:style-name="ce24" office:value-type="string" calcext:value-type="string">
            <text:p>F6B237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Metallurgy:nether.ore:3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Vyroxeres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1]*[.F111]" office:value-type="float" office:value="28" calcext:value-type="float">
            <text:p>28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11]" office:value-type="float" office:value="7" calcext:value-type="float">
            <text:p>7.000</text:p>
          </table:table-cell>
          <table:table-cell table:style-name="ce11" table:formula="of:=[.F111]" office:value-type="float" office:value="4" calcext:value-type="float">
            <text:p>4.000</text:p>
          </table:table-cell>
          <table:table-cell table:style-name="ce13" table:formula="of:=([.D111]/[.$B$10])/[.$D$2]" office:value-type="float" office:value="0.876712328767123" calcext:value-type="float">
            <text:p>0.877</text:p>
          </table:table-cell>
          <table:table-cell table:style-name="ce14" table:formula="of:=SQRT([.I111])" office:value-type="float" office:value="0.936329177569044" calcext:value-type="float">
            <text:p>0.936</text:p>
          </table:table-cell>
          <table:table-cell table:style-name="ce14" table:formula="of:=([.J111]^(1/2))^(1/3)" office:value-type="float" office:value="0.989095196698694" calcext:value-type="float">
            <text:p>0.989</text:p>
          </table:table-cell>
          <table:table-cell table:style-name="ce14" table:formula="of:=[.J111]^(1/2)" office:value-type="float" office:value="0.967641037559406" calcext:value-type="float">
            <text:p>0.968</text:p>
          </table:table-cell>
          <table:table-cell table:style-name="ce14" table:formula="of:=([.J111]^(1/2))^(1/2)" office:value-type="float" office:value="0.983687469453284" calcext:value-type="float">
            <text:p>0.984</text:p>
          </table:table-cell>
          <table:table-cell table:style-name="ce13" table:formula="of:=([.D111]/[.$L$15])/[.$D$2]" office:value-type="float" office:value="0.671140939597315" calcext:value-type="float">
            <text:p>0.671</text:p>
          </table:table-cell>
          <table:table-cell table:style-name="ce18" table:formula="of:=SQRT([.N111])" office:value-type="float" office:value="0.81923192051904" calcext:value-type="float">
            <text:p>0.819</text:p>
          </table:table-cell>
          <table:table-cell table:style-name="ce18" table:formula="of:=SQRT([.O111])" office:value-type="float" office:value="0.905114313509095" calcext:value-type="float">
            <text:p>0.905</text:p>
          </table:table-cell>
          <table:table-cell table:style-name="ce19" table:formula="of:=[.R111]+[.U111]" office:value-type="float" office:value="67" calcext:value-type="float">
            <text:p>67</text:p>
          </table:table-cell>
          <table:table-cell table:style-name="ce19" table:formula="of:=([.V111]-[.U111])/2" office:value-type="float" office:value="61" calcext:value-type="float">
            <text:p>61</text:p>
          </table:table-cell>
          <table:table-cell table:style-name="ce20" table:formula="of:=[.T111]+[.U111]" office:value-type="float" office:value="127.8" calcext:value-type="float">
            <text:p>127.8</text:p>
          </table:table-cell>
          <table:table-cell table:style-name="ce21" table:formula="of:=([.W111]-[.U111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1]&gt;64;64+(([.V111]-64)*2.9);[.V111])" office:value-type="float" office:value="249.6" calcext:value-type="float">
            <text:p>249.6</text:p>
          </table:table-cell>
          <table:table-cell table:style-name="ce24" office:value-type="string" calcext:value-type="string">
            <text:p>57D411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Metallurgy:nether.ore:4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Ceruclas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2]*[.F112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112]" office:value-type="float" office:value="4" calcext:value-type="float">
            <text:p>4.000</text:p>
          </table:table-cell>
          <table:table-cell table:style-name="ce11" table:formula="of:=[.F112]" office:value-type="float" office:value="4" calcext:value-type="float">
            <text:p>4.000</text:p>
          </table:table-cell>
          <table:table-cell table:style-name="ce13" table:formula="of:=([.D112]/[.$B$10])/[.$D$2]" office:value-type="float" office:value="0.500978473581213" calcext:value-type="float">
            <text:p>0.501</text:p>
          </table:table-cell>
          <table:table-cell table:style-name="ce14" table:formula="of:=SQRT([.I112])" office:value-type="float" office:value="0.707798328326094" calcext:value-type="float">
            <text:p>0.708</text:p>
          </table:table-cell>
          <table:table-cell table:style-name="ce14" table:formula="of:=([.J112]^(1/2))^(1/3)" office:value-type="float" office:value="0.944028100805727" calcext:value-type="float">
            <text:p>0.944</text:p>
          </table:table-cell>
          <table:table-cell table:style-name="ce14" table:formula="of:=[.J112]^(1/2)" office:value-type="float" office:value="0.841307511155163" calcext:value-type="float">
            <text:p>0.841</text:p>
          </table:table-cell>
          <table:table-cell table:style-name="ce14" table:formula="of:=([.J112]^(1/2))^(1/2)" office:value-type="float" office:value="0.917228167445354" calcext:value-type="float">
            <text:p>0.917</text:p>
          </table:table-cell>
          <table:table-cell table:style-name="ce13" table:formula="of:=([.D112]/[.$L$15])/[.$D$2]" office:value-type="float" office:value="0.383509108341323" calcext:value-type="float">
            <text:p>0.384</text:p>
          </table:table-cell>
          <table:table-cell table:style-name="ce18" table:formula="of:=SQRT([.N112])" office:value-type="float" office:value="0.619281122222633" calcext:value-type="float">
            <text:p>0.619</text:p>
          </table:table-cell>
          <table:table-cell table:style-name="ce18" table:formula="of:=SQRT([.O112])" office:value-type="float" office:value="0.786944167157132" calcext:value-type="float">
            <text:p>0.787</text:p>
          </table:table-cell>
          <table:table-cell table:style-name="ce19" table:formula="of:=[.R112]+[.U112]" office:value-type="float" office:value="67" calcext:value-type="float">
            <text:p>67</text:p>
          </table:table-cell>
          <table:table-cell table:style-name="ce19" table:formula="of:=([.V112]-[.U112])/2" office:value-type="float" office:value="61" calcext:value-type="float">
            <text:p>61</text:p>
          </table:table-cell>
          <table:table-cell table:style-name="ce20" table:formula="of:=[.T112]+[.U112]" office:value-type="float" office:value="127.8" calcext:value-type="float">
            <text:p>127.8</text:p>
          </table:table-cell>
          <table:table-cell table:style-name="ce21" table:formula="of:=([.W112]-[.U112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2]&gt;64;64+(([.V112]-64)*2.9);[.V112])" office:value-type="float" office:value="249.6" calcext:value-type="float">
            <text:p>249.6</text:p>
          </table:table-cell>
          <table:table-cell table:style-name="ce24" office:value-type="string" calcext:value-type="string">
            <text:p>3F869C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Metallurgy:nether.ore:5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Ald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3]*[.F113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13]" office:value-type="float" office:value="4" calcext:value-type="float">
            <text:p>4.000</text:p>
          </table:table-cell>
          <table:table-cell table:style-name="ce11" table:formula="of:=[.F113]" office:value-type="float" office:value="3" calcext:value-type="float">
            <text:p>3.000</text:p>
          </table:table-cell>
          <table:table-cell table:style-name="ce13" table:formula="of:=([.D113]/[.$B$10])/[.$D$2]" office:value-type="float" office:value="0.37573385518591" calcext:value-type="float">
            <text:p>0.376</text:p>
          </table:table-cell>
          <table:table-cell table:style-name="ce14" table:formula="of:=SQRT([.I113])" office:value-type="float" office:value="0.612971333086556" calcext:value-type="float">
            <text:p>0.613</text:p>
          </table:table-cell>
          <table:table-cell table:style-name="ce14" table:formula="of:=([.J113]^(1/2))^(1/3)" office:value-type="float" office:value="0.921665562675779" calcext:value-type="float">
            <text:p>0.922</text:p>
          </table:table-cell>
          <table:table-cell table:style-name="ce14" table:formula="of:=[.J113]^(1/2)" office:value-type="float" office:value="0.782924857880088" calcext:value-type="float">
            <text:p>0.783</text:p>
          </table:table-cell>
          <table:table-cell table:style-name="ce14" table:formula="of:=([.J113]^(1/2))^(1/2)" office:value-type="float" office:value="0.884830411932189" calcext:value-type="float">
            <text:p>0.885</text:p>
          </table:table-cell>
          <table:table-cell table:style-name="ce13" table:formula="of:=([.D113]/[.$L$15])/[.$D$2]" office:value-type="float" office:value="0.287631831255992" calcext:value-type="float">
            <text:p>0.288</text:p>
          </table:table-cell>
          <table:table-cell table:style-name="ce18" table:formula="of:=SQRT([.N113])" office:value-type="float" office:value="0.536313183928936" calcext:value-type="float">
            <text:p>0.536</text:p>
          </table:table-cell>
          <table:table-cell table:style-name="ce18" table:formula="of:=SQRT([.O113])" office:value-type="float" office:value="0.732334065798482" calcext:value-type="float">
            <text:p>0.732</text:p>
          </table:table-cell>
          <table:table-cell table:style-name="ce19" table:formula="of:=[.R113]+[.U113]" office:value-type="float" office:value="67" calcext:value-type="float">
            <text:p>67</text:p>
          </table:table-cell>
          <table:table-cell table:style-name="ce19" table:formula="of:=([.V113]-[.U113])/2" office:value-type="float" office:value="61" calcext:value-type="float">
            <text:p>61</text:p>
          </table:table-cell>
          <table:table-cell table:style-name="ce20" table:formula="of:=[.T113]+[.U113]" office:value-type="float" office:value="127.8" calcext:value-type="float">
            <text:p>127.8</text:p>
          </table:table-cell>
          <table:table-cell table:style-name="ce21" table:formula="of:=([.W113]-[.U113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3]&gt;64;64+(([.V113]-64)*2.9);[.V113])" office:value-type="float" office:value="249.6" calcext:value-type="float">
            <text:p>249.6</text:p>
          </table:table-cell>
          <table:table-cell table:style-name="ce24" office:value-type="string" calcext:value-type="string">
            <text:p>9FCED2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Metallurgy:nether.ore:6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Kalend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4]*[.F114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14]" office:value-type="float" office:value="4" calcext:value-type="float">
            <text:p>4.000</text:p>
          </table:table-cell>
          <table:table-cell table:style-name="ce11" table:formula="of:=[.F114]" office:value-type="float" office:value="3" calcext:value-type="float">
            <text:p>3.000</text:p>
          </table:table-cell>
          <table:table-cell table:style-name="ce13" table:formula="of:=([.D114]/[.$B$10])/[.$D$2]" office:value-type="float" office:value="0.37573385518591" calcext:value-type="float">
            <text:p>0.376</text:p>
          </table:table-cell>
          <table:table-cell table:style-name="ce14" table:formula="of:=SQRT([.I114])" office:value-type="float" office:value="0.612971333086556" calcext:value-type="float">
            <text:p>0.613</text:p>
          </table:table-cell>
          <table:table-cell table:style-name="ce14" table:formula="of:=([.J114]^(1/2))^(1/3)" office:value-type="float" office:value="0.921665562675779" calcext:value-type="float">
            <text:p>0.922</text:p>
          </table:table-cell>
          <table:table-cell table:style-name="ce14" table:formula="of:=[.J114]^(1/2)" office:value-type="float" office:value="0.782924857880088" calcext:value-type="float">
            <text:p>0.783</text:p>
          </table:table-cell>
          <table:table-cell table:style-name="ce14" table:formula="of:=([.J114]^(1/2))^(1/2)" office:value-type="float" office:value="0.884830411932189" calcext:value-type="float">
            <text:p>0.885</text:p>
          </table:table-cell>
          <table:table-cell table:style-name="ce13" table:formula="of:=([.D114]/[.$L$15])/[.$D$2]" office:value-type="float" office:value="0.287631831255992" calcext:value-type="float">
            <text:p>0.288</text:p>
          </table:table-cell>
          <table:table-cell table:style-name="ce18" table:formula="of:=SQRT([.N114])" office:value-type="float" office:value="0.536313183928936" calcext:value-type="float">
            <text:p>0.536</text:p>
          </table:table-cell>
          <table:table-cell table:style-name="ce18" table:formula="of:=SQRT([.O114])" office:value-type="float" office:value="0.732334065798482" calcext:value-type="float">
            <text:p>0.732</text:p>
          </table:table-cell>
          <table:table-cell table:style-name="ce19" table:formula="of:=[.R114]+[.U114]" office:value-type="float" office:value="67" calcext:value-type="float">
            <text:p>67</text:p>
          </table:table-cell>
          <table:table-cell table:style-name="ce19" table:formula="of:=([.V114]-[.U114])/2" office:value-type="float" office:value="61" calcext:value-type="float">
            <text:p>61</text:p>
          </table:table-cell>
          <table:table-cell table:style-name="ce20" table:formula="of:=[.T114]+[.U114]" office:value-type="float" office:value="127.8" calcext:value-type="float">
            <text:p>127.8</text:p>
          </table:table-cell>
          <table:table-cell table:style-name="ce21" table:formula="of:=([.W114]-[.U114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4]&gt;64;64+(([.V114]-64)*2.9);[.V114])" office:value-type="float" office:value="249.6" calcext:value-type="float">
            <text:p>249.6</text:p>
          </table:table-cell>
          <table:table-cell table:style-name="ce24" office:value-type="string" calcext:value-type="string">
            <text:p>AB6AB9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Metallurgy:nether.ore:7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Vulcan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5]*[.F115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15]" office:value-type="float" office:value="3" calcext:value-type="float">
            <text:p>3.000</text:p>
          </table:table-cell>
          <table:table-cell table:style-name="ce11" table:formula="of:=[.F115]" office:value-type="float" office:value="2" calcext:value-type="float">
            <text:p>2.000</text:p>
          </table:table-cell>
          <table:table-cell table:style-name="ce13" table:formula="of:=([.D115]/[.$B$10])/[.$D$2]" office:value-type="float" office:value="0.187866927592955" calcext:value-type="float">
            <text:p>0.188</text:p>
          </table:table-cell>
          <table:table-cell table:style-name="ce14" table:formula="of:=SQRT([.I115])" office:value-type="float" office:value="0.433436186298462" calcext:value-type="float">
            <text:p>0.433</text:p>
          </table:table-cell>
          <table:table-cell table:style-name="ce14" table:formula="of:=([.J115]^(1/2))^(1/3)" office:value-type="float" office:value="0.869936449492987" calcext:value-type="float">
            <text:p>0.870</text:p>
          </table:table-cell>
          <table:table-cell table:style-name="ce14" table:formula="of:=[.J115]^(1/2)" office:value-type="float" office:value="0.65835870640439" calcext:value-type="float">
            <text:p>0.658</text:p>
          </table:table-cell>
          <table:table-cell table:style-name="ce14" table:formula="of:=([.J115]^(1/2))^(1/2)" office:value-type="float" office:value="0.811393065292273" calcext:value-type="float">
            <text:p>0.811</text:p>
          </table:table-cell>
          <table:table-cell table:style-name="ce13" table:formula="of:=([.D115]/[.$L$15])/[.$D$2]" office:value-type="float" office:value="0.143815915627996" calcext:value-type="float">
            <text:p>0.144</text:p>
          </table:table-cell>
          <table:table-cell table:style-name="ce18" table:formula="of:=SQRT([.N115])" office:value-type="float" office:value="0.379230689195899" calcext:value-type="float">
            <text:p>0.379</text:p>
          </table:table-cell>
          <table:table-cell table:style-name="ce18" table:formula="of:=SQRT([.O115])" office:value-type="float" office:value="0.615817090698122" calcext:value-type="float">
            <text:p>0.616</text:p>
          </table:table-cell>
          <table:table-cell table:style-name="ce19" table:formula="of:=[.R115]+[.U115]" office:value-type="float" office:value="67" calcext:value-type="float">
            <text:p>67</text:p>
          </table:table-cell>
          <table:table-cell table:style-name="ce19" table:formula="of:=([.V115]-[.U115])/2" office:value-type="float" office:value="61" calcext:value-type="float">
            <text:p>61</text:p>
          </table:table-cell>
          <table:table-cell table:style-name="ce20" table:formula="of:=[.T115]+[.U115]" office:value-type="float" office:value="127.8" calcext:value-type="float">
            <text:p>127.8</text:p>
          </table:table-cell>
          <table:table-cell table:style-name="ce21" table:formula="of:=([.W115]-[.U115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5]&gt;64;64+(([.V115]-64)*2.9);[.V115])" office:value-type="float" office:value="249.6" calcext:value-type="float">
            <text:p>249.6</text:p>
          </table:table-cell>
          <table:table-cell table:style-name="ce24" office:value-type="string" calcext:value-type="string">
            <text:p>E66922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Metallurgy:nether.ore:8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anguin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6]*[.F116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16]" office:value-type="float" office:value="3" calcext:value-type="float">
            <text:p>3.000</text:p>
          </table:table-cell>
          <table:table-cell table:style-name="ce11" table:formula="of:=[.F116]" office:value-type="float" office:value="2" calcext:value-type="float">
            <text:p>2.000</text:p>
          </table:table-cell>
          <table:table-cell table:style-name="ce13" table:formula="of:=([.D116]/[.$B$10])/[.$D$2]" office:value-type="float" office:value="0.187866927592955" calcext:value-type="float">
            <text:p>0.188</text:p>
          </table:table-cell>
          <table:table-cell table:style-name="ce14" table:formula="of:=SQRT([.I116])" office:value-type="float" office:value="0.433436186298462" calcext:value-type="float">
            <text:p>0.433</text:p>
          </table:table-cell>
          <table:table-cell table:style-name="ce14" table:formula="of:=([.J116]^(1/2))^(1/3)" office:value-type="float" office:value="0.869936449492987" calcext:value-type="float">
            <text:p>0.870</text:p>
          </table:table-cell>
          <table:table-cell table:style-name="ce14" table:formula="of:=[.J116]^(1/2)" office:value-type="float" office:value="0.65835870640439" calcext:value-type="float">
            <text:p>0.658</text:p>
          </table:table-cell>
          <table:table-cell table:style-name="ce14" table:formula="of:=([.J116]^(1/2))^(1/2)" office:value-type="float" office:value="0.811393065292273" calcext:value-type="float">
            <text:p>0.811</text:p>
          </table:table-cell>
          <table:table-cell table:style-name="ce13" table:formula="of:=([.D116]/[.$L$15])/[.$D$2]" office:value-type="float" office:value="0.143815915627996" calcext:value-type="float">
            <text:p>0.144</text:p>
          </table:table-cell>
          <table:table-cell table:style-name="ce18" table:formula="of:=SQRT([.N116])" office:value-type="float" office:value="0.379230689195899" calcext:value-type="float">
            <text:p>0.379</text:p>
          </table:table-cell>
          <table:table-cell table:style-name="ce18" table:formula="of:=SQRT([.O116])" office:value-type="float" office:value="0.615817090698122" calcext:value-type="float">
            <text:p>0.616</text:p>
          </table:table-cell>
          <table:table-cell table:style-name="ce19" table:formula="of:=[.R116]+[.U116]" office:value-type="float" office:value="67" calcext:value-type="float">
            <text:p>67</text:p>
          </table:table-cell>
          <table:table-cell table:style-name="ce19" table:formula="of:=([.V116]-[.U116])/2" office:value-type="float" office:value="61" calcext:value-type="float">
            <text:p>61</text:p>
          </table:table-cell>
          <table:table-cell table:style-name="ce20" table:formula="of:=[.T116]+[.U116]" office:value-type="float" office:value="127.8" calcext:value-type="float">
            <text:p>127.8</text:p>
          </table:table-cell>
          <table:table-cell table:style-name="ce21" table:formula="of:=([.W116]-[.U116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6]&gt;64;64+(([.V116]-64)*2.9);[.V116])" office:value-type="float" office:value="249.6" calcext:value-type="float">
            <text:p>249.6</text:p>
          </table:table-cell>
          <table:table-cell table:style-name="ce24" office:value-type="string" calcext:value-type="string">
            <text:p>C30506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Metallurgy:nether.ore:9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Exim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7]*[.F117]" office:value-type="float" office:value="24" calcext:value-type="float">
            <text:p>2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17]" office:value-type="float" office:value="4" calcext:value-type="float">
            <text:p>4.000</text:p>
          </table:table-cell>
          <table:table-cell table:style-name="ce11" table:formula="of:=[.F117]" office:value-type="float" office:value="6" calcext:value-type="float">
            <text:p>6.000</text:p>
          </table:table-cell>
          <table:table-cell table:style-name="ce13" table:formula="of:=([.D117]/[.$B$10])/[.$D$2]" office:value-type="float" office:value="0.75146771037182" calcext:value-type="float">
            <text:p>0.751</text:p>
          </table:table-cell>
          <table:table-cell table:style-name="ce14" table:formula="of:=SQRT([.I117])" office:value-type="float" office:value="0.866872372596924" calcext:value-type="float">
            <text:p>0.867</text:p>
          </table:table-cell>
          <table:table-cell table:style-name="ce14" table:formula="of:=([.J117]^(1/2))^(1/3)" office:value-type="float" office:value="0.976470648996882" calcext:value-type="float">
            <text:p>0.976</text:p>
          </table:table-cell>
          <table:table-cell table:style-name="ce14" table:formula="of:=[.J117]^(1/2)" office:value-type="float" office:value="0.931059811503495" calcext:value-type="float">
            <text:p>0.931</text:p>
          </table:table-cell>
          <table:table-cell table:style-name="ce14" table:formula="of:=([.J117]^(1/2))^(1/2)" office:value-type="float" office:value="0.964914406309438" calcext:value-type="float">
            <text:p>0.965</text:p>
          </table:table-cell>
          <table:table-cell table:style-name="ce13" table:formula="of:=([.D117]/[.$L$15])/[.$D$2]" office:value-type="float" office:value="0.575263662511985" calcext:value-type="float">
            <text:p>0.575</text:p>
          </table:table-cell>
          <table:table-cell table:style-name="ce18" table:formula="of:=SQRT([.N117])" office:value-type="float" office:value="0.758461378391797" calcext:value-type="float">
            <text:p>0.758</text:p>
          </table:table-cell>
          <table:table-cell table:style-name="ce18" table:formula="of:=SQRT([.O117])" office:value-type="float" office:value="0.870896881606426" calcext:value-type="float">
            <text:p>0.871</text:p>
          </table:table-cell>
          <table:table-cell table:style-name="ce19" table:formula="of:=[.R117]+[.U117]" office:value-type="float" office:value="67" calcext:value-type="float">
            <text:p>67</text:p>
          </table:table-cell>
          <table:table-cell table:style-name="ce19" table:formula="of:=([.V117]-[.U117])/2" office:value-type="float" office:value="61" calcext:value-type="float">
            <text:p>61</text:p>
          </table:table-cell>
          <table:table-cell table:style-name="ce20" table:formula="of:=[.T117]+[.U117]" office:value-type="float" office:value="127.8" calcext:value-type="float">
            <text:p>127.8</text:p>
          </table:table-cell>
          <table:table-cell table:style-name="ce21" table:formula="of:=([.W117]-[.U117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7]&gt;64;64+(([.V117]-64)*2.9);[.V117])" office:value-type="float" office:value="249.6" calcext:value-type="float">
            <text:p>249.6</text:p>
          </table:table-cell>
          <table:table-cell table:style-name="ce24" office:value-type="string" calcext:value-type="string">
            <text:p>7B5994</text:p>
          </table:table-cell>
          <table:table-cell table:style-name="ce24"/>
          <table:table-cell table:style-name="ce27" office:value-type="float" office:value="1" calcext:value-type="float">
            <text:p>1</text:p>
          </table:table-cell>
          <table:table-cell table:style-name="Gnumeric-default" office:value-type="string" calcext:value-type="string">
            <text:p>Metallurgy:ender.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euto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8]*[.F118]" office:value-type="float" office:value="9" calcext:value-type="float">
            <text:p>9</text:p>
          </table:table-cell>
          <table:table-cell table:number-columns-repeated="2" table:style-name="Gnumeric-default" office:value-type="float" office:value="3" calcext:value-type="float">
            <text:p>3</text:p>
          </table:table-cell>
          <table:table-cell table:style-name="ce11" table:formula="of:=[.E118]" office:value-type="float" office:value="3" calcext:value-type="float">
            <text:p>3.000</text:p>
          </table:table-cell>
          <table:table-cell table:style-name="ce11" table:formula="of:=[.F118]" office:value-type="float" office:value="3" calcext:value-type="float">
            <text:p>3.000</text:p>
          </table:table-cell>
          <table:table-cell table:style-name="ce13" table:formula="of:=([.D118]/[.$B$10])/[.$D$2]" office:value-type="float" office:value="0.281800391389432" calcext:value-type="float">
            <text:p>0.282</text:p>
          </table:table-cell>
          <table:table-cell table:style-name="ce14" table:formula="of:=SQRT([.I118])" office:value-type="float" office:value="0.530848746244571" calcext:value-type="float">
            <text:p>0.531</text:p>
          </table:table-cell>
          <table:table-cell table:style-name="ce14" table:formula="of:=([.J118]^(1/2))^(1/3)" office:value-type="float" office:value="0.899832757835748" calcext:value-type="float">
            <text:p>0.900</text:p>
          </table:table-cell>
          <table:table-cell table:style-name="ce14" table:formula="of:=[.J118]^(1/2)" office:value-type="float" office:value="0.728593677055031" calcext:value-type="float">
            <text:p>0.729</text:p>
          </table:table-cell>
          <table:table-cell table:style-name="ce14" table:formula="of:=([.J118]^(1/2))^(1/2)" office:value-type="float" office:value="0.853576989529961" calcext:value-type="float">
            <text:p>0.854</text:p>
          </table:table-cell>
          <table:table-cell table:style-name="ce13" table:formula="of:=([.D118]/[.$L$15])/[.$D$2]" office:value-type="float" office:value="0.215723873441994" calcext:value-type="float">
            <text:p>0.216</text:p>
          </table:table-cell>
          <table:table-cell table:style-name="ce18" table:formula="of:=SQRT([.N118])" office:value-type="float" office:value="0.464460841666974" calcext:value-type="float">
            <text:p>0.464</text:p>
          </table:table-cell>
          <table:table-cell table:style-name="ce18" table:formula="of:=SQRT([.O118])" office:value-type="float" office:value="0.681513640118064" calcext:value-type="float">
            <text:p>0.682</text:p>
          </table:table-cell>
          <table:table-cell table:style-name="ce19" table:formula="of:=[.R118]+[.U118]" office:value-type="float" office:value="67" calcext:value-type="float">
            <text:p>67</text:p>
          </table:table-cell>
          <table:table-cell table:style-name="ce19" table:formula="of:=([.V118]-[.U118])/2" office:value-type="float" office:value="61" calcext:value-type="float">
            <text:p>61</text:p>
          </table:table-cell>
          <table:table-cell table:style-name="ce20" table:formula="of:=[.T118]+[.U118]" office:value-type="float" office:value="127.8" calcext:value-type="float">
            <text:p>127.8</text:p>
          </table:table-cell>
          <table:table-cell table:style-name="ce21" table:formula="of:=([.W118]-[.U118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8]&gt;64;64+(([.V118]-64)*2.9);[.V118])" office:value-type="float" office:value="249.6" calcext:value-type="float">
            <text:p>249.6</text:p>
          </table:table-cell>
          <table:table-cell table:style-name="ce24" office:value-type="string" calcext:value-type="string">
            <text:p>5E5168</text:p>
          </table:table-cell>
          <table:table-cell table:style-name="ce24"/>
          <table:table-cell table:style-name="ce27" office:value-type="float" office:value="1" calcext:value-type="float">
            <text:p>1</text:p>
          </table:table-cell>
          <table:table-cell table:style-name="Gnumeric-default" office:value-type="string" calcext:value-type="string">
            <text:p>Metallurgy:ender.ore:1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ineChem</text:p>
          </table:table-cell>
          <table:table-cell table:style-name="ce6" office:value-type="string" calcext:value-type="string">
            <text:p>Uran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19]*[.F119]" office:value-type="float" office:value="8" calcext:value-type="float">
            <text:p>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19]" office:value-type="float" office:value="4" calcext:value-type="float">
            <text:p>4.000</text:p>
          </table:table-cell>
          <table:table-cell table:style-name="ce11" table:formula="of:=[.F119]" office:value-type="float" office:value="2" calcext:value-type="float">
            <text:p>2.000</text:p>
          </table:table-cell>
          <table:table-cell table:style-name="ce13" table:formula="of:=([.D119]/[.$B$10])/[.$D$2]" office:value-type="float" office:value="0.250489236790607" calcext:value-type="float">
            <text:p>0.250</text:p>
          </table:table-cell>
          <table:table-cell table:style-name="ce14" table:formula="of:=SQRT([.I119])" office:value-type="float" office:value="0.500488997671883" calcext:value-type="float">
            <text:p>0.500</text:p>
          </table:table-cell>
          <table:table-cell table:style-name="ce14" table:formula="of:=([.J119]^(1/2))^(1/3)" office:value-type="float" office:value="0.89104387480021" calcext:value-type="float">
            <text:p>0.891</text:p>
          </table:table-cell>
          <table:table-cell table:style-name="ce14" table:formula="of:=[.J119]^(1/2)" office:value-type="float" office:value="0.7074524702564" calcext:value-type="float">
            <text:p>0.707</text:p>
          </table:table-cell>
          <table:table-cell table:style-name="ce14" table:formula="of:=([.J119]^(1/2))^(1/2)" office:value-type="float" office:value="0.841101938088601" calcext:value-type="float">
            <text:p>0.841</text:p>
          </table:table-cell>
          <table:table-cell table:style-name="ce13" table:formula="of:=([.D119]/[.$L$15])/[.$D$2]" office:value-type="float" office:value="0.191754554170662" calcext:value-type="float">
            <text:p>0.192</text:p>
          </table:table-cell>
          <table:table-cell table:style-name="ce18" table:formula="of:=SQRT([.N119])" office:value-type="float" office:value="0.437897880984439" calcext:value-type="float">
            <text:p>0.438</text:p>
          </table:table-cell>
          <table:table-cell table:style-name="ce18" table:formula="of:=SQRT([.O119])" office:value-type="float" office:value="0.661738529167252" calcext:value-type="float">
            <text:p>0.662</text:p>
          </table:table-cell>
          <table:table-cell table:style-name="ce19" table:formula="of:=[.R119]+[.U119]" office:value-type="float" office:value="17.5" calcext:value-type="float">
            <text:p>17.5</text:p>
          </table:table-cell>
          <table:table-cell table:style-name="ce19" table:formula="of:=([.V119]-[.U119])/2" office:value-type="float" office:value="12.5" calcext:value-type="float">
            <text:p>12.5</text:p>
          </table:table-cell>
          <table:table-cell table:style-name="ce20" table:formula="of:=[.T119]+[.U119]" office:value-type="float" office:value="17.5" calcext:value-type="float">
            <text:p>17.5</text:p>
          </table:table-cell>
          <table:table-cell table:style-name="ce21" table:formula="of:=([.W119]-[.U119])/2" office:value-type="float" office:value="12.5" calcext:value-type="float">
            <text:p>12.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0" calcext:value-type="float">
            <text:p>30</text:p>
          </table:table-cell>
          <table:table-cell table:style-name="Gnumeric-default" table:formula="of:=IF([.V119]&gt;64;64+(([.V119]-64)*2.9);[.V119])" office:value-type="float" office:value="30" calcext:value-type="float">
            <text:p>30</text:p>
          </table:table-cell>
          <table:table-cell table:style-name="ce24" office:value-type="string" calcext:value-type="string">
            <text:p>ACFE91</text:p>
          </table:table-cell>
          <table:table-cell table:style-name="ce24" office:value-type="string" calcext:value-type="string">
            <text:p>38D0</text:p>
          </table:table-cell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inechem:tile.oreUranium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Minecraft Comes Alive!</text:p>
          </table:table-cell>
          <table:table-cell table:style-name="ce6" office:value-type="string" calcext:value-type="string">
            <text:p>Rose Gold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20]*[.F120]" office:value-type="float" office:value="30" calcext:value-type="float">
            <text:p>3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20]" office:value-type="float" office:value="6" calcext:value-type="float">
            <text:p>6.000</text:p>
          </table:table-cell>
          <table:table-cell table:style-name="ce11" table:formula="of:=[.F120]" office:value-type="float" office:value="5" calcext:value-type="float">
            <text:p>5.000</text:p>
          </table:table-cell>
          <table:table-cell table:style-name="ce13" table:formula="of:=([.D120]/[.$B$10])/[.$D$2]" office:value-type="float" office:value="0.939334637964775" calcext:value-type="float">
            <text:p>0.939</text:p>
          </table:table-cell>
          <table:table-cell table:style-name="ce14" table:formula="of:=SQRT([.I120])" office:value-type="float" office:value="0.969192776471624" calcext:value-type="float">
            <text:p>0.969</text:p>
          </table:table-cell>
          <table:table-cell table:style-name="ce14" table:formula="of:=([.J120]^(1/2))^(1/3)" office:value-type="float" office:value="0.994798285491273" calcext:value-type="float">
            <text:p>0.995</text:p>
          </table:table-cell>
          <table:table-cell table:style-name="ce14" table:formula="of:=[.J120]^(1/2)" office:value-type="float" office:value="0.984475889228184" calcext:value-type="float">
            <text:p>0.984</text:p>
          </table:table-cell>
          <table:table-cell table:style-name="ce14" table:formula="of:=([.J120]^(1/2))^(1/2)" office:value-type="float" office:value="0.992207583738496" calcext:value-type="float">
            <text:p>0.992</text:p>
          </table:table-cell>
          <table:table-cell table:style-name="ce13" table:formula="of:=([.D120]/[.$L$15])/[.$D$2]" office:value-type="float" office:value="0.719079578139981" calcext:value-type="float">
            <text:p>0.719</text:p>
          </table:table-cell>
          <table:table-cell table:style-name="ce18" table:formula="of:=SQRT([.N120])" office:value-type="float" office:value="0.847985600196124" calcext:value-type="float">
            <text:p>0.848</text:p>
          </table:table-cell>
          <table:table-cell table:style-name="ce18" table:formula="of:=SQRT([.O120])" office:value-type="float" office:value="0.920861336030634" calcext:value-type="float">
            <text:p>0.921</text:p>
          </table:table-cell>
          <table:table-cell table:style-name="ce19" table:formula="of:=[.R120]+[.U120]" office:value-type="float" office:value="26" calcext:value-type="float">
            <text:p>26</text:p>
          </table:table-cell>
          <table:table-cell table:style-name="ce19" table:formula="of:=([.V120]-[.U120])/2" office:value-type="float" office:value="14" calcext:value-type="float">
            <text:p>14</text:p>
          </table:table-cell>
          <table:table-cell table:style-name="ce20" table:formula="of:=[.T120]+[.U120]" office:value-type="float" office:value="26" calcext:value-type="float">
            <text:p>26</text:p>
          </table:table-cell>
          <table:table-cell table:style-name="ce21" table:formula="of:=([.W120]-[.U120])/2" office:value-type="float" office:value="14" calcext:value-type="float">
            <text:p>14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40" calcext:value-type="float">
            <text:p>40</text:p>
          </table:table-cell>
          <table:table-cell table:style-name="Gnumeric-default" table:formula="of:=IF([.V120]&gt;64;64+(([.V120]-64)*2.9);[.V120])" office:value-type="float" office:value="40" calcext:value-type="float">
            <text:p>40</text:p>
          </table:table-cell>
          <table:table-cell table:style-name="ce24" office:value-type="string" calcext:value-type="string">
            <text:p>FFDDA2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MCA:tile.roseGold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Coal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21]*[.F121]" office:value-type="float" office:value="128" calcext:value-type="float">
            <text:p>12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121]" office:value-type="float" office:value="16" calcext:value-type="float">
            <text:p>16.000</text:p>
          </table:table-cell>
          <table:table-cell table:style-name="ce11" table:formula="of:=[.F121]" office:value-type="float" office:value="8" calcext:value-type="float">
            <text:p>8.000</text:p>
          </table:table-cell>
          <table:table-cell table:style-name="ce13" table:formula="of:=([.D121]/[.$B$9])/[.$D$2]" office:value-type="float" office:value="24.0142174973982" calcext:value-type="float">
            <text:p>24.014</text:p>
          </table:table-cell>
          <table:table-cell table:style-name="ce14" table:formula="of:=SQRT([.I121])" office:value-type="float" office:value="4.90043033798035" calcext:value-type="float">
            <text:p>4.90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21]^(1/2)" office:value-type="float" office:value="2.2136915634253" calcext:value-type="float">
            <text:p>2.214</text:p>
          </table:table-cell>
          <table:table-cell table:style-name="ce14" table:formula="of:=([.J121]^(1/2))^(1/2)" office:value-type="float" office:value="1.48784796381394" calcext:value-type="float">
            <text:p>1.488</text:p>
          </table:table-cell>
          <table:table-cell table:style-name="ce13" table:formula="of:=([.D121]/[.$L$15])/[.$D$2]" office:value-type="float" office:value="3.06807286673058" calcext:value-type="float">
            <text:p>3.068</text:p>
          </table:table-cell>
          <table:table-cell table:style-name="ce18" table:formula="of:=SQRT([.N121])" office:value-type="float" office:value="1.75159152393775" calcext:value-type="float">
            <text:p>1.752</text:p>
          </table:table-cell>
          <table:table-cell table:style-name="ce18" table:formula="of:=SQRT([.O121])" office:value-type="float" office:value="1.3234770583345" calcext:value-type="float">
            <text:p>1.323</text:p>
          </table:table-cell>
          <table:table-cell table:style-name="ce19" table:formula="of:=[.R121]+[.U121]" office:value-type="float" office:value="64.5" calcext:value-type="float">
            <text:p>64.5</text:p>
          </table:table-cell>
          <table:table-cell table:style-name="ce19" table:formula="of:=([.V121]-[.U121])/2" office:value-type="float" office:value="63.5" calcext:value-type="float">
            <text:p>63.5</text:p>
          </table:table-cell>
          <table:table-cell table:style-name="ce20" table:formula="of:=[.T121]+[.U121]" office:value-type="float" office:value="125.3" calcext:value-type="float">
            <text:p>125.3</text:p>
          </table:table-cell>
          <table:table-cell table:style-name="ce21" table:formula="of:=([.W121]-[.U121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1]&gt;64;64+(([.V121]-64)*2.9);[.V121])" office:value-type="float" office:value="249.6" calcext:value-type="float">
            <text:p>249.6</text:p>
          </table:table-cell>
          <table:table-cell table:style-name="ce24" office:value-type="string" calcext:value-type="string">
            <text:p>2D2D2D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0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Diamond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22]*[.F122]" office:value-type="float" office:value="12" calcext:value-type="float">
            <text:p>1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22]" office:value-type="float" office:value="3" calcext:value-type="float">
            <text:p>3.000</text:p>
          </table:table-cell>
          <table:table-cell table:style-name="ce11" table:formula="of:=[.F122]" office:value-type="float" office:value="4" calcext:value-type="float">
            <text:p>4.000</text:p>
          </table:table-cell>
          <table:table-cell table:style-name="ce13" table:formula="of:=([.D122]/[.$B$13])/[.$D$2]" office:value-type="float" office:value="0.874634140539013" calcext:value-type="float">
            <text:p>0.875</text:p>
          </table:table-cell>
          <table:table-cell table:style-name="ce14" table:formula="of:=SQRT([.I122])" office:value-type="float" office:value="0.935218766139245" calcext:value-type="float">
            <text:p>0.93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22]^(1/2)" office:value-type="float" office:value="0.967067094952178" calcext:value-type="float">
            <text:p>0.967</text:p>
          </table:table-cell>
          <table:table-cell table:style-name="ce14" table:formula="of:=([.J122]^(1/2))^(1/2)" office:value-type="float" office:value="0.983395696020772" calcext:value-type="float">
            <text:p>0.983</text:p>
          </table:table-cell>
          <table:table-cell table:style-name="ce13" table:formula="of:=([.D122]/[.$L$15])/[.$D$2]" office:value-type="float" office:value="0.287631831255992" calcext:value-type="float">
            <text:p>0.288</text:p>
          </table:table-cell>
          <table:table-cell table:style-name="ce18" table:formula="of:=SQRT([.N122])" office:value-type="float" office:value="0.536313183928936" calcext:value-type="float">
            <text:p>0.536</text:p>
          </table:table-cell>
          <table:table-cell table:style-name="ce18" table:formula="of:=SQRT([.O122])" office:value-type="float" office:value="0.732334065798482" calcext:value-type="float">
            <text:p>0.732</text:p>
          </table:table-cell>
          <table:table-cell table:style-name="ce19" table:formula="of:=[.R122]+[.U122]" office:value-type="float" office:value="64.5" calcext:value-type="float">
            <text:p>64.5</text:p>
          </table:table-cell>
          <table:table-cell table:style-name="ce19" table:formula="of:=([.V122]-[.U122])/2" office:value-type="float" office:value="63.5" calcext:value-type="float">
            <text:p>63.5</text:p>
          </table:table-cell>
          <table:table-cell table:style-name="ce20" table:formula="of:=[.T122]+[.U122]" office:value-type="float" office:value="125.3" calcext:value-type="float">
            <text:p>125.3</text:p>
          </table:table-cell>
          <table:table-cell table:style-name="ce21" table:formula="of:=([.W122]-[.U122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2]&gt;64;64+(([.V122]-64)*2.9);[.V122])" office:value-type="float" office:value="249.6" calcext:value-type="float">
            <text:p>249.6</text:p>
          </table:table-cell>
          <table:table-cell table:style-name="ce24" office:value-type="string" calcext:value-type="string">
            <text:p>8BF4E3</text:p>
          </table:table-cell>
          <table:table-cell table:style-name="ce24" office:value-type="string" calcext:value-type="string">
            <text:p>AA9C</text:p>
          </table:table-cell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0:1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Gold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23]*[.F123]" office:value-type="float" office:value="48" calcext:value-type="float">
            <text:p>4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123]" office:value-type="float" office:value="6" calcext:value-type="float">
            <text:p>6.000</text:p>
          </table:table-cell>
          <table:table-cell table:style-name="ce11" table:formula="of:=[.F123]" office:value-type="float" office:value="8" calcext:value-type="float">
            <text:p>8.000</text:p>
          </table:table-cell>
          <table:table-cell table:style-name="ce13" table:formula="of:=([.D123]/[.$B$10])/[.$D$2]" office:value-type="float" office:value="1.50293542074364" calcext:value-type="float">
            <text:p>1.503</text:p>
          </table:table-cell>
          <table:table-cell table:style-name="ce14" table:formula="of:=SQRT([.I123])" office:value-type="float" office:value="1.22594266617311" calcext:value-type="float">
            <text:p>1.226</text:p>
          </table:table-cell>
          <table:table-cell table:style-name="ce14" table:formula="of:=([.J123]^(1/2))^(1/3)" office:value-type="float" office:value="1.03453461533727" calcext:value-type="float">
            <text:p>1.035</text:p>
          </table:table-cell>
          <table:table-cell table:style-name="ce14" table:formula="of:=[.J123]^(1/2)" office:value-type="float" office:value="1.10722295233305" calcext:value-type="float">
            <text:p>1.107</text:p>
          </table:table-cell>
          <table:table-cell table:style-name="ce14" table:formula="of:=([.J123]^(1/2))^(1/2)" office:value-type="float" office:value="1.05224662144055" calcext:value-type="float">
            <text:p>1.052</text:p>
          </table:table-cell>
          <table:table-cell table:style-name="ce13" table:formula="of:=([.D123]/[.$L$15])/[.$D$2]" office:value-type="float" office:value="1.15052732502397" calcext:value-type="float">
            <text:p>1.151</text:p>
          </table:table-cell>
          <table:table-cell table:style-name="ce18" table:formula="of:=SQRT([.N123])" office:value-type="float" office:value="1.07262636785787" calcext:value-type="float">
            <text:p>1.073</text:p>
          </table:table-cell>
          <table:table-cell table:style-name="ce18" table:formula="of:=SQRT([.O123])" office:value-type="float" office:value="1.03567676804004" calcext:value-type="float">
            <text:p>1.036</text:p>
          </table:table-cell>
          <table:table-cell table:style-name="ce19" table:formula="of:=[.R123]+[.U123]" office:value-type="float" office:value="64.5" calcext:value-type="float">
            <text:p>64.5</text:p>
          </table:table-cell>
          <table:table-cell table:style-name="ce19" table:formula="of:=([.V123]-[.U123])/2" office:value-type="float" office:value="63.5" calcext:value-type="float">
            <text:p>63.5</text:p>
          </table:table-cell>
          <table:table-cell table:style-name="ce20" table:formula="of:=[.T123]+[.U123]" office:value-type="float" office:value="125.3" calcext:value-type="float">
            <text:p>125.3</text:p>
          </table:table-cell>
          <table:table-cell table:style-name="ce21" table:formula="of:=([.W123]-[.U123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3]&gt;64;64+(([.V123]-64)*2.9);[.V123])" office:value-type="float" office:value="249.6" calcext:value-type="float">
            <text:p>249.6</text:p>
          </table:table-cell>
          <table:table-cell table:style-name="ce24" office:value-type="string" calcext:value-type="string">
            <text:p>EAEF57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0:2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Iro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24]*[.F124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24]" office:value-type="float" office:value="8" calcext:value-type="float">
            <text:p>8.000</text:p>
          </table:table-cell>
          <table:table-cell table:style-name="ce11" table:formula="of:=[.F124]" office:value-type="float" office:value="8" calcext:value-type="float">
            <text:p>8.000</text:p>
          </table:table-cell>
          <table:table-cell table:style-name="ce13" table:formula="of:=([.D124]/[.$B$10])/[.$D$2]" office:value-type="float" office:value="2.00391389432485" calcext:value-type="float">
            <text:p>2.004</text:p>
          </table:table-cell>
          <table:table-cell table:style-name="ce14" table:formula="of:=SQRT([.I124])" office:value-type="float" office:value="1.41559665665219" calcext:value-type="float">
            <text:p>1.416</text:p>
          </table:table-cell>
          <table:table-cell table:style-name="ce14" table:formula="of:=([.J124]^(1/2))^(1/3)" office:value-type="float" office:value="1.059635715692" calcext:value-type="float">
            <text:p>1.060</text:p>
          </table:table-cell>
          <table:table-cell table:style-name="ce14" table:formula="of:=[.J124]^(1/2)" office:value-type="float" office:value="1.18978849240199" calcext:value-type="float">
            <text:p>1.190</text:p>
          </table:table-cell>
          <table:table-cell table:style-name="ce14" table:formula="of:=([.J124]^(1/2))^(1/2)" office:value-type="float" office:value="1.09077426280692" calcext:value-type="float">
            <text:p>1.091</text:p>
          </table:table-cell>
          <table:table-cell table:style-name="ce13" table:formula="of:=([.D124]/[.$L$15])/[.$D$2]" office:value-type="float" office:value="1.53403643336529" calcext:value-type="float">
            <text:p>1.534</text:p>
          </table:table-cell>
          <table:table-cell table:style-name="ce18" table:formula="of:=SQRT([.N124])" office:value-type="float" office:value="1.23856224444527" calcext:value-type="float">
            <text:p>1.239</text:p>
          </table:table-cell>
          <table:table-cell table:style-name="ce18" table:formula="of:=SQRT([.O124])" office:value-type="float" office:value="1.11290711402402" calcext:value-type="float">
            <text:p>1.113</text:p>
          </table:table-cell>
          <table:table-cell table:style-name="ce19" table:formula="of:=[.R124]+[.U124]" office:value-type="float" office:value="64.5" calcext:value-type="float">
            <text:p>64.5</text:p>
          </table:table-cell>
          <table:table-cell table:style-name="ce19" table:formula="of:=([.V124]-[.U124])/2" office:value-type="float" office:value="63.5" calcext:value-type="float">
            <text:p>63.5</text:p>
          </table:table-cell>
          <table:table-cell table:style-name="ce20" table:formula="of:=[.T124]+[.U124]" office:value-type="float" office:value="125.3" calcext:value-type="float">
            <text:p>125.3</text:p>
          </table:table-cell>
          <table:table-cell table:style-name="ce21" table:formula="of:=([.W124]-[.U124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4]&gt;64;64+(([.V124]-64)*2.9);[.V124])" office:value-type="float" office:value="249.6" calcext:value-type="float">
            <text:p>249.6</text:p>
          </table:table-cell>
          <table:table-cell table:style-name="ce24" office:value-type="string" calcext:value-type="string">
            <text:p>DDC2AF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0:3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Lapis Lazuli</text:p>
          </table:table-cell>
          <table:table-cell table:style-name="Gnumeric-default" office:value-type="string" calcext:value-type="string">
            <text:p>Vertical Veins</text:p>
          </table:table-cell>
          <table:table-cell table:style-name="Gnumeric-default" table:formula="of:=[.E125]*[.F125]" office:value-type="float" office:value="36" calcext:value-type="float">
            <text:p>36</text:p>
          </table:table-cell>
          <table:table-cell table:number-columns-repeated="2" table:style-name="Gnumeric-default" office:value-type="float" office:value="6" calcext:value-type="float">
            <text:p>6</text:p>
          </table:table-cell>
          <table:table-cell table:style-name="ce11" table:formula="of:=[.E125]" office:value-type="float" office:value="6" calcext:value-type="float">
            <text:p>6.000</text:p>
          </table:table-cell>
          <table:table-cell table:style-name="ce11" table:formula="of:=[.F125]" office:value-type="float" office:value="6" calcext:value-type="float">
            <text:p>6.000</text:p>
          </table:table-cell>
          <table:table-cell table:style-name="ce13" table:formula="of:=([.D125]/[.$B$12])/[.$D$2]" office:value-type="float" office:value="3.72023809523809" calcext:value-type="float">
            <text:p>3.720</text:p>
          </table:table-cell>
          <table:table-cell table:style-name="ce14" table:formula="of:=SQRT([.I125])" office:value-type="float" office:value="1.92879187452615" calcext:value-type="float">
            <text:p>1.929</text:p>
          </table:table-cell>
          <table:table-cell table:style-name="ce15" office:value-type="string" calcext:value-type="string">
            <text:p>none</text:p>
          </table:table-cell>
          <table:table-cell table:style-name="ce14" office:value-type="string" calcext:value-type="string">
            <text:p>default</text:p>
          </table:table-cell>
          <table:table-cell table:style-name="ce14" table:formula="of:=[.J125]^(1/2)" office:value-type="float" office:value="1.3888095170059" calcext:value-type="float">
            <text:p>1.389</text:p>
          </table:table-cell>
          <table:table-cell table:style-name="ce13" table:formula="of:=([.D125]/[.$L$15])/[.$D$2]" office:value-type="float" office:value="0.862895493767977" calcext:value-type="float">
            <text:p>0.863</text:p>
          </table:table-cell>
          <table:table-cell table:style-name="ce18" table:formula="of:=SQRT([.N125])" office:value-type="float" office:value="0.928921683333949" calcext:value-type="float">
            <text:p>0.929</text:p>
          </table:table-cell>
          <table:table-cell table:style-name="ce18" table:formula="of:=SQRT([.O125])" office:value-type="float" office:value="0.963805832797223" calcext:value-type="float">
            <text:p>0.964</text:p>
          </table:table-cell>
          <table:table-cell table:style-name="ce19" table:formula="of:=[.R125]+[.U125]" office:value-type="float" office:value="64.5" calcext:value-type="float">
            <text:p>64.5</text:p>
          </table:table-cell>
          <table:table-cell table:style-name="ce19" table:formula="of:=([.V125]-[.U125])/2" office:value-type="float" office:value="63.5" calcext:value-type="float">
            <text:p>63.5</text:p>
          </table:table-cell>
          <table:table-cell table:style-name="ce20" table:formula="of:=[.T125]+[.U125]" office:value-type="float" office:value="125.3" calcext:value-type="float">
            <text:p>125.3</text:p>
          </table:table-cell>
          <table:table-cell table:style-name="ce21" table:formula="of:=([.W125]-[.U125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5]&gt;64;64+(([.V125]-64)*2.9);[.V125])" office:value-type="float" office:value="249.6" calcext:value-type="float">
            <text:p>249.6</text:p>
          </table:table-cell>
          <table:table-cell table:style-name="ce24" office:value-type="string" calcext:value-type="string">
            <text:p>1442BA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0:4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Redstone</text:p>
          </table:table-cell>
          <table:table-cell table:style-name="Gnumeric-default" office:value-type="string" calcext:value-type="string">
            <text:p>Vertical Veins</text:p>
          </table:table-cell>
          <table:table-cell table:style-name="Gnumeric-default" table:formula="of:=[.E126]*[.F126]" office:value-type="float" office:value="48" calcext:value-type="float">
            <text:p>4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26]" office:value-type="float" office:value="8" calcext:value-type="float">
            <text:p>8.000</text:p>
          </table:table-cell>
          <table:table-cell table:style-name="ce11" table:formula="of:=[.F126]" office:value-type="float" office:value="6" calcext:value-type="float">
            <text:p>6.000</text:p>
          </table:table-cell>
          <table:table-cell table:style-name="ce13" table:formula="of:=([.D126]/[.$B$12])/[.$D$2]" office:value-type="float" office:value="4.96031746031746" calcext:value-type="float">
            <text:p>4.960</text:p>
          </table:table-cell>
          <table:table-cell table:style-name="ce14" table:formula="of:=SQRT([.I126])" office:value-type="float" office:value="2.22717701593687" calcext:value-type="float">
            <text:p>2.227</text:p>
          </table:table-cell>
          <table:table-cell table:style-name="ce15" office:value-type="string" calcext:value-type="string">
            <text:p>none</text:p>
          </table:table-cell>
          <table:table-cell table:style-name="ce14" office:value-type="string" calcext:value-type="string">
            <text:p>default</text:p>
          </table:table-cell>
          <table:table-cell table:style-name="ce14" table:formula="of:=[.J126]^(1/2)" office:value-type="float" office:value="1.49237294800491" calcext:value-type="float">
            <text:p>1.492</text:p>
          </table:table-cell>
          <table:table-cell table:style-name="ce13" table:formula="of:=([.D126]/[.$L$15])/[.$D$2]" office:value-type="float" office:value="1.15052732502397" calcext:value-type="float">
            <text:p>1.151</text:p>
          </table:table-cell>
          <table:table-cell table:style-name="ce18" table:formula="of:=SQRT([.N126])" office:value-type="float" office:value="1.07262636785787" calcext:value-type="float">
            <text:p>1.073</text:p>
          </table:table-cell>
          <table:table-cell table:style-name="ce18" table:formula="of:=SQRT([.O126])" office:value-type="float" office:value="1.03567676804004" calcext:value-type="float">
            <text:p>1.036</text:p>
          </table:table-cell>
          <table:table-cell table:style-name="ce19" table:formula="of:=[.R126]+[.U126]" office:value-type="float" office:value="64.5" calcext:value-type="float">
            <text:p>64.5</text:p>
          </table:table-cell>
          <table:table-cell table:style-name="ce19" table:formula="of:=([.V126]-[.U126])/2" office:value-type="float" office:value="63.5" calcext:value-type="float">
            <text:p>63.5</text:p>
          </table:table-cell>
          <table:table-cell table:style-name="ce20" table:formula="of:=[.T126]+[.U126]" office:value-type="float" office:value="125.3" calcext:value-type="float">
            <text:p>125.3</text:p>
          </table:table-cell>
          <table:table-cell table:style-name="ce21" table:formula="of:=([.W126]-[.U126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6]&gt;64;64+(([.V126]-64)*2.9);[.V126])" office:value-type="float" office:value="249.6" calcext:value-type="float">
            <text:p>249.6</text:p>
          </table:table-cell>
          <table:table-cell table:style-name="ce24" office:value-type="string" calcext:value-type="string">
            <text:p>A80002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0:5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27]*[.F127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27]" office:value-type="float" office:value="8" calcext:value-type="float">
            <text:p>8.000</text:p>
          </table:table-cell>
          <table:table-cell table:style-name="ce11" table:formula="of:=[.F127]" office:value-type="float" office:value="8" calcext:value-type="float">
            <text:p>8.000</text:p>
          </table:table-cell>
          <table:table-cell table:style-name="ce13" table:formula="of:=([.D127]/[.$B$10])/[.$D$2]" office:value-type="float" office:value="2.00391389432485" calcext:value-type="float">
            <text:p>2.004</text:p>
          </table:table-cell>
          <table:table-cell table:style-name="ce14" table:formula="of:=SQRT([.I127])" office:value-type="float" office:value="1.41559665665219" calcext:value-type="float">
            <text:p>1.416</text:p>
          </table:table-cell>
          <table:table-cell table:style-name="ce14" table:formula="of:=([.J127]^(1/2))^(1/3)" office:value-type="float" office:value="1.059635715692" calcext:value-type="float">
            <text:p>1.060</text:p>
          </table:table-cell>
          <table:table-cell table:style-name="ce14" table:formula="of:=[.J127]^(1/2)" office:value-type="float" office:value="1.18978849240199" calcext:value-type="float">
            <text:p>1.190</text:p>
          </table:table-cell>
          <table:table-cell table:style-name="ce14" table:formula="of:=([.J127]^(1/2))^(1/2)" office:value-type="float" office:value="1.09077426280692" calcext:value-type="float">
            <text:p>1.091</text:p>
          </table:table-cell>
          <table:table-cell table:style-name="ce13" table:formula="of:=([.D127]/[.$L$15])/[.$D$2]" office:value-type="float" office:value="1.53403643336529" calcext:value-type="float">
            <text:p>1.534</text:p>
          </table:table-cell>
          <table:table-cell table:style-name="ce18" table:formula="of:=SQRT([.N127])" office:value-type="float" office:value="1.23856224444527" calcext:value-type="float">
            <text:p>1.239</text:p>
          </table:table-cell>
          <table:table-cell table:style-name="ce18" table:formula="of:=SQRT([.O127])" office:value-type="float" office:value="1.11290711402402" calcext:value-type="float">
            <text:p>1.113</text:p>
          </table:table-cell>
          <table:table-cell table:style-name="ce19" table:formula="of:=[.R127]+[.U127]" office:value-type="float" office:value="64.5" calcext:value-type="float">
            <text:p>64.5</text:p>
          </table:table-cell>
          <table:table-cell table:style-name="ce19" table:formula="of:=([.V127]-[.U127])/2" office:value-type="float" office:value="63.5" calcext:value-type="float">
            <text:p>63.5</text:p>
          </table:table-cell>
          <table:table-cell table:style-name="ce20" table:formula="of:=[.T127]+[.U127]" office:value-type="float" office:value="125.3" calcext:value-type="float">
            <text:p>125.3</text:p>
          </table:table-cell>
          <table:table-cell table:style-name="ce21" table:formula="of:=([.W127]-[.U127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7]&gt;64;64+(([.V127]-64)*2.9);[.V127])" office:value-type="float" office:value="249.6" calcext:value-type="float">
            <text:p>249.6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0:6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28]*[.F128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28]" office:value-type="float" office:value="8" calcext:value-type="float">
            <text:p>8.000</text:p>
          </table:table-cell>
          <table:table-cell table:style-name="ce11" table:formula="of:=[.F128]" office:value-type="float" office:value="8" calcext:value-type="float">
            <text:p>8.000</text:p>
          </table:table-cell>
          <table:table-cell table:style-name="ce13" table:formula="of:=([.D128]/[.$B$10])/[.$D$2]" office:value-type="float" office:value="2.00391389432485" calcext:value-type="float">
            <text:p>2.004</text:p>
          </table:table-cell>
          <table:table-cell table:style-name="ce14" table:formula="of:=SQRT([.I128])" office:value-type="float" office:value="1.41559665665219" calcext:value-type="float">
            <text:p>1.416</text:p>
          </table:table-cell>
          <table:table-cell table:style-name="ce14" table:formula="of:=([.J128]^(1/2))^(1/3)" office:value-type="float" office:value="1.059635715692" calcext:value-type="float">
            <text:p>1.060</text:p>
          </table:table-cell>
          <table:table-cell table:style-name="ce14" table:formula="of:=[.J128]^(1/2)" office:value-type="float" office:value="1.18978849240199" calcext:value-type="float">
            <text:p>1.190</text:p>
          </table:table-cell>
          <table:table-cell table:style-name="ce14" table:formula="of:=([.J128]^(1/2))^(1/2)" office:value-type="float" office:value="1.09077426280692" calcext:value-type="float">
            <text:p>1.091</text:p>
          </table:table-cell>
          <table:table-cell table:style-name="ce13" table:formula="of:=([.D128]/[.$L$15])/[.$D$2]" office:value-type="float" office:value="1.53403643336529" calcext:value-type="float">
            <text:p>1.534</text:p>
          </table:table-cell>
          <table:table-cell table:style-name="ce18" table:formula="of:=SQRT([.N128])" office:value-type="float" office:value="1.23856224444527" calcext:value-type="float">
            <text:p>1.239</text:p>
          </table:table-cell>
          <table:table-cell table:style-name="ce18" table:formula="of:=SQRT([.O128])" office:value-type="float" office:value="1.11290711402402" calcext:value-type="float">
            <text:p>1.113</text:p>
          </table:table-cell>
          <table:table-cell table:style-name="ce19" table:formula="of:=[.R128]+[.U128]" office:value-type="float" office:value="64.5" calcext:value-type="float">
            <text:p>64.5</text:p>
          </table:table-cell>
          <table:table-cell table:style-name="ce19" table:formula="of:=([.V128]-[.U128])/2" office:value-type="float" office:value="63.5" calcext:value-type="float">
            <text:p>63.5</text:p>
          </table:table-cell>
          <table:table-cell table:style-name="ce20" table:formula="of:=[.T128]+[.U128]" office:value-type="float" office:value="125.3" calcext:value-type="float">
            <text:p>125.3</text:p>
          </table:table-cell>
          <table:table-cell table:style-name="ce21" table:formula="of:=([.W128]-[.U128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8]&gt;64;64+(([.V128]-64)*2.9);[.V128])" office:value-type="float" office:value="249.6" calcext:value-type="float">
            <text:p>249.6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0:7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Emerald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29]*[.F129]" office:value-type="float" office:value="6" calcext:value-type="float">
            <text:p>6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29]" office:value-type="float" office:value="2" calcext:value-type="float">
            <text:p>2.000</text:p>
          </table:table-cell>
          <table:table-cell table:style-name="ce11" table:formula="of:=[.F129]" office:value-type="float" office:value="3" calcext:value-type="float">
            <text:p>3.000</text:p>
          </table:table-cell>
          <table:table-cell table:style-name="ce13" table:formula="of:=([.D129]/[.$B$13])/[.$D$2]" office:value-type="float" office:value="0.437317070269506" calcext:value-type="float">
            <text:p>0.437</text:p>
          </table:table-cell>
          <table:table-cell table:style-name="ce14" table:formula="of:=SQRT([.I129])" office:value-type="float" office:value="0.661299531429976" calcext:value-type="float">
            <text:p>0.66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29]^(1/2)" office:value-type="float" office:value="0.81320325345511" calcext:value-type="float">
            <text:p>0.813</text:p>
          </table:table-cell>
          <table:table-cell table:style-name="ce14" table:formula="of:=([.J129]^(1/2))^(1/2)" office:value-type="float" office:value="0.90177782932112" calcext:value-type="float">
            <text:p>0.902</text:p>
          </table:table-cell>
          <table:table-cell table:style-name="ce13" table:formula="of:=([.D129]/[.$L$15])/[.$D$2]" office:value-type="float" office:value="0.143815915627996" calcext:value-type="float">
            <text:p>0.144</text:p>
          </table:table-cell>
          <table:table-cell table:style-name="ce18" table:formula="of:=SQRT([.N129])" office:value-type="float" office:value="0.379230689195899" calcext:value-type="float">
            <text:p>0.379</text:p>
          </table:table-cell>
          <table:table-cell table:style-name="ce18" table:formula="of:=SQRT([.O129])" office:value-type="float" office:value="0.615817090698122" calcext:value-type="float">
            <text:p>0.616</text:p>
          </table:table-cell>
          <table:table-cell table:style-name="ce19" table:formula="of:=[.R129]+[.U129]" office:value-type="float" office:value="64.5" calcext:value-type="float">
            <text:p>64.5</text:p>
          </table:table-cell>
          <table:table-cell table:style-name="ce19" table:formula="of:=([.V129]-[.U129])/2" office:value-type="float" office:value="63.5" calcext:value-type="float">
            <text:p>63.5</text:p>
          </table:table-cell>
          <table:table-cell table:style-name="ce20" table:formula="of:=[.T129]+[.U129]" office:value-type="float" office:value="125.3" calcext:value-type="float">
            <text:p>125.3</text:p>
          </table:table-cell>
          <table:table-cell table:style-name="ce21" table:formula="of:=([.W129]-[.U129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9]&gt;64;64+(([.V129]-64)*2.9);[.V129])" office:value-type="float" office:value="249.6" calcext:value-type="float">
            <text:p>249.6</text:p>
          </table:table-cell>
          <table:table-cell table:style-name="ce24" office:value-type="string" calcext:value-type="string">
            <text:p>6CE391</text:p>
          </table:table-cell>
          <table:table-cell table:style-name="ce24" office:value-type="string" calcext:value-type="string">
            <text:p>907F</text:p>
          </table:table-cell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0:8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30]*[.F130]" office:value-type="float" office:value="24" calcext:value-type="float">
            <text:p>2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30]" office:value-type="float" office:value="4" calcext:value-type="float">
            <text:p>4.000</text:p>
          </table:table-cell>
          <table:table-cell table:style-name="ce11" table:formula="of:=[.F130]" office:value-type="float" office:value="6" calcext:value-type="float">
            <text:p>6.000</text:p>
          </table:table-cell>
          <table:table-cell table:style-name="ce13" table:formula="of:=([.D130]/[.$B$10])/[.$D$2]" office:value-type="float" office:value="0.75146771037182" calcext:value-type="float">
            <text:p>0.751</text:p>
          </table:table-cell>
          <table:table-cell table:style-name="ce14" table:formula="of:=SQRT([.I130])" office:value-type="float" office:value="0.866872372596924" calcext:value-type="float">
            <text:p>0.867</text:p>
          </table:table-cell>
          <table:table-cell table:style-name="ce14" table:formula="of:=([.J130]^(1/2))^(1/3)" office:value-type="float" office:value="0.976470648996882" calcext:value-type="float">
            <text:p>0.976</text:p>
          </table:table-cell>
          <table:table-cell table:style-name="ce14" table:formula="of:=[.J130]^(1/2)" office:value-type="float" office:value="0.931059811503495" calcext:value-type="float">
            <text:p>0.931</text:p>
          </table:table-cell>
          <table:table-cell table:style-name="ce14" table:formula="of:=([.J130]^(1/2))^(1/2)" office:value-type="float" office:value="0.964914406309438" calcext:value-type="float">
            <text:p>0.965</text:p>
          </table:table-cell>
          <table:table-cell table:style-name="ce13" table:formula="of:=([.D130]/[.$L$15])/[.$D$2]" office:value-type="float" office:value="0.575263662511985" calcext:value-type="float">
            <text:p>0.575</text:p>
          </table:table-cell>
          <table:table-cell table:style-name="ce18" table:formula="of:=SQRT([.N130])" office:value-type="float" office:value="0.758461378391797" calcext:value-type="float">
            <text:p>0.758</text:p>
          </table:table-cell>
          <table:table-cell table:style-name="ce18" table:formula="of:=SQRT([.O130])" office:value-type="float" office:value="0.870896881606426" calcext:value-type="float">
            <text:p>0.871</text:p>
          </table:table-cell>
          <table:table-cell table:style-name="ce19" table:formula="of:=[.R130]+[.U130]" office:value-type="float" office:value="64.5" calcext:value-type="float">
            <text:p>64.5</text:p>
          </table:table-cell>
          <table:table-cell table:style-name="ce19" table:formula="of:=([.V130]-[.U130])/2" office:value-type="float" office:value="63.5" calcext:value-type="float">
            <text:p>63.5</text:p>
          </table:table-cell>
          <table:table-cell table:style-name="ce20" table:formula="of:=[.T130]+[.U130]" office:value-type="float" office:value="125.3" calcext:value-type="float">
            <text:p>125.3</text:p>
          </table:table-cell>
          <table:table-cell table:style-name="ce21" table:formula="of:=([.W130]-[.U130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0]&gt;64;64+(([.V130]-64)*2.9);[.V130])" office:value-type="float" office:value="249.6" calcext:value-type="float">
            <text:p>249.6</text:p>
          </table:table-cell>
          <table:table-cell table:style-name="ce24" office:value-type="string" calcext:value-type="string">
            <text:p>E3F2F7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0:9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Lead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31]*[.F131]" office:value-type="float" office:value="36" calcext:value-type="float">
            <text:p>36</text:p>
          </table:table-cell>
          <table:table-cell table:number-columns-repeated="2" table:style-name="Gnumeric-default" office:value-type="float" office:value="6" calcext:value-type="float">
            <text:p>6</text:p>
          </table:table-cell>
          <table:table-cell table:style-name="ce11" table:formula="of:=[.E131]" office:value-type="float" office:value="6" calcext:value-type="float">
            <text:p>6.000</text:p>
          </table:table-cell>
          <table:table-cell table:style-name="ce11" table:formula="of:=[.F131]" office:value-type="float" office:value="6" calcext:value-type="float">
            <text:p>6.000</text:p>
          </table:table-cell>
          <table:table-cell table:style-name="ce13" table:formula="of:=([.D131]/[.$B$10])/[.$D$2]" office:value-type="float" office:value="1.12720156555773" calcext:value-type="float">
            <text:p>1.127</text:p>
          </table:table-cell>
          <table:table-cell table:style-name="ce14" table:formula="of:=SQRT([.I131])" office:value-type="float" office:value="1.06169749248914" calcext:value-type="float">
            <text:p>1.062</text:p>
          </table:table-cell>
          <table:table-cell table:style-name="ce14" table:formula="of:=([.J131]^(1/2))^(1/3)" office:value-type="float" office:value="1.01002812049619" calcext:value-type="float">
            <text:p>1.010</text:p>
          </table:table-cell>
          <table:table-cell table:style-name="ce14" table:formula="of:=[.J131]^(1/2)" office:value-type="float" office:value="1.03038705955051" calcext:value-type="float">
            <text:p>1.030</text:p>
          </table:table-cell>
          <table:table-cell table:style-name="ce14" table:formula="of:=([.J131]^(1/2))^(1/2)" office:value-type="float" office:value="1.01507982915163" calcext:value-type="float">
            <text:p>1.015</text:p>
          </table:table-cell>
          <table:table-cell table:style-name="ce13" table:formula="of:=([.D131]/[.$L$15])/[.$D$2]" office:value-type="float" office:value="0.862895493767977" calcext:value-type="float">
            <text:p>0.863</text:p>
          </table:table-cell>
          <table:table-cell table:style-name="ce18" table:formula="of:=SQRT([.N131])" office:value-type="float" office:value="0.928921683333949" calcext:value-type="float">
            <text:p>0.929</text:p>
          </table:table-cell>
          <table:table-cell table:style-name="ce18" table:formula="of:=SQRT([.O131])" office:value-type="float" office:value="0.963805832797223" calcext:value-type="float">
            <text:p>0.964</text:p>
          </table:table-cell>
          <table:table-cell table:style-name="ce19" table:formula="of:=[.R131]+[.U131]" office:value-type="float" office:value="64.5" calcext:value-type="float">
            <text:p>64.5</text:p>
          </table:table-cell>
          <table:table-cell table:style-name="ce19" table:formula="of:=([.V131]-[.U131])/2" office:value-type="float" office:value="63.5" calcext:value-type="float">
            <text:p>63.5</text:p>
          </table:table-cell>
          <table:table-cell table:style-name="ce20" table:formula="of:=[.T131]+[.U131]" office:value-type="float" office:value="125.3" calcext:value-type="float">
            <text:p>125.3</text:p>
          </table:table-cell>
          <table:table-cell table:style-name="ce21" table:formula="of:=([.W131]-[.U131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1]&gt;64;64+(([.V131]-64)*2.9);[.V131])" office:value-type="float" office:value="249.6" calcext:value-type="float">
            <text:p>249.6</text:p>
          </table:table-cell>
          <table:table-cell table:style-name="ce24" office:value-type="string" calcext:value-type="string">
            <text:p>818EBE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0:10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Uranium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32]*[.F132]" office:value-type="float" office:value="6" calcext:value-type="float">
            <text:p>6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32]" office:value-type="float" office:value="2" calcext:value-type="float">
            <text:p>2.000</text:p>
          </table:table-cell>
          <table:table-cell table:style-name="ce11" table:formula="of:=[.F132]" office:value-type="float" office:value="3" calcext:value-type="float">
            <text:p>3.000</text:p>
          </table:table-cell>
          <table:table-cell table:style-name="ce13" table:formula="of:=([.D132]/[.$B$9])/[.$D$2]" office:value-type="float" office:value="1.12566644519054" calcext:value-type="float">
            <text:p>1.126</text:p>
          </table:table-cell>
          <table:table-cell table:style-name="ce14" table:formula="of:=SQRT([.I132])" office:value-type="float" office:value="1.06097429054174" calcext:value-type="float">
            <text:p>1.06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32]^(1/2)" office:value-type="float" office:value="1.03003606273846" calcext:value-type="float">
            <text:p>1.030</text:p>
          </table:table-cell>
          <table:table-cell table:style-name="ce14" table:formula="of:=([.J132]^(1/2))^(1/2)" office:value-type="float" office:value="1.01490692318974" calcext:value-type="float">
            <text:p>1.015</text:p>
          </table:table-cell>
          <table:table-cell table:style-name="ce13" table:formula="of:=([.D132]/[.$L$15])/[.$D$2]" office:value-type="float" office:value="0.143815915627996" calcext:value-type="float">
            <text:p>0.144</text:p>
          </table:table-cell>
          <table:table-cell table:style-name="ce18" table:formula="of:=SQRT([.N132])" office:value-type="float" office:value="0.379230689195899" calcext:value-type="float">
            <text:p>0.379</text:p>
          </table:table-cell>
          <table:table-cell table:style-name="ce18" table:formula="of:=SQRT([.O132])" office:value-type="float" office:value="0.615817090698122" calcext:value-type="float">
            <text:p>0.616</text:p>
          </table:table-cell>
          <table:table-cell table:style-name="ce19" table:formula="of:=[.R132]+[.U132]" office:value-type="float" office:value="64.5" calcext:value-type="float">
            <text:p>64.5</text:p>
          </table:table-cell>
          <table:table-cell table:style-name="ce19" table:formula="of:=([.V132]-[.U132])/2" office:value-type="float" office:value="63.5" calcext:value-type="float">
            <text:p>63.5</text:p>
          </table:table-cell>
          <table:table-cell table:style-name="ce20" table:formula="of:=[.T132]+[.U132]" office:value-type="float" office:value="125.3" calcext:value-type="float">
            <text:p>125.3</text:p>
          </table:table-cell>
          <table:table-cell table:style-name="ce21" table:formula="of:=([.W132]-[.U132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2]&gt;64;64+(([.V132]-64)*2.9);[.V132])" office:value-type="float" office:value="249.6" calcext:value-type="float">
            <text:p>249.6</text:p>
          </table:table-cell>
          <table:table-cell table:style-name="ce24" office:value-type="string" calcext:value-type="string">
            <text:p>ACFE91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0:11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Nikolite</text:p>
          </table:table-cell>
          <table:table-cell table:style-name="Gnumeric-default" office:value-type="string" calcext:value-type="string">
            <text:p>Vertical Veins</text:p>
          </table:table-cell>
          <table:table-cell table:style-name="Gnumeric-default" table:formula="of:=[.E133]*[.F133]" office:value-type="float" office:value="32" calcext:value-type="float">
            <text:p>3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133]" office:value-type="float" office:value="4" calcext:value-type="float">
            <text:p>4.000</text:p>
          </table:table-cell>
          <table:table-cell table:style-name="ce11" table:formula="of:=[.F133]" office:value-type="float" office:value="8" calcext:value-type="float">
            <text:p>8.000</text:p>
          </table:table-cell>
          <table:table-cell table:style-name="ce13" table:formula="of:=([.D133]/[.$B$12])/[.$D$2]" office:value-type="float" office:value="3.30687830687831" calcext:value-type="float">
            <text:p>3.307</text:p>
          </table:table-cell>
          <table:table-cell table:style-name="ce14" table:formula="of:=SQRT([.I133])" office:value-type="float" office:value="1.81848241863327" calcext:value-type="float">
            <text:p>1.818</text:p>
          </table:table-cell>
          <table:table-cell table:style-name="ce15" office:value-type="string" calcext:value-type="string">
            <text:p>none</text:p>
          </table:table-cell>
          <table:table-cell table:style-name="ce14" office:value-type="string" calcext:value-type="string">
            <text:p>default</text:p>
          </table:table-cell>
          <table:table-cell table:style-name="ce14" table:formula="of:=[.J133]^(1/2)" office:value-type="float" office:value="1.34851118595037" calcext:value-type="float">
            <text:p>1.349</text:p>
          </table:table-cell>
          <table:table-cell table:style-name="ce13" table:formula="of:=([.D133]/[.$L$15])/[.$D$2]" office:value-type="float" office:value="0.767018216682646" calcext:value-type="float">
            <text:p>0.767</text:p>
          </table:table-cell>
          <table:table-cell table:style-name="ce18" table:formula="of:=SQRT([.N133])" office:value-type="float" office:value="0.875795761968877" calcext:value-type="float">
            <text:p>0.876</text:p>
          </table:table-cell>
          <table:table-cell table:style-name="ce18" table:formula="of:=SQRT([.O133])" office:value-type="float" office:value="0.935839602693152" calcext:value-type="float">
            <text:p>0.936</text:p>
          </table:table-cell>
          <table:table-cell table:style-name="ce19" table:formula="of:=[.R133]+[.U133]" office:value-type="float" office:value="64.5" calcext:value-type="float">
            <text:p>64.5</text:p>
          </table:table-cell>
          <table:table-cell table:style-name="ce19" table:formula="of:=([.V133]-[.U133])/2" office:value-type="float" office:value="63.5" calcext:value-type="float">
            <text:p>63.5</text:p>
          </table:table-cell>
          <table:table-cell table:style-name="ce20" table:formula="of:=[.T133]+[.U133]" office:value-type="float" office:value="125.3" calcext:value-type="float">
            <text:p>125.3</text:p>
          </table:table-cell>
          <table:table-cell table:style-name="ce21" table:formula="of:=([.W133]-[.U133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3]&gt;64;64+(([.V133]-64)*2.9);[.V133])" office:value-type="float" office:value="249.6" calcext:value-type="float">
            <text:p>249.6</text:p>
          </table:table-cell>
          <table:table-cell table:style-name="ce24" office:value-type="string" calcext:value-type="string">
            <text:p>01FFFC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0:12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Ruby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34]*[.F134]" office:value-type="float" office:value="18" calcext:value-type="float">
            <text:p>18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34]" office:value-type="float" office:value="3" calcext:value-type="float">
            <text:p>3.000</text:p>
          </table:table-cell>
          <table:table-cell table:style-name="ce11" table:formula="of:=[.F134]" office:value-type="float" office:value="6" calcext:value-type="float">
            <text:p>6.000</text:p>
          </table:table-cell>
          <table:table-cell table:style-name="ce13" table:formula="of:=([.D134]/[.$B$13])/[.$D$2]" office:value-type="float" office:value="1.31195121080852" calcext:value-type="float">
            <text:p>1.312</text:p>
          </table:table-cell>
          <table:table-cell table:style-name="ce14" table:formula="of:=SQRT([.I134])" office:value-type="float" office:value="1.14540438745821" calcext:value-type="float">
            <text:p>1.14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34]^(1/2)" office:value-type="float" office:value="1.07023566912069" calcext:value-type="float">
            <text:p>1.070</text:p>
          </table:table-cell>
          <table:table-cell table:style-name="ce14" table:formula="of:=([.J134]^(1/2))^(1/2)" office:value-type="float" office:value="1.03452195197622" calcext:value-type="float">
            <text:p>1.035</text:p>
          </table:table-cell>
          <table:table-cell table:style-name="ce13" table:formula="of:=([.D134]/[.$L$15])/[.$D$2]" office:value-type="float" office:value="0.431447746883988" calcext:value-type="float">
            <text:p>0.431</text:p>
          </table:table-cell>
          <table:table-cell table:style-name="ce18" table:formula="of:=SQRT([.N134])" office:value-type="float" office:value="0.656846821476658" calcext:value-type="float">
            <text:p>0.657</text:p>
          </table:table-cell>
          <table:table-cell table:style-name="ce18" table:formula="of:=SQRT([.O134])" office:value-type="float" office:value="0.810460869799806" calcext:value-type="float">
            <text:p>0.810</text:p>
          </table:table-cell>
          <table:table-cell table:style-name="ce19" table:formula="of:=[.R134]+[.U134]" office:value-type="float" office:value="64.5" calcext:value-type="float">
            <text:p>64.5</text:p>
          </table:table-cell>
          <table:table-cell table:style-name="ce19" table:formula="of:=([.V134]-[.U134])/2" office:value-type="float" office:value="63.5" calcext:value-type="float">
            <text:p>63.5</text:p>
          </table:table-cell>
          <table:table-cell table:style-name="ce20" table:formula="of:=[.T134]+[.U134]" office:value-type="float" office:value="125.3" calcext:value-type="float">
            <text:p>125.3</text:p>
          </table:table-cell>
          <table:table-cell table:style-name="ce21" table:formula="of:=([.W134]-[.U134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4]&gt;64;64+(([.V134]-64)*2.9);[.V134])" office:value-type="float" office:value="249.6" calcext:value-type="float">
            <text:p>249.6</text:p>
          </table:table-cell>
          <table:table-cell table:style-name="ce24" office:value-type="string" calcext:value-type="string">
            <text:p>D10415</text:p>
          </table:table-cell>
          <table:table-cell table:style-name="ce24" office:value-type="string" calcext:value-type="string">
            <text:p>D0DC</text:p>
          </table:table-cell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0:13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Peridot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35]*[.F135]" office:value-type="float" office:value="18" calcext:value-type="float">
            <text:p>18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35]" office:value-type="float" office:value="3" calcext:value-type="float">
            <text:p>3.000</text:p>
          </table:table-cell>
          <table:table-cell table:style-name="ce11" table:formula="of:=[.F135]" office:value-type="float" office:value="6" calcext:value-type="float">
            <text:p>6.000</text:p>
          </table:table-cell>
          <table:table-cell table:style-name="ce13" table:formula="of:=([.D135]/[.$B$13])/[.$D$2]" office:value-type="float" office:value="1.31195121080852" calcext:value-type="float">
            <text:p>1.312</text:p>
          </table:table-cell>
          <table:table-cell table:style-name="ce14" table:formula="of:=SQRT([.I135])" office:value-type="float" office:value="1.14540438745821" calcext:value-type="float">
            <text:p>1.14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35]^(1/2)" office:value-type="float" office:value="1.07023566912069" calcext:value-type="float">
            <text:p>1.070</text:p>
          </table:table-cell>
          <table:table-cell table:style-name="ce14" table:formula="of:=([.J135]^(1/2))^(1/2)" office:value-type="float" office:value="1.03452195197622" calcext:value-type="float">
            <text:p>1.035</text:p>
          </table:table-cell>
          <table:table-cell table:style-name="ce13" table:formula="of:=([.D135]/[.$L$15])/[.$D$2]" office:value-type="float" office:value="0.431447746883988" calcext:value-type="float">
            <text:p>0.431</text:p>
          </table:table-cell>
          <table:table-cell table:style-name="ce18" table:formula="of:=SQRT([.N135])" office:value-type="float" office:value="0.656846821476658" calcext:value-type="float">
            <text:p>0.657</text:p>
          </table:table-cell>
          <table:table-cell table:style-name="ce18" table:formula="of:=SQRT([.O135])" office:value-type="float" office:value="0.810460869799806" calcext:value-type="float">
            <text:p>0.810</text:p>
          </table:table-cell>
          <table:table-cell table:style-name="ce19" table:formula="of:=[.R135]+[.U135]" office:value-type="float" office:value="64.5" calcext:value-type="float">
            <text:p>64.5</text:p>
          </table:table-cell>
          <table:table-cell table:style-name="ce19" table:formula="of:=([.V135]-[.U135])/2" office:value-type="float" office:value="63.5" calcext:value-type="float">
            <text:p>63.5</text:p>
          </table:table-cell>
          <table:table-cell table:style-name="ce20" table:formula="of:=[.T135]+[.U135]" office:value-type="float" office:value="125.3" calcext:value-type="float">
            <text:p>125.3</text:p>
          </table:table-cell>
          <table:table-cell table:style-name="ce21" table:formula="of:=([.W135]-[.U135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5]&gt;64;64+(([.V135]-64)*2.9);[.V135])" office:value-type="float" office:value="249.6" calcext:value-type="float">
            <text:p>249.6</text:p>
          </table:table-cell>
          <table:table-cell table:style-name="ce24" office:value-type="string" calcext:value-type="string">
            <text:p>54A228</text:p>
          </table:table-cell>
          <table:table-cell table:style-name="ce24" office:value-type="string" calcext:value-type="string">
            <text:p>6CA7</text:p>
          </table:table-cell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0:14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apphire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36]*[.F136]" office:value-type="float" office:value="18" calcext:value-type="float">
            <text:p>18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36]" office:value-type="float" office:value="3" calcext:value-type="float">
            <text:p>3.000</text:p>
          </table:table-cell>
          <table:table-cell table:style-name="ce11" table:formula="of:=[.F136]" office:value-type="float" office:value="6" calcext:value-type="float">
            <text:p>6.000</text:p>
          </table:table-cell>
          <table:table-cell table:style-name="ce13" table:formula="of:=([.D136]/[.$B$13])/[.$D$2]" office:value-type="float" office:value="1.31195121080852" calcext:value-type="float">
            <text:p>1.312</text:p>
          </table:table-cell>
          <table:table-cell table:style-name="ce14" table:formula="of:=SQRT([.I136])" office:value-type="float" office:value="1.14540438745821" calcext:value-type="float">
            <text:p>1.14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36]^(1/2)" office:value-type="float" office:value="1.07023566912069" calcext:value-type="float">
            <text:p>1.070</text:p>
          </table:table-cell>
          <table:table-cell table:style-name="ce14" table:formula="of:=([.J136]^(1/2))^(1/2)" office:value-type="float" office:value="1.03452195197622" calcext:value-type="float">
            <text:p>1.035</text:p>
          </table:table-cell>
          <table:table-cell table:style-name="ce13" table:formula="of:=([.D136]/[.$L$15])/[.$D$2]" office:value-type="float" office:value="0.431447746883988" calcext:value-type="float">
            <text:p>0.431</text:p>
          </table:table-cell>
          <table:table-cell table:style-name="ce18" table:formula="of:=SQRT([.N136])" office:value-type="float" office:value="0.656846821476658" calcext:value-type="float">
            <text:p>0.657</text:p>
          </table:table-cell>
          <table:table-cell table:style-name="ce18" table:formula="of:=SQRT([.O136])" office:value-type="float" office:value="0.810460869799806" calcext:value-type="float">
            <text:p>0.810</text:p>
          </table:table-cell>
          <table:table-cell table:style-name="ce19" table:formula="of:=[.R136]+[.U136]" office:value-type="float" office:value="64.5" calcext:value-type="float">
            <text:p>64.5</text:p>
          </table:table-cell>
          <table:table-cell table:style-name="ce19" table:formula="of:=([.V136]-[.U136])/2" office:value-type="float" office:value="63.5" calcext:value-type="float">
            <text:p>63.5</text:p>
          </table:table-cell>
          <table:table-cell table:style-name="ce20" table:formula="of:=[.T136]+[.U136]" office:value-type="float" office:value="125.3" calcext:value-type="float">
            <text:p>125.3</text:p>
          </table:table-cell>
          <table:table-cell table:style-name="ce21" table:formula="of:=([.W136]-[.U136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6]&gt;64;64+(([.V136]-64)*2.9);[.V136])" office:value-type="float" office:value="249.6" calcext:value-type="float">
            <text:p>249.6</text:p>
          </table:table-cell>
          <table:table-cell table:style-name="ce24" office:value-type="string" calcext:value-type="string">
            <text:p>554DB4</text:p>
          </table:table-cell>
          <table:table-cell table:style-name="ce24" office:value-type="string" calcext:value-type="string">
            <text:p>83DD</text:p>
          </table:table-cell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0:15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Platin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37]*[.F137]" office:value-type="float" office:value="3" calcext:value-type="float">
            <text:p>3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37]" office:value-type="float" office:value="3" calcext:value-type="float">
            <text:p>3.000</text:p>
          </table:table-cell>
          <table:table-cell table:style-name="ce11" table:formula="of:=[.F137]" office:value-type="float" office:value="1" calcext:value-type="float">
            <text:p>1.000</text:p>
          </table:table-cell>
          <table:table-cell table:style-name="ce13" table:formula="of:=([.D137]/[.$B$10])/[.$D$2]" office:value-type="float" office:value="0.0939334637964775" calcext:value-type="float">
            <text:p>0.094</text:p>
          </table:table-cell>
          <table:table-cell table:style-name="ce14" table:formula="of:=SQRT([.I137])" office:value-type="float" office:value="0.306485666543278" calcext:value-type="float">
            <text:p>0.306</text:p>
          </table:table-cell>
          <table:table-cell table:style-name="ce14" table:formula="of:=([.J137]^(1/2))^(1/3)" office:value-type="float" office:value="0.821110668341946" calcext:value-type="float">
            <text:p>0.821</text:p>
          </table:table-cell>
          <table:table-cell table:style-name="ce14" table:formula="of:=[.J137]^(1/2)" office:value-type="float" office:value="0.553611476166524" calcext:value-type="float">
            <text:p>0.554</text:p>
          </table:table-cell>
          <table:table-cell table:style-name="ce14" table:formula="of:=([.J137]^(1/2))^(1/2)" office:value-type="float" office:value="0.744050721501246" calcext:value-type="float">
            <text:p>0.744</text:p>
          </table:table-cell>
          <table:table-cell table:style-name="ce13" table:formula="of:=([.D137]/[.$L$15])/[.$D$2]" office:value-type="float" office:value="0.0719079578139981" calcext:value-type="float">
            <text:p>0.072</text:p>
          </table:table-cell>
          <table:table-cell table:style-name="ce18" table:formula="of:=SQRT([.N137])" office:value-type="float" office:value="0.268156591964468" calcext:value-type="float">
            <text:p>0.268</text:p>
          </table:table-cell>
          <table:table-cell table:style-name="ce18" table:formula="of:=SQRT([.O137])" office:value-type="float" office:value="0.517838384020022" calcext:value-type="float">
            <text:p>0.518</text:p>
          </table:table-cell>
          <table:table-cell table:style-name="ce19" table:formula="of:=[.R137]+[.U137]" office:value-type="float" office:value="64.5" calcext:value-type="float">
            <text:p>64.5</text:p>
          </table:table-cell>
          <table:table-cell table:style-name="ce19" table:formula="of:=([.V137]-[.U137])/2" office:value-type="float" office:value="63.5" calcext:value-type="float">
            <text:p>63.5</text:p>
          </table:table-cell>
          <table:table-cell table:style-name="ce20" table:formula="of:=[.T137]+[.U137]" office:value-type="float" office:value="125.3" calcext:value-type="float">
            <text:p>125.3</text:p>
          </table:table-cell>
          <table:table-cell table:style-name="ce21" table:formula="of:=([.W137]-[.U137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7]&gt;64;64+(([.V137]-64)*2.9);[.V137])" office:value-type="float" office:value="249.6" calcext:value-type="float">
            <text:p>249.6</text:p>
          </table:table-cell>
          <table:table-cell table:style-name="ce24" office:value-type="string" calcext:value-type="string">
            <text:p>72A0D2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1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Nick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38]*[.F138]" office:value-type="float" office:value="24" calcext:value-type="float">
            <text:p>2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38]" office:value-type="float" office:value="6" calcext:value-type="float">
            <text:p>6.000</text:p>
          </table:table-cell>
          <table:table-cell table:style-name="ce11" table:formula="of:=[.F138]" office:value-type="float" office:value="4" calcext:value-type="float">
            <text:p>4.000</text:p>
          </table:table-cell>
          <table:table-cell table:style-name="ce13" table:formula="of:=([.D138]/[.$B$10])/[.$D$2]" office:value-type="float" office:value="0.75146771037182" calcext:value-type="float">
            <text:p>0.751</text:p>
          </table:table-cell>
          <table:table-cell table:style-name="ce14" table:formula="of:=SQRT([.I138])" office:value-type="float" office:value="0.866872372596924" calcext:value-type="float">
            <text:p>0.867</text:p>
          </table:table-cell>
          <table:table-cell table:style-name="ce14" table:formula="of:=([.J138]^(1/2))^(1/3)" office:value-type="float" office:value="0.976470648996882" calcext:value-type="float">
            <text:p>0.976</text:p>
          </table:table-cell>
          <table:table-cell table:style-name="ce14" table:formula="of:=[.J138]^(1/2)" office:value-type="float" office:value="0.931059811503495" calcext:value-type="float">
            <text:p>0.931</text:p>
          </table:table-cell>
          <table:table-cell table:style-name="ce14" table:formula="of:=([.J138]^(1/2))^(1/2)" office:value-type="float" office:value="0.964914406309438" calcext:value-type="float">
            <text:p>0.965</text:p>
          </table:table-cell>
          <table:table-cell table:style-name="ce13" table:formula="of:=([.D138]/[.$L$15])/[.$D$2]" office:value-type="float" office:value="0.575263662511985" calcext:value-type="float">
            <text:p>0.575</text:p>
          </table:table-cell>
          <table:table-cell table:style-name="ce18" table:formula="of:=SQRT([.N138])" office:value-type="float" office:value="0.758461378391797" calcext:value-type="float">
            <text:p>0.758</text:p>
          </table:table-cell>
          <table:table-cell table:style-name="ce18" table:formula="of:=SQRT([.O138])" office:value-type="float" office:value="0.870896881606426" calcext:value-type="float">
            <text:p>0.871</text:p>
          </table:table-cell>
          <table:table-cell table:style-name="ce19" table:formula="of:=[.R138]+[.U138]" office:value-type="float" office:value="64.5" calcext:value-type="float">
            <text:p>64.5</text:p>
          </table:table-cell>
          <table:table-cell table:style-name="ce19" table:formula="of:=([.V138]-[.U138])/2" office:value-type="float" office:value="63.5" calcext:value-type="float">
            <text:p>63.5</text:p>
          </table:table-cell>
          <table:table-cell table:style-name="ce20" table:formula="of:=[.T138]+[.U138]" office:value-type="float" office:value="125.3" calcext:value-type="float">
            <text:p>125.3</text:p>
          </table:table-cell>
          <table:table-cell table:style-name="ce21" table:formula="of:=([.W138]-[.U138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8]&gt;64;64+(([.V138]-64)*2.9);[.V138])" office:value-type="float" office:value="249.6" calcext:value-type="float">
            <text:p>249.6</text:p>
          </table:table-cell>
          <table:table-cell table:style-name="ce24" office:value-type="string" calcext:value-type="string">
            <text:p>DDD396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1:1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te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39]*[.F139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39]" office:value-type="float" office:value="4" calcext:value-type="float">
            <text:p>4.000</text:p>
          </table:table-cell>
          <table:table-cell table:style-name="ce11" table:formula="of:=[.F139]" office:value-type="float" office:value="3" calcext:value-type="float">
            <text:p>3.000</text:p>
          </table:table-cell>
          <table:table-cell table:style-name="ce13" table:formula="of:=([.D139]/[.$B$10])/[.$D$2]" office:value-type="float" office:value="0.37573385518591" calcext:value-type="float">
            <text:p>0.376</text:p>
          </table:table-cell>
          <table:table-cell table:style-name="ce14" table:formula="of:=SQRT([.I139])" office:value-type="float" office:value="0.612971333086556" calcext:value-type="float">
            <text:p>0.613</text:p>
          </table:table-cell>
          <table:table-cell table:style-name="ce14" table:formula="of:=([.J139]^(1/2))^(1/3)" office:value-type="float" office:value="0.921665562675779" calcext:value-type="float">
            <text:p>0.922</text:p>
          </table:table-cell>
          <table:table-cell table:style-name="ce14" table:formula="of:=[.J139]^(1/2)" office:value-type="float" office:value="0.782924857880088" calcext:value-type="float">
            <text:p>0.783</text:p>
          </table:table-cell>
          <table:table-cell table:style-name="ce14" table:formula="of:=([.J139]^(1/2))^(1/2)" office:value-type="float" office:value="0.884830411932189" calcext:value-type="float">
            <text:p>0.885</text:p>
          </table:table-cell>
          <table:table-cell table:style-name="ce13" table:formula="of:=([.D139]/[.$L$15])/[.$D$2]" office:value-type="float" office:value="0.287631831255992" calcext:value-type="float">
            <text:p>0.288</text:p>
          </table:table-cell>
          <table:table-cell table:style-name="ce18" table:formula="of:=SQRT([.N139])" office:value-type="float" office:value="0.536313183928936" calcext:value-type="float">
            <text:p>0.536</text:p>
          </table:table-cell>
          <table:table-cell table:style-name="ce18" table:formula="of:=SQRT([.O139])" office:value-type="float" office:value="0.732334065798482" calcext:value-type="float">
            <text:p>0.732</text:p>
          </table:table-cell>
          <table:table-cell table:style-name="ce19" table:formula="of:=[.R139]+[.U139]" office:value-type="float" office:value="64.5" calcext:value-type="float">
            <text:p>64.5</text:p>
          </table:table-cell>
          <table:table-cell table:style-name="ce19" table:formula="of:=([.V139]-[.U139])/2" office:value-type="float" office:value="63.5" calcext:value-type="float">
            <text:p>63.5</text:p>
          </table:table-cell>
          <table:table-cell table:style-name="ce20" table:formula="of:=[.T139]+[.U139]" office:value-type="float" office:value="125.3" calcext:value-type="float">
            <text:p>125.3</text:p>
          </table:table-cell>
          <table:table-cell table:style-name="ce21" table:formula="of:=([.W139]-[.U139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9]&gt;64;64+(([.V139]-64)*2.9);[.V139])" office:value-type="float" office:value="249.6" calcext:value-type="float">
            <text:p>249.6</text:p>
          </table:table-cell>
          <table:table-cell table:style-name="ce24" office:value-type="string" calcext:value-type="string">
            <text:p>E89D97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1:2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Iridium</text:p>
          </table:table-cell>
          <table:table-cell table:style-name="Gnumeric-default" office:value-type="string" calcext:value-type="string">
            <text:p>Small Deposits</text:p>
          </table:table-cell>
          <table:table-cell table:style-name="Gnumeric-default" table:formula="of:=[.E140]*[.F140]" office:value-type="float" office:value="2" calcext:value-type="float">
            <text:p>2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40]" office:value-type="float" office:value="2" calcext:value-type="float">
            <text:p>2.000</text:p>
          </table:table-cell>
          <table:table-cell table:style-name="ce11" table:formula="of:=[.F140]" office:value-type="float" office:value="1" calcext:value-type="float">
            <text:p>1.000</text:p>
          </table:table-cell>
          <table:table-cell table:style-name="ce13" table:formula="of:=([.D140]/[.$B$11])/[.$D$2]" office:value-type="float" office:value="0.0979815794630609" calcext:value-type="float">
            <text:p>0.098</text:p>
          </table:table-cell>
          <table:table-cell table:style-name="ce14" table:formula="of:=SQRT([.I140])" office:value-type="float" office:value="0.313020094343895" calcext:value-type="float">
            <text:p>0.313</text:p>
          </table:table-cell>
          <table:table-cell table:style-name="ce14" table:formula="of:=([.J140]^(1/2))^(1/3)" office:value-type="float" office:value="0.824002829499332" calcext:value-type="float">
            <text:p>0.824</text:p>
          </table:table-cell>
          <table:table-cell table:number-columns-repeated="2" table:style-name="ce14" office:value-type="string" calcext:value-type="string">
            <text:p>none</text:p>
          </table:table-cell>
          <table:table-cell table:style-name="ce13" table:formula="of:=([.D140]/[.$L$15])/[.$D$2]" office:value-type="float" office:value="0.0479386385426654" calcext:value-type="float">
            <text:p>0.048</text:p>
          </table:table-cell>
          <table:table-cell table:style-name="ce18" table:formula="of:=SQRT([.N140])" office:value-type="float" office:value="0.218948940492219" calcext:value-type="float">
            <text:p>0.219</text:p>
          </table:table-cell>
          <table:table-cell table:style-name="ce18" table:formula="of:=SQRT([.O140])" office:value-type="float" office:value="0.467919801346576" calcext:value-type="float">
            <text:p>0.468</text:p>
          </table:table-cell>
          <table:table-cell table:style-name="ce19" table:formula="of:=[.R140]+[.U140]" office:value-type="float" office:value="64.5" calcext:value-type="float">
            <text:p>64.5</text:p>
          </table:table-cell>
          <table:table-cell table:style-name="ce19" table:formula="of:=([.V140]-[.U140])/2" office:value-type="float" office:value="63.5" calcext:value-type="float">
            <text:p>63.5</text:p>
          </table:table-cell>
          <table:table-cell table:style-name="ce20" table:formula="of:=[.T140]+[.U140]" office:value-type="float" office:value="125.3" calcext:value-type="float">
            <text:p>125.3</text:p>
          </table:table-cell>
          <table:table-cell table:style-name="ce21" table:formula="of:=([.W140]-[.U140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0]&gt;64;64+(([.V140]-64)*2.9);[.V140])" office:value-type="float" office:value="249.6" calcext:value-type="float">
            <text:p>249.6</text:p>
          </table:table-cell>
          <table:table-cell table:style-name="ce24" office:value-type="string" calcext:value-type="string">
            <text:p>CECECE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1:3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Osm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41]*[.F141]" office:value-type="float" office:value="56" calcext:value-type="float">
            <text:p>56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141]" office:value-type="float" office:value="7" calcext:value-type="float">
            <text:p>7.000</text:p>
          </table:table-cell>
          <table:table-cell table:style-name="ce11" table:formula="of:=[.F141]" office:value-type="float" office:value="8" calcext:value-type="float">
            <text:p>8.000</text:p>
          </table:table-cell>
          <table:table-cell table:style-name="ce13" table:formula="of:=([.D141]/[.$B$10])/[.$D$2]" office:value-type="float" office:value="1.75342465753425" calcext:value-type="float">
            <text:p>1.753</text:p>
          </table:table-cell>
          <table:table-cell table:style-name="ce14" table:formula="of:=SQRT([.I141])" office:value-type="float" office:value="1.32416942176379" calcext:value-type="float">
            <text:p>1.324</text:p>
          </table:table-cell>
          <table:table-cell table:style-name="ce14" table:formula="of:=([.J141]^(1/2))^(1/3)" office:value-type="float" office:value="1.04790985771031" calcext:value-type="float">
            <text:p>1.048</text:p>
          </table:table-cell>
          <table:table-cell table:style-name="ce14" table:formula="of:=[.J141]^(1/2)" office:value-type="float" office:value="1.15072560663426" calcext:value-type="float">
            <text:p>1.151</text:p>
          </table:table-cell>
          <table:table-cell table:style-name="ce14" table:formula="of:=([.J141]^(1/2))^(1/2)" office:value-type="float" office:value="1.07271879196473" calcext:value-type="float">
            <text:p>1.073</text:p>
          </table:table-cell>
          <table:table-cell table:style-name="ce13" table:formula="of:=([.D141]/[.$L$15])/[.$D$2]" office:value-type="float" office:value="1.34228187919463" calcext:value-type="float">
            <text:p>1.342</text:p>
          </table:table-cell>
          <table:table-cell table:style-name="ce18" table:formula="of:=SQRT([.N141])" office:value-type="float" office:value="1.15856889272698" calcext:value-type="float">
            <text:p>1.159</text:p>
          </table:table-cell>
          <table:table-cell table:style-name="ce18" table:formula="of:=SQRT([.O141])" office:value-type="float" office:value="1.07636838151582" calcext:value-type="float">
            <text:p>1.076</text:p>
          </table:table-cell>
          <table:table-cell table:style-name="ce19" table:formula="of:=[.R141]+[.U141]" office:value-type="float" office:value="64.5" calcext:value-type="float">
            <text:p>64.5</text:p>
          </table:table-cell>
          <table:table-cell table:style-name="ce19" table:formula="of:=([.V141]-[.U141])/2" office:value-type="float" office:value="63.5" calcext:value-type="float">
            <text:p>63.5</text:p>
          </table:table-cell>
          <table:table-cell table:style-name="ce20" table:formula="of:=[.T141]+[.U141]" office:value-type="float" office:value="125.3" calcext:value-type="float">
            <text:p>125.3</text:p>
          </table:table-cell>
          <table:table-cell table:style-name="ce21" table:formula="of:=([.W141]-[.U141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1]&gt;64;64+(([.V141]-64)*2.9);[.V141])" office:value-type="float" office:value="249.6" calcext:value-type="float">
            <text:p>249.6</text:p>
          </table:table-cell>
          <table:table-cell table:style-name="ce24" office:value-type="string" calcext:value-type="string">
            <text:p>43638A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1:4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ulfur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42]*[.F142]" office:value-type="float" office:value="144" calcext:value-type="float">
            <text:p>144</text:p>
          </table:table-cell>
          <table:table-cell table:number-columns-repeated="2" table:style-name="Gnumeric-default" office:value-type="float" office:value="12" calcext:value-type="float">
            <text:p>12</text:p>
          </table:table-cell>
          <table:table-cell table:style-name="ce11" table:formula="of:=[.E142]" office:value-type="float" office:value="12" calcext:value-type="float">
            <text:p>12.000</text:p>
          </table:table-cell>
          <table:table-cell table:style-name="ce11" table:formula="of:=[.F142]" office:value-type="float" office:value="12" calcext:value-type="float">
            <text:p>12.000</text:p>
          </table:table-cell>
          <table:table-cell table:style-name="ce13" table:formula="of:=([.D142]/[.$B$13])/[.$D$2]" office:value-type="float" office:value="10.4956096864682" calcext:value-type="float">
            <text:p>10.496</text:p>
          </table:table-cell>
          <table:table-cell table:style-name="ce14" table:formula="of:=SQRT([.I142])" office:value-type="float" office:value="3.2396928382901" calcext:value-type="float">
            <text:p>3.24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42]^(1/2)" office:value-type="float" office:value="1.7999146752805" calcext:value-type="float">
            <text:p>1.800</text:p>
          </table:table-cell>
          <table:table-cell table:style-name="ce14" table:formula="of:=([.J142]^(1/2))^(1/2)" office:value-type="float" office:value="1.34160898747754" calcext:value-type="float">
            <text:p>1.342</text:p>
          </table:table-cell>
          <table:table-cell table:style-name="ce13" table:formula="of:=([.D142]/[.$L$15])/[.$D$2]" office:value-type="float" office:value="3.45158197507191" calcext:value-type="float">
            <text:p>3.452</text:p>
          </table:table-cell>
          <table:table-cell table:style-name="ce18" table:formula="of:=SQRT([.N142])" office:value-type="float" office:value="1.8578433666679" calcext:value-type="float">
            <text:p>1.858</text:p>
          </table:table-cell>
          <table:table-cell table:style-name="ce18" table:formula="of:=SQRT([.O142])" office:value-type="float" office:value="1.36302728023613" calcext:value-type="float">
            <text:p>1.363</text:p>
          </table:table-cell>
          <table:table-cell table:style-name="ce19" table:formula="of:=[.R142]+[.U142]" office:value-type="float" office:value="64.5" calcext:value-type="float">
            <text:p>64.5</text:p>
          </table:table-cell>
          <table:table-cell table:style-name="ce19" table:formula="of:=([.V142]-[.U142])/2" office:value-type="float" office:value="63.5" calcext:value-type="float">
            <text:p>63.5</text:p>
          </table:table-cell>
          <table:table-cell table:style-name="ce20" table:formula="of:=[.T142]+[.U142]" office:value-type="float" office:value="125.3" calcext:value-type="float">
            <text:p>125.3</text:p>
          </table:table-cell>
          <table:table-cell table:style-name="ce21" table:formula="of:=([.W142]-[.U142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2]&gt;64;64+(([.V142]-64)*2.9);[.V142])" office:value-type="float" office:value="249.6" calcext:value-type="float">
            <text:p>249.6</text:p>
          </table:table-cell>
          <table:table-cell table:style-name="ce24" office:value-type="string" calcext:value-type="string">
            <text:p>FDFD11</text:p>
          </table:table-cell>
          <table:table-cell table:style-name="ce24" office:value-type="string" calcext:value-type="string">
            <text:p>CB5E</text:p>
          </table:table-cell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1:5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Titan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43]*[.F143]" office:value-type="float" office:value="6" calcext:value-type="float">
            <text:p>6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43]" office:value-type="float" office:value="2" calcext:value-type="float">
            <text:p>2.000</text:p>
          </table:table-cell>
          <table:table-cell table:style-name="ce11" table:formula="of:=[.F143]" office:value-type="float" office:value="3" calcext:value-type="float">
            <text:p>3.000</text:p>
          </table:table-cell>
          <table:table-cell table:style-name="ce13" table:formula="of:=([.D143]/[.$B$10])/[.$D$2]" office:value-type="float" office:value="0.187866927592955" calcext:value-type="float">
            <text:p>0.188</text:p>
          </table:table-cell>
          <table:table-cell table:style-name="ce14" table:formula="of:=SQRT([.I143])" office:value-type="float" office:value="0.433436186298462" calcext:value-type="float">
            <text:p>0.433</text:p>
          </table:table-cell>
          <table:table-cell table:style-name="ce14" table:formula="of:=([.J143]^(1/2))^(1/3)" office:value-type="float" office:value="0.869936449492987" calcext:value-type="float">
            <text:p>0.870</text:p>
          </table:table-cell>
          <table:table-cell table:style-name="ce14" table:formula="of:=[.J143]^(1/2)" office:value-type="float" office:value="0.65835870640439" calcext:value-type="float">
            <text:p>0.658</text:p>
          </table:table-cell>
          <table:table-cell table:style-name="ce14" table:formula="of:=([.J143]^(1/2))^(1/2)" office:value-type="float" office:value="0.811393065292273" calcext:value-type="float">
            <text:p>0.811</text:p>
          </table:table-cell>
          <table:table-cell table:style-name="ce13" table:formula="of:=([.D143]/[.$L$15])/[.$D$2]" office:value-type="float" office:value="0.143815915627996" calcext:value-type="float">
            <text:p>0.144</text:p>
          </table:table-cell>
          <table:table-cell table:style-name="ce18" table:formula="of:=SQRT([.N143])" office:value-type="float" office:value="0.379230689195899" calcext:value-type="float">
            <text:p>0.379</text:p>
          </table:table-cell>
          <table:table-cell table:style-name="ce18" table:formula="of:=SQRT([.O143])" office:value-type="float" office:value="0.615817090698122" calcext:value-type="float">
            <text:p>0.616</text:p>
          </table:table-cell>
          <table:table-cell table:style-name="ce19" table:formula="of:=[.R143]+[.U143]" office:value-type="float" office:value="64.5" calcext:value-type="float">
            <text:p>64.5</text:p>
          </table:table-cell>
          <table:table-cell table:style-name="ce19" table:formula="of:=([.V143]-[.U143])/2" office:value-type="float" office:value="63.5" calcext:value-type="float">
            <text:p>63.5</text:p>
          </table:table-cell>
          <table:table-cell table:style-name="ce20" table:formula="of:=[.T143]+[.U143]" office:value-type="float" office:value="125.3" calcext:value-type="float">
            <text:p>125.3</text:p>
          </table:table-cell>
          <table:table-cell table:style-name="ce21" table:formula="of:=([.W143]-[.U143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3]&gt;64;64+(([.V143]-64)*2.9);[.V143])" office:value-type="float" office:value="249.6" calcext:value-type="float">
            <text:p>249.6</text:p>
          </table:table-cell>
          <table:table-cell table:style-name="ce24" office:value-type="string" calcext:value-type="string">
            <text:p>686868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1:6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Mithri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44]*[.F144]" office:value-type="float" office:value="36" calcext:value-type="float">
            <text:p>36</text:p>
          </table:table-cell>
          <table:table-cell table:number-columns-repeated="2" table:style-name="Gnumeric-default" office:value-type="float" office:value="6" calcext:value-type="float">
            <text:p>6</text:p>
          </table:table-cell>
          <table:table-cell table:style-name="ce11" table:formula="of:=[.E144]" office:value-type="float" office:value="6" calcext:value-type="float">
            <text:p>6.000</text:p>
          </table:table-cell>
          <table:table-cell table:style-name="ce11" table:formula="of:=[.F144]" office:value-type="float" office:value="6" calcext:value-type="float">
            <text:p>6.000</text:p>
          </table:table-cell>
          <table:table-cell table:style-name="ce13" table:formula="of:=([.D144]/[.$B$10])/[.$D$2]" office:value-type="float" office:value="1.12720156555773" calcext:value-type="float">
            <text:p>1.127</text:p>
          </table:table-cell>
          <table:table-cell table:style-name="ce14" table:formula="of:=SQRT([.I144])" office:value-type="float" office:value="1.06169749248914" calcext:value-type="float">
            <text:p>1.062</text:p>
          </table:table-cell>
          <table:table-cell table:style-name="ce14" table:formula="of:=([.J144]^(1/2))^(1/3)" office:value-type="float" office:value="1.01002812049619" calcext:value-type="float">
            <text:p>1.010</text:p>
          </table:table-cell>
          <table:table-cell table:style-name="ce14" table:formula="of:=[.J144]^(1/2)" office:value-type="float" office:value="1.03038705955051" calcext:value-type="float">
            <text:p>1.030</text:p>
          </table:table-cell>
          <table:table-cell table:style-name="ce14" table:formula="of:=([.J144]^(1/2))^(1/2)" office:value-type="float" office:value="1.01507982915163" calcext:value-type="float">
            <text:p>1.015</text:p>
          </table:table-cell>
          <table:table-cell table:style-name="ce13" table:formula="of:=([.D144]/[.$L$15])/[.$D$2]" office:value-type="float" office:value="0.862895493767977" calcext:value-type="float">
            <text:p>0.863</text:p>
          </table:table-cell>
          <table:table-cell table:style-name="ce18" table:formula="of:=SQRT([.N144])" office:value-type="float" office:value="0.928921683333949" calcext:value-type="float">
            <text:p>0.929</text:p>
          </table:table-cell>
          <table:table-cell table:style-name="ce18" table:formula="of:=SQRT([.O144])" office:value-type="float" office:value="0.963805832797223" calcext:value-type="float">
            <text:p>0.964</text:p>
          </table:table-cell>
          <table:table-cell table:style-name="ce19" table:formula="of:=[.R144]+[.U144]" office:value-type="float" office:value="64.5" calcext:value-type="float">
            <text:p>64.5</text:p>
          </table:table-cell>
          <table:table-cell table:style-name="ce19" table:formula="of:=([.V144]-[.U144])/2" office:value-type="float" office:value="63.5" calcext:value-type="float">
            <text:p>63.5</text:p>
          </table:table-cell>
          <table:table-cell table:style-name="ce20" table:formula="of:=[.T144]+[.U144]" office:value-type="float" office:value="125.3" calcext:value-type="float">
            <text:p>125.3</text:p>
          </table:table-cell>
          <table:table-cell table:style-name="ce21" table:formula="of:=([.W144]-[.U144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4]&gt;64;64+(([.V144]-64)*2.9);[.V144])" office:value-type="float" office:value="249.6" calcext:value-type="float">
            <text:p>249.6</text:p>
          </table:table-cell>
          <table:table-cell table:style-name="ce24" office:value-type="string" calcext:value-type="string">
            <text:p>75E0F6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1:7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Adamant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45]*[.F145]" office:value-type="float" office:value="20" calcext:value-type="float">
            <text:p>2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45]" office:value-type="float" office:value="4" calcext:value-type="float">
            <text:p>4.000</text:p>
          </table:table-cell>
          <table:table-cell table:style-name="ce11" table:formula="of:=[.F145]" office:value-type="float" office:value="5" calcext:value-type="float">
            <text:p>5.000</text:p>
          </table:table-cell>
          <table:table-cell table:style-name="ce13" table:formula="of:=([.D145]/[.$B$10])/[.$D$2]" office:value-type="float" office:value="0.626223091976517" calcext:value-type="float">
            <text:p>0.626</text:p>
          </table:table-cell>
          <table:table-cell table:style-name="ce14" table:formula="of:=SQRT([.I145])" office:value-type="float" office:value="0.791342588248931" calcext:value-type="float">
            <text:p>0.791</text:p>
          </table:table-cell>
          <table:table-cell table:style-name="ce14" table:formula="of:=([.J145]^(1/2))^(1/3)" office:value-type="float" office:value="0.961746814511901" calcext:value-type="float">
            <text:p>0.962</text:p>
          </table:table-cell>
          <table:table-cell table:style-name="ce14" table:formula="of:=[.J145]^(1/2)" office:value-type="float" office:value="0.889574386012171" calcext:value-type="float">
            <text:p>0.890</text:p>
          </table:table-cell>
          <table:table-cell table:style-name="ce14" table:formula="of:=([.J145]^(1/2))^(1/2)" office:value-type="float" office:value="0.94317251126831" calcext:value-type="float">
            <text:p>0.943</text:p>
          </table:table-cell>
          <table:table-cell table:style-name="ce13" table:formula="of:=([.D145]/[.$L$15])/[.$D$2]" office:value-type="float" office:value="0.479386385426654" calcext:value-type="float">
            <text:p>0.479</text:p>
          </table:table-cell>
          <table:table-cell table:style-name="ce18" table:formula="of:=SQRT([.N145])" office:value-type="float" office:value="0.692377343236081" calcext:value-type="float">
            <text:p>0.692</text:p>
          </table:table-cell>
          <table:table-cell table:style-name="ce18" table:formula="of:=SQRT([.O145])" office:value-type="float" office:value="0.83209214828412" calcext:value-type="float">
            <text:p>0.832</text:p>
          </table:table-cell>
          <table:table-cell table:style-name="ce19" table:formula="of:=[.R145]+[.U145]" office:value-type="float" office:value="64.5" calcext:value-type="float">
            <text:p>64.5</text:p>
          </table:table-cell>
          <table:table-cell table:style-name="ce19" table:formula="of:=([.V145]-[.U145])/2" office:value-type="float" office:value="63.5" calcext:value-type="float">
            <text:p>63.5</text:p>
          </table:table-cell>
          <table:table-cell table:style-name="ce20" table:formula="of:=[.T145]+[.U145]" office:value-type="float" office:value="125.3" calcext:value-type="float">
            <text:p>125.3</text:p>
          </table:table-cell>
          <table:table-cell table:style-name="ce21" table:formula="of:=([.W145]-[.U145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5]&gt;64;64+(([.V145]-64)*2.9);[.V145])" office:value-type="float" office:value="249.6" calcext:value-type="float">
            <text:p>249.6</text:p>
          </table:table-cell>
          <table:table-cell table:style-name="ce24" office:value-type="string" calcext:value-type="string">
            <text:p>9CA6B0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1:8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Rutil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46]*[.F146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46]" office:value-type="float" office:value="4" calcext:value-type="float">
            <text:p>4.000</text:p>
          </table:table-cell>
          <table:table-cell table:style-name="ce11" table:formula="of:=[.F146]" office:value-type="float" office:value="3" calcext:value-type="float">
            <text:p>3.000</text:p>
          </table:table-cell>
          <table:table-cell table:style-name="ce13" table:formula="of:=([.D146]/[.$B$10])/[.$D$2]" office:value-type="float" office:value="0.37573385518591" calcext:value-type="float">
            <text:p>0.376</text:p>
          </table:table-cell>
          <table:table-cell table:style-name="ce14" table:formula="of:=SQRT([.I146])" office:value-type="float" office:value="0.612971333086556" calcext:value-type="float">
            <text:p>0.613</text:p>
          </table:table-cell>
          <table:table-cell table:style-name="ce14" table:formula="of:=([.J146]^(1/2))^(1/3)" office:value-type="float" office:value="0.921665562675779" calcext:value-type="float">
            <text:p>0.922</text:p>
          </table:table-cell>
          <table:table-cell table:style-name="ce14" table:formula="of:=[.J146]^(1/2)" office:value-type="float" office:value="0.782924857880088" calcext:value-type="float">
            <text:p>0.783</text:p>
          </table:table-cell>
          <table:table-cell table:style-name="ce14" table:formula="of:=([.J146]^(1/2))^(1/2)" office:value-type="float" office:value="0.884830411932189" calcext:value-type="float">
            <text:p>0.885</text:p>
          </table:table-cell>
          <table:table-cell table:style-name="ce13" table:formula="of:=([.D146]/[.$L$15])/[.$D$2]" office:value-type="float" office:value="0.287631831255992" calcext:value-type="float">
            <text:p>0.288</text:p>
          </table:table-cell>
          <table:table-cell table:style-name="ce18" table:formula="of:=SQRT([.N146])" office:value-type="float" office:value="0.536313183928936" calcext:value-type="float">
            <text:p>0.536</text:p>
          </table:table-cell>
          <table:table-cell table:style-name="ce18" table:formula="of:=SQRT([.O146])" office:value-type="float" office:value="0.732334065798482" calcext:value-type="float">
            <text:p>0.732</text:p>
          </table:table-cell>
          <table:table-cell table:style-name="ce19" table:formula="of:=[.R146]+[.U146]" office:value-type="float" office:value="64.5" calcext:value-type="float">
            <text:p>64.5</text:p>
          </table:table-cell>
          <table:table-cell table:style-name="ce19" table:formula="of:=([.V146]-[.U146])/2" office:value-type="float" office:value="63.5" calcext:value-type="float">
            <text:p>63.5</text:p>
          </table:table-cell>
          <table:table-cell table:style-name="ce20" table:formula="of:=[.T146]+[.U146]" office:value-type="float" office:value="125.3" calcext:value-type="float">
            <text:p>125.3</text:p>
          </table:table-cell>
          <table:table-cell table:style-name="ce21" table:formula="of:=([.W146]-[.U146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6]&gt;64;64+(([.V146]-64)*2.9);[.V146])" office:value-type="float" office:value="249.6" calcext:value-type="float">
            <text:p>249.6</text:p>
          </table:table-cell>
          <table:table-cell table:style-name="ce24" office:value-type="string" calcext:value-type="string">
            <text:p>D2C7A9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1:9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Tungste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47]*[.F147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47]" office:value-type="float" office:value="8" calcext:value-type="float">
            <text:p>8.000</text:p>
          </table:table-cell>
          <table:table-cell table:style-name="ce11" table:formula="of:=[.F147]" office:value-type="float" office:value="8" calcext:value-type="float">
            <text:p>8.000</text:p>
          </table:table-cell>
          <table:table-cell table:style-name="ce13" table:formula="of:=([.D147]/[.$B$10])/[.$D$2]" office:value-type="float" office:value="2.00391389432485" calcext:value-type="float">
            <text:p>2.004</text:p>
          </table:table-cell>
          <table:table-cell table:style-name="ce14" table:formula="of:=SQRT([.I147])" office:value-type="float" office:value="1.41559665665219" calcext:value-type="float">
            <text:p>1.416</text:p>
          </table:table-cell>
          <table:table-cell table:style-name="ce14" table:formula="of:=([.J147]^(1/2))^(1/3)" office:value-type="float" office:value="1.059635715692" calcext:value-type="float">
            <text:p>1.060</text:p>
          </table:table-cell>
          <table:table-cell table:style-name="ce14" table:formula="of:=[.J147]^(1/2)" office:value-type="float" office:value="1.18978849240199" calcext:value-type="float">
            <text:p>1.190</text:p>
          </table:table-cell>
          <table:table-cell table:style-name="ce14" table:formula="of:=([.J147]^(1/2))^(1/2)" office:value-type="float" office:value="1.09077426280692" calcext:value-type="float">
            <text:p>1.091</text:p>
          </table:table-cell>
          <table:table-cell table:style-name="ce13" table:formula="of:=([.D147]/[.$L$15])/[.$D$2]" office:value-type="float" office:value="1.53403643336529" calcext:value-type="float">
            <text:p>1.534</text:p>
          </table:table-cell>
          <table:table-cell table:style-name="ce18" table:formula="of:=SQRT([.N147])" office:value-type="float" office:value="1.23856224444527" calcext:value-type="float">
            <text:p>1.239</text:p>
          </table:table-cell>
          <table:table-cell table:style-name="ce18" table:formula="of:=SQRT([.O147])" office:value-type="float" office:value="1.11290711402402" calcext:value-type="float">
            <text:p>1.113</text:p>
          </table:table-cell>
          <table:table-cell table:style-name="ce19" table:formula="of:=[.R147]+[.U147]" office:value-type="float" office:value="64.5" calcext:value-type="float">
            <text:p>64.5</text:p>
          </table:table-cell>
          <table:table-cell table:style-name="ce19" table:formula="of:=([.V147]-[.U147])/2" office:value-type="float" office:value="63.5" calcext:value-type="float">
            <text:p>63.5</text:p>
          </table:table-cell>
          <table:table-cell table:style-name="ce20" table:formula="of:=[.T147]+[.U147]" office:value-type="float" office:value="125.3" calcext:value-type="float">
            <text:p>125.3</text:p>
          </table:table-cell>
          <table:table-cell table:style-name="ce21" table:formula="of:=([.W147]-[.U147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7]&gt;64;64+(([.V147]-64)*2.9);[.V147])" office:value-type="float" office:value="249.6" calcext:value-type="float">
            <text:p>249.6</text:p>
          </table:table-cell>
          <table:table-cell table:style-name="ce24" office:value-type="string" calcext:value-type="string">
            <text:p>212121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1:10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Ambe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48]*[.F148]" office:value-type="float" office:value="30" calcext:value-type="float">
            <text:p>3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48]" office:value-type="float" office:value="6" calcext:value-type="float">
            <text:p>6.000</text:p>
          </table:table-cell>
          <table:table-cell table:style-name="ce11" table:formula="of:=[.F148]" office:value-type="float" office:value="5" calcext:value-type="float">
            <text:p>5.000</text:p>
          </table:table-cell>
          <table:table-cell table:style-name="ce13" table:formula="of:=([.D148]/[.$B$9])/[.$D$2]" office:value-type="float" office:value="5.62833222595271" calcext:value-type="float">
            <text:p>5.628</text:p>
          </table:table-cell>
          <table:table-cell table:style-name="ce14" table:formula="of:=SQRT([.I148])" office:value-type="float" office:value="2.37241063603094" calcext:value-type="float">
            <text:p>2.372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48]^(1/2)" office:value-type="float" office:value="1.54026317102985" calcext:value-type="float">
            <text:p>1.540</text:p>
          </table:table-cell>
          <table:table-cell table:style-name="ce14" table:formula="of:=([.J148]^(1/2))^(1/2)" office:value-type="float" office:value="1.24107339469906" calcext:value-type="float">
            <text:p>1.241</text:p>
          </table:table-cell>
          <table:table-cell table:style-name="ce13" table:formula="of:=([.D148]/[.$L$15])/[.$D$2]" office:value-type="float" office:value="0.719079578139981" calcext:value-type="float">
            <text:p>0.719</text:p>
          </table:table-cell>
          <table:table-cell table:style-name="ce18" table:formula="of:=SQRT([.N148])" office:value-type="float" office:value="0.847985600196124" calcext:value-type="float">
            <text:p>0.848</text:p>
          </table:table-cell>
          <table:table-cell table:style-name="ce18" table:formula="of:=SQRT([.O148])" office:value-type="float" office:value="0.920861336030634" calcext:value-type="float">
            <text:p>0.921</text:p>
          </table:table-cell>
          <table:table-cell table:style-name="ce19" table:formula="of:=[.R148]+[.U148]" office:value-type="float" office:value="64.5" calcext:value-type="float">
            <text:p>64.5</text:p>
          </table:table-cell>
          <table:table-cell table:style-name="ce19" table:formula="of:=([.V148]-[.U148])/2" office:value-type="float" office:value="63.5" calcext:value-type="float">
            <text:p>63.5</text:p>
          </table:table-cell>
          <table:table-cell table:style-name="ce20" table:formula="of:=[.T148]+[.U148]" office:value-type="float" office:value="125.3" calcext:value-type="float">
            <text:p>125.3</text:p>
          </table:table-cell>
          <table:table-cell table:style-name="ce21" table:formula="of:=([.W148]-[.U148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8]&gt;64;64+(([.V148]-64)*2.9);[.V148])" office:value-type="float" office:value="249.6" calcext:value-type="float">
            <text:p>249.6</text:p>
          </table:table-cell>
          <table:table-cell table:style-name="ce24" office:value-type="string" calcext:value-type="string">
            <text:p>FEA219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1:11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Tennant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49]*[.F149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49]" office:value-type="float" office:value="8" calcext:value-type="float">
            <text:p>8.000</text:p>
          </table:table-cell>
          <table:table-cell table:style-name="ce11" table:formula="of:=[.F149]" office:value-type="float" office:value="8" calcext:value-type="float">
            <text:p>8.000</text:p>
          </table:table-cell>
          <table:table-cell table:style-name="ce13" table:formula="of:=([.D149]/[.$B$10])/[.$D$2]" office:value-type="float" office:value="2.00391389432485" calcext:value-type="float">
            <text:p>2.004</text:p>
          </table:table-cell>
          <table:table-cell table:style-name="ce14" table:formula="of:=SQRT([.I149])" office:value-type="float" office:value="1.41559665665219" calcext:value-type="float">
            <text:p>1.416</text:p>
          </table:table-cell>
          <table:table-cell table:style-name="ce14" table:formula="of:=([.J149]^(1/2))^(1/3)" office:value-type="float" office:value="1.059635715692" calcext:value-type="float">
            <text:p>1.060</text:p>
          </table:table-cell>
          <table:table-cell table:style-name="ce14" table:formula="of:=[.J149]^(1/2)" office:value-type="float" office:value="1.18978849240199" calcext:value-type="float">
            <text:p>1.190</text:p>
          </table:table-cell>
          <table:table-cell table:style-name="ce14" table:formula="of:=([.J149]^(1/2))^(1/2)" office:value-type="float" office:value="1.09077426280692" calcext:value-type="float">
            <text:p>1.091</text:p>
          </table:table-cell>
          <table:table-cell table:style-name="ce13" table:formula="of:=([.D149]/[.$L$15])/[.$D$2]" office:value-type="float" office:value="1.53403643336529" calcext:value-type="float">
            <text:p>1.534</text:p>
          </table:table-cell>
          <table:table-cell table:style-name="ce18" table:formula="of:=SQRT([.N149])" office:value-type="float" office:value="1.23856224444527" calcext:value-type="float">
            <text:p>1.239</text:p>
          </table:table-cell>
          <table:table-cell table:style-name="ce18" table:formula="of:=SQRT([.O149])" office:value-type="float" office:value="1.11290711402402" calcext:value-type="float">
            <text:p>1.113</text:p>
          </table:table-cell>
          <table:table-cell table:style-name="ce19" table:formula="of:=[.R149]+[.U149]" office:value-type="float" office:value="64.5" calcext:value-type="float">
            <text:p>64.5</text:p>
          </table:table-cell>
          <table:table-cell table:style-name="ce19" table:formula="of:=([.V149]-[.U149])/2" office:value-type="float" office:value="63.5" calcext:value-type="float">
            <text:p>63.5</text:p>
          </table:table-cell>
          <table:table-cell table:style-name="ce20" table:formula="of:=[.T149]+[.U149]" office:value-type="float" office:value="125.3" calcext:value-type="float">
            <text:p>125.3</text:p>
          </table:table-cell>
          <table:table-cell table:style-name="ce21" table:formula="of:=([.W149]-[.U149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9]&gt;64;64+(([.V149]-64)*2.9);[.V149])" office:value-type="float" office:value="249.6" calcext:value-type="float">
            <text:p>249.6</text:p>
          </table:table-cell>
          <table:table-cell table:style-name="ce24" office:value-type="string" calcext:value-type="string">
            <text:p>9EE2B1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1:12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alt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50]*[.F150]" office:value-type="float" office:value="25" calcext:value-type="float">
            <text:p>25</text:p>
          </table:table-cell>
          <table:table-cell table:number-columns-repeated="2" table:style-name="Gnumeric-default" office:value-type="float" office:value="5" calcext:value-type="float">
            <text:p>5</text:p>
          </table:table-cell>
          <table:table-cell table:style-name="ce11" table:formula="of:=[.E150]" office:value-type="float" office:value="5" calcext:value-type="float">
            <text:p>5.000</text:p>
          </table:table-cell>
          <table:table-cell table:style-name="ce11" table:formula="of:=[.F150]" office:value-type="float" office:value="5" calcext:value-type="float">
            <text:p>5.000</text:p>
          </table:table-cell>
          <table:table-cell table:style-name="ce13" table:formula="of:=([.D150]/[.$B$9])/[.$D$2]" office:value-type="float" office:value="4.69027685496059" calcext:value-type="float">
            <text:p>4.690</text:p>
          </table:table-cell>
          <table:table-cell table:style-name="ce14" table:formula="of:=SQRT([.I150])" office:value-type="float" office:value="2.16570470169887" calcext:value-type="float">
            <text:p>2.166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50]^(1/2)" office:value-type="float" office:value="1.47163334485831" calcext:value-type="float">
            <text:p>1.472</text:p>
          </table:table-cell>
          <table:table-cell table:style-name="ce14" table:formula="of:=([.J150]^(1/2))^(1/2)" office:value-type="float" office:value="1.21310895836207" calcext:value-type="float">
            <text:p>1.213</text:p>
          </table:table-cell>
          <table:table-cell table:style-name="ce13" table:formula="of:=([.D150]/[.$L$15])/[.$D$2]" office:value-type="float" office:value="0.599232981783317" calcext:value-type="float">
            <text:p>0.599</text:p>
          </table:table-cell>
          <table:table-cell table:style-name="ce18" table:formula="of:=SQRT([.N150])" office:value-type="float" office:value="0.774101402778291" calcext:value-type="float">
            <text:p>0.774</text:p>
          </table:table-cell>
          <table:table-cell table:style-name="ce18" table:formula="of:=SQRT([.O150])" office:value-type="float" office:value="0.879830326130153" calcext:value-type="float">
            <text:p>0.880</text:p>
          </table:table-cell>
          <table:table-cell table:style-name="ce19" table:formula="of:=[.R150]+[.U150]" office:value-type="float" office:value="64.5" calcext:value-type="float">
            <text:p>64.5</text:p>
          </table:table-cell>
          <table:table-cell table:style-name="ce19" table:formula="of:=([.V150]-[.U150])/2" office:value-type="float" office:value="63.5" calcext:value-type="float">
            <text:p>63.5</text:p>
          </table:table-cell>
          <table:table-cell table:style-name="ce20" table:formula="of:=[.T150]+[.U150]" office:value-type="float" office:value="125.3" calcext:value-type="float">
            <text:p>125.3</text:p>
          </table:table-cell>
          <table:table-cell table:style-name="ce21" table:formula="of:=([.W150]-[.U150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0]&gt;64;64+(([.V150]-64)*2.9);[.V150])" office:value-type="float" office:value="249.6" calcext:value-type="float">
            <text:p>249.6</text:p>
          </table:table-cell>
          <table:table-cell table:style-name="ce24" office:value-type="string" calcext:value-type="string">
            <text:p>FFFFFF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1:13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altpete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51]*[.F151]" office:value-type="float" office:value="24" calcext:value-type="float">
            <text:p>2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51]" office:value-type="float" office:value="4" calcext:value-type="float">
            <text:p>4.000</text:p>
          </table:table-cell>
          <table:table-cell table:style-name="ce11" table:formula="of:=[.F151]" office:value-type="float" office:value="6" calcext:value-type="float">
            <text:p>6.000</text:p>
          </table:table-cell>
          <table:table-cell table:style-name="ce13" table:formula="of:=([.D151]/[.$B$9])/[.$D$2]" office:value-type="float" office:value="4.50266578076217" calcext:value-type="float">
            <text:p>4.503</text:p>
          </table:table-cell>
          <table:table-cell table:style-name="ce14" table:formula="of:=SQRT([.I151])" office:value-type="float" office:value="2.12194858108347" calcext:value-type="float">
            <text:p>2.122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51]^(1/2)" office:value-type="float" office:value="1.45669096965811" calcext:value-type="float">
            <text:p>1.457</text:p>
          </table:table-cell>
          <table:table-cell table:style-name="ce14" table:formula="of:=([.J151]^(1/2))^(1/2)" office:value-type="float" office:value="1.20693453412275" calcext:value-type="float">
            <text:p>1.207</text:p>
          </table:table-cell>
          <table:table-cell table:style-name="ce13" table:formula="of:=([.D151]/[.$L$15])/[.$D$2]" office:value-type="float" office:value="0.575263662511985" calcext:value-type="float">
            <text:p>0.575</text:p>
          </table:table-cell>
          <table:table-cell table:style-name="ce18" table:formula="of:=SQRT([.N151])" office:value-type="float" office:value="0.758461378391797" calcext:value-type="float">
            <text:p>0.758</text:p>
          </table:table-cell>
          <table:table-cell table:style-name="ce18" table:formula="of:=SQRT([.O151])" office:value-type="float" office:value="0.870896881606426" calcext:value-type="float">
            <text:p>0.871</text:p>
          </table:table-cell>
          <table:table-cell table:style-name="ce19" table:formula="of:=[.R151]+[.U151]" office:value-type="float" office:value="64.5" calcext:value-type="float">
            <text:p>64.5</text:p>
          </table:table-cell>
          <table:table-cell table:style-name="ce19" table:formula="of:=([.V151]-[.U151])/2" office:value-type="float" office:value="63.5" calcext:value-type="float">
            <text:p>63.5</text:p>
          </table:table-cell>
          <table:table-cell table:style-name="ce20" table:formula="of:=[.T151]+[.U151]" office:value-type="float" office:value="125.3" calcext:value-type="float">
            <text:p>125.3</text:p>
          </table:table-cell>
          <table:table-cell table:style-name="ce21" table:formula="of:=([.W151]-[.U151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1]&gt;64;64+(([.V151]-64)*2.9);[.V151])" office:value-type="float" office:value="249.6" calcext:value-type="float">
            <text:p>249.6</text:p>
          </table:table-cell>
          <table:table-cell table:style-name="ce24" office:value-type="string" calcext:value-type="string">
            <text:p>F4F6F9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1:14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Magnesium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52]*[.F152]" office:value-type="float" office:value="20" calcext:value-type="float">
            <text:p>2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52]" office:value-type="float" office:value="5" calcext:value-type="float">
            <text:p>5.000</text:p>
          </table:table-cell>
          <table:table-cell table:style-name="ce11" table:formula="of:=[.F152]" office:value-type="float" office:value="4" calcext:value-type="float">
            <text:p>4.000</text:p>
          </table:table-cell>
          <table:table-cell table:style-name="ce13" table:formula="of:=([.D152]/[.$B$9])/[.$D$2]" office:value-type="float" office:value="3.75222148396848" calcext:value-type="float">
            <text:p>3.752</text:p>
          </table:table-cell>
          <table:table-cell table:style-name="ce14" table:formula="of:=SQRT([.I152])" office:value-type="float" office:value="1.93706517287583" calcext:value-type="float">
            <text:p>1.937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52]^(1/2)" office:value-type="float" office:value="1.39178488742903" calcext:value-type="float">
            <text:p>1.392</text:p>
          </table:table-cell>
          <table:table-cell table:style-name="ce14" table:formula="of:=([.J152]^(1/2))^(1/2)" office:value-type="float" office:value="1.17973933028827" calcext:value-type="float">
            <text:p>1.180</text:p>
          </table:table-cell>
          <table:table-cell table:style-name="ce13" table:formula="of:=([.D152]/[.$L$15])/[.$D$2]" office:value-type="float" office:value="0.479386385426654" calcext:value-type="float">
            <text:p>0.479</text:p>
          </table:table-cell>
          <table:table-cell table:style-name="ce18" table:formula="of:=SQRT([.N152])" office:value-type="float" office:value="0.692377343236081" calcext:value-type="float">
            <text:p>0.692</text:p>
          </table:table-cell>
          <table:table-cell table:style-name="ce18" table:formula="of:=SQRT([.O152])" office:value-type="float" office:value="0.83209214828412" calcext:value-type="float">
            <text:p>0.832</text:p>
          </table:table-cell>
          <table:table-cell table:style-name="ce19" table:formula="of:=[.R152]+[.U152]" office:value-type="float" office:value="64.5" calcext:value-type="float">
            <text:p>64.5</text:p>
          </table:table-cell>
          <table:table-cell table:style-name="ce19" table:formula="of:=([.V152]-[.U152])/2" office:value-type="float" office:value="63.5" calcext:value-type="float">
            <text:p>63.5</text:p>
          </table:table-cell>
          <table:table-cell table:style-name="ce20" table:formula="of:=[.T152]+[.U152]" office:value-type="float" office:value="125.3" calcext:value-type="float">
            <text:p>125.3</text:p>
          </table:table-cell>
          <table:table-cell table:style-name="ce21" table:formula="of:=([.W152]-[.U152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2]&gt;64;64+(([.V152]-64)*2.9);[.V152])" office:value-type="float" office:value="249.6" calcext:value-type="float">
            <text:p>249.6</text:p>
          </table:table-cell>
          <table:table-cell table:style-name="ce24" office:value-type="string" calcext:value-type="string">
            <text:p>827066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Ores:tile.netherores.ore.1:15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Fy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53]*[.F153]" office:value-type="float" office:value="60" calcext:value-type="float">
            <text:p>6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153]" office:value-type="float" office:value="6" calcext:value-type="float">
            <text:p>6.000</text:p>
          </table:table-cell>
          <table:table-cell table:style-name="ce11" table:formula="of:=[.F153]" office:value-type="float" office:value="10" calcext:value-type="float">
            <text:p>10.000</text:p>
          </table:table-cell>
          <table:table-cell table:style-name="ce13" table:formula="of:=([.D153]/[.$B$10])/[.$D$2]" office:value-type="float" office:value="1.87866927592955" calcext:value-type="float">
            <text:p>1.879</text:p>
          </table:table-cell>
          <table:table-cell table:style-name="ce14" table:formula="of:=SQRT([.I153])" office:value-type="float" office:value="1.37064556904021" calcext:value-type="float">
            <text:p>1.371</text:p>
          </table:table-cell>
          <table:table-cell table:style-name="ce14" table:formula="of:=([.J153]^(1/2))^(1/3)" office:value-type="float" office:value="1.05395206980991" calcext:value-type="float">
            <text:p>1.054</text:p>
          </table:table-cell>
          <table:table-cell table:style-name="ce14" table:formula="of:=[.J153]^(1/2)" office:value-type="float" office:value="1.17074573201879" calcext:value-type="float">
            <text:p>1.171</text:p>
          </table:table-cell>
          <table:table-cell table:style-name="ce14" table:formula="of:=([.J153]^(1/2))^(1/2)" office:value-type="float" office:value="1.08201004247594" calcext:value-type="float">
            <text:p>1.082</text:p>
          </table:table-cell>
          <table:table-cell table:style-name="ce13" table:formula="of:=([.D153]/[.$L$15])/[.$D$2]" office:value-type="float" office:value="1.43815915627996" calcext:value-type="float">
            <text:p>1.438</text:p>
          </table:table-cell>
          <table:table-cell table:style-name="ce18" table:formula="of:=SQRT([.N153])" office:value-type="float" office:value="1.19923273649445" calcext:value-type="float">
            <text:p>1.199</text:p>
          </table:table-cell>
          <table:table-cell table:style-name="ce18" table:formula="of:=SQRT([.O153])" office:value-type="float" office:value="1.09509485273854" calcext:value-type="float">
            <text:p>1.095</text:p>
          </table:table-cell>
          <table:table-cell table:style-name="ce19" table:formula="of:=[.R153]+[.U153]" office:value-type="float" office:value="128" calcext:value-type="float">
            <text:p>128</text:p>
          </table:table-cell>
          <table:table-cell table:style-name="ce19" table:formula="of:=([.V153]-[.U153])/2" office:value-type="float" office:value="128" calcext:value-type="float">
            <text:p>128</text:p>
          </table:table-cell>
          <table:table-cell table:style-name="ce20" table:formula="of:=[.T153]+[.U153]" office:value-type="float" office:value="310.4" calcext:value-type="float">
            <text:p>310.4</text:p>
          </table:table-cell>
          <table:table-cell table:style-name="ce21" table:formula="of:=([.W153]-[.U153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53]&gt;64;64+(([.V153]-64)*2.9);[.V153])" office:value-type="float" office:value="620.8" calcext:value-type="float">
            <text:p>620.8</text:p>
          </table:table-cell>
          <table:table-cell table:style-name="ce24" office:value-type="string" calcext:value-type="string">
            <text:p>BF0000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rocks:fyrite_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Malach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54]*[.F154]" office:value-type="float" office:value="70" calcext:value-type="float">
            <text:p>70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154]" office:value-type="float" office:value="7" calcext:value-type="float">
            <text:p>7.000</text:p>
          </table:table-cell>
          <table:table-cell table:style-name="ce11" table:formula="of:=[.F154]" office:value-type="float" office:value="10" calcext:value-type="float">
            <text:p>10.000</text:p>
          </table:table-cell>
          <table:table-cell table:style-name="ce13" table:formula="of:=([.D154]/[.$B$10])/[.$D$2]" office:value-type="float" office:value="2.19178082191781" calcext:value-type="float">
            <text:p>2.192</text:p>
          </table:table-cell>
          <table:table-cell table:style-name="ce14" table:formula="of:=SQRT([.I154])" office:value-type="float" office:value="1.48046642039521" calcext:value-type="float">
            <text:p>1.480</text:p>
          </table:table-cell>
          <table:table-cell table:style-name="ce14" table:formula="of:=([.J154]^(1/2))^(1/3)" office:value-type="float" office:value="1.06757835565312" calcext:value-type="float">
            <text:p>1.068</text:p>
          </table:table-cell>
          <table:table-cell table:style-name="ce14" table:formula="of:=[.J154]^(1/2)" office:value-type="float" office:value="1.21674418856028" calcext:value-type="float">
            <text:p>1.217</text:p>
          </table:table-cell>
          <table:table-cell table:style-name="ce14" table:formula="of:=([.J154]^(1/2))^(1/2)" office:value-type="float" office:value="1.10306128050996" calcext:value-type="float">
            <text:p>1.103</text:p>
          </table:table-cell>
          <table:table-cell table:style-name="ce13" table:formula="of:=([.D154]/[.$L$15])/[.$D$2]" office:value-type="float" office:value="1.67785234899329" calcext:value-type="float">
            <text:p>1.678</text:p>
          </table:table-cell>
          <table:table-cell table:style-name="ce18" table:formula="of:=SQRT([.N154])" office:value-type="float" office:value="1.2953194003771" calcext:value-type="float">
            <text:p>1.295</text:p>
          </table:table-cell>
          <table:table-cell table:style-name="ce18" table:formula="of:=SQRT([.O154])" office:value-type="float" office:value="1.13812099549086" calcext:value-type="float">
            <text:p>1.138</text:p>
          </table:table-cell>
          <table:table-cell table:style-name="ce19" table:formula="of:=[.R154]+[.U154]" office:value-type="float" office:value="128" calcext:value-type="float">
            <text:p>128</text:p>
          </table:table-cell>
          <table:table-cell table:style-name="ce19" table:formula="of:=([.V154]-[.U154])/2" office:value-type="float" office:value="128" calcext:value-type="float">
            <text:p>128</text:p>
          </table:table-cell>
          <table:table-cell table:style-name="ce20" table:formula="of:=[.T154]+[.U154]" office:value-type="float" office:value="310.4" calcext:value-type="float">
            <text:p>310.4</text:p>
          </table:table-cell>
          <table:table-cell table:style-name="ce21" table:formula="of:=([.W154]-[.U154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54]&gt;64;64+(([.V154]-64)*2.9);[.V154])" office:value-type="float" office:value="620.8" calcext:value-type="float">
            <text:p>620.8</text:p>
          </table:table-cell>
          <table:table-cell table:style-name="ce24" office:value-type="string" calcext:value-type="string">
            <text:p>046652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rocks:malachite_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Ashto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55]*[.F155]" office:value-type="float" office:value="50" calcext:value-type="float">
            <text:p>5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155]" office:value-type="float" office:value="5" calcext:value-type="float">
            <text:p>5.000</text:p>
          </table:table-cell>
          <table:table-cell table:style-name="ce11" table:formula="of:=[.F155]" office:value-type="float" office:value="10" calcext:value-type="float">
            <text:p>10.000</text:p>
          </table:table-cell>
          <table:table-cell table:style-name="ce13" table:formula="of:=([.D155]/[.$B$10])/[.$D$2]" office:value-type="float" office:value="1.56555772994129" calcext:value-type="float">
            <text:p>1.566</text:p>
          </table:table-cell>
          <table:table-cell table:style-name="ce14" table:formula="of:=SQRT([.I155])" office:value-type="float" office:value="1.25122249417971" calcext:value-type="float">
            <text:p>1.251</text:p>
          </table:table-cell>
          <table:table-cell table:style-name="ce14" table:formula="of:=([.J155]^(1/2))^(1/3)" office:value-type="float" office:value="1.03805992205623" calcext:value-type="float">
            <text:p>1.038</text:p>
          </table:table-cell>
          <table:table-cell table:style-name="ce14" table:formula="of:=[.J155]^(1/2)" office:value-type="float" office:value="1.11858057116138" calcext:value-type="float">
            <text:p>1.119</text:p>
          </table:table-cell>
          <table:table-cell table:style-name="ce14" table:formula="of:=([.J155]^(1/2))^(1/2)" office:value-type="float" office:value="1.05762969472371" calcext:value-type="float">
            <text:p>1.058</text:p>
          </table:table-cell>
          <table:table-cell table:style-name="ce13" table:formula="of:=([.D155]/[.$L$15])/[.$D$2]" office:value-type="float" office:value="1.19846596356663" calcext:value-type="float">
            <text:p>1.198</text:p>
          </table:table-cell>
          <table:table-cell table:style-name="ce18" table:formula="of:=SQRT([.N155])" office:value-type="float" office:value="1.0947447024611" calcext:value-type="float">
            <text:p>1.095</text:p>
          </table:table-cell>
          <table:table-cell table:style-name="ce18" table:formula="of:=SQRT([.O155])" office:value-type="float" office:value="1.04630048382914" calcext:value-type="float">
            <text:p>1.046</text:p>
          </table:table-cell>
          <table:table-cell table:style-name="ce19" table:formula="of:=[.R155]+[.U155]" office:value-type="float" office:value="128" calcext:value-type="float">
            <text:p>128</text:p>
          </table:table-cell>
          <table:table-cell table:style-name="ce19" table:formula="of:=([.V155]-[.U155])/2" office:value-type="float" office:value="128" calcext:value-type="float">
            <text:p>128</text:p>
          </table:table-cell>
          <table:table-cell table:style-name="ce20" table:formula="of:=[.T155]+[.U155]" office:value-type="float" office:value="310.4" calcext:value-type="float">
            <text:p>310.4</text:p>
          </table:table-cell>
          <table:table-cell table:style-name="ce21" table:formula="of:=([.W155]-[.U155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55]&gt;64;64+(([.V155]-64)*2.9);[.V155])" office:value-type="float" office:value="620.8" calcext:value-type="float">
            <text:p>620.8</text:p>
          </table:table-cell>
          <table:table-cell table:style-name="ce24" office:value-type="string" calcext:value-type="string">
            <text:p>3F3F60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rocks:ashstone_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Illumen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56]*[.F156]" office:value-type="float" office:value="5250" calcext:value-type="float">
            <text:p>5250</text:p>
          </table:table-cell>
          <table:table-cell table:style-name="Gnumeric-default" office:value-type="float" office:value="15" calcext:value-type="float">
            <text:p>15</text:p>
          </table:table-cell>
          <table:table-cell table:style-name="Gnumeric-default" office:value-type="float" office:value="350" calcext:value-type="float">
            <text:p>350</text:p>
          </table:table-cell>
          <table:table-cell table:style-name="ce11" table:formula="of:=[.E156]" office:value-type="float" office:value="15" calcext:value-type="float">
            <text:p>15.000</text:p>
          </table:table-cell>
          <table:table-cell table:style-name="ce11" table:formula="of:=[.F156]" office:value-type="float" office:value="350" calcext:value-type="float">
            <text:p>350.000</text:p>
          </table:table-cell>
          <table:table-cell table:style-name="ce13" table:formula="of:=([.D156]/[.$B$9])/[.$D$2]" office:value-type="float" office:value="984.958139541725" calcext:value-type="float">
            <text:p>984.958</text:p>
          </table:table-cell>
          <table:table-cell table:style-name="ce14" table:formula="of:=SQRT([.I156])" office:value-type="float" office:value="31.3840427533122" calcext:value-type="float">
            <text:p>31.384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56]^(1/2)" office:value-type="float" office:value="5.60214626311311" calcext:value-type="float">
            <text:p>5.602</text:p>
          </table:table-cell>
          <table:table-cell table:style-name="ce14" table:formula="of:=([.J156]^(1/2))^(1/2)" office:value-type="float" office:value="2.36688535064821" calcext:value-type="float">
            <text:p>2.367</text:p>
          </table:table-cell>
          <table:table-cell table:style-name="ce13" table:formula="of:=([.D156]/[.$L$15])/[.$D$2]" office:value-type="float" office:value="125.838926174497" calcext:value-type="float">
            <text:p>125.839</text:p>
          </table:table-cell>
          <table:table-cell table:style-name="ce18" table:formula="of:=SQRT([.N156])" office:value-type="float" office:value="11.2177950674139" calcext:value-type="float">
            <text:p>11.218</text:p>
          </table:table-cell>
          <table:table-cell table:style-name="ce18" table:formula="of:=SQRT([.O156])" office:value-type="float" office:value="3.3492976976396" calcext:value-type="float">
            <text:p>3.349</text:p>
          </table:table-cell>
          <table:table-cell table:style-name="ce19" table:formula="of:=[.R156]+[.U156]" office:value-type="float" office:value="128" calcext:value-type="float">
            <text:p>128</text:p>
          </table:table-cell>
          <table:table-cell table:style-name="ce19" table:formula="of:=([.V156]-[.U156])/2" office:value-type="float" office:value="128" calcext:value-type="float">
            <text:p>128</text:p>
          </table:table-cell>
          <table:table-cell table:style-name="ce20" table:formula="of:=[.T156]+[.U156]" office:value-type="float" office:value="310.4" calcext:value-type="float">
            <text:p>310.4</text:p>
          </table:table-cell>
          <table:table-cell table:style-name="ce21" table:formula="of:=([.W156]-[.U156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56]&gt;64;64+(([.V156]-64)*2.9);[.V156])" office:value-type="float" office:value="620.8" calcext:value-type="float">
            <text:p>620.8</text:p>
          </table:table-cell>
          <table:table-cell table:style-name="ce24" office:value-type="string" calcext:value-type="string">
            <text:p>FCFEB0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rocks:illumenite_ore</text:p>
          </table:table-cell>
          <table:table-cell table:style-name="Gnumeric-default" office:value-type="string" calcext:value-type="string">
            <text:p>Replaces Glowstone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Dragonsto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57]*[.F157]" office:value-type="float" office:value="30" calcext:value-type="float">
            <text:p>3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57]" office:value-type="float" office:value="5" calcext:value-type="float">
            <text:p>5.000</text:p>
          </table:table-cell>
          <table:table-cell table:style-name="ce11" table:formula="of:=[.F157]" office:value-type="float" office:value="6" calcext:value-type="float">
            <text:p>6.000</text:p>
          </table:table-cell>
          <table:table-cell table:style-name="ce13" table:formula="of:=([.D157]/[.$B$10])/[.$D$2]" office:value-type="float" office:value="0.939334637964775" calcext:value-type="float">
            <text:p>0.939</text:p>
          </table:table-cell>
          <table:table-cell table:style-name="ce14" table:formula="of:=SQRT([.I157])" office:value-type="float" office:value="0.969192776471624" calcext:value-type="float">
            <text:p>0.969</text:p>
          </table:table-cell>
          <table:table-cell table:style-name="ce14" table:formula="of:=([.J157]^(1/2))^(1/3)" office:value-type="float" office:value="0.994798285491273" calcext:value-type="float">
            <text:p>0.995</text:p>
          </table:table-cell>
          <table:table-cell table:style-name="ce14" table:formula="of:=[.J157]^(1/2)" office:value-type="float" office:value="0.984475889228184" calcext:value-type="float">
            <text:p>0.984</text:p>
          </table:table-cell>
          <table:table-cell table:style-name="ce14" table:formula="of:=([.J157]^(1/2))^(1/2)" office:value-type="float" office:value="0.992207583738496" calcext:value-type="float">
            <text:p>0.992</text:p>
          </table:table-cell>
          <table:table-cell table:style-name="ce13" table:formula="of:=([.D157]/[.$L$15])/[.$D$2]" office:value-type="float" office:value="0.719079578139981" calcext:value-type="float">
            <text:p>0.719</text:p>
          </table:table-cell>
          <table:table-cell table:style-name="ce18" table:formula="of:=SQRT([.N157])" office:value-type="float" office:value="0.847985600196124" calcext:value-type="float">
            <text:p>0.848</text:p>
          </table:table-cell>
          <table:table-cell table:style-name="ce18" table:formula="of:=SQRT([.O157])" office:value-type="float" office:value="0.920861336030634" calcext:value-type="float">
            <text:p>0.921</text:p>
          </table:table-cell>
          <table:table-cell table:style-name="ce19" table:formula="of:=[.R157]+[.U157]" office:value-type="float" office:value="128" calcext:value-type="float">
            <text:p>128</text:p>
          </table:table-cell>
          <table:table-cell table:style-name="ce19" table:formula="of:=([.V157]-[.U157])/2" office:value-type="float" office:value="128" calcext:value-type="float">
            <text:p>128</text:p>
          </table:table-cell>
          <table:table-cell table:style-name="ce20" table:formula="of:=[.T157]+[.U157]" office:value-type="float" office:value="310.4" calcext:value-type="float">
            <text:p>310.4</text:p>
          </table:table-cell>
          <table:table-cell table:style-name="ce21" table:formula="of:=([.W157]-[.U157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57]&gt;64;64+(([.V157]-64)*2.9);[.V157])" office:value-type="float" office:value="620.8" calcext:value-type="float">
            <text:p>620.8</text:p>
          </table:table-cell>
          <table:table-cell table:style-name="ce24" office:value-type="string" calcext:value-type="string">
            <text:p>0F0035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rocks:dragonstone_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Argon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58]*[.F158]" office:value-type="float" office:value="60" calcext:value-type="float">
            <text:p>6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158]" office:value-type="float" office:value="6" calcext:value-type="float">
            <text:p>6.000</text:p>
          </table:table-cell>
          <table:table-cell table:style-name="ce11" table:formula="of:=[.F158]" office:value-type="float" office:value="10" calcext:value-type="float">
            <text:p>10.000</text:p>
          </table:table-cell>
          <table:table-cell table:style-name="ce13" table:formula="of:=([.D158]/[.$B$10])/[.$D$2]" office:value-type="float" office:value="1.87866927592955" calcext:value-type="float">
            <text:p>1.879</text:p>
          </table:table-cell>
          <table:table-cell table:style-name="ce14" table:formula="of:=SQRT([.I158])" office:value-type="float" office:value="1.37064556904021" calcext:value-type="float">
            <text:p>1.371</text:p>
          </table:table-cell>
          <table:table-cell table:style-name="ce14" table:formula="of:=([.J158]^(1/2))^(1/3)" office:value-type="float" office:value="1.05395206980991" calcext:value-type="float">
            <text:p>1.054</text:p>
          </table:table-cell>
          <table:table-cell table:style-name="ce14" table:formula="of:=[.J158]^(1/2)" office:value-type="float" office:value="1.17074573201879" calcext:value-type="float">
            <text:p>1.171</text:p>
          </table:table-cell>
          <table:table-cell table:style-name="ce14" table:formula="of:=([.J158]^(1/2))^(1/2)" office:value-type="float" office:value="1.08201004247594" calcext:value-type="float">
            <text:p>1.082</text:p>
          </table:table-cell>
          <table:table-cell table:style-name="ce13" table:formula="of:=([.D158]/[.$L$15])/[.$D$2]" office:value-type="float" office:value="1.43815915627996" calcext:value-type="float">
            <text:p>1.438</text:p>
          </table:table-cell>
          <table:table-cell table:style-name="ce18" table:formula="of:=SQRT([.N158])" office:value-type="float" office:value="1.19923273649445" calcext:value-type="float">
            <text:p>1.199</text:p>
          </table:table-cell>
          <table:table-cell table:style-name="ce18" table:formula="of:=SQRT([.O158])" office:value-type="float" office:value="1.09509485273854" calcext:value-type="float">
            <text:p>1.095</text:p>
          </table:table-cell>
          <table:table-cell table:style-name="ce19" table:formula="of:=[.R158]+[.U158]" office:value-type="float" office:value="128" calcext:value-type="float">
            <text:p>128</text:p>
          </table:table-cell>
          <table:table-cell table:style-name="ce19" table:formula="of:=([.V158]-[.U158])/2" office:value-type="float" office:value="128" calcext:value-type="float">
            <text:p>128</text:p>
          </table:table-cell>
          <table:table-cell table:style-name="ce20" table:formula="of:=[.T158]+[.U158]" office:value-type="float" office:value="310.4" calcext:value-type="float">
            <text:p>310.4</text:p>
          </table:table-cell>
          <table:table-cell table:style-name="ce21" table:formula="of:=([.W158]-[.U158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58]&gt;64;64+(([.V158]-64)*2.9);[.V158])" office:value-type="float" office:value="620.8" calcext:value-type="float">
            <text:p>620.8</text:p>
          </table:table-cell>
          <table:table-cell table:style-name="ce24" office:value-type="string" calcext:value-type="string">
            <text:p>0F0035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netherrocks:argonite_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Ruby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59]*[.F159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159]" office:value-type="float" office:value="1" calcext:value-type="float">
            <text:p>1.000</text:p>
          </table:table-cell>
          <table:table-cell table:style-name="ce11" table:formula="of:=[.F159]" office:value-type="float" office:value="1" calcext:value-type="float">
            <text:p>1.000</text:p>
          </table:table-cell>
          <table:table-cell table:style-name="ce13" table:formula="of:=([.D159]/[.$B$13])/[.$D$2]" office:value-type="float" office:value="0.0728861783782511" calcext:value-type="float">
            <text:p>0.073</text:p>
          </table:table-cell>
          <table:table-cell table:style-name="ce14" table:formula="of:=SQRT([.I159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59]^(1/2)" office:value-type="float" office:value="0.519590611145776" calcext:value-type="float">
            <text:p>0.520</text:p>
          </table:table-cell>
          <table:table-cell table:style-name="ce14" table:formula="of:=([.J159]^(1/2))^(1/2)" office:value-type="float" office:value="0.720826339103793" calcext:value-type="float">
            <text:p>0.721</text:p>
          </table:table-cell>
          <table:table-cell table:style-name="ce13" table:formula="of:=([.D159]/[.$L$15])/[.$D$2]" office:value-type="float" office:value="0.0239693192713327" calcext:value-type="float">
            <text:p>0.024</text:p>
          </table:table-cell>
          <table:table-cell table:style-name="ce18" table:formula="of:=SQRT([.N159])" office:value-type="float" office:value="0.154820280555658" calcext:value-type="float">
            <text:p>0.155</text:p>
          </table:table-cell>
          <table:table-cell table:style-name="ce18" table:formula="of:=SQRT([.O159])" office:value-type="float" office:value="0.393472083578566" calcext:value-type="float">
            <text:p>0.393</text:p>
          </table:table-cell>
          <table:table-cell table:style-name="ce19" table:formula="of:=[.R159]+[.U159]" office:value-type="float" office:value="16" calcext:value-type="float">
            <text:p>16</text:p>
          </table:table-cell>
          <table:table-cell table:style-name="ce19" table:formula="of:=([.V159]-[.U159])/2" office:value-type="float" office:value="4" calcext:value-type="float">
            <text:p>4</text:p>
          </table:table-cell>
          <table:table-cell table:style-name="ce20" table:formula="of:=[.T159]+[.U159]" office:value-type="float" office:value="16" calcext:value-type="float">
            <text:p>16</text:p>
          </table:table-cell>
          <table:table-cell table:style-name="ce21" table:formula="of:=([.W159]-[.U159])/2" office:value-type="float" office:value="4" calcext:value-type="float">
            <text:p>4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0" calcext:value-type="float">
            <text:p>20</text:p>
          </table:table-cell>
          <table:table-cell table:style-name="Gnumeric-default" table:formula="of:=IF([.V159]&gt;64;64+(([.V159]-64)*2.9);[.V159])" office:value-type="float" office:value="20" calcext:value-type="float">
            <text:p>20</text:p>
          </table:table-cell>
          <table:table-cell table:style-name="ce24" office:value-type="string" calcext:value-type="string">
            <text:p>900113</text:p>
          </table:table-cell>
          <table:table-cell table:style-name="ce24" office:value-type="string" calcext:value-type="string">
            <text:p>E23A</text:p>
          </table:table-cell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ProjRed|Exploration:projectred.exploration.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Sapphire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60]*[.F160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160]" office:value-type="float" office:value="1" calcext:value-type="float">
            <text:p>1.000</text:p>
          </table:table-cell>
          <table:table-cell table:style-name="ce11" table:formula="of:=[.F160]" office:value-type="float" office:value="1" calcext:value-type="float">
            <text:p>1.000</text:p>
          </table:table-cell>
          <table:table-cell table:style-name="ce13" table:formula="of:=([.D160]/[.$B$13])/[.$D$2]" office:value-type="float" office:value="0.0728861783782511" calcext:value-type="float">
            <text:p>0.073</text:p>
          </table:table-cell>
          <table:table-cell table:style-name="ce14" table:formula="of:=SQRT([.I160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60]^(1/2)" office:value-type="float" office:value="0.519590611145776" calcext:value-type="float">
            <text:p>0.520</text:p>
          </table:table-cell>
          <table:table-cell table:style-name="ce14" table:formula="of:=([.J160]^(1/2))^(1/2)" office:value-type="float" office:value="0.720826339103793" calcext:value-type="float">
            <text:p>0.721</text:p>
          </table:table-cell>
          <table:table-cell table:style-name="ce13" table:formula="of:=([.D160]/[.$L$15])/[.$D$2]" office:value-type="float" office:value="0.0239693192713327" calcext:value-type="float">
            <text:p>0.024</text:p>
          </table:table-cell>
          <table:table-cell table:style-name="ce18" table:formula="of:=SQRT([.N160])" office:value-type="float" office:value="0.154820280555658" calcext:value-type="float">
            <text:p>0.155</text:p>
          </table:table-cell>
          <table:table-cell table:style-name="ce18" table:formula="of:=SQRT([.O160])" office:value-type="float" office:value="0.393472083578566" calcext:value-type="float">
            <text:p>0.393</text:p>
          </table:table-cell>
          <table:table-cell table:style-name="ce19" table:formula="of:=[.R160]+[.U160]" office:value-type="float" office:value="16" calcext:value-type="float">
            <text:p>16</text:p>
          </table:table-cell>
          <table:table-cell table:style-name="ce19" table:formula="of:=([.V160]-[.U160])/2" office:value-type="float" office:value="4" calcext:value-type="float">
            <text:p>4</text:p>
          </table:table-cell>
          <table:table-cell table:style-name="ce20" table:formula="of:=[.T160]+[.U160]" office:value-type="float" office:value="16" calcext:value-type="float">
            <text:p>16</text:p>
          </table:table-cell>
          <table:table-cell table:style-name="ce21" table:formula="of:=([.W160]-[.U160])/2" office:value-type="float" office:value="4" calcext:value-type="float">
            <text:p>4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0" calcext:value-type="float">
            <text:p>20</text:p>
          </table:table-cell>
          <table:table-cell table:style-name="Gnumeric-default" table:formula="of:=IF([.V160]&gt;64;64+(([.V160]-64)*2.9);[.V160])" office:value-type="float" office:value="20" calcext:value-type="float">
            <text:p>20</text:p>
          </table:table-cell>
          <table:table-cell table:style-name="ce24" office:value-type="string" calcext:value-type="string">
            <text:p>0011C8</text:p>
          </table:table-cell>
          <table:table-cell table:style-name="ce24" office:value-type="string" calcext:value-type="string">
            <text:p>5196</text:p>
          </table:table-cell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ProjRed|Exploration:projectred.exploration.ore:1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Peridot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61]*[.F161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161]" office:value-type="float" office:value="1" calcext:value-type="float">
            <text:p>1.000</text:p>
          </table:table-cell>
          <table:table-cell table:style-name="ce11" table:formula="of:=[.F161]" office:value-type="float" office:value="1" calcext:value-type="float">
            <text:p>1.000</text:p>
          </table:table-cell>
          <table:table-cell table:style-name="ce13" table:formula="of:=([.D161]/[.$B$13])/[.$D$2]" office:value-type="float" office:value="0.0728861783782511" calcext:value-type="float">
            <text:p>0.073</text:p>
          </table:table-cell>
          <table:table-cell table:style-name="ce14" table:formula="of:=SQRT([.I161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61]^(1/2)" office:value-type="float" office:value="0.519590611145776" calcext:value-type="float">
            <text:p>0.520</text:p>
          </table:table-cell>
          <table:table-cell table:style-name="ce14" table:formula="of:=([.J161]^(1/2))^(1/2)" office:value-type="float" office:value="0.720826339103793" calcext:value-type="float">
            <text:p>0.721</text:p>
          </table:table-cell>
          <table:table-cell table:style-name="ce13" table:formula="of:=([.D161]/[.$L$15])/[.$D$2]" office:value-type="float" office:value="0.0239693192713327" calcext:value-type="float">
            <text:p>0.024</text:p>
          </table:table-cell>
          <table:table-cell table:style-name="ce18" table:formula="of:=SQRT([.N161])" office:value-type="float" office:value="0.154820280555658" calcext:value-type="float">
            <text:p>0.155</text:p>
          </table:table-cell>
          <table:table-cell table:style-name="ce18" table:formula="of:=SQRT([.O161])" office:value-type="float" office:value="0.393472083578566" calcext:value-type="float">
            <text:p>0.393</text:p>
          </table:table-cell>
          <table:table-cell table:style-name="ce19" table:formula="of:=[.R161]+[.U161]" office:value-type="float" office:value="22" calcext:value-type="float">
            <text:p>22</text:p>
          </table:table-cell>
          <table:table-cell table:style-name="ce19" table:formula="of:=([.V161]-[.U161])/2" office:value-type="float" office:value="6" calcext:value-type="float">
            <text:p>6</text:p>
          </table:table-cell>
          <table:table-cell table:style-name="ce20" table:formula="of:=[.T161]+[.U161]" office:value-type="float" office:value="22" calcext:value-type="float">
            <text:p>22</text:p>
          </table:table-cell>
          <table:table-cell table:style-name="ce21" table:formula="of:=([.W161]-[.U161])/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8" calcext:value-type="float">
            <text:p>28</text:p>
          </table:table-cell>
          <table:table-cell table:style-name="Gnumeric-default" table:formula="of:=IF([.V161]&gt;64;64+(([.V161]-64)*2.9);[.V161])" office:value-type="float" office:value="28" calcext:value-type="float">
            <text:p>28</text:p>
          </table:table-cell>
          <table:table-cell table:style-name="ce24" office:value-type="string" calcext:value-type="string">
            <text:p>057529</text:p>
          </table:table-cell>
          <table:table-cell table:style-name="ce24" office:value-type="string" calcext:value-type="string">
            <text:p>8759</text:p>
          </table:table-cell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ProjRed|Exploration:projectred.exploration.ore:2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62]*[.F162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62]" office:value-type="float" office:value="8" calcext:value-type="float">
            <text:p>8.000</text:p>
          </table:table-cell>
          <table:table-cell table:style-name="ce11" table:formula="of:=[.F162]" office:value-type="float" office:value="8" calcext:value-type="float">
            <text:p>8.000</text:p>
          </table:table-cell>
          <table:table-cell table:style-name="ce13" table:formula="of:=([.D162]/[.$B$10])/[.$D$2]" office:value-type="float" office:value="2.00391389432485" calcext:value-type="float">
            <text:p>2.004</text:p>
          </table:table-cell>
          <table:table-cell table:style-name="ce14" table:formula="of:=SQRT([.I162])" office:value-type="float" office:value="1.41559665665219" calcext:value-type="float">
            <text:p>1.416</text:p>
          </table:table-cell>
          <table:table-cell table:style-name="ce14" table:formula="of:=([.J162]^(1/2))^(1/3)" office:value-type="float" office:value="1.059635715692" calcext:value-type="float">
            <text:p>1.060</text:p>
          </table:table-cell>
          <table:table-cell table:style-name="ce14" table:formula="of:=[.J162]^(1/2)" office:value-type="float" office:value="1.18978849240199" calcext:value-type="float">
            <text:p>1.190</text:p>
          </table:table-cell>
          <table:table-cell table:style-name="ce14" table:formula="of:=([.J162]^(1/2))^(1/2)" office:value-type="float" office:value="1.09077426280692" calcext:value-type="float">
            <text:p>1.091</text:p>
          </table:table-cell>
          <table:table-cell table:style-name="ce13" table:formula="of:=([.D162]/[.$L$15])/[.$D$2]" office:value-type="float" office:value="1.53403643336529" calcext:value-type="float">
            <text:p>1.534</text:p>
          </table:table-cell>
          <table:table-cell table:style-name="ce18" table:formula="of:=SQRT([.N162])" office:value-type="float" office:value="1.23856224444527" calcext:value-type="float">
            <text:p>1.239</text:p>
          </table:table-cell>
          <table:table-cell table:style-name="ce18" table:formula="of:=SQRT([.O162])" office:value-type="float" office:value="1.11290711402402" calcext:value-type="float">
            <text:p>1.113</text:p>
          </table:table-cell>
          <table:table-cell table:style-name="ce19" table:formula="of:=[.R162]+[.U162]" office:value-type="float" office:value="35" calcext:value-type="float">
            <text:p>35</text:p>
          </table:table-cell>
          <table:table-cell table:style-name="ce19" table:formula="of:=([.V162]-[.U162])/2" office:value-type="float" office:value="29" calcext:value-type="float">
            <text:p>29</text:p>
          </table:table-cell>
          <table:table-cell table:style-name="ce20" table:formula="of:=[.T162]+[.U162]" office:value-type="float" office:value="35" calcext:value-type="float">
            <text:p>35</text:p>
          </table:table-cell>
          <table:table-cell table:style-name="ce21" table:formula="of:=([.W162]-[.U162])/2" office:value-type="float" office:value="29" calcext:value-type="float">
            <text:p>2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162]&gt;64;64+(([.V162]-64)*2.9);[.V162])" office:value-type="float" office:value="64" calcext:value-type="float">
            <text:p>64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ProjRed|Exploration:projectred.exploration.ore:3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63]*[.F163]" office:value-type="float" office:value="40" calcext:value-type="float">
            <text:p>4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63]" office:value-type="float" office:value="8" calcext:value-type="float">
            <text:p>8.000</text:p>
          </table:table-cell>
          <table:table-cell table:style-name="ce11" table:formula="of:=[.F163]" office:value-type="float" office:value="5" calcext:value-type="float">
            <text:p>5.000</text:p>
          </table:table-cell>
          <table:table-cell table:style-name="ce13" table:formula="of:=([.D163]/[.$B$10])/[.$D$2]" office:value-type="float" office:value="1.25244618395303" calcext:value-type="float">
            <text:p>1.252</text:p>
          </table:table-cell>
          <table:table-cell table:style-name="ce14" table:formula="of:=SQRT([.I163])" office:value-type="float" office:value="1.11912742078507" calcext:value-type="float">
            <text:p>1.119</text:p>
          </table:table-cell>
          <table:table-cell table:style-name="ce14" table:formula="of:=([.J163]^(1/2))^(1/3)" office:value-type="float" office:value="1.01893525609298" calcext:value-type="float">
            <text:p>1.019</text:p>
          </table:table-cell>
          <table:table-cell table:style-name="ce14" table:formula="of:=[.J163]^(1/2)" office:value-type="float" office:value="1.05788818916985" calcext:value-type="float">
            <text:p>1.058</text:p>
          </table:table-cell>
          <table:table-cell table:style-name="ce14" table:formula="of:=([.J163]^(1/2))^(1/2)" office:value-type="float" office:value="1.0285369167754" calcext:value-type="float">
            <text:p>1.029</text:p>
          </table:table-cell>
          <table:table-cell table:style-name="ce13" table:formula="of:=([.D163]/[.$L$15])/[.$D$2]" office:value-type="float" office:value="0.958772770853308" calcext:value-type="float">
            <text:p>0.959</text:p>
          </table:table-cell>
          <table:table-cell table:style-name="ce18" table:formula="of:=SQRT([.N163])" office:value-type="float" office:value="0.979169429084317" calcext:value-type="float">
            <text:p>0.979</text:p>
          </table:table-cell>
          <table:table-cell table:style-name="ce18" table:formula="of:=SQRT([.O163])" office:value-type="float" office:value="0.989529903077374" calcext:value-type="float">
            <text:p>0.990</text:p>
          </table:table-cell>
          <table:table-cell table:style-name="ce19" table:formula="of:=[.R163]+[.U163]" office:value-type="float" office:value="27" calcext:value-type="float">
            <text:p>27</text:p>
          </table:table-cell>
          <table:table-cell table:style-name="ce19" table:formula="of:=([.V163]-[.U163])/2" office:value-type="float" office:value="21" calcext:value-type="float">
            <text:p>21</text:p>
          </table:table-cell>
          <table:table-cell table:style-name="ce20" table:formula="of:=[.T163]+[.U163]" office:value-type="float" office:value="27" calcext:value-type="float">
            <text:p>27</text:p>
          </table:table-cell>
          <table:table-cell table:style-name="ce21" table:formula="of:=([.W163]-[.U163])/2" office:value-type="float" office:value="21" calcext:value-type="float">
            <text:p>21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8" calcext:value-type="float">
            <text:p>48</text:p>
          </table:table-cell>
          <table:table-cell table:style-name="Gnumeric-default" table:formula="of:=IF([.V163]&gt;64;64+(([.V163]-64)*2.9);[.V163])" office:value-type="float" office:value="48" calcext:value-type="float">
            <text:p>48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ProjRed|Exploration:projectred.exploration.ore:4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64]*[.F164]" office:value-type="float" office:value="4" calcext:value-type="float">
            <text:p>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64]" office:value-type="float" office:value="4" calcext:value-type="float">
            <text:p>4.000</text:p>
          </table:table-cell>
          <table:table-cell table:style-name="ce11" table:formula="of:=[.F164]" office:value-type="float" office:value="1" calcext:value-type="float">
            <text:p>1.000</text:p>
          </table:table-cell>
          <table:table-cell table:style-name="ce13" table:formula="of:=([.D164]/[.$B$10])/[.$D$2]" office:value-type="float" office:value="0.125244618395303" calcext:value-type="float">
            <text:p>0.125</text:p>
          </table:table-cell>
          <table:table-cell table:style-name="ce14" table:formula="of:=SQRT([.I164])" office:value-type="float" office:value="0.353899164163047" calcext:value-type="float">
            <text:p>0.354</text:p>
          </table:table-cell>
          <table:table-cell table:style-name="ce14" table:formula="of:=([.J164]^(1/2))^(1/3)" office:value-type="float" office:value="0.841033424896281" calcext:value-type="float">
            <text:p>0.841</text:p>
          </table:table-cell>
          <table:table-cell table:style-name="ce14" table:formula="of:=[.J164]^(1/2)" office:value-type="float" office:value="0.594894246200992" calcext:value-type="float">
            <text:p>0.595</text:p>
          </table:table-cell>
          <table:table-cell table:style-name="ce14" table:formula="of:=([.J164]^(1/2))^(1/2)" office:value-type="float" office:value="0.771293877974532" calcext:value-type="float">
            <text:p>0.771</text:p>
          </table:table-cell>
          <table:table-cell table:style-name="ce13" table:formula="of:=([.D164]/[.$L$15])/[.$D$2]" office:value-type="float" office:value="0.0958772770853308" calcext:value-type="float">
            <text:p>0.096</text:p>
          </table:table-cell>
          <table:table-cell table:style-name="ce18" table:formula="of:=SQRT([.N164])" office:value-type="float" office:value="0.309640561111316" calcext:value-type="float">
            <text:p>0.310</text:p>
          </table:table-cell>
          <table:table-cell table:style-name="ce18" table:formula="of:=SQRT([.O164])" office:value-type="float" office:value="0.556453557012008" calcext:value-type="float">
            <text:p>0.556</text:p>
          </table:table-cell>
          <table:table-cell table:style-name="ce19" table:formula="of:=[.R164]+[.U164]" office:value-type="float" office:value="19" calcext:value-type="float">
            <text:p>19</text:p>
          </table:table-cell>
          <table:table-cell table:style-name="ce19" table:formula="of:=([.V164]-[.U164])/2" office:value-type="float" office:value="13" calcext:value-type="float">
            <text:p>13</text:p>
          </table:table-cell>
          <table:table-cell table:style-name="ce20" table:formula="of:=[.T164]+[.U164]" office:value-type="float" office:value="19" calcext:value-type="float">
            <text:p>19</text:p>
          </table:table-cell>
          <table:table-cell table:style-name="ce21" table:formula="of:=([.W164]-[.U164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164]&gt;64;64+(([.V164]-64)*2.9);[.V164])" office:value-type="float" office:value="32" calcext:value-type="float">
            <text:p>32</text:p>
          </table:table-cell>
          <table:table-cell table:style-name="ce24" office:value-type="string" calcext:value-type="string">
            <text:p>E3F2F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ProjRed|Exploration:projectred.exploration.ore:5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Electrotine</text:p>
          </table:table-cell>
          <table:table-cell table:style-name="Gnumeric-default" office:value-type="string" calcext:value-type="string">
            <text:p>Vertical Veins</text:p>
          </table:table-cell>
          <table:table-cell table:style-name="Gnumeric-default" table:formula="of:=[.E165]*[.F165]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65]" office:value-type="float" office:value="8" calcext:value-type="float">
            <text:p>8.000</text:p>
          </table:table-cell>
          <table:table-cell table:style-name="ce11" table:formula="of:=[.F165]" office:value-type="float" office:value="2" calcext:value-type="float">
            <text:p>2.000</text:p>
          </table:table-cell>
          <table:table-cell table:style-name="ce13" table:formula="of:=([.D165]/[.$B$12])/[.$D$2]" office:value-type="float" office:value="1.65343915343915" calcext:value-type="float">
            <text:p>1.653</text:p>
          </table:table-cell>
          <table:table-cell table:style-name="ce14" table:formula="of:=SQRT([.I165])" office:value-type="float" office:value="1.2858612496841" calcext:value-type="float">
            <text:p>1.286</text:p>
          </table:table-cell>
          <table:table-cell table:style-name="ce15" office:value-type="string" calcext:value-type="string">
            <text:p>none</text:p>
          </table:table-cell>
          <table:table-cell table:style-name="ce14" office:value-type="string" calcext:value-type="string">
            <text:p>default</text:p>
          </table:table-cell>
          <table:table-cell table:style-name="ce14" table:formula="of:=[.J165]^(1/2)" office:value-type="float" office:value="1.1339582221952" calcext:value-type="float">
            <text:p>1.134</text:p>
          </table:table-cell>
          <table:table-cell table:style-name="ce13" table:formula="of:=([.D165]/[.$L$15])/[.$D$2]" office:value-type="float" office:value="0.383509108341323" calcext:value-type="float">
            <text:p>0.384</text:p>
          </table:table-cell>
          <table:table-cell table:style-name="ce18" table:formula="of:=SQRT([.N165])" office:value-type="float" office:value="0.619281122222633" calcext:value-type="float">
            <text:p>0.619</text:p>
          </table:table-cell>
          <table:table-cell table:style-name="ce18" table:formula="of:=SQRT([.O165])" office:value-type="float" office:value="0.786944167157132" calcext:value-type="float">
            <text:p>0.787</text:p>
          </table:table-cell>
          <table:table-cell table:style-name="ce19" table:formula="of:=[.R165]+[.U165]" office:value-type="float" office:value="11" calcext:value-type="float">
            <text:p>11</text:p>
          </table:table-cell>
          <table:table-cell table:style-name="ce19" table:formula="of:=([.V165]-[.U165])/2" office:value-type="float" office:value="5" calcext:value-type="float">
            <text:p>5</text:p>
          </table:table-cell>
          <table:table-cell table:style-name="ce20" table:formula="of:=[.T165]+[.U165]" office:value-type="float" office:value="11" calcext:value-type="float">
            <text:p>11</text:p>
          </table:table-cell>
          <table:table-cell table:style-name="ce21" table:formula="of:=([.W165]-[.U165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165]&gt;64;64+(([.V165]-64)*2.9);[.V165])" office:value-type="float" office:value="16" calcext:value-type="float">
            <text:p>16</text:p>
          </table:table-cell>
          <table:table-cell table:style-name="ce24" office:value-type="string" calcext:value-type="string">
            <text:p>01FFFC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ProjRed|Exploration:projectred.exploration.ore:6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Marbl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66]*[.F166]" office:value-type="float" office:value="16" calcext:value-type="float">
            <text:p>16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66]" office:value-type="float" office:value="16" calcext:value-type="float">
            <text:p>16.000</text:p>
          </table:table-cell>
          <table:table-cell table:style-name="ce11" table:formula="of:=[.F166]" office:value-type="float" office:value="1" calcext:value-type="float">
            <text:p>1.000</text:p>
          </table:table-cell>
          <table:table-cell table:style-name="ce13" table:formula="of:=([.D166]/[.$B$10])/[.$D$2]" office:value-type="float" office:value="0.500978473581213" calcext:value-type="float">
            <text:p>0.501</text:p>
          </table:table-cell>
          <table:table-cell table:style-name="ce14" table:formula="of:=SQRT([.I166])" office:value-type="float" office:value="0.707798328326094" calcext:value-type="float">
            <text:p>0.708</text:p>
          </table:table-cell>
          <table:table-cell table:style-name="ce14" table:formula="of:=([.J166]^(1/2))^(1/3)" office:value-type="float" office:value="0.944028100805727" calcext:value-type="float">
            <text:p>0.944</text:p>
          </table:table-cell>
          <table:table-cell table:style-name="ce14" table:formula="of:=[.J166]^(1/2)" office:value-type="float" office:value="0.841307511155163" calcext:value-type="float">
            <text:p>0.841</text:p>
          </table:table-cell>
          <table:table-cell table:style-name="ce14" table:formula="of:=([.J166]^(1/2))^(1/2)" office:value-type="float" office:value="0.917228167445354" calcext:value-type="float">
            <text:p>0.917</text:p>
          </table:table-cell>
          <table:table-cell table:style-name="ce13" table:formula="of:=([.D166]/[.$L$15])/[.$D$2]" office:value-type="float" office:value="0.383509108341323" calcext:value-type="float">
            <text:p>0.384</text:p>
          </table:table-cell>
          <table:table-cell table:style-name="ce18" table:formula="of:=SQRT([.N166])" office:value-type="float" office:value="0.619281122222633" calcext:value-type="float">
            <text:p>0.619</text:p>
          </table:table-cell>
          <table:table-cell table:style-name="ce18" table:formula="of:=SQRT([.O166])" office:value-type="float" office:value="0.786944167157132" calcext:value-type="float">
            <text:p>0.787</text:p>
          </table:table-cell>
          <table:table-cell table:style-name="ce19" table:formula="of:=[.R166]+[.U166]" office:value-type="float" office:value="48" calcext:value-type="float">
            <text:p>48</text:p>
          </table:table-cell>
          <table:table-cell table:style-name="ce19" table:formula="of:=([.V166]-[.U166])/2" office:value-type="float" office:value="16" calcext:value-type="float">
            <text:p>16</text:p>
          </table:table-cell>
          <table:table-cell table:style-name="ce20" table:formula="of:=[.T166]+[.U166]" office:value-type="float" office:value="48" calcext:value-type="float">
            <text:p>48</text:p>
          </table:table-cell>
          <table:table-cell table:style-name="ce21" table:formula="of:=([.W166]-[.U166])/2" office:value-type="float" office:value="16" calcext:value-type="float">
            <text:p>16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166]&gt;64;64+(([.V166]-64)*2.9);[.V166])" office:value-type="float" office:value="64" calcext:value-type="float">
            <text:p>64</text:p>
          </table:table-cell>
          <table:table-cell table:style-name="ce24" office:value-type="string" calcext:value-type="string">
            <text:p>FFFFF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ProjRed|Exploration:projectred.exploration.ston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Iron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67]*[.F167]" office:value-type="float" office:value="512" calcext:value-type="float">
            <text:p>512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1" table:formula="of:=[.E167]" office:value-type="float" office:value="16" calcext:value-type="float">
            <text:p>16.000</text:p>
          </table:table-cell>
          <table:table-cell table:style-name="ce11" table:formula="of:=[.F167]" office:value-type="float" office:value="32" calcext:value-type="float">
            <text:p>32.000</text:p>
          </table:table-cell>
          <table:table-cell table:style-name="ce13" table:formula="of:=([.D167]/[.$B$9])/[.$D$2]" office:value-type="float" office:value="96.056869989593" calcext:value-type="float">
            <text:p>96.057</text:p>
          </table:table-cell>
          <table:table-cell table:style-name="ce14" table:formula="of:=SQRT([.I167])" office:value-type="float" office:value="9.80086067596071" calcext:value-type="float">
            <text:p>9.80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67]^(1/2)" office:value-type="float" office:value="3.13063263190696" calcext:value-type="float">
            <text:p>3.131</text:p>
          </table:table-cell>
          <table:table-cell table:style-name="ce14" table:formula="of:=([.J167]^(1/2))^(1/2)" office:value-type="float" office:value="1.76935938460985" calcext:value-type="float">
            <text:p>1.769</text:p>
          </table:table-cell>
          <table:table-cell table:style-name="ce13" table:formula="of:=([.D167]/[.$L$15])/[.$D$2]" office:value-type="float" office:value="12.2722914669223" calcext:value-type="float">
            <text:p>12.272</text:p>
          </table:table-cell>
          <table:table-cell table:style-name="ce18" table:formula="of:=SQRT([.N167])" office:value-type="float" office:value="3.50318304787551" calcext:value-type="float">
            <text:p>3.503</text:p>
          </table:table-cell>
          <table:table-cell table:style-name="ce18" table:formula="of:=SQRT([.O167])" office:value-type="float" office:value="1.8716792053863" calcext:value-type="float">
            <text:p>1.872</text:p>
          </table:table-cell>
          <table:table-cell table:style-name="ce19" table:formula="of:=[.R167]+[.U167]" office:value-type="float" office:value="40" calcext:value-type="float">
            <text:p>40</text:p>
          </table:table-cell>
          <table:table-cell table:style-name="ce19" table:formula="of:=([.V167]-[.U167])/2" office:value-type="float" office:value="4" calcext:value-type="float">
            <text:p>4</text:p>
          </table:table-cell>
          <table:table-cell table:style-name="ce20" table:formula="of:=[.T167]+[.U167]" office:value-type="float" office:value="40" calcext:value-type="float">
            <text:p>40</text:p>
          </table:table-cell>
          <table:table-cell table:style-name="ce21" table:formula="of:=([.W167]-[.U167])/2" office:value-type="float" office:value="4" calcext:value-type="float">
            <text:p>4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44" calcext:value-type="float">
            <text:p>44</text:p>
          </table:table-cell>
          <table:table-cell table:style-name="Gnumeric-default" table:formula="of:=IF([.V167]&gt;64;64+(([.V167]-64)*2.9);[.V167])" office:value-type="float" office:value="44" calcext:value-type="float">
            <text:p>44</text:p>
          </table:table-cell>
          <table:table-cell table:style-name="ce24" office:value-type="string" calcext:value-type="string">
            <text:p>DDC2A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Railcraft:ore:7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Gold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68]*[.F168]" office:value-type="float" office:value="32" calcext:value-type="float">
            <text:p>3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1" table:formula="of:=[.E168]" office:value-type="float" office:value="1" calcext:value-type="float">
            <text:p>1.000</text:p>
          </table:table-cell>
          <table:table-cell table:style-name="ce11" table:formula="of:=[.F168]" office:value-type="float" office:value="32" calcext:value-type="float">
            <text:p>32.000</text:p>
          </table:table-cell>
          <table:table-cell table:style-name="ce13" table:formula="of:=([.D168]/[.$B$9])/[.$D$2]" office:value-type="float" office:value="6.00355437434956" calcext:value-type="float">
            <text:p>6.004</text:p>
          </table:table-cell>
          <table:table-cell table:style-name="ce14" table:formula="of:=SQRT([.I168])" office:value-type="float" office:value="2.45021516899018" calcext:value-type="float">
            <text:p>2.45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68]^(1/2)" office:value-type="float" office:value="1.56531631595348" calcext:value-type="float">
            <text:p>1.565</text:p>
          </table:table-cell>
          <table:table-cell table:style-name="ce14" table:formula="of:=([.J168]^(1/2))^(1/2)" office:value-type="float" office:value="1.25112601921368" calcext:value-type="float">
            <text:p>1.251</text:p>
          </table:table-cell>
          <table:table-cell table:style-name="ce13" table:formula="of:=([.D168]/[.$L$15])/[.$D$2]" office:value-type="float" office:value="0.767018216682646" calcext:value-type="float">
            <text:p>0.767</text:p>
          </table:table-cell>
          <table:table-cell table:style-name="ce18" table:formula="of:=SQRT([.N168])" office:value-type="float" office:value="0.875795761968877" calcext:value-type="float">
            <text:p>0.876</text:p>
          </table:table-cell>
          <table:table-cell table:style-name="ce18" table:formula="of:=SQRT([.O168])" office:value-type="float" office:value="0.935839602693152" calcext:value-type="float">
            <text:p>0.936</text:p>
          </table:table-cell>
          <table:table-cell table:style-name="ce19" table:formula="of:=[.R168]+[.U168]" office:value-type="float" office:value="15" calcext:value-type="float">
            <text:p>15</text:p>
          </table:table-cell>
          <table:table-cell table:style-name="ce19" table:formula="of:=([.V168]-[.U168])/2" office:value-type="float" office:value="1" calcext:value-type="float">
            <text:p>1</text:p>
          </table:table-cell>
          <table:table-cell table:style-name="ce20" table:formula="of:=[.T168]+[.U168]" office:value-type="float" office:value="15" calcext:value-type="float">
            <text:p>15</text:p>
          </table:table-cell>
          <table:table-cell table:style-name="ce21" table:formula="of:=([.W168]-[.U168])/2" office:value-type="float" office:value="1" calcext:value-type="float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168]&gt;64;64+(([.V168]-64)*2.9);[.V168])" office:value-type="float" office:value="16" calcext:value-type="float">
            <text:p>16</text:p>
          </table:table-cell>
          <table:table-cell table:style-name="ce24" office:value-type="string" calcext:value-type="string">
            <text:p>EAEF5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Railcraft:ore:8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Coppe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69]*[.F169]" office:value-type="float" office:value="256" calcext:value-type="float">
            <text:p>25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1" table:formula="of:=[.E169]" office:value-type="float" office:value="8" calcext:value-type="float">
            <text:p>8.000</text:p>
          </table:table-cell>
          <table:table-cell table:style-name="ce11" table:formula="of:=[.F169]" office:value-type="float" office:value="32" calcext:value-type="float">
            <text:p>32.000</text:p>
          </table:table-cell>
          <table:table-cell table:style-name="ce13" table:formula="of:=([.D169]/[.$B$9])/[.$D$2]" office:value-type="float" office:value="48.0284349947965" calcext:value-type="float">
            <text:p>48.028</text:p>
          </table:table-cell>
          <table:table-cell table:style-name="ce14" table:formula="of:=SQRT([.I169])" office:value-type="float" office:value="6.93025504543639" calcext:value-type="float">
            <text:p>6.93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69]^(1/2)" office:value-type="float" office:value="2.63253775764687" calcext:value-type="float">
            <text:p>2.633</text:p>
          </table:table-cell>
          <table:table-cell table:style-name="ce14" table:formula="of:=([.J169]^(1/2))^(1/2)" office:value-type="float" office:value="1.62250970956937" calcext:value-type="float">
            <text:p>1.623</text:p>
          </table:table-cell>
          <table:table-cell table:style-name="ce13" table:formula="of:=([.D169]/[.$L$15])/[.$D$2]" office:value-type="float" office:value="6.13614573346117" calcext:value-type="float">
            <text:p>6.136</text:p>
          </table:table-cell>
          <table:table-cell table:style-name="ce18" table:formula="of:=SQRT([.N169])" office:value-type="float" office:value="2.47712448889053" calcext:value-type="float">
            <text:p>2.477</text:p>
          </table:table-cell>
          <table:table-cell table:style-name="ce18" table:formula="of:=SQRT([.O169])" office:value-type="float" office:value="1.57388833431426" calcext:value-type="float">
            <text:p>1.574</text:p>
          </table:table-cell>
          <table:table-cell table:style-name="ce19" table:formula="of:=[.R169]+[.U169]" office:value-type="float" office:value="60" calcext:value-type="float">
            <text:p>60</text:p>
          </table:table-cell>
          <table:table-cell table:style-name="ce19" table:formula="of:=([.V169]-[.U169])/2" office:value-type="float" office:value="3" calcext:value-type="float">
            <text:p>3</text:p>
          </table:table-cell>
          <table:table-cell table:style-name="ce20" table:formula="of:=[.T169]+[.U169]" office:value-type="float" office:value="60" calcext:value-type="float">
            <text:p>60</text:p>
          </table:table-cell>
          <table:table-cell table:style-name="ce21" table:formula="of:=([.W169]-[.U169])/2" office:value-type="float" office:value="3" calcext:value-type="float">
            <text:p>3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63" calcext:value-type="float">
            <text:p>63</text:p>
          </table:table-cell>
          <table:table-cell table:style-name="Gnumeric-default" table:formula="of:=IF([.V169]&gt;64;64+(([.V169]-64)*2.9);[.V169])" office:value-type="float" office:value="63" calcext:value-type="float">
            <text:p>63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Railcraft:ore:9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Tin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70]*[.F170]" office:value-type="float" office:value="64" calcext:value-type="float">
            <text:p>64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1" table:formula="of:=[.E170]" office:value-type="float" office:value="2" calcext:value-type="float">
            <text:p>2.000</text:p>
          </table:table-cell>
          <table:table-cell table:style-name="ce11" table:formula="of:=[.F170]" office:value-type="float" office:value="32" calcext:value-type="float">
            <text:p>32.000</text:p>
          </table:table-cell>
          <table:table-cell table:style-name="ce13" table:formula="of:=([.D170]/[.$B$9])/[.$D$2]" office:value-type="float" office:value="12.0071087486991" calcext:value-type="float">
            <text:p>12.007</text:p>
          </table:table-cell>
          <table:table-cell table:style-name="ce14" table:formula="of:=SQRT([.I170])" office:value-type="float" office:value="3.46512752271819" calcext:value-type="float">
            <text:p>3.46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70]^(1/2)" office:value-type="float" office:value="1.86148530016173" calcext:value-type="float">
            <text:p>1.861</text:p>
          </table:table-cell>
          <table:table-cell table:style-name="ce14" table:formula="of:=([.J170]^(1/2))^(1/2)" office:value-type="float" office:value="1.36436259849122" calcext:value-type="float">
            <text:p>1.364</text:p>
          </table:table-cell>
          <table:table-cell table:style-name="ce13" table:formula="of:=([.D170]/[.$L$15])/[.$D$2]" office:value-type="float" office:value="1.53403643336529" calcext:value-type="float">
            <text:p>1.534</text:p>
          </table:table-cell>
          <table:table-cell table:style-name="ce18" table:formula="of:=SQRT([.N170])" office:value-type="float" office:value="1.23856224444527" calcext:value-type="float">
            <text:p>1.239</text:p>
          </table:table-cell>
          <table:table-cell table:style-name="ce18" table:formula="of:=SQRT([.O170])" office:value-type="float" office:value="1.11290711402402" calcext:value-type="float">
            <text:p>1.113</text:p>
          </table:table-cell>
          <table:table-cell table:style-name="ce19" table:formula="of:=[.R170]+[.U170]" office:value-type="float" office:value="50" calcext:value-type="float">
            <text:p>50</text:p>
          </table:table-cell>
          <table:table-cell table:style-name="ce19" table:formula="of:=([.V170]-[.U170])/2" office:value-type="float" office:value="2" calcext:value-type="float">
            <text:p>2</text:p>
          </table:table-cell>
          <table:table-cell table:style-name="ce20" table:formula="of:=[.T170]+[.U170]" office:value-type="float" office:value="50" calcext:value-type="float">
            <text:p>50</text:p>
          </table:table-cell>
          <table:table-cell table:style-name="ce21" table:formula="of:=([.W170]-[.U170])/2" office:value-type="float" office:value="2" calcext:value-type="float">
            <text:p>2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52" calcext:value-type="float">
            <text:p>52</text:p>
          </table:table-cell>
          <table:table-cell table:style-name="Gnumeric-default" table:formula="of:=IF([.V170]&gt;64;64+(([.V170]-64)*2.9);[.V170])" office:value-type="float" office:value="52" calcext:value-type="float">
            <text:p>52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Railcraft:ore:10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Lead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71]*[.F171]" office:value-type="float" office:value="192" calcext:value-type="float">
            <text:p>192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1" table:formula="of:=[.E171]" office:value-type="float" office:value="6" calcext:value-type="float">
            <text:p>6.000</text:p>
          </table:table-cell>
          <table:table-cell table:style-name="ce11" table:formula="of:=[.F171]" office:value-type="float" office:value="32" calcext:value-type="float">
            <text:p>32.000</text:p>
          </table:table-cell>
          <table:table-cell table:style-name="ce13" table:formula="of:=([.D171]/[.$B$9])/[.$D$2]" office:value-type="float" office:value="36.0213262460974" calcext:value-type="float">
            <text:p>36.021</text:p>
          </table:table-cell>
          <table:table-cell table:style-name="ce14" table:formula="of:=SQRT([.I171])" office:value-type="float" office:value="6.00177692405319" calcext:value-type="float">
            <text:p>6.002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71]^(1/2)" office:value-type="float" office:value="2.44985242903592" calcext:value-type="float">
            <text:p>2.450</text:p>
          </table:table-cell>
          <table:table-cell table:style-name="ce14" table:formula="of:=([.J171]^(1/2))^(1/2)" office:value-type="float" office:value="1.56520044372467" calcext:value-type="float">
            <text:p>1.565</text:p>
          </table:table-cell>
          <table:table-cell table:style-name="ce13" table:formula="of:=([.D171]/[.$L$15])/[.$D$2]" office:value-type="float" office:value="4.60210930009588" calcext:value-type="float">
            <text:p>4.602</text:p>
          </table:table-cell>
          <table:table-cell table:style-name="ce18" table:formula="of:=SQRT([.N171])" office:value-type="float" office:value="2.14525273571574" calcext:value-type="float">
            <text:p>2.145</text:p>
          </table:table-cell>
          <table:table-cell table:style-name="ce18" table:formula="of:=SQRT([.O171])" office:value-type="float" office:value="1.46466813159696" calcext:value-type="float">
            <text:p>1.465</text:p>
          </table:table-cell>
          <table:table-cell table:style-name="ce19" table:formula="of:=[.R171]+[.U171]" office:value-type="float" office:value="30" calcext:value-type="float">
            <text:p>30</text:p>
          </table:table-cell>
          <table:table-cell table:style-name="ce19" table:formula="of:=([.V171]-[.U171])/2" office:value-type="float" office:value="3" calcext:value-type="float">
            <text:p>3</text:p>
          </table:table-cell>
          <table:table-cell table:style-name="ce20" table:formula="of:=[.T171]+[.U171]" office:value-type="float" office:value="30" calcext:value-type="float">
            <text:p>30</text:p>
          </table:table-cell>
          <table:table-cell table:style-name="ce21" table:formula="of:=([.W171]-[.U171])/2" office:value-type="float" office:value="3" calcext:value-type="float">
            <text:p>3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33" calcext:value-type="float">
            <text:p>33</text:p>
          </table:table-cell>
          <table:table-cell table:style-name="Gnumeric-default" table:formula="of:=IF([.V171]&gt;64;64+(([.V171]-64)*2.9);[.V171])" office:value-type="float" office:value="33" calcext:value-type="float">
            <text:p>33</text:p>
          </table:table-cell>
          <table:table-cell table:style-name="ce24" office:value-type="string" calcext:value-type="string">
            <text:p>818EB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Railcraft:ore:11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Sulfur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72]*[.F172]" office:value-type="float" office:value="40" calcext:value-type="float">
            <text:p>40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72]" office:value-type="float" office:value="10" calcext:value-type="float">
            <text:p>10.000</text:p>
          </table:table-cell>
          <table:table-cell table:style-name="ce11" table:formula="of:=[.F172]" office:value-type="float" office:value="4" calcext:value-type="float">
            <text:p>4.000</text:p>
          </table:table-cell>
          <table:table-cell table:style-name="ce13" table:formula="of:=([.D172]/[.$B$13])/[.$D$2]" office:value-type="float" office:value="2.91544713513004" calcext:value-type="float">
            <text:p>2.915</text:p>
          </table:table-cell>
          <table:table-cell table:style-name="ce14" table:formula="of:=SQRT([.I172])" office:value-type="float" office:value="1.70746804805538" calcext:value-type="float">
            <text:p>1.707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72]^(1/2)" office:value-type="float" office:value="1.30670120840817" calcext:value-type="float">
            <text:p>1.307</text:p>
          </table:table-cell>
          <table:table-cell table:style-name="ce14" table:formula="of:=([.J172]^(1/2))^(1/2)" office:value-type="float" office:value="1.14311032206352" calcext:value-type="float">
            <text:p>1.143</text:p>
          </table:table-cell>
          <table:table-cell table:style-name="ce13" table:formula="of:=([.D172]/[.$L$15])/[.$D$2]" office:value-type="float" office:value="0.958772770853308" calcext:value-type="float">
            <text:p>0.959</text:p>
          </table:table-cell>
          <table:table-cell table:style-name="ce18" table:formula="of:=SQRT([.N172])" office:value-type="float" office:value="0.979169429084317" calcext:value-type="float">
            <text:p>0.979</text:p>
          </table:table-cell>
          <table:table-cell table:style-name="ce18" table:formula="of:=SQRT([.O172])" office:value-type="float" office:value="0.989529903077374" calcext:value-type="float">
            <text:p>0.990</text:p>
          </table:table-cell>
          <table:table-cell table:style-name="ce19" table:formula="of:=[.R172]+[.U172]" office:value-type="float" office:value="11" calcext:value-type="float">
            <text:p>11</text:p>
          </table:table-cell>
          <table:table-cell table:style-name="ce19" table:formula="of:=([.V172]-[.U172])/2" office:value-type="float" office:value="5" calcext:value-type="float">
            <text:p>5</text:p>
          </table:table-cell>
          <table:table-cell table:style-name="ce20" table:formula="of:=[.T172]+[.U172]" office:value-type="float" office:value="11" calcext:value-type="float">
            <text:p>11</text:p>
          </table:table-cell>
          <table:table-cell table:style-name="ce21" table:formula="of:=([.W172]-[.U172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172]&gt;64;64+(([.V172]-64)*2.9);[.V172])" office:value-type="float" office:value="16" calcext:value-type="float">
            <text:p>16</text:p>
          </table:table-cell>
          <table:table-cell table:style-name="ce24" office:value-type="string" calcext:value-type="string">
            <text:p>FFE25C</text:p>
          </table:table-cell>
          <table:table-cell table:style-name="ce24" office:value-type="string" calcext:value-type="string">
            <text:p>EE54</text:p>
          </table:table-cell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Railcraft: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Saltpete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73]*[.F173]" office:value-type="float" office:value="64" calcext:value-type="float">
            <text:p>64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64" calcext:value-type="float">
            <text:p>64</text:p>
          </table:table-cell>
          <table:table-cell table:style-name="ce11" table:formula="of:=[.E173]" office:value-type="float" office:value="1" calcext:value-type="float">
            <text:p>1.000</text:p>
          </table:table-cell>
          <table:table-cell table:style-name="ce11" table:formula="of:=[.F173]" office:value-type="float" office:value="64" calcext:value-type="float">
            <text:p>64.000</text:p>
          </table:table-cell>
          <table:table-cell table:style-name="ce13" table:formula="of:=([.D173]/[.$B$9])/[.$D$2]" office:value-type="float" office:value="12.0071087486991" calcext:value-type="float">
            <text:p>12.007</text:p>
          </table:table-cell>
          <table:table-cell table:style-name="ce14" table:formula="of:=SQRT([.I173])" office:value-type="float" office:value="3.46512752271819" calcext:value-type="float">
            <text:p>3.46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73]^(1/2)" office:value-type="float" office:value="1.86148530016173" calcext:value-type="float">
            <text:p>1.861</text:p>
          </table:table-cell>
          <table:table-cell table:style-name="ce14" table:formula="of:=([.J173]^(1/2))^(1/2)" office:value-type="float" office:value="1.36436259849122" calcext:value-type="float">
            <text:p>1.364</text:p>
          </table:table-cell>
          <table:table-cell table:style-name="ce13" table:formula="of:=([.D173]/[.$L$15])/[.$D$2]" office:value-type="float" office:value="1.53403643336529" calcext:value-type="float">
            <text:p>1.534</text:p>
          </table:table-cell>
          <table:table-cell table:style-name="ce18" table:formula="of:=SQRT([.N173])" office:value-type="float" office:value="1.23856224444527" calcext:value-type="float">
            <text:p>1.239</text:p>
          </table:table-cell>
          <table:table-cell table:style-name="ce18" table:formula="of:=SQRT([.O173])" office:value-type="float" office:value="1.11290711402402" calcext:value-type="float">
            <text:p>1.113</text:p>
          </table:table-cell>
          <table:table-cell table:style-name="ce19" table:formula="of:=[.R173]+[.U173]" office:value-type="float" office:value="64" calcext:value-type="float">
            <text:p>64</text:p>
          </table:table-cell>
          <table:table-cell table:style-name="ce19" table:formula="of:=([.V173]-[.U173])/2" office:value-type="float" office:value="5" calcext:value-type="float">
            <text:p>5</text:p>
          </table:table-cell>
          <table:table-cell table:style-name="ce20" table:formula="of:=[.T173]+[.U173]" office:value-type="float" office:value="68.75" calcext:value-type="float">
            <text:p>68.75</text:p>
          </table:table-cell>
          <table:table-cell table:style-name="ce21" table:formula="of:=([.W173]-[.U173])/2" office:value-type="float" office:value="9.75" calcext:value-type="float">
            <text:p>9.75</text:p>
          </table:table-cell>
          <table:table-cell table:style-name="ce22" office:value-type="float" office:value="59" calcext:value-type="float">
            <text:p>59</text:p>
          </table:table-cell>
          <table:table-cell table:style-name="ce22" office:value-type="float" office:value="69" calcext:value-type="float">
            <text:p>69</text:p>
          </table:table-cell>
          <table:table-cell table:style-name="Gnumeric-default" table:formula="of:=IF([.V173]&gt;64;64+(([.V173]-64)*2.9);[.V173])" office:value-type="float" office:value="78.5" calcext:value-type="float">
            <text:p>78.5</text:p>
          </table:table-cell>
          <table:table-cell table:style-name="ce24" office:value-type="string" calcext:value-type="string">
            <text:p>CED0B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Railcraft:ore:1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Firestone</text:p>
          </table:table-cell>
          <table:table-cell table:style-name="Gnumeric-default" office:value-type="string" calcext:value-type="string">
            <text:p>Small Deposits</text:p>
          </table:table-cell>
          <table:table-cell table:style-name="Gnumeric-default" table:formula="of:=[.E174]*[.F174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174]" office:value-type="float" office:value="1" calcext:value-type="float">
            <text:p>1.000</text:p>
          </table:table-cell>
          <table:table-cell table:style-name="ce11" table:formula="of:=[.F174]" office:value-type="float" office:value="1" calcext:value-type="float">
            <text:p>1.000</text:p>
          </table:table-cell>
          <table:table-cell table:style-name="ce13" table:formula="of:=([.D174]/[.$B$11])/[.$D$2]" office:value-type="float" office:value="0.0489907897315305" calcext:value-type="float">
            <text:p>0.049</text:p>
          </table:table-cell>
          <table:table-cell table:style-name="ce14" table:formula="of:=SQRT([.I174])" office:value-type="float" office:value="0.221338631358221" calcext:value-type="float">
            <text:p>0.221</text:p>
          </table:table-cell>
          <table:table-cell table:style-name="ce14" table:formula="of:=([.J174]^(1/2))^(1/3)" office:value-type="float" office:value="0.777755104341453" calcext:value-type="float">
            <text:p>0.778</text:p>
          </table:table-cell>
          <table:table-cell table:number-columns-repeated="2" table:style-name="ce14" office:value-type="string" calcext:value-type="string">
            <text:p>none</text:p>
          </table:table-cell>
          <table:table-cell table:style-name="ce13" table:formula="of:=([.D174]/[.$L$15])/[.$D$2]" office:value-type="float" office:value="0.0239693192713327" calcext:value-type="float">
            <text:p>0.024</text:p>
          </table:table-cell>
          <table:table-cell table:style-name="ce18" table:formula="of:=SQRT([.N174])" office:value-type="float" office:value="0.154820280555658" calcext:value-type="float">
            <text:p>0.155</text:p>
          </table:table-cell>
          <table:table-cell table:style-name="ce18" table:formula="of:=SQRT([.O174])" office:value-type="float" office:value="0.393472083578566" calcext:value-type="float">
            <text:p>0.393</text:p>
          </table:table-cell>
          <table:table-cell table:style-name="ce19" table:formula="of:=[.R174]+[.U174]" office:value-type="float" office:value="16" calcext:value-type="float">
            <text:p>16</text:p>
          </table:table-cell>
          <table:table-cell table:style-name="ce19" table:formula="of:=([.V174]-[.U174])/2" office:value-type="float" office:value="15" calcext:value-type="float">
            <text:p>15</text:p>
          </table:table-cell>
          <table:table-cell table:style-name="ce20" table:formula="of:=[.T174]+[.U174]" office:value-type="float" office:value="16" calcext:value-type="float">
            <text:p>16</text:p>
          </table:table-cell>
          <table:table-cell table:style-name="ce21" table:formula="of:=([.W174]-[.U174])/2" office:value-type="float" office:value="15" calcext:value-type="float">
            <text:p>1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1" calcext:value-type="float">
            <text:p>31</text:p>
          </table:table-cell>
          <table:table-cell table:style-name="Gnumeric-default" table:formula="of:=IF([.V174]&gt;64;64+(([.V174]-64)*2.9);[.V174])" office:value-type="float" office:value="31" calcext:value-type="float">
            <text:p>31</text:p>
          </table:table-cell>
          <table:table-cell table:style-name="ce24" office:value-type="string" calcext:value-type="string">
            <text:p>C64E0D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Railcraft:ore:5</text:p>
          </table:table-cell>
          <table:table-cell table:style-name="Gnumeric-default" office:value-type="string" calcext:value-type="string">
            <text:p>Must be under a lava block.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Abyssal Geode</text:p>
          </table:table-cell>
          <table:table-cell table:style-name="Gnumeric-default" office:value-type="string" calcext:value-type="string">
            <text:p>Geode</text:p>
          </table:table-cell>
          <table:table-cell table:style-name="Gnumeric-default" table:formula="of:=[.E175]*[.F175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175]" office:value-type="float" office:value="1" calcext:value-type="float">
            <text:p>1.000</text:p>
          </table:table-cell>
          <table:table-cell table:style-name="ce11" table:formula="of:=[.F175]" office:value-type="float" office:value="1" calcext:value-type="float">
            <text:p>1.000</text:p>
          </table:table-cell>
          <table:table-cell table:style-name="ce13" table:formula="of:=([.D175]/[.$B$9])/[.$D$2]" office:value-type="float" office:value="0.187611074198424" calcext:value-type="float">
            <text:p>0.188</text:p>
          </table:table-cell>
          <table:table-cell table:style-name="ce14" table:formula="of:=SQRT([.I175])" office:value-type="float" office:value="0.433140940339774" calcext:value-type="float">
            <text:p>0.433</text:p>
          </table:table-cell>
          <table:table-cell table:style-name="ce14" table:formula="of:=([.J175]^(1/2))^(1/3)" office:value-type="float" office:value="0.869837658268317" calcext:value-type="float">
            <text:p>0.870</text:p>
          </table:table-cell>
          <table:table-cell table:number-columns-repeated="2" table:style-name="ce14" office:value-type="string" calcext:value-type="string">
            <text:p>none</text:p>
          </table:table-cell>
          <table:table-cell table:style-name="ce13" table:formula="of:=([.D175]/[.$L$15])/[.$D$2]" office:value-type="float" office:value="0.0239693192713327" calcext:value-type="float">
            <text:p>0.024</text:p>
          </table:table-cell>
          <table:table-cell table:style-name="ce18" table:formula="of:=SQRT([.N175])" office:value-type="float" office:value="0.154820280555658" calcext:value-type="float">
            <text:p>0.155</text:p>
          </table:table-cell>
          <table:table-cell table:style-name="ce18" table:formula="of:=SQRT([.O175])" office:value-type="float" office:value="0.393472083578566" calcext:value-type="float">
            <text:p>0.393</text:p>
          </table:table-cell>
          <table:table-cell table:style-name="ce19" table:formula="of:=[.R175]+[.U175]" office:value-type="float" office:value="30" calcext:value-type="float">
            <text:p>30</text:p>
          </table:table-cell>
          <table:table-cell table:style-name="ce19" table:formula="of:=([.V175]-[.U175])/2" office:value-type="float" office:value="10" calcext:value-type="float">
            <text:p>10</text:p>
          </table:table-cell>
          <table:table-cell table:style-name="ce20" table:formula="of:=[.T175]+[.U175]" office:value-type="float" office:value="30" calcext:value-type="float">
            <text:p>30</text:p>
          </table:table-cell>
          <table:table-cell table:style-name="ce21" table:formula="of:=([.W175]-[.U175])/2" office:value-type="float" office:value="10" calcext:value-type="float">
            <text:p>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40" calcext:value-type="float">
            <text:p>40</text:p>
          </table:table-cell>
          <table:table-cell table:style-name="Gnumeric-default" table:formula="of:=IF([.V175]&gt;64;64+(([.V175]-64)*2.9);[.V175])" office:value-type="float" office:value="40" calcext:value-type="float">
            <text:p>40</text:p>
          </table:table-cell>
          <table:table-cell table:style-name="ce24" office:value-type="string" calcext:value-type="string">
            <text:p>000000</text:p>
          </table:table-cell>
          <table:table-cell table:style-name="ce24" office:value-type="string" calcext:value-type="string">
            <text:p>9668</text:p>
          </table:table-cell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Railcraft:ore:2, Railcraft:ore:3, Railcraft:ore:4</text:p>
          </table:table-cell>
          <table:table-cell table:style-name="Gnumeric-default" office:value-type="string" calcext:value-type="string">
            <text:p>Should spawn on ocean floor, ores are diamond, emerald, lapis. <text:s/>Shell is Railcraft:cube:6 (Abyssal Stone)</text:p>
          </table:table-cell>
          <table:table-cell table:style-name="Gnumeric-default" table:number-columns-repeated="996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Pitchblend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76]*[.F176]" office:value-type="float" office:value="48" calcext:value-type="float">
            <text:p>4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76]" office:value-type="float" office:value="16" calcext:value-type="float">
            <text:p>16.000</text:p>
          </table:table-cell>
          <table:table-cell table:style-name="ce11" table:formula="of:=[.F176]" office:value-type="float" office:value="3" calcext:value-type="float">
            <text:p>3.000</text:p>
          </table:table-cell>
          <table:table-cell table:style-name="ce13" table:formula="of:=([.D176]/[.$B$9])/[.$D$2]" office:value-type="float" office:value="9.00533156152434" calcext:value-type="float">
            <text:p>9.005</text:p>
          </table:table-cell>
          <table:table-cell table:style-name="ce14" table:formula="of:=SQRT([.I176])" office:value-type="float" office:value="3.00088846202659" calcext:value-type="float">
            <text:p>3.00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76]^(1/2)" office:value-type="float" office:value="1.73230726547763" calcext:value-type="float">
            <text:p>1.732</text:p>
          </table:table-cell>
          <table:table-cell table:style-name="ce14" table:formula="of:=([.J176]^(1/2))^(1/2)" office:value-type="float" office:value="1.3161714422816" calcext:value-type="float">
            <text:p>1.316</text:p>
          </table:table-cell>
          <table:table-cell table:style-name="ce13" table:formula="of:=([.D176]/[.$L$15])/[.$D$2]" office:value-type="float" office:value="1.15052732502397" calcext:value-type="float">
            <text:p>1.151</text:p>
          </table:table-cell>
          <table:table-cell table:style-name="ce18" table:formula="of:=SQRT([.N176])" office:value-type="float" office:value="1.07262636785787" calcext:value-type="float">
            <text:p>1.073</text:p>
          </table:table-cell>
          <table:table-cell table:style-name="ce18" table:formula="of:=SQRT([.O176])" office:value-type="float" office:value="1.03567676804004" calcext:value-type="float">
            <text:p>1.036</text:p>
          </table:table-cell>
          <table:table-cell table:style-name="ce19" table:formula="of:=[.R176]+[.U176]" office:value-type="float" office:value="16" calcext:value-type="float">
            <text:p>16</text:p>
          </table:table-cell>
          <table:table-cell table:style-name="ce19" table:formula="of:=([.V176]-[.U176])/2" office:value-type="float" office:value="8" calcext:value-type="float">
            <text:p>8</text:p>
          </table:table-cell>
          <table:table-cell table:style-name="ce20" table:formula="of:=[.T176]+[.U176]" office:value-type="float" office:value="16" calcext:value-type="float">
            <text:p>16</text:p>
          </table:table-cell>
          <table:table-cell table:style-name="ce21" table:formula="of:=([.W176]-[.U176])/2" office:value-type="float" office:value="8" calcext:value-type="float">
            <text:p>8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24" calcext:value-type="float">
            <text:p>24</text:p>
          </table:table-cell>
          <table:table-cell table:style-name="Gnumeric-default" table:formula="of:=IF([.V176]&gt;64;64+(([.V176]-64)*2.9);[.V176])" office:value-type="float" office:value="24" calcext:value-type="float">
            <text:p>24</text:p>
          </table:table-cell>
          <table:table-cell table:style-name="ce24" office:value-type="string" calcext:value-type="string">
            <text:p>454454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ReactorCraft:reactorcraft_block_ore:1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Cadm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77]*[.F177]" office:value-type="float" office:value="27" calcext:value-type="float">
            <text:p>27</text:p>
          </table:table-cell>
          <table:table-cell table:style-name="Gnumeric-default" office:value-type="float" office:value="9" calcext:value-type="float">
            <text:p>9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77]" office:value-type="float" office:value="9" calcext:value-type="float">
            <text:p>9.000</text:p>
          </table:table-cell>
          <table:table-cell table:style-name="ce11" table:formula="of:=[.F177]" office:value-type="float" office:value="3" calcext:value-type="float">
            <text:p>3.000</text:p>
          </table:table-cell>
          <table:table-cell table:style-name="ce13" table:formula="of:=([.D177]/[.$B$10])/[.$D$2]" office:value-type="float" office:value="0.845401174168297" calcext:value-type="float">
            <text:p>0.845</text:p>
          </table:table-cell>
          <table:table-cell table:style-name="ce14" table:formula="of:=SQRT([.I177])" office:value-type="float" office:value="0.919456999629835" calcext:value-type="float">
            <text:p>0.919</text:p>
          </table:table-cell>
          <table:table-cell table:style-name="ce14" table:formula="of:=([.J177]^(1/2))^(1/3)" office:value-type="float" office:value="0.986102145901109" calcext:value-type="float">
            <text:p>0.986</text:p>
          </table:table-cell>
          <table:table-cell table:style-name="ce14" table:formula="of:=[.J177]^(1/2)" office:value-type="float" office:value="0.958883204373627" calcext:value-type="float">
            <text:p>0.959</text:p>
          </table:table-cell>
          <table:table-cell table:style-name="ce14" table:formula="of:=([.J177]^(1/2))^(1/2)" office:value-type="float" office:value="0.979225818886342" calcext:value-type="float">
            <text:p>0.979</text:p>
          </table:table-cell>
          <table:table-cell table:style-name="ce13" table:formula="of:=([.D177]/[.$L$15])/[.$D$2]" office:value-type="float" office:value="0.647171620325983" calcext:value-type="float">
            <text:p>0.647</text:p>
          </table:table-cell>
          <table:table-cell table:style-name="ce18" table:formula="of:=SQRT([.N177])" office:value-type="float" office:value="0.804469775893403" calcext:value-type="float">
            <text:p>0.804</text:p>
          </table:table-cell>
          <table:table-cell table:style-name="ce18" table:formula="of:=SQRT([.O177])" office:value-type="float" office:value="0.896922391232041" calcext:value-type="float">
            <text:p>0.897</text:p>
          </table:table-cell>
          <table:table-cell table:style-name="ce19" table:formula="of:=[.R177]+[.U177]" office:value-type="float" office:value="22" calcext:value-type="float">
            <text:p>22</text:p>
          </table:table-cell>
          <table:table-cell table:style-name="ce19" table:formula="of:=([.V177]-[.U177])/2" office:value-type="float" office:value="10" calcext:value-type="float">
            <text:p>10</text:p>
          </table:table-cell>
          <table:table-cell table:style-name="ce20" table:formula="of:=[.T177]+[.U177]" office:value-type="float" office:value="22" calcext:value-type="float">
            <text:p>22</text:p>
          </table:table-cell>
          <table:table-cell table:style-name="ce21" table:formula="of:=([.W177]-[.U177])/2" office:value-type="float" office:value="10" calcext:value-type="float">
            <text:p>1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177]&gt;64;64+(([.V177]-64)*2.9);[.V177])" office:value-type="float" office:value="32" calcext:value-type="float">
            <text:p>32</text:p>
          </table:table-cell>
          <table:table-cell table:style-name="ce24" office:value-type="string" calcext:value-type="string">
            <text:p>7184A4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ReactorCraft:reactorcraft_block_ore:2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Ind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78]*[.F178]" office:value-type="float" office:value="14" calcext:value-type="float">
            <text:p>14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78]" office:value-type="float" office:value="7" calcext:value-type="float">
            <text:p>7.000</text:p>
          </table:table-cell>
          <table:table-cell table:style-name="ce11" table:formula="of:=[.F178]" office:value-type="float" office:value="2" calcext:value-type="float">
            <text:p>2.000</text:p>
          </table:table-cell>
          <table:table-cell table:style-name="ce13" table:formula="of:=([.D178]/[.$B$10])/[.$D$2]" office:value-type="float" office:value="0.438356164383562" calcext:value-type="float">
            <text:p>0.438</text:p>
          </table:table-cell>
          <table:table-cell table:style-name="ce14" table:formula="of:=SQRT([.I178])" office:value-type="float" office:value="0.662084710881894" calcext:value-type="float">
            <text:p>0.662</text:p>
          </table:table-cell>
          <table:table-cell table:style-name="ce14" table:formula="of:=([.J178]^(1/2))^(1/3)" office:value-type="float" office:value="0.933581548960744" calcext:value-type="float">
            <text:p>0.934</text:p>
          </table:table-cell>
          <table:table-cell table:style-name="ce14" table:formula="of:=[.J178]^(1/2)" office:value-type="float" office:value="0.81368587973609" calcext:value-type="float">
            <text:p>0.814</text:p>
          </table:table-cell>
          <table:table-cell table:style-name="ce14" table:formula="of:=([.J178]^(1/2))^(1/2)" office:value-type="float" office:value="0.902045386738433" calcext:value-type="float">
            <text:p>0.902</text:p>
          </table:table-cell>
          <table:table-cell table:style-name="ce13" table:formula="of:=([.D178]/[.$L$15])/[.$D$2]" office:value-type="float" office:value="0.335570469798658" calcext:value-type="float">
            <text:p>0.336</text:p>
          </table:table-cell>
          <table:table-cell table:style-name="ce18" table:formula="of:=SQRT([.N178])" office:value-type="float" office:value="0.579284446363492" calcext:value-type="float">
            <text:p>0.579</text:p>
          </table:table-cell>
          <table:table-cell table:style-name="ce18" table:formula="of:=SQRT([.O178])" office:value-type="float" office:value="0.761107381624625" calcext:value-type="float">
            <text:p>0.761</text:p>
          </table:table-cell>
          <table:table-cell table:style-name="ce19" table:formula="of:=[.R178]+[.U178]" office:value-type="float" office:value="11" calcext:value-type="float">
            <text:p>11</text:p>
          </table:table-cell>
          <table:table-cell table:style-name="ce19" table:formula="of:=([.V178]-[.U178])/2" office:value-type="float" office:value="5" calcext:value-type="float">
            <text:p>5</text:p>
          </table:table-cell>
          <table:table-cell table:style-name="ce20" table:formula="of:=[.T178]+[.U178]" office:value-type="float" office:value="11" calcext:value-type="float">
            <text:p>11</text:p>
          </table:table-cell>
          <table:table-cell table:style-name="ce21" table:formula="of:=([.W178]-[.U178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178]&gt;64;64+(([.V178]-64)*2.9);[.V178])" office:value-type="float" office:value="16" calcext:value-type="float">
            <text:p>16</text:p>
          </table:table-cell>
          <table:table-cell table:style-name="ce24" office:value-type="string" calcext:value-type="string">
            <text:p>7A7C8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ReactorCraft:reactorcraft_block_ore:3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79]*[.F179]" office:value-type="float" office:value="18" calcext:value-type="float">
            <text:p>18</text:p>
          </table:table-cell>
          <table:table-cell table:style-name="Gnumeric-default" office:value-type="float" office:value="9" calcext:value-type="float">
            <text:p>9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79]" office:value-type="float" office:value="9" calcext:value-type="float">
            <text:p>9.000</text:p>
          </table:table-cell>
          <table:table-cell table:style-name="ce11" table:formula="of:=[.F179]" office:value-type="float" office:value="2" calcext:value-type="float">
            <text:p>2.000</text:p>
          </table:table-cell>
          <table:table-cell table:style-name="ce13" table:formula="of:=([.D179]/[.$B$10])/[.$D$2]" office:value-type="float" office:value="0.563600782778865" calcext:value-type="float">
            <text:p>0.564</text:p>
          </table:table-cell>
          <table:table-cell table:style-name="ce14" table:formula="of:=SQRT([.I179])" office:value-type="float" office:value="0.750733496507825" calcext:value-type="float">
            <text:p>0.751</text:p>
          </table:table-cell>
          <table:table-cell table:style-name="ce14" table:formula="of:=([.J179]^(1/2))^(1/3)" office:value-type="float" office:value="0.953339598022519" calcext:value-type="float">
            <text:p>0.953</text:p>
          </table:table-cell>
          <table:table-cell table:style-name="ce14" table:formula="of:=[.J179]^(1/2)" office:value-type="float" office:value="0.866448784699837" calcext:value-type="float">
            <text:p>0.866</text:p>
          </table:table-cell>
          <table:table-cell table:style-name="ce14" table:formula="of:=([.J179]^(1/2))^(1/2)" office:value-type="float" office:value="0.930832307507554" calcext:value-type="float">
            <text:p>0.931</text:p>
          </table:table-cell>
          <table:table-cell table:style-name="ce13" table:formula="of:=([.D179]/[.$L$15])/[.$D$2]" office:value-type="float" office:value="0.431447746883988" calcext:value-type="float">
            <text:p>0.431</text:p>
          </table:table-cell>
          <table:table-cell table:style-name="ce18" table:formula="of:=SQRT([.N179])" office:value-type="float" office:value="0.656846821476658" calcext:value-type="float">
            <text:p>0.657</text:p>
          </table:table-cell>
          <table:table-cell table:style-name="ce18" table:formula="of:=SQRT([.O179])" office:value-type="float" office:value="0.810460869799806" calcext:value-type="float">
            <text:p>0.810</text:p>
          </table:table-cell>
          <table:table-cell table:style-name="ce19" table:formula="of:=[.R179]+[.U179]" office:value-type="float" office:value="28" calcext:value-type="float">
            <text:p>28</text:p>
          </table:table-cell>
          <table:table-cell table:style-name="ce19" table:formula="of:=([.V179]-[.U179])/2" office:value-type="float" office:value="12" calcext:value-type="float">
            <text:p>12</text:p>
          </table:table-cell>
          <table:table-cell table:style-name="ce20" table:formula="of:=[.T179]+[.U179]" office:value-type="float" office:value="28" calcext:value-type="float">
            <text:p>28</text:p>
          </table:table-cell>
          <table:table-cell table:style-name="ce21" table:formula="of:=([.W179]-[.U179])/2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40" calcext:value-type="float">
            <text:p>40</text:p>
          </table:table-cell>
          <table:table-cell table:style-name="Gnumeric-default" table:formula="of:=IF([.V179]&gt;64;64+(([.V179]-64)*2.9);[.V179])" office:value-type="float" office:value="40" calcext:value-type="float">
            <text:p>40</text:p>
          </table:table-cell>
          <table:table-cell table:style-name="ce24" office:value-type="string" calcext:value-type="string">
            <text:p>E3F2F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ReactorCraft:reactorcraft_block_ore:4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End Pitchblend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80]*[.F180]" office:value-type="float" office:value="96" calcext:value-type="float">
            <text:p>96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80]" office:value-type="float" office:value="16" calcext:value-type="float">
            <text:p>16.000</text:p>
          </table:table-cell>
          <table:table-cell table:style-name="ce11" table:formula="of:=[.F180]" office:value-type="float" office:value="6" calcext:value-type="float">
            <text:p>6.000</text:p>
          </table:table-cell>
          <table:table-cell table:style-name="ce13" table:formula="of:=([.D180]/[.$B$9])/[.$D$2]" office:value-type="float" office:value="18.0106631230487" calcext:value-type="float">
            <text:p>18.011</text:p>
          </table:table-cell>
          <table:table-cell table:style-name="ce14" table:formula="of:=SQRT([.I180])" office:value-type="float" office:value="4.24389716216695" calcext:value-type="float">
            <text:p>4.244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80]^(1/2)" office:value-type="float" office:value="2.06007212547691" calcext:value-type="float">
            <text:p>2.060</text:p>
          </table:table-cell>
          <table:table-cell table:style-name="ce14" table:formula="of:=([.J180]^(1/2))^(1/2)" office:value-type="float" office:value="1.43529513532127" calcext:value-type="float">
            <text:p>1.435</text:p>
          </table:table-cell>
          <table:table-cell table:style-name="ce13" table:formula="of:=([.D180]/[.$L$15])/[.$D$2]" office:value-type="float" office:value="2.30105465004794" calcext:value-type="float">
            <text:p>2.301</text:p>
          </table:table-cell>
          <table:table-cell table:style-name="ce18" table:formula="of:=SQRT([.N180])" office:value-type="float" office:value="1.51692275678359" calcext:value-type="float">
            <text:p>1.517</text:p>
          </table:table-cell>
          <table:table-cell table:style-name="ce18" table:formula="of:=SQRT([.O180])" office:value-type="float" office:value="1.23163418139624" calcext:value-type="float">
            <text:p>1.232</text:p>
          </table:table-cell>
          <table:table-cell table:style-name="ce19" table:formula="of:=[.R180]+[.U180]" office:value-type="float" office:value="34.5" calcext:value-type="float">
            <text:p>34.5</text:p>
          </table:table-cell>
          <table:table-cell table:style-name="ce19" table:formula="of:=([.V180]-[.U180])/2" office:value-type="float" office:value="29.5" calcext:value-type="float">
            <text:p>29.5</text:p>
          </table:table-cell>
          <table:table-cell table:style-name="ce20" table:formula="of:=[.T180]+[.U180]" office:value-type="float" office:value="34.5" calcext:value-type="float">
            <text:p>34.5</text:p>
          </table:table-cell>
          <table:table-cell table:style-name="ce21" table:formula="of:=([.W180]-[.U180])/2" office:value-type="float" office:value="29.5" calcext:value-type="float">
            <text:p>29.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180]&gt;64;64+(([.V180]-64)*2.9);[.V180])" office:value-type="float" office:value="64" calcext:value-type="float">
            <text:p>64</text:p>
          </table:table-cell>
          <table:table-cell table:style-name="ce24" office:value-type="string" calcext:value-type="string">
            <text:p>454454</text:p>
          </table:table-cell>
          <table:table-cell table:style-name="ce24"/>
          <table:table-cell table:style-name="ce27" office:value-type="float" office:value="1" calcext:value-type="float">
            <text:p>1</text:p>
          </table:table-cell>
          <table:table-cell table:style-name="Gnumeric-default" office:value-type="string" calcext:value-type="string">
            <text:p>ReactorCraft:reactorcraft_block_ore:5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Ammonium Chlorid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81]*[.F181]" office:value-type="float" office:value="48" calcext:value-type="float">
            <text:p>4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81]" office:value-type="float" office:value="8" calcext:value-type="float">
            <text:p>8.000</text:p>
          </table:table-cell>
          <table:table-cell table:style-name="ce11" table:formula="of:=[.F181]" office:value-type="float" office:value="6" calcext:value-type="float">
            <text:p>6.000</text:p>
          </table:table-cell>
          <table:table-cell table:style-name="ce13" table:formula="of:=([.D181]/[.$B$9])/[.$D$2]" office:value-type="float" office:value="9.00533156152434" calcext:value-type="float">
            <text:p>9.005</text:p>
          </table:table-cell>
          <table:table-cell table:style-name="ce14" table:formula="of:=SQRT([.I181])" office:value-type="float" office:value="3.00088846202659" calcext:value-type="float">
            <text:p>3.00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81]^(1/2)" office:value-type="float" office:value="1.73230726547763" calcext:value-type="float">
            <text:p>1.732</text:p>
          </table:table-cell>
          <table:table-cell table:style-name="ce14" table:formula="of:=([.J181]^(1/2))^(1/2)" office:value-type="float" office:value="1.3161714422816" calcext:value-type="float">
            <text:p>1.316</text:p>
          </table:table-cell>
          <table:table-cell table:style-name="ce13" table:formula="of:=([.D181]/[.$L$15])/[.$D$2]" office:value-type="float" office:value="1.15052732502397" calcext:value-type="float">
            <text:p>1.151</text:p>
          </table:table-cell>
          <table:table-cell table:style-name="ce18" table:formula="of:=SQRT([.N181])" office:value-type="float" office:value="1.07262636785787" calcext:value-type="float">
            <text:p>1.073</text:p>
          </table:table-cell>
          <table:table-cell table:style-name="ce18" table:formula="of:=SQRT([.O181])" office:value-type="float" office:value="1.03567676804004" calcext:value-type="float">
            <text:p>1.036</text:p>
          </table:table-cell>
          <table:table-cell table:style-name="ce19" table:formula="of:=[.R181]+[.U181]" office:value-type="float" office:value="32" calcext:value-type="float">
            <text:p>32</text:p>
          </table:table-cell>
          <table:table-cell table:style-name="ce19" table:formula="of:=([.V181]-[.U181])/2" office:value-type="float" office:value="0" calcext:value-type="float">
            <text:p>0</text:p>
          </table:table-cell>
          <table:table-cell table:style-name="ce20" table:formula="of:=[.T181]+[.U181]" office:value-type="float" office:value="32" calcext:value-type="float">
            <text:p>32</text:p>
          </table:table-cell>
          <table:table-cell table:style-name="ce21" table:formula="of:=([.W181]-[.U181])/2" office:value-type="float" office:value="0" calcext:value-type="float">
            <text:p>0</text:p>
          </table:table-cell>
          <table:table-cell table:number-columns-repeated="2" table:style-name="ce22" office:value-type="float" office:value="32" calcext:value-type="float">
            <text:p>32</text:p>
          </table:table-cell>
          <table:table-cell table:style-name="Gnumeric-default" table:formula="of:=IF([.V181]&gt;64;64+(([.V181]-64)*2.9);[.V181])" office:value-type="float" office:value="32" calcext:value-type="float">
            <text:p>32</text:p>
          </table:table-cell>
          <table:table-cell table:style-name="ce24" office:value-type="string" calcext:value-type="string">
            <text:p>FFFFFF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ReactorCraft:reactorcraft_block_ore:6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Calc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82]*[.F182]" office:value-type="float" office:value="48" calcext:value-type="float">
            <text:p>4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182]" office:value-type="float" office:value="4" calcext:value-type="float">
            <text:p>4.000</text:p>
          </table:table-cell>
          <table:table-cell table:style-name="ce11" table:formula="of:=[.F182]" office:value-type="float" office:value="12" calcext:value-type="float">
            <text:p>12.000</text:p>
          </table:table-cell>
          <table:table-cell table:style-name="ce13" table:formula="of:=([.D182]/[.$B$9])/[.$D$2]" office:value-type="float" office:value="9.00533156152434" calcext:value-type="float">
            <text:p>9.005</text:p>
          </table:table-cell>
          <table:table-cell table:style-name="ce14" table:formula="of:=SQRT([.I182])" office:value-type="float" office:value="3.00088846202659" calcext:value-type="float">
            <text:p>3.001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82]^(1/2)" office:value-type="float" office:value="1.73230726547763" calcext:value-type="float">
            <text:p>1.732</text:p>
          </table:table-cell>
          <table:table-cell table:style-name="ce14" table:formula="of:=([.J182]^(1/2))^(1/2)" office:value-type="float" office:value="1.3161714422816" calcext:value-type="float">
            <text:p>1.316</text:p>
          </table:table-cell>
          <table:table-cell table:style-name="ce13" table:formula="of:=([.D182]/[.$L$15])/[.$D$2]" office:value-type="float" office:value="1.15052732502397" calcext:value-type="float">
            <text:p>1.151</text:p>
          </table:table-cell>
          <table:table-cell table:style-name="ce18" table:formula="of:=SQRT([.N182])" office:value-type="float" office:value="1.07262636785787" calcext:value-type="float">
            <text:p>1.073</text:p>
          </table:table-cell>
          <table:table-cell table:style-name="ce18" table:formula="of:=SQRT([.O182])" office:value-type="float" office:value="1.03567676804004" calcext:value-type="float">
            <text:p>1.036</text:p>
          </table:table-cell>
          <table:table-cell table:style-name="ce19" table:formula="of:=[.R182]+[.U182]" office:value-type="float" office:value="46" calcext:value-type="float">
            <text:p>46</text:p>
          </table:table-cell>
          <table:table-cell table:style-name="ce19" table:formula="of:=([.V182]-[.U182])/2" office:value-type="float" office:value="14" calcext:value-type="float">
            <text:p>14</text:p>
          </table:table-cell>
          <table:table-cell table:style-name="ce20" table:formula="of:=[.T182]+[.U182]" office:value-type="float" office:value="46" calcext:value-type="float">
            <text:p>46</text:p>
          </table:table-cell>
          <table:table-cell table:style-name="ce21" table:formula="of:=([.W182]-[.U182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82]&gt;64;64+(([.V182]-64)*2.9);[.V182])" office:value-type="float" office:value="60" calcext:value-type="float">
            <text:p>60</text:p>
          </table:table-cell>
          <table:table-cell table:style-name="ce24" office:value-type="string" calcext:value-type="string">
            <text:p>FEA21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ReactorCraft:reactorcraft_block_ore:7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Magnet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83]*[.F183]" office:value-type="float" office:value="112" calcext:value-type="float">
            <text:p>112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1" table:formula="of:=[.E183]" office:value-type="float" office:value="16" calcext:value-type="float">
            <text:p>16.000</text:p>
          </table:table-cell>
          <table:table-cell table:style-name="ce11" table:formula="of:=[.F183]" office:value-type="float" office:value="7" calcext:value-type="float">
            <text:p>7.000</text:p>
          </table:table-cell>
          <table:table-cell table:style-name="ce13" table:formula="of:=([.D183]/[.$B$9])/[.$D$2]" office:value-type="float" office:value="21.0124403102235" calcext:value-type="float">
            <text:p>21.012</text:p>
          </table:table-cell>
          <table:table-cell table:style-name="ce14" table:formula="of:=SQRT([.I183])" office:value-type="float" office:value="4.58393284311883" calcext:value-type="float">
            <text:p>4.584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83]^(1/2)" office:value-type="float" office:value="2.14101210718642" calcext:value-type="float">
            <text:p>2.141</text:p>
          </table:table-cell>
          <table:table-cell table:style-name="ce14" table:formula="of:=([.J183]^(1/2))^(1/2)" office:value-type="float" office:value="1.46321977405529" calcext:value-type="float">
            <text:p>1.463</text:p>
          </table:table-cell>
          <table:table-cell table:style-name="ce13" table:formula="of:=([.D183]/[.$L$15])/[.$D$2]" office:value-type="float" office:value="2.68456375838926" calcext:value-type="float">
            <text:p>2.685</text:p>
          </table:table-cell>
          <table:table-cell table:style-name="ce18" table:formula="of:=SQRT([.N183])" office:value-type="float" office:value="1.63846384103808" calcext:value-type="float">
            <text:p>1.638</text:p>
          </table:table-cell>
          <table:table-cell table:style-name="ce18" table:formula="of:=SQRT([.O183])" office:value-type="float" office:value="1.28002493766258" calcext:value-type="float">
            <text:p>1.280</text:p>
          </table:table-cell>
          <table:table-cell table:style-name="ce19" table:formula="of:=[.R183]+[.U183]" office:value-type="float" office:value="94" calcext:value-type="float">
            <text:p>94</text:p>
          </table:table-cell>
          <table:table-cell table:style-name="ce19" table:formula="of:=([.V183]-[.U183])/2" office:value-type="float" office:value="34" calcext:value-type="float">
            <text:p>34</text:p>
          </table:table-cell>
          <table:table-cell table:style-name="ce20" table:formula="of:=[.T183]+[.U183]" office:value-type="float" office:value="154.8" calcext:value-type="float">
            <text:p>154.8</text:p>
          </table:table-cell>
          <table:table-cell table:style-name="ce21" table:formula="of:=([.W183]-[.U183])/2" office:value-type="float" office:value="94.8" calcext:value-type="float">
            <text:p>94.8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83]&gt;64;64+(([.V183]-64)*2.9);[.V183])" office:value-type="float" office:value="249.6" calcext:value-type="float">
            <text:p>249.6</text:p>
          </table:table-cell>
          <table:table-cell table:style-name="ce24" office:value-type="string" calcext:value-type="string">
            <text:p>212121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ReactorCraft:reactorcraft_block_ore:8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Thorit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84]*[.F184]" office:value-type="float" office:value="24" calcext:value-type="float">
            <text:p>24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84]" office:value-type="float" office:value="24" calcext:value-type="float">
            <text:p>24.000</text:p>
          </table:table-cell>
          <table:table-cell table:style-name="ce11" table:formula="of:=[.F184]" office:value-type="float" office:value="1" calcext:value-type="float">
            <text:p>1.000</text:p>
          </table:table-cell>
          <table:table-cell table:style-name="ce13" table:formula="of:=([.D184]/[.$B$9])/[.$D$2]" office:value-type="float" office:value="4.50266578076217" calcext:value-type="float">
            <text:p>4.503</text:p>
          </table:table-cell>
          <table:table-cell table:style-name="ce14" table:formula="of:=SQRT([.I184])" office:value-type="float" office:value="2.12194858108347" calcext:value-type="float">
            <text:p>2.122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84]^(1/2)" office:value-type="float" office:value="1.45669096965811" calcext:value-type="float">
            <text:p>1.457</text:p>
          </table:table-cell>
          <table:table-cell table:style-name="ce14" table:formula="of:=([.J184]^(1/2))^(1/2)" office:value-type="float" office:value="1.20693453412275" calcext:value-type="float">
            <text:p>1.207</text:p>
          </table:table-cell>
          <table:table-cell table:style-name="ce13" table:formula="of:=([.D184]/[.$L$15])/[.$D$2]" office:value-type="float" office:value="0.575263662511985" calcext:value-type="float">
            <text:p>0.575</text:p>
          </table:table-cell>
          <table:table-cell table:style-name="ce18" table:formula="of:=SQRT([.N184])" office:value-type="float" office:value="0.758461378391797" calcext:value-type="float">
            <text:p>0.758</text:p>
          </table:table-cell>
          <table:table-cell table:style-name="ce18" table:formula="of:=SQRT([.O184])" office:value-type="float" office:value="0.870896881606426" calcext:value-type="float">
            <text:p>0.871</text:p>
          </table:table-cell>
          <table:table-cell table:style-name="ce19" table:formula="of:=[.R184]+[.U184]" office:value-type="float" office:value="18.5" calcext:value-type="float">
            <text:p>18.5</text:p>
          </table:table-cell>
          <table:table-cell table:style-name="ce19" table:formula="of:=([.V184]-[.U184])/2" office:value-type="float" office:value="13.5" calcext:value-type="float">
            <text:p>13.5</text:p>
          </table:table-cell>
          <table:table-cell table:style-name="ce20" table:formula="of:=[.T184]+[.U184]" office:value-type="float" office:value="18.5" calcext:value-type="float">
            <text:p>18.5</text:p>
          </table:table-cell>
          <table:table-cell table:style-name="ce21" table:formula="of:=([.W184]-[.U184])/2" office:value-type="float" office:value="13.5" calcext:value-type="float">
            <text:p>13.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184]&gt;64;64+(([.V184]-64)*2.9);[.V184])" office:value-type="float" office:value="32" calcext:value-type="float">
            <text:p>32</text:p>
          </table:table-cell>
          <table:table-cell table:style-name="ce24" office:value-type="string" calcext:value-type="string">
            <text:p>54A228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ReactorCraft:reactorcraft_block_ore:9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Blue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185]*[.F185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185]/8" office:value-type="float" office:value="1" calcext:value-type="float">
            <text:p>1.000</text:p>
          </table:table-cell>
          <table:table-cell table:style-name="ce11" table:formula="of:=[.F185]/8" office:value-type="float" office:value="1.5" calcext:value-type="float">
            <text:p>1.500</text:p>
          </table:table-cell>
          <table:table-cell table:style-name="ce13" table:formula="of:=([.D185]/[.$B$10])/[.$D$2]" office:value-type="float" office:value="0.37573385518591" calcext:value-type="float">
            <text:p>0.376</text:p>
          </table:table-cell>
          <table:table-cell table:style-name="ce14" table:formula="of:=SQRT([.I185])" office:value-type="float" office:value="0.612971333086556" calcext:value-type="float">
            <text:p>0.613</text:p>
          </table:table-cell>
          <table:table-cell table:style-name="ce14" table:formula="of:=([.J185]^(1/2))^(1/3)" office:value-type="float" office:value="0.921665562675779" calcext:value-type="float">
            <text:p>0.922</text:p>
          </table:table-cell>
          <table:table-cell table:style-name="ce14" table:formula="of:=[.J185]^(1/2)" office:value-type="float" office:value="0.782924857880088" calcext:value-type="float">
            <text:p>0.783</text:p>
          </table:table-cell>
          <table:table-cell table:style-name="ce14" table:formula="of:=([.J185]^(1/2))^(1/2)" office:value-type="float" office:value="0.884830411932189" calcext:value-type="float">
            <text:p>0.885</text:p>
          </table:table-cell>
          <table:table-cell table:style-name="ce13" table:formula="of:=([.D185]/[.$L$15])/[.$D$2]" office:value-type="float" office:value="0.287631831255992" calcext:value-type="float">
            <text:p>0.288</text:p>
          </table:table-cell>
          <table:table-cell table:style-name="ce18" table:formula="of:=SQRT([.N185])" office:value-type="float" office:value="0.536313183928936" calcext:value-type="float">
            <text:p>0.536</text:p>
          </table:table-cell>
          <table:table-cell table:style-name="ce18" table:formula="of:=SQRT([.O185])" office:value-type="float" office:value="0.732334065798482" calcext:value-type="float">
            <text:p>0.732</text:p>
          </table:table-cell>
          <table:table-cell table:style-name="ce19" table:formula="of:=[.R185]+[.U185]" office:value-type="float" office:value="46" calcext:value-type="float">
            <text:p>46</text:p>
          </table:table-cell>
          <table:table-cell table:style-name="ce19" table:formula="of:=([.V185]-[.U185])/2" office:value-type="float" office:value="14" calcext:value-type="float">
            <text:p>14</text:p>
          </table:table-cell>
          <table:table-cell table:style-name="ce20" table:formula="of:=[.T185]+[.U185]" office:value-type="float" office:value="46" calcext:value-type="float">
            <text:p>46</text:p>
          </table:table-cell>
          <table:table-cell table:style-name="ce21" table:formula="of:=([.W185]-[.U185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85]&gt;64;64+(([.V185]-64)*2.9);[.V185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ReactorCraft:reactorcraft_block_fluorite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Pink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186]*[.F186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186]/8" office:value-type="float" office:value="1" calcext:value-type="float">
            <text:p>1.000</text:p>
          </table:table-cell>
          <table:table-cell table:style-name="ce11" table:formula="of:=[.F186]/8" office:value-type="float" office:value="1.5" calcext:value-type="float">
            <text:p>1.500</text:p>
          </table:table-cell>
          <table:table-cell table:style-name="ce13" table:formula="of:=([.D186]/[.$B$10])/[.$D$2]" office:value-type="float" office:value="0.37573385518591" calcext:value-type="float">
            <text:p>0.376</text:p>
          </table:table-cell>
          <table:table-cell table:style-name="ce14" table:formula="of:=SQRT([.I186])" office:value-type="float" office:value="0.612971333086556" calcext:value-type="float">
            <text:p>0.613</text:p>
          </table:table-cell>
          <table:table-cell table:style-name="ce14" table:formula="of:=([.J186]^(1/2))^(1/3)" office:value-type="float" office:value="0.921665562675779" calcext:value-type="float">
            <text:p>0.922</text:p>
          </table:table-cell>
          <table:table-cell table:style-name="ce14" table:formula="of:=[.J186]^(1/2)" office:value-type="float" office:value="0.782924857880088" calcext:value-type="float">
            <text:p>0.783</text:p>
          </table:table-cell>
          <table:table-cell table:style-name="ce14" table:formula="of:=([.J186]^(1/2))^(1/2)" office:value-type="float" office:value="0.884830411932189" calcext:value-type="float">
            <text:p>0.885</text:p>
          </table:table-cell>
          <table:table-cell table:style-name="ce13" table:formula="of:=([.D186]/[.$L$15])/[.$D$2]" office:value-type="float" office:value="0.287631831255992" calcext:value-type="float">
            <text:p>0.288</text:p>
          </table:table-cell>
          <table:table-cell table:style-name="ce18" table:formula="of:=SQRT([.N186])" office:value-type="float" office:value="0.536313183928936" calcext:value-type="float">
            <text:p>0.536</text:p>
          </table:table-cell>
          <table:table-cell table:style-name="ce18" table:formula="of:=SQRT([.O186])" office:value-type="float" office:value="0.732334065798482" calcext:value-type="float">
            <text:p>0.732</text:p>
          </table:table-cell>
          <table:table-cell table:style-name="ce19" table:formula="of:=[.R186]+[.U186]" office:value-type="float" office:value="46" calcext:value-type="float">
            <text:p>46</text:p>
          </table:table-cell>
          <table:table-cell table:style-name="ce19" table:formula="of:=([.V186]-[.U186])/2" office:value-type="float" office:value="14" calcext:value-type="float">
            <text:p>14</text:p>
          </table:table-cell>
          <table:table-cell table:style-name="ce20" table:formula="of:=[.T186]+[.U186]" office:value-type="float" office:value="46" calcext:value-type="float">
            <text:p>46</text:p>
          </table:table-cell>
          <table:table-cell table:style-name="ce21" table:formula="of:=([.W186]-[.U186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86]&gt;64;64+(([.V186]-64)*2.9);[.V186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ReactorCraft:reactorcraft_block_fluoriteore:1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Orange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187]*[.F187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187]/8" office:value-type="float" office:value="1" calcext:value-type="float">
            <text:p>1.000</text:p>
          </table:table-cell>
          <table:table-cell table:style-name="ce11" table:formula="of:=[.F187]/8" office:value-type="float" office:value="1.5" calcext:value-type="float">
            <text:p>1.500</text:p>
          </table:table-cell>
          <table:table-cell table:style-name="ce13" table:formula="of:=([.D187]/[.$B$10])/[.$D$2]" office:value-type="float" office:value="0.37573385518591" calcext:value-type="float">
            <text:p>0.376</text:p>
          </table:table-cell>
          <table:table-cell table:style-name="ce14" table:formula="of:=SQRT([.I187])" office:value-type="float" office:value="0.612971333086556" calcext:value-type="float">
            <text:p>0.613</text:p>
          </table:table-cell>
          <table:table-cell table:style-name="ce14" table:formula="of:=([.J187]^(1/2))^(1/3)" office:value-type="float" office:value="0.921665562675779" calcext:value-type="float">
            <text:p>0.922</text:p>
          </table:table-cell>
          <table:table-cell table:style-name="ce14" table:formula="of:=[.J187]^(1/2)" office:value-type="float" office:value="0.782924857880088" calcext:value-type="float">
            <text:p>0.783</text:p>
          </table:table-cell>
          <table:table-cell table:style-name="ce14" table:formula="of:=([.J187]^(1/2))^(1/2)" office:value-type="float" office:value="0.884830411932189" calcext:value-type="float">
            <text:p>0.885</text:p>
          </table:table-cell>
          <table:table-cell table:style-name="ce13" table:formula="of:=([.D187]/[.$L$15])/[.$D$2]" office:value-type="float" office:value="0.287631831255992" calcext:value-type="float">
            <text:p>0.288</text:p>
          </table:table-cell>
          <table:table-cell table:style-name="ce18" table:formula="of:=SQRT([.N187])" office:value-type="float" office:value="0.536313183928936" calcext:value-type="float">
            <text:p>0.536</text:p>
          </table:table-cell>
          <table:table-cell table:style-name="ce18" table:formula="of:=SQRT([.O187])" office:value-type="float" office:value="0.732334065798482" calcext:value-type="float">
            <text:p>0.732</text:p>
          </table:table-cell>
          <table:table-cell table:style-name="ce19" table:formula="of:=[.R187]+[.U187]" office:value-type="float" office:value="46" calcext:value-type="float">
            <text:p>46</text:p>
          </table:table-cell>
          <table:table-cell table:style-name="ce19" table:formula="of:=([.V187]-[.U187])/2" office:value-type="float" office:value="14" calcext:value-type="float">
            <text:p>14</text:p>
          </table:table-cell>
          <table:table-cell table:style-name="ce20" table:formula="of:=[.T187]+[.U187]" office:value-type="float" office:value="46" calcext:value-type="float">
            <text:p>46</text:p>
          </table:table-cell>
          <table:table-cell table:style-name="ce21" table:formula="of:=([.W187]-[.U187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87]&gt;64;64+(([.V187]-64)*2.9);[.V187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ReactorCraft:reactorcraft_block_fluoriteore:2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Magenta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188]*[.F188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188]/8" office:value-type="float" office:value="1" calcext:value-type="float">
            <text:p>1.000</text:p>
          </table:table-cell>
          <table:table-cell table:style-name="ce11" table:formula="of:=[.F188]/8" office:value-type="float" office:value="1.5" calcext:value-type="float">
            <text:p>1.500</text:p>
          </table:table-cell>
          <table:table-cell table:style-name="ce13" table:formula="of:=([.D188]/[.$B$10])/[.$D$2]" office:value-type="float" office:value="0.37573385518591" calcext:value-type="float">
            <text:p>0.376</text:p>
          </table:table-cell>
          <table:table-cell table:style-name="ce14" table:formula="of:=SQRT([.I188])" office:value-type="float" office:value="0.612971333086556" calcext:value-type="float">
            <text:p>0.613</text:p>
          </table:table-cell>
          <table:table-cell table:style-name="ce14" table:formula="of:=([.J188]^(1/2))^(1/3)" office:value-type="float" office:value="0.921665562675779" calcext:value-type="float">
            <text:p>0.922</text:p>
          </table:table-cell>
          <table:table-cell table:style-name="ce14" table:formula="of:=[.J188]^(1/2)" office:value-type="float" office:value="0.782924857880088" calcext:value-type="float">
            <text:p>0.783</text:p>
          </table:table-cell>
          <table:table-cell table:style-name="ce14" table:formula="of:=([.J188]^(1/2))^(1/2)" office:value-type="float" office:value="0.884830411932189" calcext:value-type="float">
            <text:p>0.885</text:p>
          </table:table-cell>
          <table:table-cell table:style-name="ce13" table:formula="of:=([.D188]/[.$L$15])/[.$D$2]" office:value-type="float" office:value="0.287631831255992" calcext:value-type="float">
            <text:p>0.288</text:p>
          </table:table-cell>
          <table:table-cell table:style-name="ce18" table:formula="of:=SQRT([.N188])" office:value-type="float" office:value="0.536313183928936" calcext:value-type="float">
            <text:p>0.536</text:p>
          </table:table-cell>
          <table:table-cell table:style-name="ce18" table:formula="of:=SQRT([.O188])" office:value-type="float" office:value="0.732334065798482" calcext:value-type="float">
            <text:p>0.732</text:p>
          </table:table-cell>
          <table:table-cell table:style-name="ce19" table:formula="of:=[.R188]+[.U188]" office:value-type="float" office:value="46" calcext:value-type="float">
            <text:p>46</text:p>
          </table:table-cell>
          <table:table-cell table:style-name="ce19" table:formula="of:=([.V188]-[.U188])/2" office:value-type="float" office:value="14" calcext:value-type="float">
            <text:p>14</text:p>
          </table:table-cell>
          <table:table-cell table:style-name="ce20" table:formula="of:=[.T188]+[.U188]" office:value-type="float" office:value="46" calcext:value-type="float">
            <text:p>46</text:p>
          </table:table-cell>
          <table:table-cell table:style-name="ce21" table:formula="of:=([.W188]-[.U188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88]&gt;64;64+(([.V188]-64)*2.9);[.V188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ReactorCraft:reactorcraft_block_fluoriteore:3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Green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189]*[.F189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189]/8" office:value-type="float" office:value="1" calcext:value-type="float">
            <text:p>1.000</text:p>
          </table:table-cell>
          <table:table-cell table:style-name="ce11" table:formula="of:=[.F189]/8" office:value-type="float" office:value="1.5" calcext:value-type="float">
            <text:p>1.500</text:p>
          </table:table-cell>
          <table:table-cell table:style-name="ce13" table:formula="of:=([.D189]/[.$B$10])/[.$D$2]" office:value-type="float" office:value="0.37573385518591" calcext:value-type="float">
            <text:p>0.376</text:p>
          </table:table-cell>
          <table:table-cell table:style-name="ce14" table:formula="of:=SQRT([.I189])" office:value-type="float" office:value="0.612971333086556" calcext:value-type="float">
            <text:p>0.613</text:p>
          </table:table-cell>
          <table:table-cell table:style-name="ce14" table:formula="of:=([.J189]^(1/2))^(1/3)" office:value-type="float" office:value="0.921665562675779" calcext:value-type="float">
            <text:p>0.922</text:p>
          </table:table-cell>
          <table:table-cell table:style-name="ce14" table:formula="of:=[.J189]^(1/2)" office:value-type="float" office:value="0.782924857880088" calcext:value-type="float">
            <text:p>0.783</text:p>
          </table:table-cell>
          <table:table-cell table:style-name="ce14" table:formula="of:=([.J189]^(1/2))^(1/2)" office:value-type="float" office:value="0.884830411932189" calcext:value-type="float">
            <text:p>0.885</text:p>
          </table:table-cell>
          <table:table-cell table:style-name="ce13" table:formula="of:=([.D189]/[.$L$15])/[.$D$2]" office:value-type="float" office:value="0.287631831255992" calcext:value-type="float">
            <text:p>0.288</text:p>
          </table:table-cell>
          <table:table-cell table:style-name="ce18" table:formula="of:=SQRT([.N189])" office:value-type="float" office:value="0.536313183928936" calcext:value-type="float">
            <text:p>0.536</text:p>
          </table:table-cell>
          <table:table-cell table:style-name="ce18" table:formula="of:=SQRT([.O189])" office:value-type="float" office:value="0.732334065798482" calcext:value-type="float">
            <text:p>0.732</text:p>
          </table:table-cell>
          <table:table-cell table:style-name="ce19" table:formula="of:=[.R189]+[.U189]" office:value-type="float" office:value="46" calcext:value-type="float">
            <text:p>46</text:p>
          </table:table-cell>
          <table:table-cell table:style-name="ce19" table:formula="of:=([.V189]-[.U189])/2" office:value-type="float" office:value="14" calcext:value-type="float">
            <text:p>14</text:p>
          </table:table-cell>
          <table:table-cell table:style-name="ce20" table:formula="of:=[.T189]+[.U189]" office:value-type="float" office:value="46" calcext:value-type="float">
            <text:p>46</text:p>
          </table:table-cell>
          <table:table-cell table:style-name="ce21" table:formula="of:=([.W189]-[.U189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89]&gt;64;64+(([.V189]-64)*2.9);[.V189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ReactorCraft:reactorcraft_block_fluoriteore:4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Red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190]*[.F190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190]/8" office:value-type="float" office:value="1" calcext:value-type="float">
            <text:p>1.000</text:p>
          </table:table-cell>
          <table:table-cell table:style-name="ce11" table:formula="of:=[.F190]/8" office:value-type="float" office:value="1.5" calcext:value-type="float">
            <text:p>1.500</text:p>
          </table:table-cell>
          <table:table-cell table:style-name="ce13" table:formula="of:=([.D190]/[.$B$10])/[.$D$2]" office:value-type="float" office:value="0.37573385518591" calcext:value-type="float">
            <text:p>0.376</text:p>
          </table:table-cell>
          <table:table-cell table:style-name="ce14" table:formula="of:=SQRT([.I190])" office:value-type="float" office:value="0.612971333086556" calcext:value-type="float">
            <text:p>0.613</text:p>
          </table:table-cell>
          <table:table-cell table:style-name="ce14" table:formula="of:=([.J190]^(1/2))^(1/3)" office:value-type="float" office:value="0.921665562675779" calcext:value-type="float">
            <text:p>0.922</text:p>
          </table:table-cell>
          <table:table-cell table:style-name="ce14" table:formula="of:=[.J190]^(1/2)" office:value-type="float" office:value="0.782924857880088" calcext:value-type="float">
            <text:p>0.783</text:p>
          </table:table-cell>
          <table:table-cell table:style-name="ce14" table:formula="of:=([.J190]^(1/2))^(1/2)" office:value-type="float" office:value="0.884830411932189" calcext:value-type="float">
            <text:p>0.885</text:p>
          </table:table-cell>
          <table:table-cell table:style-name="ce13" table:formula="of:=([.D190]/[.$L$15])/[.$D$2]" office:value-type="float" office:value="0.287631831255992" calcext:value-type="float">
            <text:p>0.288</text:p>
          </table:table-cell>
          <table:table-cell table:style-name="ce18" table:formula="of:=SQRT([.N190])" office:value-type="float" office:value="0.536313183928936" calcext:value-type="float">
            <text:p>0.536</text:p>
          </table:table-cell>
          <table:table-cell table:style-name="ce18" table:formula="of:=SQRT([.O190])" office:value-type="float" office:value="0.732334065798482" calcext:value-type="float">
            <text:p>0.732</text:p>
          </table:table-cell>
          <table:table-cell table:style-name="ce19" table:formula="of:=[.R190]+[.U190]" office:value-type="float" office:value="46" calcext:value-type="float">
            <text:p>46</text:p>
          </table:table-cell>
          <table:table-cell table:style-name="ce19" table:formula="of:=([.V190]-[.U190])/2" office:value-type="float" office:value="14" calcext:value-type="float">
            <text:p>14</text:p>
          </table:table-cell>
          <table:table-cell table:style-name="ce20" table:formula="of:=[.T190]+[.U190]" office:value-type="float" office:value="46" calcext:value-type="float">
            <text:p>46</text:p>
          </table:table-cell>
          <table:table-cell table:style-name="ce21" table:formula="of:=([.W190]-[.U190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90]&gt;64;64+(([.V190]-64)*2.9);[.V190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ReactorCraft:reactorcraft_block_fluoriteore:5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White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191]*[.F191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191]/8" office:value-type="float" office:value="1" calcext:value-type="float">
            <text:p>1.000</text:p>
          </table:table-cell>
          <table:table-cell table:style-name="ce11" table:formula="of:=[.F191]/8" office:value-type="float" office:value="1.5" calcext:value-type="float">
            <text:p>1.500</text:p>
          </table:table-cell>
          <table:table-cell table:style-name="ce13" table:formula="of:=([.D191]/[.$B$10])/[.$D$2]" office:value-type="float" office:value="0.37573385518591" calcext:value-type="float">
            <text:p>0.376</text:p>
          </table:table-cell>
          <table:table-cell table:style-name="ce14" table:formula="of:=SQRT([.I191])" office:value-type="float" office:value="0.612971333086556" calcext:value-type="float">
            <text:p>0.613</text:p>
          </table:table-cell>
          <table:table-cell table:style-name="ce14" table:formula="of:=([.J191]^(1/2))^(1/3)" office:value-type="float" office:value="0.921665562675779" calcext:value-type="float">
            <text:p>0.922</text:p>
          </table:table-cell>
          <table:table-cell table:style-name="ce14" table:formula="of:=[.J191]^(1/2)" office:value-type="float" office:value="0.782924857880088" calcext:value-type="float">
            <text:p>0.783</text:p>
          </table:table-cell>
          <table:table-cell table:style-name="ce14" table:formula="of:=([.J191]^(1/2))^(1/2)" office:value-type="float" office:value="0.884830411932189" calcext:value-type="float">
            <text:p>0.885</text:p>
          </table:table-cell>
          <table:table-cell table:style-name="ce13" table:formula="of:=([.D191]/[.$L$15])/[.$D$2]" office:value-type="float" office:value="0.287631831255992" calcext:value-type="float">
            <text:p>0.288</text:p>
          </table:table-cell>
          <table:table-cell table:style-name="ce18" table:formula="of:=SQRT([.N191])" office:value-type="float" office:value="0.536313183928936" calcext:value-type="float">
            <text:p>0.536</text:p>
          </table:table-cell>
          <table:table-cell table:style-name="ce18" table:formula="of:=SQRT([.O191])" office:value-type="float" office:value="0.732334065798482" calcext:value-type="float">
            <text:p>0.732</text:p>
          </table:table-cell>
          <table:table-cell table:style-name="ce19" table:formula="of:=[.R191]+[.U191]" office:value-type="float" office:value="46" calcext:value-type="float">
            <text:p>46</text:p>
          </table:table-cell>
          <table:table-cell table:style-name="ce19" table:formula="of:=([.V191]-[.U191])/2" office:value-type="float" office:value="14" calcext:value-type="float">
            <text:p>14</text:p>
          </table:table-cell>
          <table:table-cell table:style-name="ce20" table:formula="of:=[.T191]+[.U191]" office:value-type="float" office:value="46" calcext:value-type="float">
            <text:p>46</text:p>
          </table:table-cell>
          <table:table-cell table:style-name="ce21" table:formula="of:=([.W191]-[.U191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91]&gt;64;64+(([.V191]-64)*2.9);[.V191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ReactorCraft:reactorcraft_block_fluoriteore:6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Yellow Fluor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([.E192]*[.F192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192]/8" office:value-type="float" office:value="1" calcext:value-type="float">
            <text:p>1.000</text:p>
          </table:table-cell>
          <table:table-cell table:style-name="ce11" table:formula="of:=[.F192]/8" office:value-type="float" office:value="1.5" calcext:value-type="float">
            <text:p>1.500</text:p>
          </table:table-cell>
          <table:table-cell table:style-name="ce13" table:formula="of:=([.D192]/[.$B$10])/[.$D$2]" office:value-type="float" office:value="0.37573385518591" calcext:value-type="float">
            <text:p>0.376</text:p>
          </table:table-cell>
          <table:table-cell table:style-name="ce14" table:formula="of:=SQRT([.I192])" office:value-type="float" office:value="0.612971333086556" calcext:value-type="float">
            <text:p>0.613</text:p>
          </table:table-cell>
          <table:table-cell table:style-name="ce14" table:formula="of:=([.J192]^(1/2))^(1/3)" office:value-type="float" office:value="0.921665562675779" calcext:value-type="float">
            <text:p>0.922</text:p>
          </table:table-cell>
          <table:table-cell table:style-name="ce14" table:formula="of:=[.J192]^(1/2)" office:value-type="float" office:value="0.782924857880088" calcext:value-type="float">
            <text:p>0.783</text:p>
          </table:table-cell>
          <table:table-cell table:style-name="ce14" table:formula="of:=([.J192]^(1/2))^(1/2)" office:value-type="float" office:value="0.884830411932189" calcext:value-type="float">
            <text:p>0.885</text:p>
          </table:table-cell>
          <table:table-cell table:style-name="ce13" table:formula="of:=([.D192]/[.$L$15])/[.$D$2]" office:value-type="float" office:value="0.287631831255992" calcext:value-type="float">
            <text:p>0.288</text:p>
          </table:table-cell>
          <table:table-cell table:style-name="ce18" table:formula="of:=SQRT([.N192])" office:value-type="float" office:value="0.536313183928936" calcext:value-type="float">
            <text:p>0.536</text:p>
          </table:table-cell>
          <table:table-cell table:style-name="ce18" table:formula="of:=SQRT([.O192])" office:value-type="float" office:value="0.732334065798482" calcext:value-type="float">
            <text:p>0.732</text:p>
          </table:table-cell>
          <table:table-cell table:style-name="ce19" table:formula="of:=[.R192]+[.U192]" office:value-type="float" office:value="46" calcext:value-type="float">
            <text:p>46</text:p>
          </table:table-cell>
          <table:table-cell table:style-name="ce19" table:formula="of:=([.V192]-[.U192])/2" office:value-type="float" office:value="14" calcext:value-type="float">
            <text:p>14</text:p>
          </table:table-cell>
          <table:table-cell table:style-name="ce20" table:formula="of:=[.T192]+[.U192]" office:value-type="float" office:value="46" calcext:value-type="float">
            <text:p>46</text:p>
          </table:table-cell>
          <table:table-cell table:style-name="ce21" table:formula="of:=([.W192]-[.U192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192]&gt;64;64+(([.V192]-64)*2.9);[.V192])" office:value-type="float" office:value="60" calcext:value-type="float">
            <text:p>60</text:p>
          </table:table-cell>
          <table:table-cell table:style-name="ce24" office:value-type="string" calcext:value-type="string">
            <text:p>28327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ReactorCraft:reactorcraft_block_fluoriteore:7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93]*[.F193]" office:value-type="float" office:value="245" calcext:value-type="float">
            <text:p>245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35" calcext:value-type="float">
            <text:p>35</text:p>
          </table:table-cell>
          <table:table-cell table:style-name="ce11" table:formula="of:=[.E193]" office:value-type="float" office:value="7" calcext:value-type="float">
            <text:p>7.000</text:p>
          </table:table-cell>
          <table:table-cell table:style-name="ce11" table:formula="of:=[.F193]" office:value-type="float" office:value="35" calcext:value-type="float">
            <text:p>35.000</text:p>
          </table:table-cell>
          <table:table-cell table:style-name="ce13" table:formula="of:=([.D193]/[.$B$10])/[.$D$2]" office:value-type="float" office:value="7.67123287671233" calcext:value-type="float">
            <text:p>7.671</text:p>
          </table:table-cell>
          <table:table-cell table:style-name="ce14" table:formula="of:=SQRT([.I193])" office:value-type="float" office:value="2.76969905887126" calcext:value-type="float">
            <text:p>2.770</text:p>
          </table:table-cell>
          <table:table-cell table:style-name="ce14" table:formula="of:=([.J193]^(1/2))^(1/3)" office:value-type="float" office:value="1.18505570100322" calcext:value-type="float">
            <text:p>1.185</text:p>
          </table:table-cell>
          <table:table-cell table:style-name="ce14" table:formula="of:=[.J193]^(1/2)" office:value-type="float" office:value="1.66424128625367" calcext:value-type="float">
            <text:p>1.664</text:p>
          </table:table-cell>
          <table:table-cell table:style-name="ce14" table:formula="of:=([.J193]^(1/2))^(1/2)" office:value-type="float" office:value="1.29005476095151" calcext:value-type="float">
            <text:p>1.290</text:p>
          </table:table-cell>
          <table:table-cell table:style-name="ce13" table:formula="of:=([.D193]/[.$L$15])/[.$D$2]" office:value-type="float" office:value="5.87248322147651" calcext:value-type="float">
            <text:p>5.872</text:p>
          </table:table-cell>
          <table:table-cell table:style-name="ce18" table:formula="of:=SQRT([.N193])" office:value-type="float" office:value="2.42332070132628" calcext:value-type="float">
            <text:p>2.423</text:p>
          </table:table-cell>
          <table:table-cell table:style-name="ce18" table:formula="of:=SQRT([.O193])" office:value-type="float" office:value="1.55670186655194" calcext:value-type="float">
            <text:p>1.557</text:p>
          </table:table-cell>
          <table:table-cell table:style-name="ce19" table:formula="of:=[.R193]+[.U193]" office:value-type="float" office:value="48" calcext:value-type="float">
            <text:p>48</text:p>
          </table:table-cell>
          <table:table-cell table:style-name="ce19" table:formula="of:=([.V193]-[.U193])/2" office:value-type="float" office:value="42" calcext:value-type="float">
            <text:p>42</text:p>
          </table:table-cell>
          <table:table-cell table:style-name="ce20" table:formula="of:=[.T193]+[.U193]" office:value-type="float" office:value="72.7" calcext:value-type="float">
            <text:p>72.7</text:p>
          </table:table-cell>
          <table:table-cell table:style-name="ce21" table:formula="of:=([.W193]-[.U193])/2" office:value-type="float" office:value="66.7" calcext:value-type="float">
            <text:p>66.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90" calcext:value-type="float">
            <text:p>90</text:p>
          </table:table-cell>
          <table:table-cell table:style-name="Gnumeric-default" table:formula="of:=IF([.V193]&gt;64;64+(([.V193]-64)*2.9);[.V193])" office:value-type="float" office:value="139.4" calcext:value-type="float">
            <text:p>139.4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simpleores:copper_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94]*[.F194]" office:value-type="float" office:value="210" calcext:value-type="float">
            <text:p>210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30" calcext:value-type="float">
            <text:p>30</text:p>
          </table:table-cell>
          <table:table-cell table:style-name="ce11" table:formula="of:=[.E194]" office:value-type="float" office:value="7" calcext:value-type="float">
            <text:p>7.000</text:p>
          </table:table-cell>
          <table:table-cell table:style-name="ce11" table:formula="of:=[.F194]" office:value-type="float" office:value="30" calcext:value-type="float">
            <text:p>30.000</text:p>
          </table:table-cell>
          <table:table-cell table:style-name="ce13" table:formula="of:=([.D194]/[.$B$10])/[.$D$2]" office:value-type="float" office:value="6.57534246575342" calcext:value-type="float">
            <text:p>6.575</text:p>
          </table:table-cell>
          <table:table-cell table:style-name="ce14" table:formula="of:=SQRT([.I194])" office:value-type="float" office:value="2.56424305902413" calcext:value-type="float">
            <text:p>2.564</text:p>
          </table:table-cell>
          <table:table-cell table:style-name="ce14" table:formula="of:=([.J194]^(1/2))^(1/3)" office:value-type="float" office:value="1.16992996560732" calcext:value-type="float">
            <text:p>1.170</text:p>
          </table:table-cell>
          <table:table-cell table:style-name="ce14" table:formula="of:=[.J194]^(1/2)" office:value-type="float" office:value="1.60132540697515" calcext:value-type="float">
            <text:p>1.601</text:p>
          </table:table-cell>
          <table:table-cell table:style-name="ce14" table:formula="of:=([.J194]^(1/2))^(1/2)" office:value-type="float" office:value="1.26543486872109" calcext:value-type="float">
            <text:p>1.265</text:p>
          </table:table-cell>
          <table:table-cell table:style-name="ce13" table:formula="of:=([.D194]/[.$L$15])/[.$D$2]" office:value-type="float" office:value="5.03355704697987" calcext:value-type="float">
            <text:p>5.034</text:p>
          </table:table-cell>
          <table:table-cell table:style-name="ce18" table:formula="of:=SQRT([.N194])" office:value-type="float" office:value="2.24355901348279" calcext:value-type="float">
            <text:p>2.244</text:p>
          </table:table-cell>
          <table:table-cell table:style-name="ce18" table:formula="of:=SQRT([.O194])" office:value-type="float" office:value="1.49785146576114" calcext:value-type="float">
            <text:p>1.498</text:p>
          </table:table-cell>
          <table:table-cell table:style-name="ce19" table:formula="of:=[.R194]+[.U194]" office:value-type="float" office:value="48" calcext:value-type="float">
            <text:p>48</text:p>
          </table:table-cell>
          <table:table-cell table:style-name="ce19" table:formula="of:=([.V194]-[.U194])/2" office:value-type="float" office:value="42" calcext:value-type="float">
            <text:p>42</text:p>
          </table:table-cell>
          <table:table-cell table:style-name="ce20" table:formula="of:=[.T194]+[.U194]" office:value-type="float" office:value="72.7" calcext:value-type="float">
            <text:p>72.7</text:p>
          </table:table-cell>
          <table:table-cell table:style-name="ce21" table:formula="of:=([.W194]-[.U194])/2" office:value-type="float" office:value="66.7" calcext:value-type="float">
            <text:p>66.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90" calcext:value-type="float">
            <text:p>90</text:p>
          </table:table-cell>
          <table:table-cell table:style-name="Gnumeric-default" table:formula="of:=IF([.V194]&gt;64;64+(([.V194]-64)*2.9);[.V194])" office:value-type="float" office:value="139.4" calcext:value-type="float">
            <text:p>139.4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simpleores:tin_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Mythri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95]*[.F195]" office:value-type="float" office:value="32" calcext:value-type="float">
            <text:p>3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195]" office:value-type="float" office:value="4" calcext:value-type="float">
            <text:p>4.000</text:p>
          </table:table-cell>
          <table:table-cell table:style-name="ce11" table:formula="of:=[.F195]" office:value-type="float" office:value="8" calcext:value-type="float">
            <text:p>8.000</text:p>
          </table:table-cell>
          <table:table-cell table:style-name="ce13" table:formula="of:=([.D195]/[.$B$10])/[.$D$2]" office:value-type="float" office:value="1.00195694716243" calcext:value-type="float">
            <text:p>1.002</text:p>
          </table:table-cell>
          <table:table-cell table:style-name="ce14" table:formula="of:=SQRT([.I195])" office:value-type="float" office:value="1.00097799534377" calcext:value-type="float">
            <text:p>1.001</text:p>
          </table:table-cell>
          <table:table-cell table:style-name="ce14" table:formula="of:=([.J195]^(1/2))^(1/3)" office:value-type="float" office:value="1.00016293284176" calcext:value-type="float">
            <text:p>1.000</text:p>
          </table:table-cell>
          <table:table-cell table:style-name="ce14" table:formula="of:=[.J195]^(1/2)" office:value-type="float" office:value="1.00048887817095" calcext:value-type="float">
            <text:p>1.000</text:p>
          </table:table-cell>
          <table:table-cell table:style-name="ce14" table:formula="of:=([.J195]^(1/2))^(1/2)" office:value-type="float" office:value="1.00024440921754" calcext:value-type="float">
            <text:p>1.000</text:p>
          </table:table-cell>
          <table:table-cell table:style-name="ce13" table:formula="of:=([.D195]/[.$L$15])/[.$D$2]" office:value-type="float" office:value="0.767018216682646" calcext:value-type="float">
            <text:p>0.767</text:p>
          </table:table-cell>
          <table:table-cell table:style-name="ce18" table:formula="of:=SQRT([.N195])" office:value-type="float" office:value="0.875795761968877" calcext:value-type="float">
            <text:p>0.876</text:p>
          </table:table-cell>
          <table:table-cell table:style-name="ce18" table:formula="of:=SQRT([.O195])" office:value-type="float" office:value="0.935839602693152" calcext:value-type="float">
            <text:p>0.936</text:p>
          </table:table-cell>
          <table:table-cell table:style-name="ce19" table:formula="of:=[.R195]+[.U195]" office:value-type="float" office:value="20" calcext:value-type="float">
            <text:p>20</text:p>
          </table:table-cell>
          <table:table-cell table:style-name="ce19" table:formula="of:=([.V195]-[.U195])/2" office:value-type="float" office:value="15" calcext:value-type="float">
            <text:p>15</text:p>
          </table:table-cell>
          <table:table-cell table:style-name="ce20" table:formula="of:=[.T195]+[.U195]" office:value-type="float" office:value="20" calcext:value-type="float">
            <text:p>20</text:p>
          </table:table-cell>
          <table:table-cell table:style-name="ce21" table:formula="of:=([.W195]-[.U195])/2" office:value-type="float" office:value="15" calcext:value-type="float">
            <text:p>1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5" calcext:value-type="float">
            <text:p>35</text:p>
          </table:table-cell>
          <table:table-cell table:style-name="Gnumeric-default" table:formula="of:=IF([.V195]&gt;64;64+(([.V195]-64)*2.9);[.V195])" office:value-type="float" office:value="35" calcext:value-type="float">
            <text:p>35</text:p>
          </table:table-cell>
          <table:table-cell table:style-name="ce24" office:value-type="string" calcext:value-type="string">
            <text:p>79AFD2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simpleores:mythril_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Adamanti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196]*[.F196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196]" office:value-type="float" office:value="4" calcext:value-type="float">
            <text:p>4.000</text:p>
          </table:table-cell>
          <table:table-cell table:style-name="ce11" table:formula="of:=[.F196]" office:value-type="float" office:value="4" calcext:value-type="float">
            <text:p>4.000</text:p>
          </table:table-cell>
          <table:table-cell table:style-name="ce13" table:formula="of:=([.D196]/[.$B$10])/[.$D$2]" office:value-type="float" office:value="0.500978473581213" calcext:value-type="float">
            <text:p>0.501</text:p>
          </table:table-cell>
          <table:table-cell table:style-name="ce14" table:formula="of:=SQRT([.I196])" office:value-type="float" office:value="0.707798328326094" calcext:value-type="float">
            <text:p>0.708</text:p>
          </table:table-cell>
          <table:table-cell table:style-name="ce14" table:formula="of:=([.J196]^(1/2))^(1/3)" office:value-type="float" office:value="0.944028100805727" calcext:value-type="float">
            <text:p>0.944</text:p>
          </table:table-cell>
          <table:table-cell table:style-name="ce14" table:formula="of:=[.J196]^(1/2)" office:value-type="float" office:value="0.841307511155163" calcext:value-type="float">
            <text:p>0.841</text:p>
          </table:table-cell>
          <table:table-cell table:style-name="ce14" table:formula="of:=([.J196]^(1/2))^(1/2)" office:value-type="float" office:value="0.917228167445354" calcext:value-type="float">
            <text:p>0.917</text:p>
          </table:table-cell>
          <table:table-cell table:style-name="ce13" table:formula="of:=([.D196]/[.$L$15])/[.$D$2]" office:value-type="float" office:value="0.383509108341323" calcext:value-type="float">
            <text:p>0.384</text:p>
          </table:table-cell>
          <table:table-cell table:style-name="ce18" table:formula="of:=SQRT([.N196])" office:value-type="float" office:value="0.619281122222633" calcext:value-type="float">
            <text:p>0.619</text:p>
          </table:table-cell>
          <table:table-cell table:style-name="ce18" table:formula="of:=SQRT([.O196])" office:value-type="float" office:value="0.786944167157132" calcext:value-type="float">
            <text:p>0.787</text:p>
          </table:table-cell>
          <table:table-cell table:style-name="ce19" table:formula="of:=[.R196]+[.U196]" office:value-type="float" office:value="13" calcext:value-type="float">
            <text:p>13</text:p>
          </table:table-cell>
          <table:table-cell table:style-name="ce19" table:formula="of:=([.V196]-[.U196])/2" office:value-type="float" office:value="7" calcext:value-type="float">
            <text:p>7</text:p>
          </table:table-cell>
          <table:table-cell table:style-name="ce20" table:formula="of:=[.T196]+[.U196]" office:value-type="float" office:value="13" calcext:value-type="float">
            <text:p>13</text:p>
          </table:table-cell>
          <table:table-cell table:style-name="ce21" table:formula="of:=([.W196]-[.U196])/2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0" calcext:value-type="float">
            <text:p>20</text:p>
          </table:table-cell>
          <table:table-cell table:style-name="Gnumeric-default" table:formula="of:=IF([.V196]&gt;64;64+(([.V196]-64)*2.9);[.V196])" office:value-type="float" office:value="20" calcext:value-type="float">
            <text:p>20</text:p>
          </table:table-cell>
          <table:table-cell table:style-name="ce24" office:value-type="string" calcext:value-type="string">
            <text:p>15980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simpleores:adamantium_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Onyx</text:p>
          </table:table-cell>
          <table:table-cell table:style-name="Gnumeric-default" office:value-type="string" calcext:value-type="string">
            <text:p>Pipe Veins</text:p>
          </table:table-cell>
          <table:table-cell table:style-name="Gnumeric-default" table:formula="of:=[.E197]*[.F197]" office:value-type="float" office:value="35" calcext:value-type="float">
            <text:p>35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97]" office:value-type="float" office:value="7" calcext:value-type="float">
            <text:p>7.000</text:p>
          </table:table-cell>
          <table:table-cell table:style-name="ce11" table:formula="of:=[.F197]" office:value-type="float" office:value="5" calcext:value-type="float">
            <text:p>5.000</text:p>
          </table:table-cell>
          <table:table-cell table:style-name="ce13" table:formula="of:=([.D197]/[.$B$13])/[.$D$2]" office:value-type="float" office:value="2.55101624323879" calcext:value-type="float">
            <text:p>2.551</text:p>
          </table:table-cell>
          <table:table-cell table:style-name="ce14" table:formula="of:=SQRT([.I197])" office:value-type="float" office:value="1.59719010867172" calcext:value-type="float">
            <text:p>1.597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97]^(1/2)" office:value-type="float" office:value="1.26379986891585" calcext:value-type="float">
            <text:p>1.264</text:p>
          </table:table-cell>
          <table:table-cell table:style-name="ce14" table:formula="of:=([.J197]^(1/2))^(1/2)" office:value-type="float" office:value="1.12418853797566" calcext:value-type="float">
            <text:p>1.124</text:p>
          </table:table-cell>
          <table:table-cell table:style-name="ce13" table:formula="of:=([.D197]/[.$L$15])/[.$D$2]" office:value-type="float" office:value="0.838926174496644" calcext:value-type="float">
            <text:p>0.839</text:p>
          </table:table-cell>
          <table:table-cell table:style-name="ce18" table:formula="of:=SQRT([.N197])" office:value-type="float" office:value="0.915929131809139" calcext:value-type="float">
            <text:p>0.916</text:p>
          </table:table-cell>
          <table:table-cell table:style-name="ce18" table:formula="of:=SQRT([.O197])" office:value-type="float" office:value="0.957041865233251" calcext:value-type="float">
            <text:p>0.957</text:p>
          </table:table-cell>
          <table:table-cell table:style-name="ce19" table:formula="of:=[.R197]+[.U197]" office:value-type="float" office:value="72" calcext:value-type="float">
            <text:p>72</text:p>
          </table:table-cell>
          <table:table-cell table:style-name="ce19" table:formula="of:=([.V197]-[.U197])/2" office:value-type="float" office:value="56" calcext:value-type="float">
            <text:p>56</text:p>
          </table:table-cell>
          <table:table-cell table:style-name="ce20" table:formula="of:=[.T197]+[.U197]" office:value-type="float" office:value="132.8" calcext:value-type="float">
            <text:p>132.8</text:p>
          </table:table-cell>
          <table:table-cell table:style-name="ce21" table:formula="of:=([.W197]-[.U197])/2" office:value-type="float" office:value="116.8" calcext:value-type="float">
            <text:p>116.8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97]&gt;64;64+(([.V197]-64)*2.9);[.V197])" office:value-type="float" office:value="249.6" calcext:value-type="float">
            <text:p>249.6</text:p>
          </table:table-cell>
          <table:table-cell table:style-name="ce24" office:value-type="string" calcext:value-type="string">
            <text:p>232323</text:p>
          </table:table-cell>
          <table:table-cell table:style-name="ce24" office:value-type="string" calcext:value-type="string">
            <text:p>1523</text:p>
          </table:table-cell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simpleores:onyx_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Amber-Bearing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98]*[.F198]" office:value-type="float" office:value="8" calcext:value-type="float">
            <text:p>8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198]" office:value-type="float" office:value="1" calcext:value-type="float">
            <text:p>1.000</text:p>
          </table:table-cell>
          <table:table-cell table:style-name="ce11" table:formula="of:=[.F198]" office:value-type="float" office:value="8" calcext:value-type="float">
            <text:p>8.000</text:p>
          </table:table-cell>
          <table:table-cell table:style-name="ce13" table:formula="of:=([.D198]/[.$B$9])/[.$D$2]" office:value-type="float" office:value="1.50088859358739" calcext:value-type="float">
            <text:p>1.501</text:p>
          </table:table-cell>
          <table:table-cell table:style-name="ce14" table:formula="of:=SQRT([.I198])" office:value-type="float" office:value="1.22510758449509" calcext:value-type="float">
            <text:p>1.225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98]^(1/2)" office:value-type="float" office:value="1.10684578171265" calcext:value-type="float">
            <text:p>1.107</text:p>
          </table:table-cell>
          <table:table-cell table:style-name="ce14" table:formula="of:=([.J198]^(1/2))^(1/2)" office:value-type="float" office:value="1.05206738458744" calcext:value-type="float">
            <text:p>1.052</text:p>
          </table:table-cell>
          <table:table-cell table:style-name="ce13" table:formula="of:=([.D198]/[.$L$15])/[.$D$2]" office:value-type="float" office:value="0.191754554170662" calcext:value-type="float">
            <text:p>0.192</text:p>
          </table:table-cell>
          <table:table-cell table:style-name="ce18" table:formula="of:=SQRT([.N198])" office:value-type="float" office:value="0.437897880984439" calcext:value-type="float">
            <text:p>0.438</text:p>
          </table:table-cell>
          <table:table-cell table:style-name="ce18" table:formula="of:=SQRT([.O198])" office:value-type="float" office:value="0.661738529167252" calcext:value-type="float">
            <text:p>0.662</text:p>
          </table:table-cell>
          <table:table-cell table:style-name="ce19" table:formula="of:=[.R198]+[.U198]" office:value-type="float" office:value="50" calcext:value-type="float">
            <text:p>50</text:p>
          </table:table-cell>
          <table:table-cell table:style-name="ce19" table:formula="of:=([.V198]-[.U198])/2" office:value-type="float" office:value="16" calcext:value-type="float">
            <text:p>16</text:p>
          </table:table-cell>
          <table:table-cell table:style-name="ce20" table:formula="of:=[.T198]+[.U198]" office:value-type="float" office:value="51.9" calcext:value-type="float">
            <text:p>51.9</text:p>
          </table:table-cell>
          <table:table-cell table:style-name="ce21" table:formula="of:=([.W198]-[.U198])/2" office:value-type="float" office:value="17.9" calcext:value-type="float">
            <text:p>17.9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66" calcext:value-type="float">
            <text:p>66</text:p>
          </table:table-cell>
          <table:table-cell table:style-name="Gnumeric-default" table:formula="of:=IF([.V198]&gt;64;64+(([.V198]-64)*2.9);[.V198])" office:value-type="float" office:value="69.8" calcext:value-type="float">
            <text:p>69.8</text:p>
          </table:table-cell>
          <table:table-cell table:style-name="ce24" office:value-type="string" calcext:value-type="string">
            <text:p>FE9D1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Thaumcraft:blockCustomOre:7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Cinnabar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199]*[.F199]" office:value-type="float" office:value="12" calcext:value-type="float">
            <text:p>1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199]" office:value-type="float" office:value="1" calcext:value-type="float">
            <text:p>1.000</text:p>
          </table:table-cell>
          <table:table-cell table:style-name="ce11" table:formula="of:=[.F199]" office:value-type="float" office:value="12" calcext:value-type="float">
            <text:p>12.000</text:p>
          </table:table-cell>
          <table:table-cell table:style-name="ce13" table:formula="of:=([.D199]/[.$B$9])/[.$D$2]" office:value-type="float" office:value="2.25133289038109" calcext:value-type="float">
            <text:p>2.251</text:p>
          </table:table-cell>
          <table:table-cell table:style-name="ce14" table:formula="of:=SQRT([.I199])" office:value-type="float" office:value="1.5004442310133" calcext:value-type="float">
            <text:p>1.500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199]^(1/2)" office:value-type="float" office:value="1.22492621451796" calcext:value-type="float">
            <text:p>1.225</text:p>
          </table:table-cell>
          <table:table-cell table:style-name="ce14" table:formula="of:=([.J199]^(1/2))^(1/2)" office:value-type="float" office:value="1.10676384767391" calcext:value-type="float">
            <text:p>1.107</text:p>
          </table:table-cell>
          <table:table-cell table:style-name="ce13" table:formula="of:=([.D199]/[.$L$15])/[.$D$2]" office:value-type="float" office:value="0.287631831255992" calcext:value-type="float">
            <text:p>0.288</text:p>
          </table:table-cell>
          <table:table-cell table:style-name="ce18" table:formula="of:=SQRT([.N199])" office:value-type="float" office:value="0.536313183928936" calcext:value-type="float">
            <text:p>0.536</text:p>
          </table:table-cell>
          <table:table-cell table:style-name="ce18" table:formula="of:=SQRT([.O199])" office:value-type="float" office:value="0.732334065798482" calcext:value-type="float">
            <text:p>0.732</text:p>
          </table:table-cell>
          <table:table-cell table:style-name="ce19" table:formula="of:=[.R199]+[.U199]" office:value-type="float" office:value="67" calcext:value-type="float">
            <text:p>67</text:p>
          </table:table-cell>
          <table:table-cell table:style-name="ce19" table:formula="of:=([.V199]-[.U199])/2" office:value-type="float" office:value="61" calcext:value-type="float">
            <text:p>61</text:p>
          </table:table-cell>
          <table:table-cell table:style-name="ce20" table:formula="of:=[.T199]+[.U199]" office:value-type="float" office:value="127.8" calcext:value-type="float">
            <text:p>127.8</text:p>
          </table:table-cell>
          <table:table-cell table:style-name="ce21" table:formula="of:=([.W199]-[.U199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99]&gt;64;64+(([.V199]-64)*2.9);[.V199])" office:value-type="float" office:value="249.6" calcext:value-type="float">
            <text:p>249.6</text:p>
          </table:table-cell>
          <table:table-cell table:style-name="ce24" office:value-type="string" calcext:value-type="string">
            <text:p>831C2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Thaumcraft:blockCustom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Air-Infused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00]*[.F200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00]" office:value-type="float" office:value="5" calcext:value-type="float">
            <text:p>5.000</text:p>
          </table:table-cell>
          <table:table-cell table:style-name="ce11" table:formula="of:=[.F200]" office:value-type="float" office:value="1" calcext:value-type="float">
            <text:p>1.000</text:p>
          </table:table-cell>
          <table:table-cell table:style-name="ce13" table:formula="of:=([.D200]/[.$B$9])/[.$D$2]" office:value-type="float" office:value="0.938055370992119" calcext:value-type="float">
            <text:p>0.938</text:p>
          </table:table-cell>
          <table:table-cell table:style-name="ce14" table:formula="of:=SQRT([.I200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00]^(1/2)" office:value-type="float" office:value="0.984140531854021" calcext:value-type="float">
            <text:p>0.984</text:p>
          </table:table-cell>
          <table:table-cell table:style-name="ce14" table:formula="of:=([.J200]^(1/2))^(1/2)" office:value-type="float" office:value="0.992038573773228" calcext:value-type="float">
            <text:p>0.992</text:p>
          </table:table-cell>
          <table:table-cell table:style-name="ce13" table:formula="of:=([.D200]/[.$L$15])/[.$D$2]" office:value-type="float" office:value="0.119846596356663" calcext:value-type="float">
            <text:p>0.120</text:p>
          </table:table-cell>
          <table:table-cell table:style-name="ce18" table:formula="of:=SQRT([.N200])" office:value-type="float" office:value="0.34618867161804" calcext:value-type="float">
            <text:p>0.346</text:p>
          </table:table-cell>
          <table:table-cell table:style-name="ce18" table:formula="of:=SQRT([.O200])" office:value-type="float" office:value="0.588378000623783" calcext:value-type="float">
            <text:p>0.588</text:p>
          </table:table-cell>
          <table:table-cell table:style-name="ce19" table:formula="of:=[.R200]+[.U200]" office:value-type="float" office:value="67" calcext:value-type="float">
            <text:p>67</text:p>
          </table:table-cell>
          <table:table-cell table:style-name="ce19" table:formula="of:=([.V200]-[.U200])/2" office:value-type="float" office:value="61" calcext:value-type="float">
            <text:p>61</text:p>
          </table:table-cell>
          <table:table-cell table:style-name="ce20" table:formula="of:=[.T200]+[.U200]" office:value-type="float" office:value="127.8" calcext:value-type="float">
            <text:p>127.8</text:p>
          </table:table-cell>
          <table:table-cell table:style-name="ce21" table:formula="of:=([.W200]-[.U200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00]&gt;64;64+(([.V200]-64)*2.9);[.V200])" office:value-type="float" office:value="249.6" calcext:value-type="float">
            <text:p>249.6</text:p>
          </table:table-cell>
          <table:table-cell table:style-name="ce24" office:value-type="string" calcext:value-type="string">
            <text:p>FEFEA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Thaumcraft:blockCustomOre:1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Fire-Infused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01]*[.F201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01]" office:value-type="float" office:value="5" calcext:value-type="float">
            <text:p>5.000</text:p>
          </table:table-cell>
          <table:table-cell table:style-name="ce11" table:formula="of:=[.F201]" office:value-type="float" office:value="1" calcext:value-type="float">
            <text:p>1.000</text:p>
          </table:table-cell>
          <table:table-cell table:style-name="ce13" table:formula="of:=([.D201]/[.$B$9])/[.$D$2]" office:value-type="float" office:value="0.938055370992119" calcext:value-type="float">
            <text:p>0.938</text:p>
          </table:table-cell>
          <table:table-cell table:style-name="ce14" table:formula="of:=SQRT([.I201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01]^(1/2)" office:value-type="float" office:value="0.984140531854021" calcext:value-type="float">
            <text:p>0.984</text:p>
          </table:table-cell>
          <table:table-cell table:style-name="ce14" table:formula="of:=([.J201]^(1/2))^(1/2)" office:value-type="float" office:value="0.992038573773228" calcext:value-type="float">
            <text:p>0.992</text:p>
          </table:table-cell>
          <table:table-cell table:style-name="ce13" table:formula="of:=([.D201]/[.$L$15])/[.$D$2]" office:value-type="float" office:value="0.119846596356663" calcext:value-type="float">
            <text:p>0.120</text:p>
          </table:table-cell>
          <table:table-cell table:style-name="ce18" table:formula="of:=SQRT([.N201])" office:value-type="float" office:value="0.34618867161804" calcext:value-type="float">
            <text:p>0.346</text:p>
          </table:table-cell>
          <table:table-cell table:style-name="ce18" table:formula="of:=SQRT([.O201])" office:value-type="float" office:value="0.588378000623783" calcext:value-type="float">
            <text:p>0.588</text:p>
          </table:table-cell>
          <table:table-cell table:style-name="ce19" table:formula="of:=[.R201]+[.U201]" office:value-type="float" office:value="67" calcext:value-type="float">
            <text:p>67</text:p>
          </table:table-cell>
          <table:table-cell table:style-name="ce19" table:formula="of:=([.V201]-[.U201])/2" office:value-type="float" office:value="61" calcext:value-type="float">
            <text:p>61</text:p>
          </table:table-cell>
          <table:table-cell table:style-name="ce20" table:formula="of:=[.T201]+[.U201]" office:value-type="float" office:value="127.8" calcext:value-type="float">
            <text:p>127.8</text:p>
          </table:table-cell>
          <table:table-cell table:style-name="ce21" table:formula="of:=([.W201]-[.U201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01]&gt;64;64+(([.V201]-64)*2.9);[.V201])" office:value-type="float" office:value="249.6" calcext:value-type="float">
            <text:p>249.6</text:p>
          </table:table-cell>
          <table:table-cell table:style-name="ce24" office:value-type="string" calcext:value-type="string">
            <text:p>FC510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Thaumcraft:blockCustomOre:2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Water-Infused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02]*[.F202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02]" office:value-type="float" office:value="5" calcext:value-type="float">
            <text:p>5.000</text:p>
          </table:table-cell>
          <table:table-cell table:style-name="ce11" table:formula="of:=[.F202]" office:value-type="float" office:value="1" calcext:value-type="float">
            <text:p>1.000</text:p>
          </table:table-cell>
          <table:table-cell table:style-name="ce13" table:formula="of:=([.D202]/[.$B$9])/[.$D$2]" office:value-type="float" office:value="0.938055370992119" calcext:value-type="float">
            <text:p>0.938</text:p>
          </table:table-cell>
          <table:table-cell table:style-name="ce14" table:formula="of:=SQRT([.I202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02]^(1/2)" office:value-type="float" office:value="0.984140531854021" calcext:value-type="float">
            <text:p>0.984</text:p>
          </table:table-cell>
          <table:table-cell table:style-name="ce14" table:formula="of:=([.J202]^(1/2))^(1/2)" office:value-type="float" office:value="0.992038573773228" calcext:value-type="float">
            <text:p>0.992</text:p>
          </table:table-cell>
          <table:table-cell table:style-name="ce13" table:formula="of:=([.D202]/[.$L$15])/[.$D$2]" office:value-type="float" office:value="0.119846596356663" calcext:value-type="float">
            <text:p>0.120</text:p>
          </table:table-cell>
          <table:table-cell table:style-name="ce18" table:formula="of:=SQRT([.N202])" office:value-type="float" office:value="0.34618867161804" calcext:value-type="float">
            <text:p>0.346</text:p>
          </table:table-cell>
          <table:table-cell table:style-name="ce18" table:formula="of:=SQRT([.O202])" office:value-type="float" office:value="0.588378000623783" calcext:value-type="float">
            <text:p>0.588</text:p>
          </table:table-cell>
          <table:table-cell table:style-name="ce19" table:formula="of:=[.R202]+[.U202]" office:value-type="float" office:value="67" calcext:value-type="float">
            <text:p>67</text:p>
          </table:table-cell>
          <table:table-cell table:style-name="ce19" table:formula="of:=([.V202]-[.U202])/2" office:value-type="float" office:value="61" calcext:value-type="float">
            <text:p>61</text:p>
          </table:table-cell>
          <table:table-cell table:style-name="ce20" table:formula="of:=[.T202]+[.U202]" office:value-type="float" office:value="127.8" calcext:value-type="float">
            <text:p>127.8</text:p>
          </table:table-cell>
          <table:table-cell table:style-name="ce21" table:formula="of:=([.W202]-[.U202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02]&gt;64;64+(([.V202]-64)*2.9);[.V202])" office:value-type="float" office:value="249.6" calcext:value-type="float">
            <text:p>249.6</text:p>
          </table:table-cell>
          <table:table-cell table:style-name="ce24" office:value-type="string" calcext:value-type="string">
            <text:p>00C0FA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Thaumcraft:blockCustomOre:3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Earth-Infused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03]*[.F203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03]" office:value-type="float" office:value="5" calcext:value-type="float">
            <text:p>5.000</text:p>
          </table:table-cell>
          <table:table-cell table:style-name="ce11" table:formula="of:=[.F203]" office:value-type="float" office:value="1" calcext:value-type="float">
            <text:p>1.000</text:p>
          </table:table-cell>
          <table:table-cell table:style-name="ce13" table:formula="of:=([.D203]/[.$B$9])/[.$D$2]" office:value-type="float" office:value="0.938055370992119" calcext:value-type="float">
            <text:p>0.938</text:p>
          </table:table-cell>
          <table:table-cell table:style-name="ce14" table:formula="of:=SQRT([.I203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03]^(1/2)" office:value-type="float" office:value="0.984140531854021" calcext:value-type="float">
            <text:p>0.984</text:p>
          </table:table-cell>
          <table:table-cell table:style-name="ce14" table:formula="of:=([.J203]^(1/2))^(1/2)" office:value-type="float" office:value="0.992038573773228" calcext:value-type="float">
            <text:p>0.992</text:p>
          </table:table-cell>
          <table:table-cell table:style-name="ce13" table:formula="of:=([.D203]/[.$L$15])/[.$D$2]" office:value-type="float" office:value="0.119846596356663" calcext:value-type="float">
            <text:p>0.120</text:p>
          </table:table-cell>
          <table:table-cell table:style-name="ce18" table:formula="of:=SQRT([.N203])" office:value-type="float" office:value="0.34618867161804" calcext:value-type="float">
            <text:p>0.346</text:p>
          </table:table-cell>
          <table:table-cell table:style-name="ce18" table:formula="of:=SQRT([.O203])" office:value-type="float" office:value="0.588378000623783" calcext:value-type="float">
            <text:p>0.588</text:p>
          </table:table-cell>
          <table:table-cell table:style-name="ce19" table:formula="of:=[.R203]+[.U203]" office:value-type="float" office:value="67" calcext:value-type="float">
            <text:p>67</text:p>
          </table:table-cell>
          <table:table-cell table:style-name="ce19" table:formula="of:=([.V203]-[.U203])/2" office:value-type="float" office:value="61" calcext:value-type="float">
            <text:p>61</text:p>
          </table:table-cell>
          <table:table-cell table:style-name="ce20" table:formula="of:=[.T203]+[.U203]" office:value-type="float" office:value="127.8" calcext:value-type="float">
            <text:p>127.8</text:p>
          </table:table-cell>
          <table:table-cell table:style-name="ce21" table:formula="of:=([.W203]-[.U203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03]&gt;64;64+(([.V203]-64)*2.9);[.V203])" office:value-type="float" office:value="249.6" calcext:value-type="float">
            <text:p>249.6</text:p>
          </table:table-cell>
          <table:table-cell table:style-name="ce24" office:value-type="string" calcext:value-type="string">
            <text:p>00D90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Thaumcraft:blockCustomOre:4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Order-Infused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04]*[.F204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04]" office:value-type="float" office:value="5" calcext:value-type="float">
            <text:p>5.000</text:p>
          </table:table-cell>
          <table:table-cell table:style-name="ce11" table:formula="of:=[.F204]" office:value-type="float" office:value="1" calcext:value-type="float">
            <text:p>1.000</text:p>
          </table:table-cell>
          <table:table-cell table:style-name="ce13" table:formula="of:=([.D204]/[.$B$9])/[.$D$2]" office:value-type="float" office:value="0.938055370992119" calcext:value-type="float">
            <text:p>0.938</text:p>
          </table:table-cell>
          <table:table-cell table:style-name="ce14" table:formula="of:=SQRT([.I204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04]^(1/2)" office:value-type="float" office:value="0.984140531854021" calcext:value-type="float">
            <text:p>0.984</text:p>
          </table:table-cell>
          <table:table-cell table:style-name="ce14" table:formula="of:=([.J204]^(1/2))^(1/2)" office:value-type="float" office:value="0.992038573773228" calcext:value-type="float">
            <text:p>0.992</text:p>
          </table:table-cell>
          <table:table-cell table:style-name="ce13" table:formula="of:=([.D204]/[.$L$15])/[.$D$2]" office:value-type="float" office:value="0.119846596356663" calcext:value-type="float">
            <text:p>0.120</text:p>
          </table:table-cell>
          <table:table-cell table:style-name="ce18" table:formula="of:=SQRT([.N204])" office:value-type="float" office:value="0.34618867161804" calcext:value-type="float">
            <text:p>0.346</text:p>
          </table:table-cell>
          <table:table-cell table:style-name="ce18" table:formula="of:=SQRT([.O204])" office:value-type="float" office:value="0.588378000623783" calcext:value-type="float">
            <text:p>0.588</text:p>
          </table:table-cell>
          <table:table-cell table:style-name="ce19" table:formula="of:=[.R204]+[.U204]" office:value-type="float" office:value="67" calcext:value-type="float">
            <text:p>67</text:p>
          </table:table-cell>
          <table:table-cell table:style-name="ce19" table:formula="of:=([.V204]-[.U204])/2" office:value-type="float" office:value="61" calcext:value-type="float">
            <text:p>61</text:p>
          </table:table-cell>
          <table:table-cell table:style-name="ce20" table:formula="of:=[.T204]+[.U204]" office:value-type="float" office:value="127.8" calcext:value-type="float">
            <text:p>127.8</text:p>
          </table:table-cell>
          <table:table-cell table:style-name="ce21" table:formula="of:=([.W204]-[.U204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04]&gt;64;64+(([.V204]-64)*2.9);[.V204])" office:value-type="float" office:value="249.6" calcext:value-type="float">
            <text:p>249.6</text:p>
          </table:table-cell>
          <table:table-cell table:style-name="ce24" office:value-type="string" calcext:value-type="string">
            <text:p>EBEBF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Thaumcraft:blockCustomOre:5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Entropy-Infused Stone</text:p>
          </table:table-cell>
          <table:table-cell table:style-name="Gnumeric-default" office:value-type="string" calcext:value-type="string">
            <text:p>Sparse Veins</text:p>
          </table:table-cell>
          <table:table-cell table:style-name="Gnumeric-default" table:formula="of:=[.E205]*[.F205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05]" office:value-type="float" office:value="5" calcext:value-type="float">
            <text:p>5.000</text:p>
          </table:table-cell>
          <table:table-cell table:style-name="ce11" table:formula="of:=[.F205]" office:value-type="float" office:value="1" calcext:value-type="float">
            <text:p>1.000</text:p>
          </table:table-cell>
          <table:table-cell table:style-name="ce13" table:formula="of:=([.D205]/[.$B$9])/[.$D$2]" office:value-type="float" office:value="0.938055370992119" calcext:value-type="float">
            <text:p>0.938</text:p>
          </table:table-cell>
          <table:table-cell table:style-name="ce14" table:formula="of:=SQRT([.I205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none</text:p>
          </table:table-cell>
          <table:table-cell table:style-name="ce14" table:formula="of:=[.J205]^(1/2)" office:value-type="float" office:value="0.984140531854021" calcext:value-type="float">
            <text:p>0.984</text:p>
          </table:table-cell>
          <table:table-cell table:style-name="ce14" table:formula="of:=([.J205]^(1/2))^(1/2)" office:value-type="float" office:value="0.992038573773228" calcext:value-type="float">
            <text:p>0.992</text:p>
          </table:table-cell>
          <table:table-cell table:style-name="ce13" table:formula="of:=([.D205]/[.$L$15])/[.$D$2]" office:value-type="float" office:value="0.119846596356663" calcext:value-type="float">
            <text:p>0.120</text:p>
          </table:table-cell>
          <table:table-cell table:style-name="ce18" table:formula="of:=SQRT([.N205])" office:value-type="float" office:value="0.34618867161804" calcext:value-type="float">
            <text:p>0.346</text:p>
          </table:table-cell>
          <table:table-cell table:style-name="ce18" table:formula="of:=SQRT([.O205])" office:value-type="float" office:value="0.588378000623783" calcext:value-type="float">
            <text:p>0.588</text:p>
          </table:table-cell>
          <table:table-cell table:style-name="ce19" table:formula="of:=[.R205]+[.U205]" office:value-type="float" office:value="67" calcext:value-type="float">
            <text:p>67</text:p>
          </table:table-cell>
          <table:table-cell table:style-name="ce19" table:formula="of:=([.V205]-[.U205])/2" office:value-type="float" office:value="61" calcext:value-type="float">
            <text:p>61</text:p>
          </table:table-cell>
          <table:table-cell table:style-name="ce20" table:formula="of:=[.T205]+[.U205]" office:value-type="float" office:value="127.8" calcext:value-type="float">
            <text:p>127.8</text:p>
          </table:table-cell>
          <table:table-cell table:style-name="ce21" table:formula="of:=([.W205]-[.U205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05]&gt;64;64+(([.V205]-64)*2.9);[.V205])" office:value-type="float" office:value="249.6" calcext:value-type="float">
            <text:p>249.6</text:p>
          </table:table-cell>
          <table:table-cell table:style-name="ce24" office:value-type="string" calcext:value-type="string">
            <text:p>260920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Thaumcraft:blockCustomOre:6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06]*[.F206]" office:value-type="float" office:value="80" calcext:value-type="float">
            <text:p>8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206]" office:value-type="float" office:value="8" calcext:value-type="float">
            <text:p>8.000</text:p>
          </table:table-cell>
          <table:table-cell table:style-name="ce11" table:formula="of:=[.F206]" office:value-type="float" office:value="10" calcext:value-type="float">
            <text:p>10.000</text:p>
          </table:table-cell>
          <table:table-cell table:style-name="ce13" table:formula="of:=([.D206]/[.$B$10])/[.$D$2]" office:value-type="float" office:value="2.50489236790607" calcext:value-type="float">
            <text:p>2.505</text:p>
          </table:table-cell>
          <table:table-cell table:style-name="ce14" table:formula="of:=SQRT([.I206])" office:value-type="float" office:value="1.58268517649786" calcext:value-type="float">
            <text:p>1.583</text:p>
          </table:table-cell>
          <table:table-cell table:style-name="ce14" table:formula="of:=([.J206]^(1/2))^(1/3)" office:value-type="float" office:value="1.07952429937204" calcext:value-type="float">
            <text:p>1.080</text:p>
          </table:table-cell>
          <table:table-cell table:style-name="ce14" table:formula="of:=[.J206]^(1/2)" office:value-type="float" office:value="1.25804816143813" calcext:value-type="float">
            <text:p>1.258</text:p>
          </table:table-cell>
          <table:table-cell table:style-name="ce14" table:formula="of:=([.J206]^(1/2))^(1/2)" office:value-type="float" office:value="1.12162746107526" calcext:value-type="float">
            <text:p>1.122</text:p>
          </table:table-cell>
          <table:table-cell table:style-name="ce13" table:formula="of:=([.D206]/[.$L$15])/[.$D$2]" office:value-type="float" office:value="1.91754554170662" calcext:value-type="float">
            <text:p>1.918</text:p>
          </table:table-cell>
          <table:table-cell table:style-name="ce18" table:formula="of:=SQRT([.N206])" office:value-type="float" office:value="1.38475468647216" calcext:value-type="float">
            <text:p>1.385</text:p>
          </table:table-cell>
          <table:table-cell table:style-name="ce18" table:formula="of:=SQRT([.O206])" office:value-type="float" office:value="1.17675600124757" calcext:value-type="float">
            <text:p>1.177</text:p>
          </table:table-cell>
          <table:table-cell table:style-name="ce19" table:formula="of:=[.R206]+[.U206]" office:value-type="float" office:value="68" calcext:value-type="float">
            <text:p>68</text:p>
          </table:table-cell>
          <table:table-cell table:style-name="ce19" table:formula="of:=([.V206]-[.U206])/2" office:value-type="float" office:value="28" calcext:value-type="float">
            <text:p>28</text:p>
          </table:table-cell>
          <table:table-cell table:style-name="ce20" table:formula="of:=[.T206]+[.U206]" office:value-type="float" office:value="98.4" calcext:value-type="float">
            <text:p>98.4</text:p>
          </table:table-cell>
          <table:table-cell table:style-name="ce21" table:formula="of:=([.W206]-[.U206])/2" office:value-type="float" office:value="58.4" calcext:value-type="float">
            <text:p>58.4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96" calcext:value-type="float">
            <text:p>96</text:p>
          </table:table-cell>
          <table:table-cell table:style-name="Gnumeric-default" table:formula="of:=IF([.V206]&gt;64;64+(([.V206]-64)*2.9);[.V206])" office:value-type="float" office:value="156.8" calcext:value-type="float">
            <text:p>156.8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ThermalFoundation: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07]*[.F207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207]" office:value-type="float" office:value="8" calcext:value-type="float">
            <text:p>8.000</text:p>
          </table:table-cell>
          <table:table-cell table:style-name="ce11" table:formula="of:=[.F207]" office:value-type="float" office:value="8" calcext:value-type="float">
            <text:p>8.000</text:p>
          </table:table-cell>
          <table:table-cell table:style-name="ce13" table:formula="of:=([.D207]/[.$B$10])/[.$D$2]" office:value-type="float" office:value="2.00391389432485" calcext:value-type="float">
            <text:p>2.004</text:p>
          </table:table-cell>
          <table:table-cell table:style-name="ce14" table:formula="of:=SQRT([.I207])" office:value-type="float" office:value="1.41559665665219" calcext:value-type="float">
            <text:p>1.416</text:p>
          </table:table-cell>
          <table:table-cell table:style-name="ce14" table:formula="of:=([.J207]^(1/2))^(1/3)" office:value-type="float" office:value="1.059635715692" calcext:value-type="float">
            <text:p>1.060</text:p>
          </table:table-cell>
          <table:table-cell table:style-name="ce14" table:formula="of:=[.J207]^(1/2)" office:value-type="float" office:value="1.18978849240199" calcext:value-type="float">
            <text:p>1.190</text:p>
          </table:table-cell>
          <table:table-cell table:style-name="ce14" table:formula="of:=([.J207]^(1/2))^(1/2)" office:value-type="float" office:value="1.09077426280692" calcext:value-type="float">
            <text:p>1.091</text:p>
          </table:table-cell>
          <table:table-cell table:style-name="ce13" table:formula="of:=([.D207]/[.$L$15])/[.$D$2]" office:value-type="float" office:value="1.53403643336529" calcext:value-type="float">
            <text:p>1.534</text:p>
          </table:table-cell>
          <table:table-cell table:style-name="ce18" table:formula="of:=SQRT([.N207])" office:value-type="float" office:value="1.23856224444527" calcext:value-type="float">
            <text:p>1.239</text:p>
          </table:table-cell>
          <table:table-cell table:style-name="ce18" table:formula="of:=SQRT([.O207])" office:value-type="float" office:value="1.11290711402402" calcext:value-type="float">
            <text:p>1.113</text:p>
          </table:table-cell>
          <table:table-cell table:style-name="ce19" table:formula="of:=[.R207]+[.U207]" office:value-type="float" office:value="38" calcext:value-type="float">
            <text:p>38</text:p>
          </table:table-cell>
          <table:table-cell table:style-name="ce19" table:formula="of:=([.V207]-[.U207])/2" office:value-type="float" office:value="17" calcext:value-type="float">
            <text:p>17</text:p>
          </table:table-cell>
          <table:table-cell table:style-name="ce20" table:formula="of:=[.T207]+[.U207]" office:value-type="float" office:value="38" calcext:value-type="float">
            <text:p>38</text:p>
          </table:table-cell>
          <table:table-cell table:style-name="ce21" table:formula="of:=([.W207]-[.U207])/2" office:value-type="float" office:value="17" calcext:value-type="float">
            <text:p>17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55" calcext:value-type="float">
            <text:p>55</text:p>
          </table:table-cell>
          <table:table-cell table:style-name="Gnumeric-default" table:formula="of:=IF([.V207]&gt;64;64+(([.V207]-64)*2.9);[.V207])" office:value-type="float" office:value="55" calcext:value-type="float">
            <text:p>55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ThermalFoundation:Ore:1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08]*[.F208]" office:value-type="float" office:value="48" calcext:value-type="float">
            <text:p>4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208]" office:value-type="float" office:value="8" calcext:value-type="float">
            <text:p>8.000</text:p>
          </table:table-cell>
          <table:table-cell table:style-name="ce11" table:formula="of:=[.F208]" office:value-type="float" office:value="6" calcext:value-type="float">
            <text:p>6.000</text:p>
          </table:table-cell>
          <table:table-cell table:style-name="ce13" table:formula="of:=([.D208]/[.$B$10])/[.$D$2]" office:value-type="float" office:value="1.50293542074364" calcext:value-type="float">
            <text:p>1.503</text:p>
          </table:table-cell>
          <table:table-cell table:style-name="ce14" table:formula="of:=SQRT([.I208])" office:value-type="float" office:value="1.22594266617311" calcext:value-type="float">
            <text:p>1.226</text:p>
          </table:table-cell>
          <table:table-cell table:style-name="ce14" table:formula="of:=([.J208]^(1/2))^(1/3)" office:value-type="float" office:value="1.03453461533727" calcext:value-type="float">
            <text:p>1.035</text:p>
          </table:table-cell>
          <table:table-cell table:style-name="ce14" table:formula="of:=[.J208]^(1/2)" office:value-type="float" office:value="1.10722295233305" calcext:value-type="float">
            <text:p>1.107</text:p>
          </table:table-cell>
          <table:table-cell table:style-name="ce14" table:formula="of:=([.J208]^(1/2))^(1/2)" office:value-type="float" office:value="1.05224662144055" calcext:value-type="float">
            <text:p>1.052</text:p>
          </table:table-cell>
          <table:table-cell table:style-name="ce13" table:formula="of:=([.D208]/[.$L$15])/[.$D$2]" office:value-type="float" office:value="1.15052732502397" calcext:value-type="float">
            <text:p>1.151</text:p>
          </table:table-cell>
          <table:table-cell table:style-name="ce18" table:formula="of:=SQRT([.N208])" office:value-type="float" office:value="1.07262636785787" calcext:value-type="float">
            <text:p>1.073</text:p>
          </table:table-cell>
          <table:table-cell table:style-name="ce18" table:formula="of:=SQRT([.O208])" office:value-type="float" office:value="1.03567676804004" calcext:value-type="float">
            <text:p>1.036</text:p>
          </table:table-cell>
          <table:table-cell table:style-name="ce19" table:formula="of:=[.R208]+[.U208]" office:value-type="float" office:value="18" calcext:value-type="float">
            <text:p>18</text:p>
          </table:table-cell>
          <table:table-cell table:style-name="ce19" table:formula="of:=([.V208]-[.U208])/2" office:value-type="float" office:value="12" calcext:value-type="float">
            <text:p>12</text:p>
          </table:table-cell>
          <table:table-cell table:style-name="ce20" table:formula="of:=[.T208]+[.U208]" office:value-type="float" office:value="18" calcext:value-type="float">
            <text:p>18</text:p>
          </table:table-cell>
          <table:table-cell table:style-name="ce21" table:formula="of:=([.W208]-[.U208])/2" office:value-type="float" office:value="12" calcext:value-type="float">
            <text:p>1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0" calcext:value-type="float">
            <text:p>30</text:p>
          </table:table-cell>
          <table:table-cell table:style-name="Gnumeric-default" table:formula="of:=IF([.V208]&gt;64;64+(([.V208]-64)*2.9);[.V208])" office:value-type="float" office:value="30" calcext:value-type="float">
            <text:p>30</text:p>
          </table:table-cell>
          <table:table-cell table:style-name="ce24" office:value-type="string" calcext:value-type="string">
            <text:p>E3F2F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ThermalFoundation:Ore:2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Lead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09]*[.F209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209]" office:value-type="float" office:value="8" calcext:value-type="float">
            <text:p>8.000</text:p>
          </table:table-cell>
          <table:table-cell table:style-name="ce11" table:formula="of:=[.F209]" office:value-type="float" office:value="8" calcext:value-type="float">
            <text:p>8.000</text:p>
          </table:table-cell>
          <table:table-cell table:style-name="ce13" table:formula="of:=([.D209]/[.$B$10])/[.$D$2]" office:value-type="float" office:value="2.00391389432485" calcext:value-type="float">
            <text:p>2.004</text:p>
          </table:table-cell>
          <table:table-cell table:style-name="ce14" table:formula="of:=SQRT([.I209])" office:value-type="float" office:value="1.41559665665219" calcext:value-type="float">
            <text:p>1.416</text:p>
          </table:table-cell>
          <table:table-cell table:style-name="ce14" table:formula="of:=([.J209]^(1/2))^(1/3)" office:value-type="float" office:value="1.059635715692" calcext:value-type="float">
            <text:p>1.060</text:p>
          </table:table-cell>
          <table:table-cell table:style-name="ce14" table:formula="of:=[.J209]^(1/2)" office:value-type="float" office:value="1.18978849240199" calcext:value-type="float">
            <text:p>1.190</text:p>
          </table:table-cell>
          <table:table-cell table:style-name="ce14" table:formula="of:=([.J209]^(1/2))^(1/2)" office:value-type="float" office:value="1.09077426280692" calcext:value-type="float">
            <text:p>1.091</text:p>
          </table:table-cell>
          <table:table-cell table:style-name="ce13" table:formula="of:=([.D209]/[.$L$15])/[.$D$2]" office:value-type="float" office:value="1.53403643336529" calcext:value-type="float">
            <text:p>1.534</text:p>
          </table:table-cell>
          <table:table-cell table:style-name="ce18" table:formula="of:=SQRT([.N209])" office:value-type="float" office:value="1.23856224444527" calcext:value-type="float">
            <text:p>1.239</text:p>
          </table:table-cell>
          <table:table-cell table:style-name="ce18" table:formula="of:=SQRT([.O209])" office:value-type="float" office:value="1.11290711402402" calcext:value-type="float">
            <text:p>1.113</text:p>
          </table:table-cell>
          <table:table-cell table:style-name="ce19" table:formula="of:=[.R209]+[.U209]" office:value-type="float" office:value="23" calcext:value-type="float">
            <text:p>23</text:p>
          </table:table-cell>
          <table:table-cell table:style-name="ce19" table:formula="of:=([.V209]-[.U209])/2" office:value-type="float" office:value="12" calcext:value-type="float">
            <text:p>12</text:p>
          </table:table-cell>
          <table:table-cell table:style-name="ce20" table:formula="of:=[.T209]+[.U209]" office:value-type="float" office:value="23" calcext:value-type="float">
            <text:p>23</text:p>
          </table:table-cell>
          <table:table-cell table:style-name="ce21" table:formula="of:=([.W209]-[.U209])/2" office:value-type="float" office:value="12" calcext:value-type="float">
            <text:p>12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35" calcext:value-type="float">
            <text:p>35</text:p>
          </table:table-cell>
          <table:table-cell table:style-name="Gnumeric-default" table:formula="of:=IF([.V209]&gt;64;64+(([.V209]-64)*2.9);[.V209])" office:value-type="float" office:value="35" calcext:value-type="float">
            <text:p>35</text:p>
          </table:table-cell>
          <table:table-cell table:style-name="ce24" office:value-type="string" calcext:value-type="string">
            <text:p>818EBE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ThermalFoundation:Ore:3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Nickel (Ferrous)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0]*[.F210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210]" office:value-type="float" office:value="4" calcext:value-type="float">
            <text:p>4.000</text:p>
          </table:table-cell>
          <table:table-cell table:style-name="ce11" table:formula="of:=[.F210]" office:value-type="float" office:value="3" calcext:value-type="float">
            <text:p>3.000</text:p>
          </table:table-cell>
          <table:table-cell table:style-name="ce13" table:formula="of:=([.D210]/[.$B$10])/[.$D$2]" office:value-type="float" office:value="0.37573385518591" calcext:value-type="float">
            <text:p>0.376</text:p>
          </table:table-cell>
          <table:table-cell table:style-name="ce14" table:formula="of:=SQRT([.I210])" office:value-type="float" office:value="0.612971333086556" calcext:value-type="float">
            <text:p>0.613</text:p>
          </table:table-cell>
          <table:table-cell table:style-name="ce14" table:formula="of:=([.J210]^(1/2))^(1/3)" office:value-type="float" office:value="0.921665562675779" calcext:value-type="float">
            <text:p>0.922</text:p>
          </table:table-cell>
          <table:table-cell table:style-name="ce14" table:formula="of:=[.J210]^(1/2)" office:value-type="float" office:value="0.782924857880088" calcext:value-type="float">
            <text:p>0.783</text:p>
          </table:table-cell>
          <table:table-cell table:style-name="ce14" table:formula="of:=([.J210]^(1/2))^(1/2)" office:value-type="float" office:value="0.884830411932189" calcext:value-type="float">
            <text:p>0.885</text:p>
          </table:table-cell>
          <table:table-cell table:style-name="ce13" table:formula="of:=([.D210]/[.$L$15])/[.$D$2]" office:value-type="float" office:value="0.287631831255992" calcext:value-type="float">
            <text:p>0.288</text:p>
          </table:table-cell>
          <table:table-cell table:style-name="ce18" table:formula="of:=SQRT([.N210])" office:value-type="float" office:value="0.536313183928936" calcext:value-type="float">
            <text:p>0.536</text:p>
          </table:table-cell>
          <table:table-cell table:style-name="ce18" table:formula="of:=SQRT([.O210])" office:value-type="float" office:value="0.732334065798482" calcext:value-type="float">
            <text:p>0.732</text:p>
          </table:table-cell>
          <table:table-cell table:style-name="ce19" table:formula="of:=[.R210]+[.U210]" office:value-type="float" office:value="13" calcext:value-type="float">
            <text:p>13</text:p>
          </table:table-cell>
          <table:table-cell table:style-name="ce19" table:formula="of:=([.V210]-[.U210])/2" office:value-type="float" office:value="7" calcext:value-type="float">
            <text:p>7</text:p>
          </table:table-cell>
          <table:table-cell table:style-name="ce20" table:formula="of:=[.T210]+[.U210]" office:value-type="float" office:value="13" calcext:value-type="float">
            <text:p>13</text:p>
          </table:table-cell>
          <table:table-cell table:style-name="ce21" table:formula="of:=([.W210]-[.U210])/2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0" calcext:value-type="float">
            <text:p>20</text:p>
          </table:table-cell>
          <table:table-cell table:style-name="Gnumeric-default" table:formula="of:=IF([.V210]&gt;64;64+(([.V210]-64)*2.9);[.V210])" office:value-type="float" office:value="20" calcext:value-type="float">
            <text:p>20</text:p>
          </table:table-cell>
          <table:table-cell table:style-name="ce24" office:value-type="string" calcext:value-type="string">
            <text:p>BCBDA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ThermalFoundation:Ore:4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Platinum (Shiny)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1]*[.F211]" office:value-type="float" office:value="3" calcext:value-type="float">
            <text:p>3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11]" office:value-type="float" office:value="3" calcext:value-type="float">
            <text:p>3.000</text:p>
          </table:table-cell>
          <table:table-cell table:style-name="ce11" table:formula="of:=[.F211]" office:value-type="float" office:value="1" calcext:value-type="float">
            <text:p>1.000</text:p>
          </table:table-cell>
          <table:table-cell table:style-name="ce13" table:formula="of:=([.D211]/[.$B$10])/[.$D$2]" office:value-type="float" office:value="0.0939334637964775" calcext:value-type="float">
            <text:p>0.094</text:p>
          </table:table-cell>
          <table:table-cell table:style-name="ce14" table:formula="of:=SQRT([.I211])" office:value-type="float" office:value="0.306485666543278" calcext:value-type="float">
            <text:p>0.306</text:p>
          </table:table-cell>
          <table:table-cell table:style-name="ce14" table:formula="of:=([.J211]^(1/2))^(1/3)" office:value-type="float" office:value="0.821110668341946" calcext:value-type="float">
            <text:p>0.821</text:p>
          </table:table-cell>
          <table:table-cell table:style-name="ce14" table:formula="of:=[.J211]^(1/2)" office:value-type="float" office:value="0.553611476166524" calcext:value-type="float">
            <text:p>0.554</text:p>
          </table:table-cell>
          <table:table-cell table:style-name="ce14" table:formula="of:=([.J211]^(1/2))^(1/2)" office:value-type="float" office:value="0.744050721501246" calcext:value-type="float">
            <text:p>0.744</text:p>
          </table:table-cell>
          <table:table-cell table:style-name="ce13" table:formula="of:=([.D211]/[.$L$15])/[.$D$2]" office:value-type="float" office:value="0.0719079578139981" calcext:value-type="float">
            <text:p>0.072</text:p>
          </table:table-cell>
          <table:table-cell table:style-name="ce18" table:formula="of:=SQRT([.N211])" office:value-type="float" office:value="0.268156591964468" calcext:value-type="float">
            <text:p>0.268</text:p>
          </table:table-cell>
          <table:table-cell table:style-name="ce18" table:formula="of:=SQRT([.O211])" office:value-type="float" office:value="0.517838384020022" calcext:value-type="float">
            <text:p>0.518</text:p>
          </table:table-cell>
          <table:table-cell table:style-name="ce19" table:formula="of:=[.R211]+[.U211]" office:value-type="float" office:value="18" calcext:value-type="float">
            <text:p>18</text:p>
          </table:table-cell>
          <table:table-cell table:style-name="ce19" table:formula="of:=([.V211]-[.U211])/2" office:value-type="float" office:value="12" calcext:value-type="float">
            <text:p>12</text:p>
          </table:table-cell>
          <table:table-cell table:style-name="ce20" table:formula="of:=[.T211]+[.U211]" office:value-type="float" office:value="18" calcext:value-type="float">
            <text:p>18</text:p>
          </table:table-cell>
          <table:table-cell table:style-name="ce21" table:formula="of:=([.W211]-[.U211])/2" office:value-type="float" office:value="12" calcext:value-type="float">
            <text:p>1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0" calcext:value-type="float">
            <text:p>30</text:p>
          </table:table-cell>
          <table:table-cell table:style-name="Gnumeric-default" table:formula="of:=IF([.V211]&gt;64;64+(([.V211]-64)*2.9);[.V211])" office:value-type="float" office:value="30" calcext:value-type="float">
            <text:p>30</text:p>
          </table:table-cell>
          <table:table-cell table:style-name="ce24" office:value-type="string" calcext:value-type="string">
            <text:p>6FE5F3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ThermalFoundation:Ore:5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2]*[.F212]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12]" office:value-type="float" office:value="8" calcext:value-type="float">
            <text:p>8.000</text:p>
          </table:table-cell>
          <table:table-cell table:style-name="ce11" table:formula="of:=[.F212]" office:value-type="float" office:value="2" calcext:value-type="float">
            <text:p>2.000</text:p>
          </table:table-cell>
          <table:table-cell table:style-name="ce13" table:formula="of:=([.D212]/[.$B$10])/[.$D$2]" office:value-type="float" office:value="0.500978473581213" calcext:value-type="float">
            <text:p>0.501</text:p>
          </table:table-cell>
          <table:table-cell table:style-name="ce14" table:formula="of:=SQRT([.I212])" office:value-type="float" office:value="0.707798328326094" calcext:value-type="float">
            <text:p>0.708</text:p>
          </table:table-cell>
          <table:table-cell table:style-name="ce14" table:formula="of:=([.J212]^(1/2))^(1/3)" office:value-type="float" office:value="0.944028100805727" calcext:value-type="float">
            <text:p>0.944</text:p>
          </table:table-cell>
          <table:table-cell table:style-name="ce14" table:formula="of:=[.J212]^(1/2)" office:value-type="float" office:value="0.841307511155163" calcext:value-type="float">
            <text:p>0.841</text:p>
          </table:table-cell>
          <table:table-cell table:style-name="ce14" table:formula="of:=([.J212]^(1/2))^(1/2)" office:value-type="float" office:value="0.917228167445354" calcext:value-type="float">
            <text:p>0.917</text:p>
          </table:table-cell>
          <table:table-cell table:style-name="ce13" table:formula="of:=([.D212]/[.$L$15])/[.$D$2]" office:value-type="float" office:value="0.383509108341323" calcext:value-type="float">
            <text:p>0.384</text:p>
          </table:table-cell>
          <table:table-cell table:style-name="ce18" table:formula="of:=SQRT([.N212])" office:value-type="float" office:value="0.619281122222633" calcext:value-type="float">
            <text:p>0.619</text:p>
          </table:table-cell>
          <table:table-cell table:style-name="ce18" table:formula="of:=SQRT([.O212])" office:value-type="float" office:value="0.786944167157132" calcext:value-type="float">
            <text:p>0.787</text:p>
          </table:table-cell>
          <table:table-cell table:style-name="ce19" table:formula="of:=[.R212]+[.U212]" office:value-type="float" office:value="40" calcext:value-type="float">
            <text:p>40</text:p>
          </table:table-cell>
          <table:table-cell table:style-name="ce19" table:formula="of:=([.V212]-[.U212])/2" office:value-type="float" office:value="20" calcext:value-type="float">
            <text:p>20</text:p>
          </table:table-cell>
          <table:table-cell table:style-name="ce20" table:formula="of:=[.T212]+[.U212]" office:value-type="float" office:value="40" calcext:value-type="float">
            <text:p>40</text:p>
          </table:table-cell>
          <table:table-cell table:style-name="ce21" table:formula="of:=([.W212]-[.U212])/2" office:value-type="float" office:value="20" calcext:value-type="float">
            <text:p>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212]&gt;64;64+(([.V212]-64)*2.9);[.V212])" office:value-type="float" office:value="60" calcext:value-type="float">
            <text:p>60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TConstruct:SearedBrick:3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3]*[.F213]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13]" office:value-type="float" office:value="8" calcext:value-type="float">
            <text:p>8.000</text:p>
          </table:table-cell>
          <table:table-cell table:style-name="ce11" table:formula="of:=[.F213]" office:value-type="float" office:value="2" calcext:value-type="float">
            <text:p>2.000</text:p>
          </table:table-cell>
          <table:table-cell table:style-name="ce13" table:formula="of:=([.D213]/[.$B$10])/[.$D$2]" office:value-type="float" office:value="0.500978473581213" calcext:value-type="float">
            <text:p>0.501</text:p>
          </table:table-cell>
          <table:table-cell table:style-name="ce14" table:formula="of:=SQRT([.I213])" office:value-type="float" office:value="0.707798328326094" calcext:value-type="float">
            <text:p>0.708</text:p>
          </table:table-cell>
          <table:table-cell table:style-name="ce14" table:formula="of:=([.J213]^(1/2))^(1/3)" office:value-type="float" office:value="0.944028100805727" calcext:value-type="float">
            <text:p>0.944</text:p>
          </table:table-cell>
          <table:table-cell table:style-name="ce14" table:formula="of:=[.J213]^(1/2)" office:value-type="float" office:value="0.841307511155163" calcext:value-type="float">
            <text:p>0.841</text:p>
          </table:table-cell>
          <table:table-cell table:style-name="ce14" table:formula="of:=([.J213]^(1/2))^(1/2)" office:value-type="float" office:value="0.917228167445354" calcext:value-type="float">
            <text:p>0.917</text:p>
          </table:table-cell>
          <table:table-cell table:style-name="ce13" table:formula="of:=([.D213]/[.$L$15])/[.$D$2]" office:value-type="float" office:value="0.383509108341323" calcext:value-type="float">
            <text:p>0.384</text:p>
          </table:table-cell>
          <table:table-cell table:style-name="ce18" table:formula="of:=SQRT([.N213])" office:value-type="float" office:value="0.619281122222633" calcext:value-type="float">
            <text:p>0.619</text:p>
          </table:table-cell>
          <table:table-cell table:style-name="ce18" table:formula="of:=SQRT([.O213])" office:value-type="float" office:value="0.786944167157132" calcext:value-type="float">
            <text:p>0.787</text:p>
          </table:table-cell>
          <table:table-cell table:style-name="ce19" table:formula="of:=[.R213]+[.U213]" office:value-type="float" office:value="23" calcext:value-type="float">
            <text:p>23</text:p>
          </table:table-cell>
          <table:table-cell table:style-name="ce19" table:formula="of:=([.V213]-[.U213])/2" office:value-type="float" office:value="17" calcext:value-type="float">
            <text:p>17</text:p>
          </table:table-cell>
          <table:table-cell table:style-name="ce20" table:formula="of:=[.T213]+[.U213]" office:value-type="float" office:value="23" calcext:value-type="float">
            <text:p>23</text:p>
          </table:table-cell>
          <table:table-cell table:style-name="ce21" table:formula="of:=([.W213]-[.U213])/2" office:value-type="float" office:value="17" calcext:value-type="float">
            <text:p>1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0" calcext:value-type="float">
            <text:p>40</text:p>
          </table:table-cell>
          <table:table-cell table:style-name="Gnumeric-default" table:formula="of:=IF([.V213]&gt;64;64+(([.V213]-64)*2.9);[.V213])" office:value-type="float" office:value="40" calcext:value-type="float">
            <text:p>40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TConstruct:SearedBrick:4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Aluminum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4]*[.F214]" office:value-type="float" office:value="18" calcext:value-type="float">
            <text:p>1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214]" office:value-type="float" office:value="6" calcext:value-type="float">
            <text:p>6.000</text:p>
          </table:table-cell>
          <table:table-cell table:style-name="ce11" table:formula="of:=[.F214]" office:value-type="float" office:value="3" calcext:value-type="float">
            <text:p>3.000</text:p>
          </table:table-cell>
          <table:table-cell table:style-name="ce13" table:formula="of:=([.D214]/[.$B$10])/[.$D$2]" office:value-type="float" office:value="0.563600782778865" calcext:value-type="float">
            <text:p>0.564</text:p>
          </table:table-cell>
          <table:table-cell table:style-name="ce14" table:formula="of:=SQRT([.I214])" office:value-type="float" office:value="0.750733496507825" calcext:value-type="float">
            <text:p>0.751</text:p>
          </table:table-cell>
          <table:table-cell table:style-name="ce14" table:formula="of:=([.J214]^(1/2))^(1/3)" office:value-type="float" office:value="0.953339598022519" calcext:value-type="float">
            <text:p>0.953</text:p>
          </table:table-cell>
          <table:table-cell table:style-name="ce14" table:formula="of:=[.J214]^(1/2)" office:value-type="float" office:value="0.866448784699837" calcext:value-type="float">
            <text:p>0.866</text:p>
          </table:table-cell>
          <table:table-cell table:style-name="ce14" table:formula="of:=([.J214]^(1/2))^(1/2)" office:value-type="float" office:value="0.930832307507554" calcext:value-type="float">
            <text:p>0.931</text:p>
          </table:table-cell>
          <table:table-cell table:style-name="ce13" table:formula="of:=([.D214]/[.$L$15])/[.$D$2]" office:value-type="float" office:value="0.431447746883988" calcext:value-type="float">
            <text:p>0.431</text:p>
          </table:table-cell>
          <table:table-cell table:style-name="ce18" table:formula="of:=SQRT([.N214])" office:value-type="float" office:value="0.656846821476658" calcext:value-type="float">
            <text:p>0.657</text:p>
          </table:table-cell>
          <table:table-cell table:style-name="ce18" table:formula="of:=SQRT([.O214])" office:value-type="float" office:value="0.810460869799806" calcext:value-type="float">
            <text:p>0.810</text:p>
          </table:table-cell>
          <table:table-cell table:style-name="ce19" table:formula="of:=[.R214]+[.U214]" office:value-type="float" office:value="35" calcext:value-type="float">
            <text:p>35</text:p>
          </table:table-cell>
          <table:table-cell table:style-name="ce19" table:formula="of:=([.V214]-[.U214])/2" office:value-type="float" office:value="29" calcext:value-type="float">
            <text:p>29</text:p>
          </table:table-cell>
          <table:table-cell table:style-name="ce20" table:formula="of:=[.T214]+[.U214]" office:value-type="float" office:value="35" calcext:value-type="float">
            <text:p>35</text:p>
          </table:table-cell>
          <table:table-cell table:style-name="ce21" table:formula="of:=([.W214]-[.U214])/2" office:value-type="float" office:value="29" calcext:value-type="float">
            <text:p>2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214]&gt;64;64+(([.V214]-64)*2.9);[.V214])" office:value-type="float" office:value="64" calcext:value-type="float">
            <text:p>64</text:p>
          </table:table-cell>
          <table:table-cell table:style-name="ce24" office:value-type="string" calcext:value-type="string">
            <text:p>EDEDED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TConstruct:SearedBrick:5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Cobalt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5]*[.F215]" office:value-type="float" office:value="24" calcext:value-type="float">
            <text:p>2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215]" office:value-type="float" office:value="3" calcext:value-type="float">
            <text:p>3.000</text:p>
          </table:table-cell>
          <table:table-cell table:style-name="ce11" table:formula="of:=[.F215]" office:value-type="float" office:value="8" calcext:value-type="float">
            <text:p>8.000</text:p>
          </table:table-cell>
          <table:table-cell table:style-name="ce13" table:formula="of:=([.D215]/[.$B$10])/[.$D$2]" office:value-type="float" office:value="0.75146771037182" calcext:value-type="float">
            <text:p>0.751</text:p>
          </table:table-cell>
          <table:table-cell table:style-name="ce14" table:formula="of:=SQRT([.I215])" office:value-type="float" office:value="0.866872372596924" calcext:value-type="float">
            <text:p>0.867</text:p>
          </table:table-cell>
          <table:table-cell table:style-name="ce14" table:formula="of:=([.J215]^(1/2))^(1/3)" office:value-type="float" office:value="0.976470648996882" calcext:value-type="float">
            <text:p>0.976</text:p>
          </table:table-cell>
          <table:table-cell table:style-name="ce14" table:formula="of:=[.J215]^(1/2)" office:value-type="float" office:value="0.931059811503495" calcext:value-type="float">
            <text:p>0.931</text:p>
          </table:table-cell>
          <table:table-cell table:style-name="ce14" table:formula="of:=([.J215]^(1/2))^(1/2)" office:value-type="float" office:value="0.964914406309438" calcext:value-type="float">
            <text:p>0.965</text:p>
          </table:table-cell>
          <table:table-cell table:style-name="ce13" table:formula="of:=([.D215]/[.$L$15])/[.$D$2]" office:value-type="float" office:value="0.575263662511985" calcext:value-type="float">
            <text:p>0.575</text:p>
          </table:table-cell>
          <table:table-cell table:style-name="ce18" table:formula="of:=SQRT([.N215])" office:value-type="float" office:value="0.758461378391797" calcext:value-type="float">
            <text:p>0.758</text:p>
          </table:table-cell>
          <table:table-cell table:style-name="ce18" table:formula="of:=SQRT([.O215])" office:value-type="float" office:value="0.870896881606426" calcext:value-type="float">
            <text:p>0.871</text:p>
          </table:table-cell>
          <table:table-cell table:style-name="ce19" table:formula="of:=[.R215]+[.U215]" office:value-type="float" office:value="64" calcext:value-type="float">
            <text:p>64</text:p>
          </table:table-cell>
          <table:table-cell table:style-name="ce19" table:formula="of:=([.V215]-[.U215])/2" office:value-type="float" office:value="64" calcext:value-type="float">
            <text:p>64</text:p>
          </table:table-cell>
          <table:table-cell table:style-name="ce20" table:formula="of:=[.T215]+[.U215]" office:value-type="float" office:value="124.8" calcext:value-type="float">
            <text:p>124.8</text:p>
          </table:table-cell>
          <table:table-cell table:style-name="ce21" table:formula="of:=([.W215]-[.U215])/2" office:value-type="float" office:value="124.8" calcext:value-type="float">
            <text:p>124.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15]&gt;64;64+(([.V215]-64)*2.9);[.V215])" office:value-type="float" office:value="249.6" calcext:value-type="float">
            <text:p>249.6</text:p>
          </table:table-cell>
          <table:table-cell table:style-name="ce24" office:value-type="string" calcext:value-type="string">
            <text:p>1D62B8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TConstruct:SearedBrick:1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Ardit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6]*[.F216]" office:value-type="float" office:value="24" calcext:value-type="float">
            <text:p>2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216]" office:value-type="float" office:value="3" calcext:value-type="float">
            <text:p>3.000</text:p>
          </table:table-cell>
          <table:table-cell table:style-name="ce11" table:formula="of:=[.F216]" office:value-type="float" office:value="8" calcext:value-type="float">
            <text:p>8.000</text:p>
          </table:table-cell>
          <table:table-cell table:style-name="ce13" table:formula="of:=([.D216]/[.$B$10])/[.$D$2]" office:value-type="float" office:value="0.75146771037182" calcext:value-type="float">
            <text:p>0.751</text:p>
          </table:table-cell>
          <table:table-cell table:style-name="ce14" table:formula="of:=SQRT([.I216])" office:value-type="float" office:value="0.866872372596924" calcext:value-type="float">
            <text:p>0.867</text:p>
          </table:table-cell>
          <table:table-cell table:style-name="ce14" table:formula="of:=([.J216]^(1/2))^(1/3)" office:value-type="float" office:value="0.976470648996882" calcext:value-type="float">
            <text:p>0.976</text:p>
          </table:table-cell>
          <table:table-cell table:style-name="ce14" table:formula="of:=[.J216]^(1/2)" office:value-type="float" office:value="0.931059811503495" calcext:value-type="float">
            <text:p>0.931</text:p>
          </table:table-cell>
          <table:table-cell table:style-name="ce14" table:formula="of:=([.J216]^(1/2))^(1/2)" office:value-type="float" office:value="0.964914406309438" calcext:value-type="float">
            <text:p>0.965</text:p>
          </table:table-cell>
          <table:table-cell table:style-name="ce13" table:formula="of:=([.D216]/[.$L$15])/[.$D$2]" office:value-type="float" office:value="0.575263662511985" calcext:value-type="float">
            <text:p>0.575</text:p>
          </table:table-cell>
          <table:table-cell table:style-name="ce18" table:formula="of:=SQRT([.N216])" office:value-type="float" office:value="0.758461378391797" calcext:value-type="float">
            <text:p>0.758</text:p>
          </table:table-cell>
          <table:table-cell table:style-name="ce18" table:formula="of:=SQRT([.O216])" office:value-type="float" office:value="0.870896881606426" calcext:value-type="float">
            <text:p>0.871</text:p>
          </table:table-cell>
          <table:table-cell table:style-name="ce19" table:formula="of:=[.R216]+[.U216]" office:value-type="float" office:value="64" calcext:value-type="float">
            <text:p>64</text:p>
          </table:table-cell>
          <table:table-cell table:style-name="ce19" table:formula="of:=([.V216]-[.U216])/2" office:value-type="float" office:value="64" calcext:value-type="float">
            <text:p>64</text:p>
          </table:table-cell>
          <table:table-cell table:style-name="ce20" table:formula="of:=[.T216]+[.U216]" office:value-type="float" office:value="124.8" calcext:value-type="float">
            <text:p>124.8</text:p>
          </table:table-cell>
          <table:table-cell table:style-name="ce21" table:formula="of:=([.W216]-[.U216])/2" office:value-type="float" office:value="124.8" calcext:value-type="float">
            <text:p>124.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16]&gt;64;64+(([.V216]-64)*2.9);[.V216])" office:value-type="float" office:value="249.6" calcext:value-type="float">
            <text:p>249.6</text:p>
          </table:table-cell>
          <table:table-cell table:style-name="ce24" office:value-type="string" calcext:value-type="string">
            <text:p>F48A00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TConstruct:SearedBrick:2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Iron Grav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7]*[.F217]" office:value-type="float" office:value="160" calcext:value-type="float">
            <text:p>16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0" calcext:value-type="float">
            <text:p>20</text:p>
          </table:table-cell>
          <table:table-cell table:style-name="ce11" table:formula="of:=[.E217]" office:value-type="float" office:value="8" calcext:value-type="float">
            <text:p>8.000</text:p>
          </table:table-cell>
          <table:table-cell table:style-name="ce11" table:formula="of:=[.F217]" office:value-type="float" office:value="20" calcext:value-type="float">
            <text:p>20.000</text:p>
          </table:table-cell>
          <table:table-cell table:style-name="ce13" table:formula="of:=([.D217]/[.$B$10])/[.$D$2]" office:value-type="float" office:value="5.00978473581213" calcext:value-type="float">
            <text:p>5.010</text:p>
          </table:table-cell>
          <table:table-cell table:style-name="ce14" table:formula="of:=SQRT([.I217])" office:value-type="float" office:value="2.23825484157013" calcext:value-type="float">
            <text:p>2.238</text:p>
          </table:table-cell>
          <table:table-cell table:style-name="ce14" table:formula="of:=([.J217]^(1/2))^(1/3)" office:value-type="float" office:value="1.14371615464876" calcext:value-type="float">
            <text:p>1.144</text:p>
          </table:table-cell>
          <table:table-cell table:style-name="ce14" table:formula="of:=[.J217]^(1/2)" office:value-type="float" office:value="1.49607982459832" calcext:value-type="float">
            <text:p>1.496</text:p>
          </table:table-cell>
          <table:table-cell table:style-name="ce14" table:formula="of:=([.J217]^(1/2))^(1/2)" office:value-type="float" office:value="1.22314341947227" calcext:value-type="float">
            <text:p>1.223</text:p>
          </table:table-cell>
          <table:table-cell table:style-name="ce13" table:formula="of:=([.D217]/[.$L$15])/[.$D$2]" office:value-type="float" office:value="3.83509108341323" calcext:value-type="float">
            <text:p>3.835</text:p>
          </table:table-cell>
          <table:table-cell table:style-name="ce18" table:formula="of:=SQRT([.N217])" office:value-type="float" office:value="1.95833885816863" calcext:value-type="float">
            <text:p>1.958</text:p>
          </table:table-cell>
          <table:table-cell table:style-name="ce18" table:formula="of:=SQRT([.O217])" office:value-type="float" office:value="1.39940660930576" calcext:value-type="float">
            <text:p>1.399</text:p>
          </table:table-cell>
          <table:table-cell table:style-name="ce19" table:formula="of:=[.R217]+[.U217]" office:value-type="float" office:value="36" calcext:value-type="float">
            <text:p>36</text:p>
          </table:table-cell>
          <table:table-cell table:style-name="ce19" table:formula="of:=([.V217]-[.U217])/2" office:value-type="float" office:value="31" calcext:value-type="float">
            <text:p>31</text:p>
          </table:table-cell>
          <table:table-cell table:style-name="ce20" table:formula="of:=[.T217]+[.U217]" office:value-type="float" office:value="38.85" calcext:value-type="float">
            <text:p>38.85</text:p>
          </table:table-cell>
          <table:table-cell table:style-name="ce21" table:formula="of:=([.W217]-[.U217])/2" office:value-type="float" office:value="33.85" calcext:value-type="float">
            <text:p>33.8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7" calcext:value-type="float">
            <text:p>67</text:p>
          </table:table-cell>
          <table:table-cell table:style-name="Gnumeric-default" table:formula="of:=IF([.V217]&gt;64;64+(([.V217]-64)*2.9);[.V217])" office:value-type="float" office:value="72.7" calcext:value-type="float">
            <text:p>72.7</text:p>
          </table:table-cell>
          <table:table-cell table:style-name="ce24" office:value-type="string" calcext:value-type="string">
            <text:p>DDC2AF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TConstruct:GravelOre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Gold Grav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8]*[.F218]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18]" office:value-type="float" office:value="8" calcext:value-type="float">
            <text:p>8.000</text:p>
          </table:table-cell>
          <table:table-cell table:style-name="ce11" table:formula="of:=[.F218]" office:value-type="float" office:value="2" calcext:value-type="float">
            <text:p>2.000</text:p>
          </table:table-cell>
          <table:table-cell table:style-name="ce13" table:formula="of:=([.D218]/[.$B$10])/[.$D$2]" office:value-type="float" office:value="0.500978473581213" calcext:value-type="float">
            <text:p>0.501</text:p>
          </table:table-cell>
          <table:table-cell table:style-name="ce14" table:formula="of:=SQRT([.I218])" office:value-type="float" office:value="0.707798328326094" calcext:value-type="float">
            <text:p>0.708</text:p>
          </table:table-cell>
          <table:table-cell table:style-name="ce14" table:formula="of:=([.J218]^(1/2))^(1/3)" office:value-type="float" office:value="0.944028100805727" calcext:value-type="float">
            <text:p>0.944</text:p>
          </table:table-cell>
          <table:table-cell table:style-name="ce14" table:formula="of:=[.J218]^(1/2)" office:value-type="float" office:value="0.841307511155163" calcext:value-type="float">
            <text:p>0.841</text:p>
          </table:table-cell>
          <table:table-cell table:style-name="ce14" table:formula="of:=([.J218]^(1/2))^(1/2)" office:value-type="float" office:value="0.917228167445354" calcext:value-type="float">
            <text:p>0.917</text:p>
          </table:table-cell>
          <table:table-cell table:style-name="ce13" table:formula="of:=([.D218]/[.$L$15])/[.$D$2]" office:value-type="float" office:value="0.383509108341323" calcext:value-type="float">
            <text:p>0.384</text:p>
          </table:table-cell>
          <table:table-cell table:style-name="ce18" table:formula="of:=SQRT([.N218])" office:value-type="float" office:value="0.619281122222633" calcext:value-type="float">
            <text:p>0.619</text:p>
          </table:table-cell>
          <table:table-cell table:style-name="ce18" table:formula="of:=SQRT([.O218])" office:value-type="float" office:value="0.786944167157132" calcext:value-type="float">
            <text:p>0.787</text:p>
          </table:table-cell>
          <table:table-cell table:style-name="ce19" table:formula="of:=[.R218]+[.U218]" office:value-type="float" office:value="19" calcext:value-type="float">
            <text:p>19</text:p>
          </table:table-cell>
          <table:table-cell table:style-name="ce19" table:formula="of:=([.V218]-[.U218])/2" office:value-type="float" office:value="14" calcext:value-type="float">
            <text:p>14</text:p>
          </table:table-cell>
          <table:table-cell table:style-name="ce20" table:formula="of:=[.T218]+[.U218]" office:value-type="float" office:value="19" calcext:value-type="float">
            <text:p>19</text:p>
          </table:table-cell>
          <table:table-cell table:style-name="ce21" table:formula="of:=([.W218]-[.U218])/2" office:value-type="float" office:value="14" calcext:value-type="float">
            <text:p>1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3" calcext:value-type="float">
            <text:p>33</text:p>
          </table:table-cell>
          <table:table-cell table:style-name="Gnumeric-default" table:formula="of:=IF([.V218]&gt;64;64+(([.V218]-64)*2.9);[.V218])" office:value-type="float" office:value="33" calcext:value-type="float">
            <text:p>33</text:p>
          </table:table-cell>
          <table:table-cell table:style-name="ce24" office:value-type="string" calcext:value-type="string">
            <text:p>EAEF57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TConstruct:GravelOre:1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Copper Grav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19]*[.F219]" office:value-type="float" office:value="80" calcext:value-type="float">
            <text:p>8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219]" office:value-type="float" office:value="8" calcext:value-type="float">
            <text:p>8.000</text:p>
          </table:table-cell>
          <table:table-cell table:style-name="ce11" table:formula="of:=[.F219]" office:value-type="float" office:value="10" calcext:value-type="float">
            <text:p>10.000</text:p>
          </table:table-cell>
          <table:table-cell table:style-name="ce13" table:formula="of:=([.D219]/[.$B$10])/[.$D$2]" office:value-type="float" office:value="2.50489236790607" calcext:value-type="float">
            <text:p>2.505</text:p>
          </table:table-cell>
          <table:table-cell table:style-name="ce14" table:formula="of:=SQRT([.I219])" office:value-type="float" office:value="1.58268517649786" calcext:value-type="float">
            <text:p>1.583</text:p>
          </table:table-cell>
          <table:table-cell table:style-name="ce14" table:formula="of:=([.J219]^(1/2))^(1/3)" office:value-type="float" office:value="1.07952429937204" calcext:value-type="float">
            <text:p>1.080</text:p>
          </table:table-cell>
          <table:table-cell table:style-name="ce14" table:formula="of:=[.J219]^(1/2)" office:value-type="float" office:value="1.25804816143813" calcext:value-type="float">
            <text:p>1.258</text:p>
          </table:table-cell>
          <table:table-cell table:style-name="ce14" table:formula="of:=([.J219]^(1/2))^(1/2)" office:value-type="float" office:value="1.12162746107526" calcext:value-type="float">
            <text:p>1.122</text:p>
          </table:table-cell>
          <table:table-cell table:style-name="ce13" table:formula="of:=([.D219]/[.$L$15])/[.$D$2]" office:value-type="float" office:value="1.91754554170662" calcext:value-type="float">
            <text:p>1.918</text:p>
          </table:table-cell>
          <table:table-cell table:style-name="ce18" table:formula="of:=SQRT([.N219])" office:value-type="float" office:value="1.38475468647216" calcext:value-type="float">
            <text:p>1.385</text:p>
          </table:table-cell>
          <table:table-cell table:style-name="ce18" table:formula="of:=SQRT([.O219])" office:value-type="float" office:value="1.17675600124757" calcext:value-type="float">
            <text:p>1.177</text:p>
          </table:table-cell>
          <table:table-cell table:style-name="ce19" table:formula="of:=[.R219]+[.U219]" office:value-type="float" office:value="68" calcext:value-type="float">
            <text:p>68</text:p>
          </table:table-cell>
          <table:table-cell table:style-name="ce19" table:formula="of:=([.V219]-[.U219])/2" office:value-type="float" office:value="28" calcext:value-type="float">
            <text:p>28</text:p>
          </table:table-cell>
          <table:table-cell table:style-name="ce20" table:formula="of:=[.T219]+[.U219]" office:value-type="float" office:value="98.4" calcext:value-type="float">
            <text:p>98.4</text:p>
          </table:table-cell>
          <table:table-cell table:style-name="ce21" table:formula="of:=([.W219]-[.U219])/2" office:value-type="float" office:value="58.4" calcext:value-type="float">
            <text:p>58.4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96" calcext:value-type="float">
            <text:p>96</text:p>
          </table:table-cell>
          <table:table-cell table:style-name="Gnumeric-default" table:formula="of:=IF([.V219]&gt;64;64+(([.V219]-64)*2.9);[.V219])" office:value-type="float" office:value="156.8" calcext:value-type="float">
            <text:p>156.8</text:p>
          </table:table-cell>
          <table:table-cell table:style-name="ce24" office:value-type="string" calcext:value-type="string">
            <text:p>FF8E2B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TConstruct:GravelOre:2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Tin Grav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20]*[.F220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220]" office:value-type="float" office:value="8" calcext:value-type="float">
            <text:p>8.000</text:p>
          </table:table-cell>
          <table:table-cell table:style-name="ce11" table:formula="of:=[.F220]" office:value-type="float" office:value="8" calcext:value-type="float">
            <text:p>8.000</text:p>
          </table:table-cell>
          <table:table-cell table:style-name="ce13" table:formula="of:=([.D220]/[.$B$10])/[.$D$2]" office:value-type="float" office:value="2.00391389432485" calcext:value-type="float">
            <text:p>2.004</text:p>
          </table:table-cell>
          <table:table-cell table:style-name="ce14" table:formula="of:=SQRT([.I220])" office:value-type="float" office:value="1.41559665665219" calcext:value-type="float">
            <text:p>1.416</text:p>
          </table:table-cell>
          <table:table-cell table:style-name="ce14" table:formula="of:=([.J220]^(1/2))^(1/3)" office:value-type="float" office:value="1.059635715692" calcext:value-type="float">
            <text:p>1.060</text:p>
          </table:table-cell>
          <table:table-cell table:style-name="ce14" table:formula="of:=[.J220]^(1/2)" office:value-type="float" office:value="1.18978849240199" calcext:value-type="float">
            <text:p>1.190</text:p>
          </table:table-cell>
          <table:table-cell table:style-name="ce14" table:formula="of:=([.J220]^(1/2))^(1/2)" office:value-type="float" office:value="1.09077426280692" calcext:value-type="float">
            <text:p>1.091</text:p>
          </table:table-cell>
          <table:table-cell table:style-name="ce13" table:formula="of:=([.D220]/[.$L$15])/[.$D$2]" office:value-type="float" office:value="1.53403643336529" calcext:value-type="float">
            <text:p>1.534</text:p>
          </table:table-cell>
          <table:table-cell table:style-name="ce18" table:formula="of:=SQRT([.N220])" office:value-type="float" office:value="1.23856224444527" calcext:value-type="float">
            <text:p>1.239</text:p>
          </table:table-cell>
          <table:table-cell table:style-name="ce18" table:formula="of:=SQRT([.O220])" office:value-type="float" office:value="1.11290711402402" calcext:value-type="float">
            <text:p>1.113</text:p>
          </table:table-cell>
          <table:table-cell table:style-name="ce19" table:formula="of:=[.R220]+[.U220]" office:value-type="float" office:value="38" calcext:value-type="float">
            <text:p>38</text:p>
          </table:table-cell>
          <table:table-cell table:style-name="ce19" table:formula="of:=([.V220]-[.U220])/2" office:value-type="float" office:value="17" calcext:value-type="float">
            <text:p>17</text:p>
          </table:table-cell>
          <table:table-cell table:style-name="ce20" table:formula="of:=[.T220]+[.U220]" office:value-type="float" office:value="38" calcext:value-type="float">
            <text:p>38</text:p>
          </table:table-cell>
          <table:table-cell table:style-name="ce21" table:formula="of:=([.W220]-[.U220])/2" office:value-type="float" office:value="17" calcext:value-type="float">
            <text:p>17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55" calcext:value-type="float">
            <text:p>55</text:p>
          </table:table-cell>
          <table:table-cell table:style-name="Gnumeric-default" table:formula="of:=IF([.V220]&gt;64;64+(([.V220]-64)*2.9);[.V220])" office:value-type="float" office:value="55" calcext:value-type="float">
            <text:p>55</text:p>
          </table:table-cell>
          <table:table-cell table:style-name="ce24" office:value-type="string" calcext:value-type="string">
            <text:p>E8E8E8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TConstruct:GravelOre:3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Aluminum Grav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21]*[.F221]" office:value-type="float" office:value="18" calcext:value-type="float">
            <text:p>1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221]" office:value-type="float" office:value="6" calcext:value-type="float">
            <text:p>6.000</text:p>
          </table:table-cell>
          <table:table-cell table:style-name="ce11" table:formula="of:=[.F221]" office:value-type="float" office:value="3" calcext:value-type="float">
            <text:p>3.000</text:p>
          </table:table-cell>
          <table:table-cell table:style-name="ce13" table:formula="of:=([.D221]/[.$B$10])/[.$D$2]" office:value-type="float" office:value="0.563600782778865" calcext:value-type="float">
            <text:p>0.564</text:p>
          </table:table-cell>
          <table:table-cell table:style-name="ce14" table:formula="of:=SQRT([.I221])" office:value-type="float" office:value="0.750733496507825" calcext:value-type="float">
            <text:p>0.751</text:p>
          </table:table-cell>
          <table:table-cell table:style-name="ce14" table:formula="of:=([.J221]^(1/2))^(1/3)" office:value-type="float" office:value="0.953339598022519" calcext:value-type="float">
            <text:p>0.953</text:p>
          </table:table-cell>
          <table:table-cell table:style-name="ce14" table:formula="of:=[.J221]^(1/2)" office:value-type="float" office:value="0.866448784699837" calcext:value-type="float">
            <text:p>0.866</text:p>
          </table:table-cell>
          <table:table-cell table:style-name="ce14" table:formula="of:=([.J221]^(1/2))^(1/2)" office:value-type="float" office:value="0.930832307507554" calcext:value-type="float">
            <text:p>0.931</text:p>
          </table:table-cell>
          <table:table-cell table:style-name="ce13" table:formula="of:=([.D221]/[.$L$15])/[.$D$2]" office:value-type="float" office:value="0.431447746883988" calcext:value-type="float">
            <text:p>0.431</text:p>
          </table:table-cell>
          <table:table-cell table:style-name="ce18" table:formula="of:=SQRT([.N221])" office:value-type="float" office:value="0.656846821476658" calcext:value-type="float">
            <text:p>0.657</text:p>
          </table:table-cell>
          <table:table-cell table:style-name="ce18" table:formula="of:=SQRT([.O221])" office:value-type="float" office:value="0.810460869799806" calcext:value-type="float">
            <text:p>0.810</text:p>
          </table:table-cell>
          <table:table-cell table:style-name="ce19" table:formula="of:=[.R221]+[.U221]" office:value-type="float" office:value="35" calcext:value-type="float">
            <text:p>35</text:p>
          </table:table-cell>
          <table:table-cell table:style-name="ce19" table:formula="of:=([.V221]-[.U221])/2" office:value-type="float" office:value="29" calcext:value-type="float">
            <text:p>29</text:p>
          </table:table-cell>
          <table:table-cell table:style-name="ce20" table:formula="of:=[.T221]+[.U221]" office:value-type="float" office:value="35" calcext:value-type="float">
            <text:p>35</text:p>
          </table:table-cell>
          <table:table-cell table:style-name="ce21" table:formula="of:=([.W221]-[.U221])/2" office:value-type="float" office:value="29" calcext:value-type="float">
            <text:p>2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221]&gt;64;64+(([.V221]-64)*2.9);[.V221])" office:value-type="float" office:value="64" calcext:value-type="float">
            <text:p>64</text:p>
          </table:table-cell>
          <table:table-cell table:style-name="ce24" office:value-type="string" calcext:value-type="string">
            <text:p>EDEDED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TConstruct:GravelOre:4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Cobalt Gravel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22]*[.F222]" office:value-type="float" office:value="24" calcext:value-type="float">
            <text:p>2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222]" office:value-type="float" office:value="3" calcext:value-type="float">
            <text:p>3.000</text:p>
          </table:table-cell>
          <table:table-cell table:style-name="ce11" table:formula="of:=[.F222]" office:value-type="float" office:value="8" calcext:value-type="float">
            <text:p>8.000</text:p>
          </table:table-cell>
          <table:table-cell table:style-name="ce13" table:formula="of:=([.D222]/[.$B$10])/[.$D$2]" office:value-type="float" office:value="0.75146771037182" calcext:value-type="float">
            <text:p>0.751</text:p>
          </table:table-cell>
          <table:table-cell table:style-name="ce14" table:formula="of:=SQRT([.I222])" office:value-type="float" office:value="0.866872372596924" calcext:value-type="float">
            <text:p>0.867</text:p>
          </table:table-cell>
          <table:table-cell table:style-name="ce14" table:formula="of:=([.J222]^(1/2))^(1/3)" office:value-type="float" office:value="0.976470648996882" calcext:value-type="float">
            <text:p>0.976</text:p>
          </table:table-cell>
          <table:table-cell table:style-name="ce14" table:formula="of:=[.J222]^(1/2)" office:value-type="float" office:value="0.931059811503495" calcext:value-type="float">
            <text:p>0.931</text:p>
          </table:table-cell>
          <table:table-cell table:style-name="ce14" table:formula="of:=([.J222]^(1/2))^(1/2)" office:value-type="float" office:value="0.964914406309438" calcext:value-type="float">
            <text:p>0.965</text:p>
          </table:table-cell>
          <table:table-cell table:style-name="ce13" table:formula="of:=([.D222]/[.$L$15])/[.$D$2]" office:value-type="float" office:value="0.575263662511985" calcext:value-type="float">
            <text:p>0.575</text:p>
          </table:table-cell>
          <table:table-cell table:style-name="ce18" table:formula="of:=SQRT([.N222])" office:value-type="float" office:value="0.758461378391797" calcext:value-type="float">
            <text:p>0.758</text:p>
          </table:table-cell>
          <table:table-cell table:style-name="ce18" table:formula="of:=SQRT([.O222])" office:value-type="float" office:value="0.870896881606426" calcext:value-type="float">
            <text:p>0.871</text:p>
          </table:table-cell>
          <table:table-cell table:style-name="ce19" table:formula="of:=[.R222]+[.U222]" office:value-type="float" office:value="64" calcext:value-type="float">
            <text:p>64</text:p>
          </table:table-cell>
          <table:table-cell table:style-name="ce19" table:formula="of:=([.V222]-[.U222])/2" office:value-type="float" office:value="64" calcext:value-type="float">
            <text:p>64</text:p>
          </table:table-cell>
          <table:table-cell table:style-name="ce20" table:formula="of:=[.T222]+[.U222]" office:value-type="float" office:value="124.8" calcext:value-type="float">
            <text:p>124.8</text:p>
          </table:table-cell>
          <table:table-cell table:style-name="ce21" table:formula="of:=([.W222]-[.U222])/2" office:value-type="float" office:value="124.8" calcext:value-type="float">
            <text:p>124.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22]&gt;64;64+(([.V222]-64)*2.9);[.V222])" office:value-type="float" office:value="249.6" calcext:value-type="float">
            <text:p>249.6</text:p>
          </table:table-cell>
          <table:table-cell table:style-name="ce24" office:value-type="string" calcext:value-type="string">
            <text:p>1D62B8</text:p>
          </table:table-cell>
          <table:table-cell table:style-name="ce24"/>
          <table:table-cell table:style-name="ce27" office:value-type="float" office:value="-1" calcext:value-type="float">
            <text:p>-1</text:p>
          </table:table-cell>
          <table:table-cell table:style-name="Gnumeric-default" office:value-type="string" calcext:value-type="string">
            <text:p>TConstruct:GravelOre:5</text:p>
          </table:table-cell>
          <table:table-cell table:style-name="Gnumeric-default" table:number-columns-repeated="997"/>
        </table:table-row>
        <table:table-row table:style-name="ro1">
          <table:table-cell office:value-type="string" calcext:value-type="string">
            <text:p>Tinker's Steelworks</text:p>
          </table:table-cell>
          <table:table-cell table:style-name="ce6" office:value-type="string" calcext:value-type="string">
            <text:p>Limestone</text:p>
          </table:table-cell>
          <table:table-cell table:style-name="Gnumeric-default" office:value-type="string" calcext:value-type="string">
            <text:p>Layered Veins</text:p>
          </table:table-cell>
          <table:table-cell table:style-name="Gnumeric-default" table:formula="of:=[.E223]*[.F223]" office:value-type="float" office:value="64" calcext:value-type="float">
            <text:p>6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23]" office:value-type="float" office:value="32" calcext:value-type="float">
            <text:p>32.000</text:p>
          </table:table-cell>
          <table:table-cell table:style-name="ce11" table:formula="of:=[.F223]" office:value-type="float" office:value="2" calcext:value-type="float">
            <text:p>2.000</text:p>
          </table:table-cell>
          <table:table-cell table:style-name="ce13" table:formula="of:=([.D223]/[.$B$10])/[.$D$2]" office:value-type="float" office:value="2.00391389432485" calcext:value-type="float">
            <text:p>2.004</text:p>
          </table:table-cell>
          <table:table-cell table:style-name="ce14" table:formula="of:=SQRT([.I223])" office:value-type="float" office:value="1.41559665665219" calcext:value-type="float">
            <text:p>1.416</text:p>
          </table:table-cell>
          <table:table-cell table:style-name="ce14" table:formula="of:=([.J223]^(1/2))^(1/3)" office:value-type="float" office:value="1.059635715692" calcext:value-type="float">
            <text:p>1.060</text:p>
          </table:table-cell>
          <table:table-cell table:style-name="ce14" table:formula="of:=[.J223]^(1/2)" office:value-type="float" office:value="1.18978849240199" calcext:value-type="float">
            <text:p>1.190</text:p>
          </table:table-cell>
          <table:table-cell table:style-name="ce14" table:formula="of:=([.J223]^(1/2))^(1/2)" office:value-type="float" office:value="1.09077426280692" calcext:value-type="float">
            <text:p>1.091</text:p>
          </table:table-cell>
          <table:table-cell table:style-name="ce13" table:formula="of:=([.D223]/[.$L$15])/[.$D$2]" office:value-type="float" office:value="1.53403643336529" calcext:value-type="float">
            <text:p>1.534</text:p>
          </table:table-cell>
          <table:table-cell table:style-name="ce18" table:formula="of:=SQRT([.N223])" office:value-type="float" office:value="1.23856224444527" calcext:value-type="float">
            <text:p>1.239</text:p>
          </table:table-cell>
          <table:table-cell table:style-name="ce18" table:formula="of:=SQRT([.O223])" office:value-type="float" office:value="1.11290711402402" calcext:value-type="float">
            <text:p>1.113</text:p>
          </table:table-cell>
          <table:table-cell table:style-name="ce19" table:formula="of:=[.R223]+[.U223]" office:value-type="float" office:value="38" calcext:value-type="float">
            <text:p>38</text:p>
          </table:table-cell>
          <table:table-cell table:style-name="ce19" table:formula="of:=([.V223]-[.U223])/2" office:value-type="float" office:value="26" calcext:value-type="float">
            <text:p>26</text:p>
          </table:table-cell>
          <table:table-cell table:style-name="ce20" table:formula="of:=[.T223]+[.U223]" office:value-type="float" office:value="38" calcext:value-type="float">
            <text:p>38</text:p>
          </table:table-cell>
          <table:table-cell table:style-name="ce21" table:formula="of:=([.W223]-[.U223])/2" office:value-type="float" office:value="26" calcext:value-type="float">
            <text:p>26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223]&gt;64;64+(([.V223]-64)*2.9);[.V223])" office:value-type="float" office:value="64" calcext:value-type="float">
            <text:p>64</text:p>
          </table:table-cell>
          <table:table-cell table:style-name="ce24" office:value-type="string" calcext:value-type="string">
            <text:p>C5CCA9</text:p>
          </table:table-cell>
          <table:table-cell table:style-name="ce24"/>
          <table:table-cell table:style-name="ce27" office:value-type="float" office:value="0" calcext:value-type="float">
            <text:p>0</text:p>
          </table:table-cell>
          <table:table-cell table:style-name="Gnumeric-default" office:value-type="string" calcext:value-type="string">
            <text:p>TSteelworks:Limestone</text:p>
          </table:table-cell>
          <table:table-cell table:style-name="Gnumeric-default" table:number-columns-repeated="997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22"/>
          <table:table-cell table:style-name="ce26" table:number-columns-repeated="3"/>
          <table:table-cell table:style-name="Default"/>
          <table:table-cell table:number-columns-repeated="997"/>
        </table:table-row>
        <table:table-row table:style-name="ro2" table:number-rows-repeated="104832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 table:number-rows-repeated="2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>
        <table:named-range table:name="__Anonymous_Sheet_DB__0" table:base-cell-address="$Sheet1.$A$1" table:cell-range-address="$Sheet1.$A$17:.$AB$223" table:range-usable-as="repeat-column repeat-row filter print-range"/>
      </table:named-expressions>
      <table:database-ranges>
        <table:database-range table:name="__Anonymous_Sheet_DB__0" table:target-range-address="Sheet1.A17:Sheet1.AB22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1">00/00/0000</text:date>, <text:time style:data-style-name="N2" text:time-value="17:15:31.0347999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1T17:18:30.285862967</dc:date>
    <meta:creation-date>2015-08-21T21:28:22Z</meta:creation-date>
    <meta:editing-cycles>55</meta:editing-cycles>
    <meta:editing-duration>P1DT18H49M13S</meta:editing-duration>
    <meta:generator>LibreOffice/4.2.8.2$Linux_X86_64 LibreOffice_project/420m0$Build-2</meta:generator>
    <meta:document-statistic meta:table-count="1" meta:cell-count="5492" meta:object-count="0"/>
  </office:meta>
</office:document-meta>
</file>